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1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3.46mm" fo:break-before="auto" style:use-optimal-row-height="false"/>
    </style:style>
    <style:style style:name="ta1" style:family="table" style:master-page-name="Default">
      <style:table-properties table:display="true" style:writing-mode="lr-tb" table:tab-color="#ff40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afd095"/>
    </style:style>
    <style:style style:name="ta4" style:family="table" style:master-page-name="Default">
      <style:table-properties table:display="true" style:writing-mode="lr-tb" table:tab-color="#8e86ae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0" style:family="table-cell" style:parent-style-name="Default">
      <style:text-properties style:font-name="Ubuntu Mono" fo:font-size="9.80000019073486pt" fo:font-weight="bold" style:font-size-asian="9.80000019073486pt" style:font-weight-asian="bold" style:font-size-complex="9.80000019073486pt" style:font-weight-complex="bold"/>
    </style:style>
    <style:style style:name="ce9" style:family="table-cell" style:parent-style-name="Default">
      <style:text-properties style:font-name="Ubuntu Mono" fo:font-weight="bold" style:font-weight-asian="bold" style:font-weight-complex="bold"/>
    </style:style>
    <style:style style:name="ce13" style:family="table-cell" style:parent-style-name="Default">
      <style:text-properties style:font-name="Ubuntu Mono" fo:font-size="9.80000019073486pt" style:font-size-asian="9.80000019073486pt" style:font-size-complex="9.80000019073486pt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font-name="Ubuntu Mono" fo:font-size="9.80000019073486pt" fo:font-weight="bold" style:font-size-asian="9.80000019073486pt" style:font-weight-asian="bold" style:font-size-complex="9.80000019073486pt" style:font-weight-complex="bold"/>
    </style:style>
    <style:style style:name="ce24" style:family="table-cell" style:parent-style-name="Default">
      <style:text-properties fo:color="#c9211e" style:font-name="Ubuntu Mono" fo:font-size="9.80000019073486pt" fo:font-weight="bold" style:font-size-asian="9.80000019073486pt" style:font-weight-asian="bold" style:font-size-complex="9.80000019073486pt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Ubuntu Mono" fo:font-weight="bold" style:font-weight-asian="bold" style:font-weight-complex="bold"/>
    </style:style>
    <style:style style:name="ce59" style:family="table-cell" style:parent-style-name="Default">
      <style:text-properties fo:color="#c9211e" style:font-name="Ubuntu Mono" fo:font-weight="bold" style:font-weight-asian="bold" style:font-weight-complex="bold"/>
    </style:style>
    <style:style style:name="ce60" style:family="table-cell" style:parent-style-name="Default">
      <style:table-cell-properties fo:background-color="#ffff00"/>
      <style:text-properties fo:color="#c9211e" style:font-name="Ubuntu Mono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font-name="Ubuntu Mono" fo:font-size="9.5pt" style:font-size-asian="9.5pt" style:font-size-complex="9.5pt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  <style:text-properties style:font-name="Ubuntu Mono" fo:font-size="9.5pt" style:font-size-asian="9.5pt" style:font-size-complex="9.5pt"/>
    </style:style>
    <style:style style:name="ce36" style:family="table-cell" style:parent-style-name="Default">
      <style:text-properties style:font-name="Ubuntu Mono" fo:font-size="9.5pt" style:font-size-asian="9.5pt" style:font-size-complex="9.5pt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Ubuntu Mono" fo:font-size="9.5pt" style:font-size-asian="9.5pt" style:font-size-complex="9.5pt"/>
    </style:style>
    <style:style style:name="ce38" style:family="table-cell" style:parent-style-name="Default">
      <style:table-cell-properties fo:border="none"/>
      <style:text-properties style:font-name="Ubuntu Mono" fo:font-size="9.5pt" style:font-size-asian="9.5pt" style:font-size-complex="9.5pt"/>
    </style:style>
    <style:style style:name="ce39" style:family="table-cell" style:parent-style-name="Default">
      <style:table-cell-properties fo:border-bottom="0.06pt solid #000000" fo:border-left="none" fo:border-right="none" fo:border-top="none"/>
      <style:text-properties style:font-name="Ubuntu Mono" fo:font-size="9.5pt" style:font-size-asian="9.5pt" style:font-size-complex="9.5pt"/>
    </style:style>
    <style:style style:name="ce41" style:family="table-cell" style:parent-style-name="Default">
      <style:text-properties fo:color="#c9211e" style:font-name="Ubuntu Mono" fo:font-size="9.5pt" style:font-size-asian="9.5pt" style:font-size-complex="9.5pt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style:font-name="Ubuntu Mono" fo:font-size="9.5pt" style:font-size-asian="9.5pt" style:font-size-complex="9.5pt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style:font-name="Ubuntu Mono" fo:font-size="9.5pt" style:font-size-asian="9.5pt" style:font-size-complex="9.5pt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  <style:text-properties style:font-name="Ubuntu Mono" fo:font-size="9.5pt" style:font-size-asian="9.5pt" style:font-size-complex="9.5pt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  <style:text-properties style:font-name="Ubuntu Mono" fo:font-size="9.5pt" style:font-size-asian="9.5pt" style:font-size-complex="9.5pt"/>
    </style:style>
    <style:style style:name="ce47" style:family="table-cell" style:parent-style-name="Default" style:data-style-name="N100">
      <style:text-properties style:font-name="Ubuntu Mono" fo:font-size="9.5pt" style:font-size-asian="9.5pt" style:font-size-complex="9.5pt"/>
    </style:style>
    <style:style style:name="ce48" style:family="table-cell" style:parent-style-name="Default" style:data-style-name="N81">
      <style:text-properties style:font-name="Ubuntu Mono" fo:font-size="9.5pt" style:font-size-asian="9.5pt" style:font-size-complex="9.5pt"/>
    </style:style>
    <style:style style:name="ce49" style:family="table-cell" style:parent-style-name="Default"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50" style:family="table-cell" style:parent-style-name="Default">
      <style:text-properties style:font-name="Ubuntu Mono" fo:font-size="9.5pt" fo:font-weight="normal" style:font-size-asian="9.5pt" style:font-weight-asian="normal" style:font-size-complex="9.5pt" style:font-weight-complex="normal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61" style:family="table-cell" style:parent-style-name="Default">
      <style:text-properties style:font-name="Ubuntu Mono" fo:font-weight="bold" style:font-weight-asian="bold" style:font-weight-complex="bold"/>
    </style:style>
    <style:style style:name="ce62" style:family="table-cell" style:parent-style-name="Default">
      <style:text-properties style:font-name="Ubuntu Mono" fo:font-size="9.80000019073486pt" fo:font-weight="bold" style:font-size-asian="9.80000019073486pt" style:font-weight-asian="bold" style:font-size-complex="9.80000019073486pt" style:font-weight-complex="bold"/>
    </style:style>
    <style:style style:name="ce63" style:family="table-cell" style:parent-style-name="Default">
      <style:text-properties style:font-name="Ubuntu Mono" fo:font-size="9.80000019073486pt" style:font-size-asian="9.80000019073486pt" style:font-size-complex="9.80000019073486pt"/>
    </style:style>
    <style:style style:name="ce64" style:family="table-cell" style:parent-style-name="Default">
      <style:table-cell-properties fo:border-bottom="none" fo:border-left="0.06pt solid #000000" fo:border-right="none" fo:border-top="none"/>
      <style:text-properties style:font-name="Ubuntu Mono" fo:font-size="9.80000019073486pt" fo:font-weight="bold" style:font-size-asian="9.80000019073486pt" style:font-weight-asian="bold" style:font-size-complex="9.80000019073486pt" style:font-weight-complex="bold"/>
    </style:style>
    <style:style style:name="ce65" style:family="table-cell" style:parent-style-name="Default">
      <style:text-properties fo:color="#c9211e" style:font-name="Ubuntu Mono" fo:font-size="9.80000019073486pt" fo:font-weight="bold" style:font-size-asian="9.80000019073486pt" style:font-weight-asian="bold" style:font-size-complex="9.80000019073486pt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style:font-name="Ubuntu Mono" fo:font-weight="bold" style:font-weight-asian="bold" style:font-weight-complex="bold"/>
    </style:style>
    <style:style style:name="ce7" style:family="table-cell" style:parent-style-name="Default" style:data-style-name="N100"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8" style:family="table-cell" style:parent-style-name="Default"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32" style:family="table-cell" style:parent-style-name="Default">
      <style:text-properties style:font-name="Ubuntu Mono"/>
    </style:style>
    <style:style style:name="ce12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14" style:family="table-cell" style:parent-style-name="Default" style:data-style-name="N100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Ubuntu Mono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9.5pt" style:language-asian="zh" style:country-asian="CN" style:font-style-asian="normal" style:font-weight-asian="bold" style:font-name-complex="FreeSans" style:font-size-complex="9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="none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30" style:family="table-cell" style:parent-style-name="Default">
      <style:table-cell-properties fo:background-color="#ffff00"/>
      <style:text-properties style:font-name="Ubuntu Mono"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76" style:family="table-cell" style:parent-style-name="Default">
      <style:text-properties fo:color="#c9211e" style:font-name="Ubuntu Mono" fo:font-weight="bold" style:font-weight-asian="bold" style:font-weight-complex="bold"/>
    </style:style>
    <style:style style:name="ce77" style:family="table-cell" style:parent-style-name="Default">
      <style:table-cell-properties fo:background-color="#ffff00"/>
      <style:text-properties fo:color="#c9211e" style:font-name="Ubuntu Mono" fo:font-weight="bold" style:font-weight-asian="bold" style:font-weight-complex="bold"/>
    </style:style>
    <style:style style:name="ce78" style:family="table-cell" style:parent-style-name="Default">
      <style:table-cell-properties fo:border-bottom="none" fo:border-left="0.06pt solid #000000" fo:border-right="none" fo:border-top="0.06pt solid #000000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79" style:family="table-cell" style:parent-style-name="Default">
      <style:table-cell-properties fo:border-bottom="none" fo:border-left="0.06pt solid #000000" fo:border-right="none" fo:border-top="none"/>
      <style:text-properties style:font-name="Ubuntu Mono" fo:font-size="9.5pt" style:font-size-asian="9.5pt" style:font-size-complex="9.5pt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  <style:text-properties style:font-name="Ubuntu Mono" fo:font-size="9.5pt" style:font-size-asian="9.5pt" style:font-size-complex="9.5pt"/>
    </style:style>
    <style:style style:name="ce81" style:family="table-cell" style:parent-style-name="Default">
      <style:text-properties style:font-name="Ubuntu Mono" fo:font-size="9.5pt" style:font-size-asian="9.5pt" style:font-size-complex="9.5pt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style:font-name="Ubuntu Mono" fo:font-size="9.5pt" style:font-size-asian="9.5pt" style:font-size-complex="9.5pt"/>
    </style:style>
    <style:style style:name="ce83" style:family="table-cell" style:parent-style-name="Default">
      <style:table-cell-properties fo:border="none"/>
      <style:text-properties style:font-name="Ubuntu Mono" fo:font-size="9.5pt" style:font-size-asian="9.5pt" style:font-size-complex="9.5pt"/>
    </style:style>
    <style:style style:name="ce84" style:family="table-cell" style:parent-style-name="Default">
      <style:table-cell-properties fo:border-bottom="0.06pt solid #000000" fo:border-left="none" fo:border-right="none" fo:border-top="none"/>
      <style:text-properties style:font-name="Ubuntu Mono" fo:font-size="9.5pt" style:font-size-asian="9.5pt" style:font-size-complex="9.5pt"/>
    </style:style>
    <style:style style:name="ce85" style:family="table-cell" style:parent-style-name="Default">
      <style:text-properties fo:color="#c9211e" style:font-name="Ubuntu Mono" fo:font-size="9.5pt" style:font-size-asian="9.5pt" style:font-size-complex="9.5pt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  <style:text-properties style:font-name="Ubuntu Mono" fo:font-size="9.5pt" style:font-size-asian="9.5pt" style:font-size-complex="9.5pt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style:font-name="Ubuntu Mono" fo:font-size="9.5pt" style:font-size-asian="9.5pt" style:font-size-complex="9.5pt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  <style:text-properties style:font-name="Ubuntu Mono" fo:font-size="9.5pt" style:font-size-asian="9.5pt" style:font-size-complex="9.5pt"/>
    </style:style>
    <style:style style:name="ce89" style:family="table-cell" style:parent-style-name="Default">
      <style:table-cell-properties fo:border-bottom="none" fo:border-left="0.06pt solid #000000" fo:border-right="none" fo:border-top="0.06pt solid #000000"/>
      <style:text-properties style:font-name="Ubuntu Mono" fo:font-size="9.5pt" style:font-size-asian="9.5pt" style:font-size-complex="9.5pt"/>
    </style:style>
    <style:style style:name="ce90" style:family="table-cell" style:parent-style-name="Default" style:data-style-name="N100">
      <style:text-properties style:font-name="Ubuntu Mono" fo:font-size="9.5pt" style:font-size-asian="9.5pt" style:font-size-complex="9.5pt"/>
    </style:style>
    <style:style style:name="ce91" style:family="table-cell" style:parent-style-name="Default" style:data-style-name="N81">
      <style:text-properties style:font-name="Ubuntu Mono" fo:font-size="9.5pt" style:font-size-asian="9.5pt" style:font-size-complex="9.5pt"/>
    </style:style>
    <style:style style:name="ce92" style:family="table-cell" style:parent-style-name="Default">
      <style:text-properties style:font-name="Ubuntu Mono" fo:font-size="9.5pt" fo:font-weight="normal" style:font-size-asian="9.5pt" style:font-weight-asian="normal" style:font-size-complex="9.5pt" style:font-weight-complex="normal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94" style:family="table-cell" style:parent-style-name="Default">
      <style:table-cell-properties fo:border-bottom="none" fo:border-left="none" fo:border-right="none" fo:border-top="0.06pt solid #000000"/>
    </style:style>
    <style:style style:name="T1" style:family="text">
      <style:text-properties style:text-outline="false" style:text-line-through-style="none" style:text-line-through-type="none" fo:language="zxx" fo:country="none" fo:font-style="normal" fo:text-shadow="none" style:text-underline-style="none" style:text-underline-mode="continuous" style:text-overline-mode="continuous" style:text-line-through-mode="continuous" style:font-name-asian="AR PL UMing CN" style:language-asian="zh" style:country-asian="CN" style:font-style-asian="normal" style:font-name-complex="FreeSans" style:language-complex="hi" style:country-complex="IN" style:font-style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Ubuntu Mono" fo:font-size="9.5pt" fo:language="zxx" fo:country="none" fo:font-style="normal" fo:text-shadow="none" style:text-underline-style="none" style:text-underline-mode="continuous" style:text-overline-mode="continuous" style:text-line-through-mode="continuous" style:font-name-asian="AR PL UMing CN" style:font-size-asian="9.5pt" style:language-asian="zh" style:country-asian="CN" style:font-style-asian="normal" style:font-name-complex="FreeSans" style:font-size-complex="9.5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AR PL UMing CN" style:font-name-complex="FreeSans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Ubuntu Mono" fo:font-size="9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AR PL UMing CN" style:font-name-complex="FreeSans" style:font-size-asian="9.5pt" style:font-size-complex="9.5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https://paroj.github.io/gltut/</text:p>
          </table:table-cell>
          <table:table-cell table:number-columns-repeated="9"/>
          <table:table-cell office:value-type="string" calcext:value-type="string">
            <text:p>drewdevault.com <text:s/>Introduction to Wayland</text:p>
          </table:table-cell>
          <table:table-cell table:number-columns-repeated="3"/>
          <table:table-cell office:value-type="string" calcext:value-type="string">
            <text:p>wikiwand.com/en/Wayland_(display_server_protocol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https://github.com/emersion/hello-wayland</text:p>
          </table:table-cell>
          <table:table-cell table:number-columns-repeated="3"/>
          <table:table-cell office:value-type="string" calcext:value-type="string">
            <text:p>wayland.freedesktop.org/docs/html/ch01.html</text:p>
          </table:table-cell>
        </table:table-row>
        <table:table-row table:style-name="ro1">
          <table:table-cell/>
          <table:table-cell office:value-type="string" calcext:value-type="string">
            <text:p>https://github.com/embear-engineering/drm-framebuffer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https://jan.newmarch.name/Way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st.github.com/Miouyouyou/89e9fe56a2c59bce7d4a18a858f389ef</text:p>
          </table:table-cell>
          <table:table-cell table:number-columns-repeated="5"/>
          <table:table-cell office:value-type="string" calcext:value-type="string">
            <text:p>Linux_DRM_OpenGL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en.wikibooks.org/wiki/OpenGL_Programming/</text:p>
          </table:table-cell>
          <table:table-cell table:number-columns-repeated="9"/>
          <table:table-cell office:value-type="string" calcext:value-type="string">
            <text:p>wayland-book.com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bugaevc.gitbooks.io/writing-wayland-clients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gaultier.github.io/blog/wayland_from_scratch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embeddeduse.com/2020/12/20/determining-the-architecture-of-qt-embedded-systems-getting-started/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wayland.ap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pointieststick.com/2023/09/17/so-lets-talk-about-this-wayland-thing/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hdante.wordpress.com/2014/07/08/the-hello-wayland-tutorial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ww.baeldung.com/linux/gui-toolkits-gtk-qt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github cuarzo software SRM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reedesktop Mesa kmscub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log.mecheye.net/2012/06/the-linux-graphics-stack/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wn.net/Articles/955376: <text:s/>The Linux graphics stack in a nutshe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eople.freedesktop.org/~marcheu/linuxgraphicsdrivers.pdf</text:p>
          </table:table-cell>
          <table:table-cell table:number-columns-repeated="1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kernel.org/doc/html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tlin.com/doc/training/graphics/graphics-slides.pdf</text:p>
          </table:table-cell>
          <table:table-cell table:number-columns-repeated="14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includes" table:style-name="ta2">
        <table:table-column table:style-name="co2" table:number-columns-repeated="16384" table:default-cell-style-name="ce61"/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office:value-type="string" calcext:value-type="string">
            <text:p>libdrm</text:p>
          </table:table-cell>
          <table:table-cell table:number-columns-repeated="11"/>
          <table:table-cell office:value-type="string" calcext:value-type="string">
            <text:p>mesa-pvr</text:p>
          </table:table-cell>
          <table:table-cell table:number-columns-repeated="11"/>
          <table:table-cell office:value-type="string" calcext:value-type="string">
            <text:p>ti-sgx-ddk-um</text:p>
          </table:table-cell>
          <table:table-cell table:number-columns-repeated="19"/>
          <table:table-cell office:value-type="string" calcext:value-type="string">
            <text:p>wayland</text:p>
          </table:table-cell>
          <table:table-cell table:number-columns-repeated="15"/>
          <table:table-cell office:value-type="string" calcext:value-type="string">
            <text:p>wayland-protocols</text:p>
          </table:table-cell>
          <table:table-cell table:number-columns-repeated="27"/>
          <table:table-cell office:value-type="string" calcext:value-type="string">
            <text:p>weston</text:p>
          </table:table-cell>
          <table:table-cell table:number-columns-repeated="17"/>
          <table:table-cell office:value-type="string" calcext:value-type="string">
            <text:p>weston-init</text:p>
          </table:table-cell>
          <table:table-cell table:number-columns-repeated="13"/>
          <table:table-cell office:value-type="string" calcext:value-type="string">
            <text:p>cairo</text:p>
          </table:table-cell>
          <table:table-cell table:number-columns-repeated="16252"/>
        </table:table-row>
        <table:table-row table:style-name="ro2">
          <table:table-cell office:value-type="string" calcext:value-type="string">
            <text:p>etc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/>
          <table:table-cell office:value-type="string" calcext:value-type="string">
            <text:p>default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office:value-type="string" calcext:value-type="string">
            <text:p>weston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lib/</text:p>
          </table:table-cell>
          <table:table-cell table:style-name="ce62" table:number-columns-repeated="21"/>
          <table:table-cell table:style-name="Default" table:number-columns-repeated="13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home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dri/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wayland-client.so.0.20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office:value-type="string" calcext:value-type="string">
            <text:p>weston/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tilcdc_dri.so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ffi.so.8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lapi.so.0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modprobe.d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table:number-columns-repeated="1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pat.so.1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wayland-cursor.so.0.20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modules-load.d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z.so.1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client.so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tdc++.so.6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pam.d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table:number-columns-repeated="1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office:value-type="string" calcext:value-type="string">
            <text:p>weston-autologin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cc_s.so.1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wayland-egl.so.1.20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profile.d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table:number-columns-repeated="1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office:value-type="string" calcext:value-type="string">
            <text:p>weston-socket.s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gallium_dri.so</text:p>
          </table:table-cell>
          <table:table-cell table:style-name="ce62" table:number-columns-repeated="19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wayland-server.so.0.20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ffi.so.8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xdg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office:value-type="string" calcext:value-type="string">
            <text:p>weston/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EGL.so.1.0.0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table:number-columns-repeated="1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eston.ini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bm.so.1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weston-10.so.0.0.2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lapi.so.0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pat.so.1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office:value-type="string" calcext:value-type="string">
            <text:p>/usr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/usr/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client.so.0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bin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in/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xkbcommon.so.0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drmdevice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pvrsrvctl</text:p>
          </table:table-cell>
          <table:table-cell table:number-columns-repeated="18"/>
          <table:table-cell office:value-type="string" calcext:value-type="string">
            <text:p>|</text:p>
          </table:table-cell>
          <table:table-cell office:value-type="string" calcext:value-type="string">
            <text:p>wayland-scanner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cap-decode</text:p>
          </table:table-cell>
          <table:table-cell table:number-columns-repeated="14"/>
          <table:table-cell office:value-type="string" calcext:value-type="string">
            <text:p>|</text:p>
          </table:table-cell>
          <table:table-cell office:value-type="string" calcext:value-type="string">
            <text:p>weston-launch-calibrator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cairo-trace</text:p>
          </table:table-cell>
          <table:table-cell table:number-columns-repeated="44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kms-steal-crtc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eston</text:p>
          </table:table-cell>
          <table:table-cell table:number-columns-repeated="14"/>
          <table:table-cell office:value-type="string" calcext:value-type="string">
            <text:p>|</text:p>
          </table:table-cell>
          <table:table-cell office:value-type="string" calcext:value-type="string">
            <text:p>weston-start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cc_s.so.1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table:number-columns-repeated="9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kmstest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eston-info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weston-desktop-10.so.0.0.2</text:p>
          </table:table-cell>
          <table:table-cell table:style-name="ce62" table:number-columns-repeated="8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kms-universal-planes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eston-terminal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8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modeprint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8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modetest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8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proptest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gbm.so.1.0.0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table:number-columns-repeated="1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vbltest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20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weston-10/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drm-backend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include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nclude/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pat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drm/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EGL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client-core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weston-10/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string" calcext:value-type="string">
            <text:p>cairo/</text:p>
          </table:table-cell>
          <table:table-cell table:number-columns-repeated="44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rm_fourcc.h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eglext_angle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client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libweston/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deprecated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cc_s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rm.h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eglext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client-protocol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backend-drm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features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rm_mode.h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egl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cursor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backend-wayland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ft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udev.so.1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rm_sarea.h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eglmesaext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egl-backend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config-parser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gl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bm.so.1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map_drmif.h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eglplatform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egl-core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libweston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gobject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glapi.so.0.0.0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bus-1.so.3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kms/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GL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egl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matrix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ystemd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ibkms.h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corearb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server-core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pipewire-plugin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pdf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input.so.1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omap/</text:p>
          </table:table-cell>
          <table:table-cell table:number-columns-repeated="10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ext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server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plugin-registry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ps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map_drm.h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server-protocol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remoting-plugin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script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GLESv2.so.2.0.0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sync.h</text:p>
          </table:table-cell>
          <table:table-cell table:number-columns-repeated="10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nternal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util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version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script-interpreter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lapi.so.0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gl-renderer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ri_interface.h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version.h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weston-log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svg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GLES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windowed-output-api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tee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egl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zalloc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cairo-version.h</text:p>
          </table:table-cell>
          <table:table-cell table:number-columns-repeated="43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ext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libweston-desktop/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dbm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libweston-desktop.h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GL.so.1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platform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eston/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GLESv2.so.2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GLES2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ivi-layout-export.h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2ext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weston.h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db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2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wayland-backend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2platform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GLESv1_PVR_MESA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GLES3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client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31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vr_dri_support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curso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32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usc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3ext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3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xkbcommon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l3platform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airo.so.2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KHR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GLESv1_PVR_MESA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ng16.so.1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khrplatform.h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gbm.h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GLESv2_PVR_MESA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ango-1.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angocairo-1.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lib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ib/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vr_dri_support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jpeg.so.62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drm.so.2.4.0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dri/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libdbm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office:value-type="string" calcext:value-type="string">
            <text:p>libwayland-client.so.0.20.0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weston-10/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office:value-type="string" calcext:value-type="string">
            <text:p>cairo/</text:p>
          </table:table-cell>
          <table:table-cell table:number-columns-repeated="44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egl.so.1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kms.so.1.0.0</text:p>
          </table:table-cell>
          <table:table-cell table:number-columns-repeated="10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kms_swrast_dri.so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libwayland-cursor.so.0.20.0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drm-backend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drm_omap.so.1.0.0</text:p>
          </table:table-cell>
          <table:table-cell table:number-columns-repeated="10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vr_dri.so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libwayland-egl.so.1.20.0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gl-renderer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gx_dri.so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libglslcompiler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office:value-type="string" calcext:value-type="string">
            <text:p>libwayland-server.so.0.20.0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wayland-backend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GLESv2_PVR_MESA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wrast_dri.so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libpvr2d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weston-10.so.0.0.2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weston/</text:p>
          </table:table-cell>
          <table:table-cell table:style-name="Default"/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tilcdc_dri.so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libpvr_dri_support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weston-desktop-10.so.0.0.2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glslcompiler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desktop-shell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virtio_gpu_dri.so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libPVRScopeServices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eston/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ec_weston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srv_init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desktop-shell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usc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EGL.so.1.0.0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libsrv_um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fullscreen-shell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desktop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gbm.so.1.0.0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libusc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hmi-controller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glapi.so.0.0.0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ivi-shell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GLESv1_CM.so.1.1.0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libGLESv1_PVR_MESA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kiosk-shell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glslcompiler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GLESv2.so.2.0.0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libGLESv2_PVR_MESA.so.1.17.4948957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libexec_weston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screen-share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pvr2d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systemd-notify.so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fullscreen-shell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ec_weston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2"/>
          <table:table-cell office:value-type="string" calcext:value-type="string">
            <text:p>pkgconfig/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pvr2d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drm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dri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client.pc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libweston-10.pc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kms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egl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cursor.pc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libweston-desktop-10.pc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pvr_dri_support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drm_omap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gbm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egl-backend.pc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weston.pc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glesv1_cm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egl.pc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b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glesv2.pc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scanner.pc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hmi-controller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-server.pc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ec_weston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2"/>
          <table:table-cell office:value-type="string" calcext:value-type="string">
            <text:p>systemd/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pvr_dri_support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3"/>
          <table:table-cell office:value-type="string" calcext:value-type="string">
            <text:p>system/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office:value-type="string" calcext:value-type="string">
            <text:p>weston.service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PVRScopeServices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office:value-type="string" calcext:value-type="string">
            <text:p>weston.socket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ivi-shell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tdc++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ec_weston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2"/>
          <table:table-cell office:value-type="string" calcext:value-type="string">
            <text:p>udev/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3"/>
          <table:table-cell office:value-type="string" calcext:value-type="string">
            <text:p>rules.d/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desktop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50-pvrsrvctl.rules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PVRScopeServices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m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weston/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srv_init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esktop-shell.so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fullscreen-shell.so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kiosk-shell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hmi-controller.so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ec_weston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vi-shell.so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srv_init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kiosk-shell.so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desktop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ibexec_weston.so.0.0.0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srv_um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creen-share.so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ystemd-notify.so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libexec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srv_um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libexec_weston.so.0.0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weston-desktop-shell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weston-ivi-shell-user-interface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usc.so.1.17.4948957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client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weston-keyboard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8"/>
          <table:table-cell table:style-name="Default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office:value-type="string" calcext:value-type="string">
            <text:p>weston-simple-im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d-linux-armhf.so.3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input.so.10</text:p>
          </table:table-cell>
          <table:table-cell table:style-name="ce62" table:number-columns-repeated="8"/>
          <table:table-cell table:style-name="Default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SONAME <text:s text:c="14"/>libusc.so.1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vdev.so.2</text:p>
          </table:table-cell>
          <table:table-cell table:style-name="ce62" table:number-columns-repeated="8"/>
          <table:table-cell table:style-name="Default"/>
          <table:table-cell table:style-name="ce62"/>
          <table:table-cell table:number-columns-repeated="16172"/>
        </table:table-row>
        <table:table-row table:style-name="ro2">
          <table:table-cell/>
          <table:table-cell office:value-type="string" calcext:value-type="string">
            <text:p>share/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8"/>
          <table:table-cell table:style-name="Default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libdrm/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drirc.d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aclocal/</text:p>
          </table:table-cell>
          <table:table-cell table:number-columns-repeated="14"/>
          <table:table-cell office:value-type="string" calcext:value-type="string">
            <text:p>|</text:p>
          </table:table-cell>
          <table:table-cell office:value-type="string" calcext:value-type="string">
            <text:p>wayland-protocols/</text:p>
          </table:table-cell>
          <table:table-cell table:number-columns-repeated="26"/>
          <table:table-cell office:value-type="string" calcext:value-type="string">
            <text:p>|</text:p>
          </table:table-cell>
          <table:table-cell office:value-type="string" calcext:value-type="string">
            <text:p>libweston-10/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8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amdgpu.ids</text:p>
          </table:table-cell>
          <table:table-cell table:number-columns-repeated="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00-mesa-defaults.conf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ayland-scanner.m4</text:p>
          </table:table-cell>
          <table:table-cell table:number-columns-repeated="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able/</text:p>
          </table:table-cell>
          <table:table-cell table:number-columns-repeated="2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rotocols/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drm.so.2.4.0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screen-share.so</text:p>
          </table:table-cell>
          <table:table-cell table:style-name="ce62" table:number-columns-repeated="7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mesa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office:value-type="string" calcext:value-type="string">
            <text:p>wayland/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resentation-time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eston-debug.xml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exec_weston.so.0</text:p>
          </table:table-cell>
          <table:table-cell table:style-name="ce62" table:number-columns-repeated="7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ayland-drm.xml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ayland.dtd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presentation-time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eston-direct-display.xml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7"/>
          <table:table-cell table:style-name="Default" table:number-columns-repeated="2"/>
          <table:table-cell table:style-name="ce6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ayland-scanner.mk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iewporter/</text:p>
          </table:table-cell>
          <table:table-cell table:number-columns-repeated="24"/>
          <table:table-cell office:value-type="string" calcext:value-type="string">
            <text:p>|</text:p>
          </table:table-cell>
          <table:table-cell office:value-type="string" calcext:value-type="string">
            <text:p>wayland-sessions/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ayland.xml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viewporter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eston.desktop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libkms.so.1.0.0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pixman-1.so.0</text:p>
          </table:table-cell>
          <table:table-cell table:style-name="ce62" table:number-columns-repeated="7"/>
          <table:table-cell table:style-name="Default"/>
          <table:table-cell table:style-name="ce62" table:number-columns-repeated="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ayland-drm/</text:p>
          </table:table-cell>
          <table:table-cell table:number-columns-repeated="24"/>
          <table:table-cell office:value-type="string" calcext:value-type="string">
            <text:p>|</text:p>
          </table:table-cell>
          <table:table-cell office:value-type="string" calcext:value-type="string">
            <text:p>weston/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drm.so.2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xkbcommon.so.0</text:p>
          </table:table-cell>
          <table:table-cell table:style-name="ce62" table:number-columns-repeated="7"/>
          <table:table-cell table:style-name="Default"/>
          <table:table-cell table:style-name="ce62" table:number-columns-repeated="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wayland-drm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ackground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20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client.so.0</text:p>
          </table:table-cell>
          <table:table-cell table:style-name="ce62" table:number-columns-repeated="7"/>
          <table:table-cell table:style-name="Default"/>
          <table:table-cell table:style-name="ce62" table:number-columns-repeated="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dg-shell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order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7"/>
          <table:table-cell table:style-name="Default"/>
          <table:table-cell table:style-name="ce62" table:number-columns-repeated="2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shell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fullscreen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table:number-columns-repeated="11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aging/</text:p>
          </table:table-cell>
          <table:table-cell table:number-columns-repeated="2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home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ce62" office:value-type="string" calcext:value-type="string">
            <text:p>|</text:p>
          </table:table-cell>
          <table:table-cell table:style-name="ce62" table:number-columns-repeated="21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systemd-notify.so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rm-lease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editor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Default" table:number-columns-repeated="13"/>
          <table:table-cell table:style-name="ce62" table:number-columns-repeated="9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eston-10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drm-leas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flower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Default" table:number-columns-repeated="13"/>
          <table:table-cell table:style-name="ce62" table:number-columns-repeated="9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wayland-server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xt-session-lock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ivi_clickdot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Default" table:number-columns-repeated="13"/>
          <table:table-cell table:style-name="ce62" table:number-columns-repeated="9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systemd.so.0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ext-session-lock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ivi_flower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45"/>
          <table:table-cell table:style-name="Default" table:number-columns-repeated="13"/>
          <table:table-cell table:style-name="ce62" table:number-columns-repeated="9"/>
          <table:table-cell table:number-columns-repeated="2" table:style-name="ce62" office:value-type="string" calcext:value-type="string">
            <text:p>|</text:p>
          </table:table-cell>
          <table:table-cell table:style-name="ce62" office:value-type="string" calcext:value-type="string">
            <text:p><text:s text:c="2"/>NEEDED <text:s text:c="14"/>libc.so.6</text:p>
          </table:table-cell>
          <table:table-cell table:style-name="ce62" table:number-columns-repeated="10"/>
          <table:table-cell table:number-columns-repeated="1617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dg-activation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ivi_simple-egl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activation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ivi_simple-shm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unstable/</text:p>
          </table:table-cell>
          <table:table-cell table:number-columns-repeated="2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ivi_smoke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ullscreen-shell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terminal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fullscreen-shell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con_window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dle-inhibit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anel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idle-inhibit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attern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nput-method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random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input-method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debyside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nput-timestamps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gn_close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input-timestamps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gn_maximize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keyboard-shortcuts-inhibit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gn_minimize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keyboard-shortcuts-inhibit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terminal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nux-dmabuf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tiling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linux-dmabuf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ayland.pn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nux-explicit-synchronization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wayland.svg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linux-explicit-synchronization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office:value-type="string" calcext:value-type="string">
            <text:p>weston-start/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ointer-constraints/</text:p>
          </table:table-cell>
          <table:table-cell table:number-columns-repeated="2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ystemd-notify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pointer-constraints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ointer-gestures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pointer-gestures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rimary-selection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primary-selection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lative-pointer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relative-pointer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ablet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tablet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tablet-unstable-v2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xt-input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text-input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text-input-unstable-v3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dg-decoration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decoration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dg-foreign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foreign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foreign-unstable-v2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dg-output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output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dg-shell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shell-unstable-v5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dg-shell-unstable-v6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wayland-keyboard-grab/</text:p>
          </table:table-cell>
          <table:table-cell table:number-columns-repeated="24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xwayland-keyboard-grab-unstable-v1.xml</text:p>
          </table:table-cell>
          <table:table-cell table:number-columns-repeated="23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2"/>
          <table:table-cell office:value-type="string" calcext:value-type="string">
            <text:p>pkgconfig/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office:value-type="string" calcext:value-type="string">
            <text:p>wayland-protocols.pc</text:p>
          </table:table-cell>
          <table:table-cell table:number-columns-repeated="26"/>
          <table:table-cell office:value-type="string" calcext:value-type="string">
            <text:p>|</text:p>
          </table:table-cell>
          <table:table-cell office:value-type="string" calcext:value-type="string">
            <text:p>libweston-10-protocols.pc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27"/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252"/>
        </table:table-row>
        <table:table-row table:style-name="ro2" table:number-rows-repeated="104839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esa-pvr&amp;sgx" table:style-name="ta2">
        <table:table-column table:style-name="co2" table:number-columns-repeated="16384" table:default-cell-style-name="ce61"/>
        <table:table-row table:style-name="ro2">
          <table:table-cell table:style-name="ce62" office:value-type="string" calcext:value-type="string">
            <text:p>meta-ti-bsp/</text:p>
          </table:table-cell>
          <table:table-cell table:style-name="ce62" table:number-columns-repeated="33"/>
          <table:table-cell table:style-name="ce62" office:value-type="string" calcext:value-type="string">
            <text:p>mesa-pvr_22.3.5.bb</text:p>
          </table:table-cell>
          <table:table-cell table:style-name="ce62" table:number-columns-repeated="118"/>
          <table:table-cell table:style-name="ce62" office:value-type="string" calcext:value-type="string">
            <text:p>meta/</text:p>
          </table:table-cell>
          <table:table-cell table:style-name="ce62" table:number-columns-repeated="68"/>
          <table:table-cell table:style-name="ce62" office:value-type="string" calcext:value-type="string">
            <text:p>meta/recipes-graphics/mesa/mesa.inc</text:p>
          </table:table-cell>
          <table:table-cell table:style-name="ce62" table:number-columns-repeated="101"/>
          <table:table-cell table:style-name="ce64" office:value-type="string" calcext:value-type="string">
            <text:p>CFLAGS:append:armv5 = " -DMISSING_64BIT_ATOMICS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/>
          <table:table-cell table:style-name="ce62" office:value-type="string" calcext:value-type="string">
            <text:p>recipes-graphics/mesa/</text:p>
          </table:table-cell>
          <table:table-cell table:style-name="ce62" table:number-columns-repeated="33"/>
          <table:table-cell table:style-name="ce64" office:value-type="string" calcext:value-type="string">
            <text:p># PowerVR Graphics require several patches that have not made their way</text:p>
          </table:table-cell>
          <table:table-cell table:style-name="ce62" table:number-columns-repeated="118"/>
          <table:table-cell table:style-name="ce62" office:value-type="string" calcext:value-type="string">
            <text:p>recipes-graphics/drm/</text:p>
          </table:table-cell>
          <table:table-cell table:style-name="ce62" table:number-columns-repeated="68"/>
          <table:table-cell table:style-name="ce64" office:value-type="string" calcext:value-type="string">
            <text:p>SUMMARY = "A free implementation of the OpenGL API"</text:p>
          </table:table-cell>
          <table:table-cell table:style-name="ce62" table:number-columns-repeated="100"/>
          <table:table-cell table:style-name="ce64" office:value-type="string" calcext:value-type="string">
            <text:p>CFLAGS:append:armv6 = " -DMISSING_64BIT_ATOMICS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mesa-pvr_22.3.5.bb</text:p>
          </table:table-cell>
          <table:table-cell table:style-name="ce62" table:number-columns-repeated="32"/>
          <table:table-cell table:style-name="ce64" office:value-type="string" calcext:value-type="string">
            <text:p># upstream yet. This allows us to build the shims we need without completely</text:p>
          </table:table-cell>
          <table:table-cell table:style-name="ce62" table:number-columns-repeated="119"/>
          <table:table-cell table:style-name="ce62" office:value-type="string" calcext:value-type="string">
            <text:p>libdrm_2.4.110.bb</text:p>
          </table:table-cell>
          <table:table-cell table:style-name="ce62" table:number-columns-repeated="67"/>
          <table:table-cell table:style-name="ce64" office:value-type="string" calcext:value-type="string">
            <text:p>DESCRIPTION = "Mesa is an open-source implementation of the OpenGL specification - \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files/</text:p>
          </table:table-cell>
          <table:table-cell table:style-name="ce62" table:number-columns-repeated="32"/>
          <table:table-cell table:style-name="ce64" office:value-type="string" calcext:value-type="string">
            <text:p># clobbering mesa.</text:p>
          </table:table-cell>
          <table:table-cell table:style-name="ce62" table:number-columns-repeated="120"/>
          <table:table-cell table:style-name="ce64" office:value-type="string" calcext:value-type="string">
            <text:p>SUMMARY = "Userspace interface to the kernel DRM services"</text:p>
          </table:table-cell>
          <table:table-cell table:style-name="ce62" table:number-columns-repeated="66"/>
          <table:table-cell table:style-name="ce64" office:value-type="string" calcext:value-type="string">
            <text:p>a system for rendering interactive 3D graphics. <text:s/>\</text:p>
          </table:table-cell>
          <table:table-cell table:style-name="ce62" table:number-columns-repeated="100"/>
          <table:table-cell table:style-name="ce64" office:value-type="string" calcext:value-type="string">
            <text:p># Remove the mesa dependency on mesa-dev, as mesa is empty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2" office:value-type="string" calcext:value-type="string">
            <text:p>0001-fix-gallivm-limit-usage-of-LLVMContextSetOpaquePoint.patch</text:p>
          </table:table-cell>
          <table:table-cell table:style-name="ce62" table:number-columns-repeated="31"/>
          <table:table-cell table:style-name="ce64"/>
          <table:table-cell table:style-name="ce62" table:number-columns-repeated="120"/>
          <table:table-cell table:style-name="ce64" office:value-type="string" calcext:value-type="string">
            <text:p>DESCRIPTION = "The runtime library for accessing the kernel DRM services. <text:s/>DRM \</text:p>
          </table:table-cell>
          <table:table-cell table:style-name="ce62" table:number-columns-repeated="66"/>
          <table:table-cell table:style-name="ce64" office:value-type="string" calcext:value-type="string">
            <text:p>A variety of device drivers allows Mesa to be used in many different environments \</text:p>
          </table:table-cell>
          <table:table-cell table:style-name="ce62" table:number-columns-repeated="100"/>
          <table:table-cell table:style-name="ce64" office:value-type="string" calcext:value-type="string">
            <text:p>RDEPENDS:${PN}-dev = "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2" office:value-type="string" calcext:value-type="string">
            <text:p>0001-freedreno-pm4-Use-unsigned-instead-of-uint-to-fix-mu.patch</text:p>
          </table:table-cell>
          <table:table-cell table:style-name="ce62" table:number-columns-repeated="31"/>
          <table:table-cell table:style-name="ce64" office:value-type="string" calcext:value-type="string">
            <text:p>require recipes-graphics/mesa/mesa.inc</text:p>
          </table:table-cell>
          <table:table-cell table:style-name="ce62" table:number-columns-repeated="120"/>
          <table:table-cell table:style-name="ce64" office:value-type="string" calcext:value-type="string">
            <text:p>stands for \"Direct Rendering Manager\", which is the kernel portion of the \</text:p>
          </table:table-cell>
          <table:table-cell table:style-name="ce62" table:number-columns-repeated="66"/>
          <table:table-cell table:style-name="ce64" office:value-type="string" calcext:value-type="string">
            <text:p>ranging from software emulation to complete hardware acceleration for modern GPUs. \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2" office:value-type="string" calcext:value-type="string">
            <text:p>0001-gallium-Fix-build-with-llvm-17.patch</text:p>
          </table:table-cell>
          <table:table-cell table:style-name="ce62" table:number-columns-repeated="31"/>
          <table:table-cell table:style-name="ce64"/>
          <table:table-cell table:style-name="ce62" table:number-columns-repeated="120"/>
          <table:table-cell table:style-name="ce64" office:value-type="string" calcext:value-type="string">
            <text:p>\"Direct Rendering Infrastructure\" (DRI). <text:s/>DRI is required for many hardware \</text:p>
          </table:table-cell>
          <table:table-cell table:style-name="ce62" table:number-columns-repeated="66"/>
          <table:table-cell table:style-name="ce64" office:value-type="string" calcext:value-type="string">
            <text:p>Mesa is used as part of the overall Direct Rendering Infrastructure and X.org \</text:p>
          </table:table-cell>
          <table:table-cell table:style-name="ce62" table:number-columns-repeated="100"/>
          <table:table-cell table:style-name="ce64" office:value-type="string" calcext:value-type="string">
            <text:p># Khronos documentation says that include/GLES2/gl2ext.h can be used for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2" office:value-type="string" calcext:value-type="string">
            <text:p>0001-gbm-backend-fix-gbm-compile-without-dri.patch</text:p>
          </table:table-cell>
          <table:table-cell table:style-name="ce62" table:number-columns-repeated="31"/>
          <table:table-cell table:style-name="ce64" office:value-type="string" calcext:value-type="string">
            <text:p>SUMMARY += " (with PowerVR support for TI platforms)"</text:p>
          </table:table-cell>
          <table:table-cell table:style-name="ce62" table:number-columns-repeated="120"/>
          <table:table-cell table:style-name="ce64" office:value-type="string" calcext:value-type="string">
            <text:p>accelerated OpenGL drivers."</text:p>
          </table:table-cell>
          <table:table-cell table:style-name="ce62" table:number-columns-repeated="66"/>
          <table:table-cell table:style-name="ce64" office:value-type="string" calcext:value-type="string">
            <text:p>environment."</text:p>
          </table:table-cell>
          <table:table-cell table:style-name="ce62" table:number-columns-repeated="100"/>
          <table:table-cell table:style-name="ce64" office:value-type="string" calcext:value-type="string">
            <text:p># OpenGL ES 3 specification as well as for OpenGL ES 2.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2" office:value-type="string" calcext:value-type="string">
            <text:p>0001-meson.build-check-for-all-linux-host_os-combinations.patch</text:p>
          </table:table-cell>
          <table:table-cell table:style-name="ce62" table:number-columns-repeated="31"/>
          <table:table-cell table:style-name="ce64"/>
          <table:table-cell table:style-name="ce62" table:number-columns-repeated="120"/>
          <table:table-cell table:style-name="ce64" office:value-type="string" calcext:value-type="string">
            <text:p>HOMEPAGE = "http://dri.freedesktop.org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# There can be applications including GLES2/gl2ext.h instead of GLES3/gl3ext.h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2" office:value-type="string" calcext:value-type="string">
            <text:p>0001-meson-misdetects-64bit-atomics-on-mips-clang.patch</text:p>
          </table:table-cell>
          <table:table-cell table:style-name="ce62" table:number-columns-repeated="31"/>
          <table:table-cell table:style-name="ce64" office:value-type="string" calcext:value-type="string">
            <text:p>LIC_FILES_CHKSUM = "file://docs/license.rst;md5=63779ec98d78d823a9dc533a0735ef10"</text:p>
          </table:table-cell>
          <table:table-cell table:style-name="ce62" table:number-columns-repeated="120"/>
          <table:table-cell table:style-name="ce64" office:value-type="string" calcext:value-type="string">
            <text:p>SECTION = "x11/base"</text:p>
          </table:table-cell>
          <table:table-cell table:style-name="ce62" table:number-columns-repeated="66"/>
          <table:table-cell table:style-name="ce64" office:value-type="string" calcext:value-type="string">
            <text:p>HOMEPAGE = "http://mesa3d.org"</text:p>
          </table:table-cell>
          <table:table-cell table:style-name="ce62" table:number-columns-repeated="100"/>
          <table:table-cell table:style-name="ce64" office:value-type="string" calcext:value-type="string">
            <text:p># meaning we should probably bring in GLES2/gl2ext.h if someone asks for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2" office:value-type="string" calcext:value-type="string">
            <text:p>0001-util-format-Check-for-NEON-before-using-it.patch</text:p>
          </table:table-cell>
          <table:table-cell table:style-name="ce62" table:number-columns-repeated="31"/>
          <table:table-cell table:style-name="ce64"/>
          <table:table-cell table:style-name="ce62" table:number-columns-repeated="120"/>
          <table:table-cell table:style-name="ce64" office:value-type="string" calcext:value-type="string">
            <text:p>LICENSE = "MIT"</text:p>
          </table:table-cell>
          <table:table-cell table:style-name="ce62" table:number-columns-repeated="66"/>
          <table:table-cell table:style-name="ce64" office:value-type="string" calcext:value-type="string">
            <text:p>BUGTRACKER = "https://bugs.freedesktop.org"</text:p>
          </table:table-cell>
          <table:table-cell table:style-name="ce62" table:number-columns-repeated="100"/>
          <table:table-cell table:style-name="ce64" office:value-type="string" calcext:value-type="string">
            <text:p># development package of libgles3.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2"/>
          <table:table-cell table:style-name="ce63" table:number-columns-repeated="2"/>
          <table:table-cell table:style-name="ce62" table:number-columns-repeated="31"/>
          <table:table-cell table:style-name="ce64" office:value-type="string" calcext:value-type="string">
            <text:p>BRANCH = "powervr/kirkstone/${PV}"</text:p>
          </table:table-cell>
          <table:table-cell table:style-name="ce62" table:number-columns-repeated="120"/>
          <table:table-cell table:style-name="ce64" office:value-type="string" calcext:value-type="string">
            <text:p>LIC_FILES_CHKSUM = "file://xf86drm.c;beginline=9;endline=32;md5=c8a3b961af7667c530816761e949dc71"</text:p>
          </table:table-cell>
          <table:table-cell table:style-name="ce62" table:number-columns-repeated="66"/>
          <table:table-cell table:style-name="ce64" office:value-type="string" calcext:value-type="string">
            <text:p>SECTION = "x11"</text:p>
          </table:table-cell>
          <table:table-cell table:style-name="ce62" table:number-columns-repeated="100"/>
          <table:table-cell table:style-name="ce64" office:value-type="string" calcext:value-type="string">
            <text:p>RDEPENDS:libgles3-mesa-dev += "libgles2-mesa-dev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ROVIDES = "drm"</text:p>
          </table:table-cell>
          <table:table-cell table:style-name="ce62" table:number-columns-repeated="66"/>
          <table:table-cell table:style-name="ce64" office:value-type="string" calcext:value-type="string">
            <text:p>LICENSE = "MIT"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SRC_URI = " \</text:p>
          </table:table-cell>
          <table:table-cell table:style-name="ce62" table:number-columns-repeated="120"/>
          <table:table-cell table:style-name="ce64" office:value-type="string" calcext:value-type="string">
            <text:p>DEPENDS = "libpthread-stubs"</text:p>
          </table:table-cell>
          <table:table-cell table:style-name="ce62" table:number-columns-repeated="66"/>
          <table:table-cell table:style-name="ce64" office:value-type="string" calcext:value-type="string">
            <text:p>LIC_FILES_CHKSUM = "file://docs/license.rst;md5=9a383ee9f65a4e939d6630e9b067ff58"</text:p>
          </table:table-cell>
          <table:table-cell table:style-name="ce62" table:number-columns-repeated="100"/>
          <table:table-cell table:style-name="ce64" office:value-type="string" calcext:value-type="string">
            <text:p>RDEPENDS:libopencl-mesa += "${@bb.utils.contains('PACKAGECONFIG', 'opencl', 'libclc spirv-tools', '', d)}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git://gitlab.freedesktop.org/StaticRocket/mesa.git;protocol=https;branch=${BRANCH} \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file://0001-meson.build-check-for-all-linux-host_os-combinations.patch \</text:p>
          </table:table-cell>
          <table:table-cell table:style-name="ce62" table:number-columns-repeated="120"/>
          <table:table-cell table:style-name="ce64" office:value-type="string" calcext:value-type="string">
            <text:p>SRC_URI = "http://dri.freedesktop.org/libdrm/${BP}.tar.xz \</text:p>
          </table:table-cell>
          <table:table-cell table:style-name="ce62" table:number-columns-repeated="66"/>
          <table:table-cell table:style-name="ce64" office:value-type="string" calcext:value-type="string">
            <text:p>PE = "2"</text:p>
          </table:table-cell>
          <table:table-cell table:style-name="ce62" table:number-columns-repeated="100"/>
          <table:table-cell table:style-name="ce64" office:value-type="string" calcext:value-type="string">
            <text:p>PACKAGES =+ "libegl-mesa libegl-mesa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file://0001-meson-misdetects-64bit-atomics-on-mips-clang.patch \</text:p>
          </table:table-cell>
          <table:table-cell table:style-name="ce62" table:number-columns-repeated="120"/>
          <table:table-cell table:style-name="ce64" office:value-type="string" calcext:value-type="string">
            <text:p><text:s text:c="10"/>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13"/>libosmesa libosmesa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file://0001-util-format-Check-for-NEON-before-using-it.patch \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 office:value-type="string" calcext:value-type="string">
            <text:p>SRC_URI = "https://mesa.freedesktop.org/archive/mesa-${PV}.tar.xz \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gl-mesa libgl-mesa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file://0001-gbm-backend-fix-gbm-compile-without-dri.patch \</text:p>
          </table:table-cell>
          <table:table-cell table:style-name="ce62" table:number-columns-repeated="120"/>
          <table:table-cell table:style-name="ce64" office:value-type="string" calcext:value-type="string">
            <text:p>SRC_URI[sha256sum] = "eecee4c4b47ed6d6ce1a9be3d6d92102548ea35e442282216d47d05293cf9737"</text:p>
          </table:table-cell>
          <table:table-cell table:style-name="ce62" table:number-columns-repeated="66"/>
          <table:table-cell table:style-name="ce64" office:value-type="string" calcext:value-type="string">
            <text:p><text:s text:c="11"/>file://0001-meson.build-check-for-all-linux-host_os-combinations.patch \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glapi libglapi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file://0001-freedreno-pm4-Use-unsigned-instead-of-uint-to-fix-mu.patch \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 office:value-type="string" calcext:value-type="string">
            <text:p><text:s text:c="11"/>file://0002-meson.build-make-TLS-ELF-optional.patch \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gbm libgbm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file://0001-gallium-Fix-build-with-llvm-17.patch \</text:p>
          </table:table-cell>
          <table:table-cell table:style-name="ce62" table:number-columns-repeated="120"/>
          <table:table-cell table:style-name="ce64" office:value-type="string" calcext:value-type="string">
            <text:p>inherit meson pkgconfig manpages</text:p>
          </table:table-cell>
          <table:table-cell table:style-name="ce62" table:number-columns-repeated="66"/>
          <table:table-cell table:style-name="ce64" office:value-type="string" calcext:value-type="string">
            <text:p><text:s text:c="11"/>file://0001-meson-misdetects-64bit-atomics-on-mips-clang.patch \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gles1-mesa libgles1-mesa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file://0001-fix-gallivm-limit-usage-of-LLVMContextSetOpaquePoint.patch \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 office:value-type="string" calcext:value-type="string">
            <text:p><text:s text:c="11"/>file://0001-futex.h-Define-__NR_futex-if-it-does-not-exist.patch \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gles2-mesa libgles2-mesa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ACKAGECONFIG ??= "libkms intel radeon amdgpu nouveau vmwgfx omap freedreno vc4 etnaviv install-test-programs"</text:p>
          </table:table-cell>
          <table:table-cell table:style-name="ce62" table:number-columns-repeated="66"/>
          <table:table-cell table:style-name="ce64" office:value-type="string" calcext:value-type="string">
            <text:p><text:s text:c="11"/>file://0001-util-format-Check-for-NEON-before-using-it.patch \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gles3-mesa libgles3-mesa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ACKAGECONFIG[libkms] = "-Dlibkms=true,-Dlibkms=false"</text:p>
          </table:table-cell>
          <table:table-cell table:style-name="ce62" table:number-columns-repeated="66"/>
          <table:table-cell table:style-name="ce64" office:value-type="string" calcext:value-type="string">
            <text:p><text:s text:c="11"/>file://0001-Revert-egl-wayland-deprecate-drm_handle_format-and-d.patch \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opencl-mesa libopencl-mesa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S = "${WORKDIR}/git"</text:p>
          </table:table-cell>
          <table:table-cell table:style-name="ce62" table:number-columns-repeated="120"/>
          <table:table-cell table:style-name="ce64" office:value-type="string" calcext:value-type="string">
            <text:p>PACKAGECONFIG[intel] = "-Dintel=true,-Dintel=false,libpciaccess"</text:p>
          </table:table-cell>
          <table:table-cell table:style-name="ce62" table:number-columns-repeated="66"/>
          <table:table-cell table:style-name="ce64" office:value-type="string" calcext:value-type="string">
            <text:p><text:s text:c="11"/>"</text:p>
          </table:table-cell>
          <table:table-cell table:style-name="ce62" table:number-columns-repeated="100"/>
          <table:table-cell table:style-name="ce64" office:value-type="string" calcext:value-type="string">
            <text:p><text:s text:c="13"/>libxatracker libxatracker-dev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ACKAGECONFIG[radeon] = "-Dradeon=true,-Dradeon=false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13"/>mesa-megadriver mesa-vulkan-drivers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:append = " \</text:p>
          </table:table-cell>
          <table:table-cell table:style-name="ce62" table:number-columns-repeated="120"/>
          <table:table-cell table:style-name="ce64" office:value-type="string" calcext:value-type="string">
            <text:p>PACKAGECONFIG[amdgpu] = "-Damdgpu=true,-Damdgpu=false"</text:p>
          </table:table-cell>
          <table:table-cell table:style-name="ce62" table:number-columns-repeated="66"/>
          <table:table-cell table:style-name="ce64" office:value-type="string" calcext:value-type="string">
            <text:p>SRC_URI[sha256sum] = "9f2b30f5276a9abaf71aafc6979685e2636189de1a87aea2c9e69744a6d0ebb9"</text:p>
          </table:table-cell>
          <table:table-cell table:style-name="ce62" table:number-columns-repeated="100"/>
          <table:table-cell table:style-name="ce64" office:value-type="string" calcext:value-type="string">
            <text:p><text:s text:c="13"/>mesa-vdpau-drivers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${@bb.utils.contains('PREFERRED_PROVIDER_virtual/gpudriver', 'ti-img-rogue-driver', 'pvr', '', d)} \</text:p>
          </table:table-cell>
          <table:table-cell table:style-name="ce62" table:number-columns-repeated="120"/>
          <table:table-cell table:style-name="ce64" office:value-type="string" calcext:value-type="string">
            <text:p>PACKAGECONFIG[nouveau] = "-Dnouveau=true,-Dnouveau=false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12"/>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${@bb.utils.contains('PREFERRED_PROVIDER_virtual/gpudriver', 'ti-sgx-ddk-km', 'sgx', '', d)} \</text:p>
          </table:table-cell>
          <table:table-cell table:style-name="ce62" table:number-columns-repeated="120"/>
          <table:table-cell table:style-name="ce64" office:value-type="string" calcext:value-type="string">
            <text:p>PACKAGECONFIG[vmwgfx] = "-Dvmwgfx=true,-Dvmwgfx=false"</text:p>
          </table:table-cell>
          <table:table-cell table:style-name="ce62" table:number-columns-repeated="66"/>
          <table:table-cell table:style-name="ce64" office:value-type="string" calcext:value-type="string">
            <text:p>UPSTREAM_CHECK_GITTAGREGEX = "mesa-(?P&lt;pver&gt;\d+(\.\d+)+)"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ACKAGECONFIG[omap] = "-Domap=true,-Domap=false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do_install:append () {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ACKAGECONFIG[exynos] = "-Dexynos=true,-Dexynos=false"</text:p>
          </table:table-cell>
          <table:table-cell table:style-name="ce62" table:number-columns-repeated="66"/>
          <table:table-cell table:style-name="ce64" office:value-type="string" calcext:value-type="string">
            <text:p>#because we cannot rely on the fact that all apps will use pkgconfig,</text:p>
          </table:table-cell>
          <table:table-cell table:style-name="ce62" table:number-columns-repeated="100"/>
          <table:table-cell table:style-name="ce64" office:value-type="string" calcext:value-type="string">
            <text:p><text:s text:c="4"/># Drivers never need libtool .la files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# Temporary work around to use a different SRCREV for SGX Mesa, vs Rogue Mesa</text:p>
          </table:table-cell>
          <table:table-cell table:style-name="ce62" table:number-columns-repeated="120"/>
          <table:table-cell table:style-name="ce64" office:value-type="string" calcext:value-type="string">
            <text:p>PACKAGECONFIG[freedreno] = "-Dfreedreno=true,-Dfreedreno=false"</text:p>
          </table:table-cell>
          <table:table-cell table:style-name="ce62" table:number-columns-repeated="66"/>
          <table:table-cell table:style-name="ce64" office:value-type="string" calcext:value-type="string">
            <text:p>#make eglplatform.h independent of MESA_EGL_NO_X11_HEADER</text:p>
          </table:table-cell>
          <table:table-cell table:style-name="ce62" table:number-columns-repeated="100"/>
          <table:table-cell table:style-name="ce64" office:value-type="string" calcext:value-type="string">
            <text:p><text:s text:c="4"/>rm -f ${D}${libdir}/dri/*.la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# Idea is these two should be the same, but currently a segfault is happening</text:p>
          </table:table-cell>
          <table:table-cell table:style-name="ce62" table:number-columns-repeated="120"/>
          <table:table-cell table:style-name="ce64" office:value-type="string" calcext:value-type="string">
            <text:p>PACKAGECONFIG[tegra] = "-Dtegra=true,-Dtegra=false"</text:p>
          </table:table-cell>
          <table:table-cell table:style-name="ce62" table:number-columns-repeated="66"/>
          <table:table-cell table:style-name="ce64" office:value-type="string" calcext:value-type="string">
            <text:p>do_install:append() {</text:p>
          </table:table-cell>
          <table:table-cell table:style-name="ce62" table:number-columns-repeated="100"/>
          <table:table-cell table:style-name="ce64" office:value-type="string" calcext:value-type="string">
            <text:p><text:s text:c="4"/>rm -f ${D}${libdir}/egl/*.la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# on certain platforms if the sgx commit is used.</text:p>
          </table:table-cell>
          <table:table-cell table:style-name="ce62" table:number-columns-repeated="120"/>
          <table:table-cell table:style-name="ce64" office:value-type="string" calcext:value-type="string">
            <text:p>PACKAGECONFIG[vc4] = "-Dvc4=true,-Dvc4=false"</text:p>
          </table:table-cell>
          <table:table-cell table:style-name="ce62" table:number-columns-repeated="66"/>
          <table:table-cell table:style-name="ce64" office:value-type="string" calcext:value-type="string">
            <text:p><text:s text:c="4"/>if ${@bb.utils.contains('PACKAGECONFIG', 'egl', 'true', 'false', d)}; then</text:p>
          </table:table-cell>
          <table:table-cell table:style-name="ce62" table:number-columns-repeated="100"/>
          <table:table-cell table:style-name="ce64" office:value-type="string" calcext:value-type="string">
            <text:p><text:s text:c="4"/>rm -f ${D}${libdir}/gallium-pipe/*.la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SRCREV = "${@bb.utils.contains('PACKAGECONFIG', 'sgx', '7c9522a4147836064f582278e4f7115735c16868', '54fd9d7dea098b6f11c2a244b0c6763dc8c5690c', d)}"</text:p>
          </table:table-cell>
          <table:table-cell table:style-name="ce62" table:number-columns-repeated="120"/>
          <table:table-cell table:style-name="ce64" office:value-type="string" calcext:value-type="string">
            <text:p>PACKAGECONFIG[etnaviv] = "-Detnaviv=true,-Detnaviv=false"</text:p>
          </table:table-cell>
          <table:table-cell table:style-name="ce62" table:number-columns-repeated="66"/>
          <table:table-cell table:style-name="ce64" office:value-type="string" calcext:value-type="string">
            <text:p><text:s text:c="8"/>sed -i -e 's/^#elif defined(__unix__) &amp;&amp; defined(EGL_NO_X11)$/#elif defined(__unix__) \&amp;\&amp; defined(EGL_NO_X11) || ${@bb.utils.contains('PACKAGECONFIG', 'x11', '0', '1', d)}/' ${D}${includedir}/EGL/eglplatform.h</text:p>
          </table:table-cell>
          <table:table-cell table:style-name="ce62" table:number-columns-repeated="100"/>
          <table:table-cell table:style-name="ce64" office:value-type="string" calcext:value-type="string">
            <text:p><text:s text:c="4"/>rm -f ${D}${libdir}/gbm/*.la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R = "sgxrgx-${SRCREV}"</text:p>
          </table:table-cell>
          <table:table-cell table:style-name="ce62" table:number-columns-repeated="120"/>
          <table:table-cell table:style-name="ce64" office:value-type="string" calcext:value-type="string">
            <text:p>PACKAGECONFIG[freedreno-kgsl] = "-Dfreedreno-kgsl=true,-Dfreedreno-kgsl=false"</text:p>
          </table:table-cell>
          <table:table-cell table:style-name="ce62" table:number-columns-repeated="66"/>
          <table:table-cell table:style-name="ce64" office:value-type="string" calcext:value-type="string">
            <text:p><text:s text:c="4"/>fi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ACKAGECONFIG[valgrind] = "-Dvalgrind=true,-Dvalgrind=false,valgrind"</text:p>
          </table:table-cell>
          <table:table-cell table:style-name="ce62" table:number-columns-repeated="66"/>
          <table:table-cell table:style-name="ce64" office:value-type="string" calcext:value-type="string">
            <text:p>}</text:p>
          </table:table-cell>
          <table:table-cell table:style-name="ce62" table:number-columns-repeated="100"/>
          <table:table-cell table:style-name="ce64" office:value-type="string" calcext:value-type="string">
            <text:p><text:s text:c="4"/># it was packaged in libdricore9.1.3-1 and preventing upgrades when debian.bbclass was used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VR_DISPLAY_CONTROLLER_ALIAS ??= "tidss"</text:p>
          </table:table-cell>
          <table:table-cell table:style-name="ce62" table:number-columns-repeated="120"/>
          <table:table-cell table:style-name="ce64" office:value-type="string" calcext:value-type="string">
            <text:p>PACKAGECONFIG[install-test-programs] = "-Dinstall-test-programs=true,-Dinstall-test-programs=false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4"/>chrpath --delete ${D}${libdir}/dri/*_dri.so || true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[pvr] = "-Dgallium-pvr-alias=${PVR_DISPLAY_CONTROLLER_ALIAS},"</text:p>
          </table:table-cell>
          <table:table-cell table:style-name="ce62" table:number-columns-repeated="120"/>
          <table:table-cell table:style-name="ce64" office:value-type="string" calcext:value-type="string">
            <text:p>PACKAGECONFIG[cairo-tests] = "-Dcairo-tests=true,-Dcairo-tests=false"</text:p>
          </table:table-cell>
          <table:table-cell table:style-name="ce62" table:number-columns-repeated="66"/>
          <table:table-cell table:style-name="ce64" office:value-type="string" calcext:value-type="string">
            <text:p>DEPENDS = "expat makedepend-native flex-native bison-native libxml2-native zlib chrpath-replacement-native python3-mako-native gettext-native"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[sgx] = "-Dgallium-sgx-alias=${PVR_DISPLAY_CONTROLLER_ALIAS},"</text:p>
          </table:table-cell>
          <table:table-cell table:style-name="ce62" table:number-columns-repeated="120"/>
          <table:table-cell table:style-name="ce64" office:value-type="string" calcext:value-type="string">
            <text:p>PACKAGECONFIG[udev] = "-Dudev=true,-Dudev=false,udev"</text:p>
          </table:table-cell>
          <table:table-cell table:style-name="ce62" table:number-columns-repeated="66"/>
          <table:table-cell table:style-name="ce64" office:value-type="string" calcext:value-type="string">
            <text:p>EXTRANATIVEPATH += "chrpath-native"</text:p>
          </table:table-cell>
          <table:table-cell table:style-name="ce62" table:number-columns-repeated="100"/>
          <table:table-cell table:style-name="ce64" office:value-type="string" calcext:value-type="string">
            <text:p><text:s text:c="4"/># libwayland-egl has been moved to wayland 1.15+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PACKAGECONFIG[manpages] = "-Dman-pages=true,-Dman-pages=false,libxslt-native xmlto-native python3-docutils-native"</text:p>
          </table:table-cell>
          <table:table-cell table:style-name="ce62" table:number-columns-repeated="66"/>
          <table:table-cell table:style-name="ce64" office:value-type="string" calcext:value-type="string">
            <text:p>PROVIDES = " \</text:p>
          </table:table-cell>
          <table:table-cell table:style-name="ce62" table:number-columns-repeated="100"/>
          <table:table-cell table:style-name="ce64" office:value-type="string" calcext:value-type="string">
            <text:p><text:s text:c="4"/>rm -f ${D}${libdir}/libwayland-egl*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:remove = "video-codecs"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 office:value-type="string" calcext:value-type="string">
            <text:p><text:s text:c="4"/>${@bb.utils.contains('PACKAGECONFIG', 'opengl', 'virtual/libgl', '', d)} \</text:p>
          </table:table-cell>
          <table:table-cell table:style-name="ce62" table:number-columns-repeated="100"/>
          <table:table-cell table:style-name="ce64" office:value-type="string" calcext:value-type="string">
            <text:p><text:s text:c="4"/>rm -f ${D}${libdir}/pkgconfig/wayland-egl.pc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[video-codecs] = ""</text:p>
          </table:table-cell>
          <table:table-cell table:style-name="ce62" table:number-columns-repeated="120"/>
          <table:table-cell table:style-name="ce64" office:value-type="string" calcext:value-type="string">
            <text:p>ALLOW_EMPTY:${PN}-drivers = "1"</text:p>
          </table:table-cell>
          <table:table-cell table:style-name="ce62" table:number-columns-repeated="66"/>
          <table:table-cell table:style-name="ce64" office:value-type="string" calcext:value-type="string">
            <text:p><text:s text:c="4"/>${@bb.utils.contains('PACKAGECONFIG', 'gles', 'virtual/libgles1 virtual/libgles2 virtual/libgles3', '', d)} \</text:p>
          </table:table-cell>
          <table:table-cell table:style-name="ce62" table:number-columns-repeated="100"/>
          <table:table-cell table:style-name="ce64" office:value-type="string" calcext:value-type="string">
            <text:p>}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:remove = "elf-tls"</text:p>
          </table:table-cell>
          <table:table-cell table:style-name="ce62" table:number-columns-repeated="120"/>
          <table:table-cell table:style-name="ce64" office:value-type="string" calcext:value-type="string">
            <text:p>PACKAGES =+ "${PN}-tests ${PN}-drivers ${PN}-radeon ${PN}-nouveau ${PN}-omap \</text:p>
          </table:table-cell>
          <table:table-cell table:style-name="ce62" table:number-columns-repeated="66"/>
          <table:table-cell table:style-name="ce64" office:value-type="string" calcext:value-type="string">
            <text:p><text:s text:c="4"/>${@bb.utils.contains('PACKAGECONFIG', 'egl', 'virtual/egl', '', d)} \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[elf-tls] = ""</text:p>
          </table:table-cell>
          <table:table-cell table:style-name="ce62" table:number-columns-repeated="120"/>
          <table:table-cell table:style-name="ce64" office:value-type="string" calcext:value-type="string">
            <text:p><text:s text:c="13"/>${PN}-intel ${PN}-exynos ${PN}-kms ${PN}-freedreno ${PN}-amdgpu \</text:p>
          </table:table-cell>
          <table:table-cell table:style-name="ce62" table:number-columns-repeated="66"/>
          <table:table-cell table:style-name="ce64" office:value-type="string" calcext:value-type="string">
            <text:p><text:s text:c="4"/>${@bb.utils.contains('PACKAGECONFIG', 'gbm', 'virtual/libgbm', '', d)} \</text:p>
          </table:table-cell>
          <table:table-cell table:style-name="ce62" table:number-columns-repeated="100"/>
          <table:table-cell table:style-name="ce64" office:value-type="string" calcext:value-type="string">
            <text:p># For the packages that make up the OpenGL interfaces, inject variables so that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:remove = "xvmc"</text:p>
          </table:table-cell>
          <table:table-cell table:style-name="ce62" table:number-columns-repeated="120"/>
          <table:table-cell table:style-name="ce64" office:value-type="string" calcext:value-type="string">
            <text:p><text:s text:c="13"/>${PN}-etnaviv"</text:p>
          </table:table-cell>
          <table:table-cell table:style-name="ce62" table:number-columns-repeated="66"/>
          <table:table-cell table:style-name="ce64" office:value-type="string" calcext:value-type="string">
            <text:p><text:s text:c="4"/>virtual/mesa \</text:p>
          </table:table-cell>
          <table:table-cell table:style-name="ce62" table:number-columns-repeated="100"/>
          <table:table-cell table:style-name="ce64" office:value-type="string" calcext:value-type="string">
            <text:p># they don't get Debian-renamed (which would remove the -mesa suffix), and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CONFIG[xvmc] = ""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 office:value-type="string" calcext:value-type="string">
            <text:p><text:s text:c="4"/>"</text:p>
          </table:table-cell>
          <table:table-cell table:style-name="ce62" table:number-columns-repeated="100"/>
          <table:table-cell table:style-name="ce64" office:value-type="string" calcext:value-type="string">
            <text:p># RPROVIDEs/RCONFLICTs on the generic libgl name.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RRECOMMENDS:${PN}-drivers = "${PN}-radeon ${PN}-nouveau ${PN}-omap ${PN}-intel \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python __anonymous() {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PACKAGE_ARCH = "${MACHINE_ARCH}"</text:p>
          </table:table-cell>
          <table:table-cell table:style-name="ce62" table:number-columns-repeated="120"/>
          <table:table-cell table:style-name="ce64" office:value-type="string" calcext:value-type="string">
            <text:p><text:s text:c="29"/>${PN}-exynos ${PN}-freedreno ${PN}-amdgpu \</text:p>
          </table:table-cell>
          <table:table-cell table:style-name="ce62" table:number-columns-repeated="66"/>
          <table:table-cell table:style-name="ce64" office:value-type="string" calcext:value-type="string">
            <text:p>inherit meson pkgconfig python3native gettext features_check</text:p>
          </table:table-cell>
          <table:table-cell table:style-name="ce62" table:number-columns-repeated="100"/>
          <table:table-cell table:style-name="ce64" office:value-type="string" calcext:value-type="string">
            <text:p><text:s text:c="4"/>pkgconfig = (d.getVar('PACKAGECONFIG') or "").split(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<text:s text:c="29"/>${PN}-etnaviv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4"/>suffix = "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GALLIUMDRIVERS:append = "${@bb.utils.contains('PACKAGECONFIG', 'pvr', ',pvr', '', d)}"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 office:value-type="string" calcext:value-type="string">
            <text:p>BBCLASSEXTEND = "native nativesdk"</text:p>
          </table:table-cell>
          <table:table-cell table:style-name="ce62" table:number-columns-repeated="100"/>
          <table:table-cell table:style-name="ce64" office:value-type="string" calcext:value-type="string">
            <text:p><text:s text:c="4"/>if "-native" in d.getVar("PN"):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GALLIUMDRIVERS:append = "${@bb.utils.contains('PACKAGECONFIG', 'sgx', ',sgx', '', d)}"</text:p>
          </table:table-cell>
          <table:table-cell table:style-name="ce62" table:number-columns-repeated="120"/>
          <table:table-cell table:style-name="ce64" office:value-type="string" calcext:value-type="string">
            <text:p>FILES:${PN}-tests = "${bindir}/*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8"/>suffix = "-native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FILES:${PN}-radeon = "${libdir}/libdrm_radeon.so.*"</text:p>
          </table:table-cell>
          <table:table-cell table:style-name="ce62" table:number-columns-repeated="66"/>
          <table:table-cell table:style-name="ce64" office:value-type="string" calcext:value-type="string">
            <text:p>ANY_OF_DISTRO_FEATURES:class-target = "opengl vulkan"</text:p>
          </table:table-cell>
          <table:table-cell table:style-name="ce62" table:number-columns-repeated="100"/>
          <table:table-cell table:style-name="ce64" office:value-type="string" calcext:value-type="string">
            <text:p><text:s text:c="4"/>for p in (("egl", "libegl", "libegl1"),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VULKAN_DRIVERS:append = "${@bb.utils.contains('PACKAGECONFIG', 'pvr', ',pvr', '', d)}"</text:p>
          </table:table-cell>
          <table:table-cell table:style-name="ce62" table:number-columns-repeated="120"/>
          <table:table-cell table:style-name="ce64" office:value-type="string" calcext:value-type="string">
            <text:p>FILES:${PN}-nouveau = "${libdir}/libdrm_nouveau.so.*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14"/>("opengl", "libgl", "libgl1"),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FILES:${PN}-omap = "${libdir}/libdrm_omap.so.*"</text:p>
          </table:table-cell>
          <table:table-cell table:style-name="ce62" table:number-columns-repeated="66"/>
          <table:table-cell table:style-name="ce64" office:value-type="string" calcext:value-type="string">
            <text:p>PLATFORMS ??= "${@bb.utils.filter('PACKAGECONFIG', 'x11 wayland', d)}"</text:p>
          </table:table-cell>
          <table:table-cell table:style-name="ce62" table:number-columns-repeated="100"/>
          <table:table-cell table:style-name="ce64" office:value-type="string" calcext:value-type="string">
            <text:p><text:s text:c="14"/>("gles", "libgles1", "libglesv1-cm1"),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do_install:append () {</text:p>
          </table:table-cell>
          <table:table-cell table:style-name="ce62" table:number-columns-repeated="120"/>
          <table:table-cell table:style-name="ce64" office:value-type="string" calcext:value-type="string">
            <text:p>FILES:${PN}-intel = "${libdir}/libdrm_intel.so.*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14"/>("gles", "libgles2", "libglesv2-2"),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# remove pvr custom pkgconfig</text:p>
          </table:table-cell>
          <table:table-cell table:style-name="ce62" table:number-columns-repeated="120"/>
          <table:table-cell table:style-name="ce64" office:value-type="string" calcext:value-type="string">
            <text:p>FILES:${PN}-exynos = "${libdir}/libdrm_exynos.so.*"</text:p>
          </table:table-cell>
          <table:table-cell table:style-name="ce62" table:number-columns-repeated="66"/>
          <table:table-cell table:style-name="ce64" office:value-type="string" calcext:value-type="string">
            <text:p>export YOCTO_ALTERNATE_EXE_PATH = "${STAGING_LIBDIR}/llvm${MESA_LLVM_RELEASE}/llvm-config"</text:p>
          </table:table-cell>
          <table:table-cell table:style-name="ce62" table:number-columns-repeated="100"/>
          <table:table-cell table:style-name="ce64" office:value-type="string" calcext:value-type="string">
            <text:p><text:s text:c="14"/>("gles", "libgles3",),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<text:s text:c="4"/>rm -rf ${D}${datadir}/pkgconfig</text:p>
          </table:table-cell>
          <table:table-cell table:style-name="ce62" table:number-columns-repeated="120"/>
          <table:table-cell table:style-name="ce64" office:value-type="string" calcext:value-type="string">
            <text:p>FILES:${PN}-kms = "${libdir}/libkms*.so.*"</text:p>
          </table:table-cell>
          <table:table-cell table:style-name="ce62" table:number-columns-repeated="66"/>
          <table:table-cell table:style-name="ce64" office:value-type="string" calcext:value-type="string">
            <text:p>export YOCTO_ALTERNATE_MULTILIB_NAME = "${base_libdir}"</text:p>
          </table:table-cell>
          <table:table-cell table:style-name="ce62" table:number-columns-repeated="100"/>
          <table:table-cell table:style-name="ce64" office:value-type="string" calcext:value-type="string">
            <text:p><text:s text:c="14"/>("opencl", "libopencl",)):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}</text:p>
          </table:table-cell>
          <table:table-cell table:style-name="ce62" table:number-columns-repeated="120"/>
          <table:table-cell table:style-name="ce64" office:value-type="string" calcext:value-type="string">
            <text:p>FILES:${PN}-freedreno = "${libdir}/libdrm_freedreno.so.*"</text:p>
          </table:table-cell>
          <table:table-cell table:style-name="ce62" table:number-columns-repeated="66"/>
          <table:table-cell table:style-name="ce64" office:value-type="string" calcext:value-type="string">
            <text:p>export LLVM_CONFIG = "${STAGING_BINDIR_NATIVE}/llvm-config${MESA_LLVM_RELEASE}"</text:p>
          </table:table-cell>
          <table:table-cell table:style-name="ce62" table:number-columns-repeated="100"/>
          <table:table-cell table:style-name="ce64" office:value-type="string" calcext:value-type="string">
            <text:p><text:s text:c="8"/>if not p[0] in pkgconfig: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FILES:${PN}-amdgpu = "${libdir}/libdrm_amdgpu.so.* ${datadir}/${PN}/amdgpu.ids"</text:p>
          </table:table-cell>
          <table:table-cell table:style-name="ce62" table:number-columns-repeated="66"/>
          <table:table-cell table:style-name="ce64" office:value-type="string" calcext:value-type="string">
            <text:p>export WANT_LLVM_RELEASE = "${MESA_LLVM_RELEASE}"</text:p>
          </table:table-cell>
          <table:table-cell table:style-name="ce62" table:number-columns-repeated="100"/>
          <table:table-cell table:style-name="ce64" office:value-type="string" calcext:value-type="string">
            <text:p><text:s text:c="12"/>continue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FILES:${PN}-dev += "${datadir}/mesa/wayland-drm.xml"</text:p>
          </table:table-cell>
          <table:table-cell table:style-name="ce62" table:number-columns-repeated="120"/>
          <table:table-cell table:style-name="ce64" office:value-type="string" calcext:value-type="string">
            <text:p>FILES:${PN}-etnaviv = "${libdir}/libdrm_etnaviv.so.*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8"/>mlprefix = d.getVar("MLPREFIX"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FILES:mesa-vulkan-drivers += "${libdir}/libpvr_mesa_wsi.so"</text:p>
          </table:table-cell>
          <table:table-cell table:style-name="ce62" table:number-columns-repeated="120"/>
          <table:table-cell table:style-name="ce64"/>
          <table:table-cell table:style-name="ce62" table:number-columns-repeated="66"/>
          <table:table-cell table:style-name="ce64" office:value-type="string" calcext:value-type="string">
            <text:p>MESA_LLVM_RELEASE ?= "${LLVMVERSION}"</text:p>
          </table:table-cell>
          <table:table-cell table:style-name="ce62" table:number-columns-repeated="100"/>
          <table:table-cell table:style-name="ce64" office:value-type="string" calcext:value-type="string">
            <text:p><text:s text:c="8"/>fullp = mlprefix + p[1] + "-mesa" + suffix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/>
          <table:table-cell table:style-name="ce62" table:number-columns-repeated="120"/>
          <table:table-cell table:style-name="ce64" office:value-type="string" calcext:value-type="string">
            <text:p>BBCLASSEXTEND = "native nativesdk"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8"/>mlprefix = d.getVar("MLPREFIX"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5"/>
          <table:table-cell table:style-name="ce64" office:value-type="string" calcext:value-type="string">
            <text:p>RRECOMMENDS:mesa-megadriver:append:class-target = " ${@d.getVar('PREFERRED_PROVIDER_virtual/gpudriver')}"</text:p>
          </table:table-cell>
          <table:table-cell table:style-name="ce62" table:number-columns-repeated="187"/>
          <table:table-cell table:style-name="ce64" office:value-type="string" calcext:value-type="string">
            <text:p># set the MESA_BUILD_TYPE to either 'release' (default) or 'debug'</text:p>
          </table:table-cell>
          <table:table-cell table:style-name="ce62" table:number-columns-repeated="100"/>
          <table:table-cell table:style-name="ce64" office:value-type="string" calcext:value-type="string">
            <text:p><text:s text:c="8"/>pkgs = " " + " ".join(mlprefix + x + suffix for x in p[1:]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4"/>
          <table:table-cell table:style-name="ce63" table:number-columns-repeated="3"/>
          <table:table-cell table:style-name="ce62" table:number-columns-repeated="186"/>
          <table:table-cell table:style-name="ce64" office:value-type="string" calcext:value-type="string">
            <text:p># by default the upstream mesa sources build a debug release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setVar("DEBIAN_NOAUTONAME:" + fullp, "1"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4"/>
          <table:table-cell table:style-name="ce63" table:number-columns-repeated="3"/>
          <table:table-cell table:style-name="ce62" table:number-columns-repeated="186"/>
          <table:table-cell table:style-name="ce64" office:value-type="string" calcext:value-type="string">
            <text:p># here we assume the user will want a release build by default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appendVar("RREPLACES:" + fullp, pkgs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3" table:number-columns-repeated="97"/>
          <table:table-cell table:style-name="ce62" table:number-columns-repeated="126"/>
          <table:table-cell table:style-name="ce64" office:value-type="string" calcext:value-type="string">
            <text:p>MESA_BUILD_TYPE ?= "release"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appendVar("RPROVIDES:" + fullp, pkgs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3" table:number-columns-repeated="97"/>
          <table:table-cell table:style-name="ce62" table:number-columns-repeated="126"/>
          <table:table-cell table:style-name="ce64" office:value-type="string" calcext:value-type="string">
            <text:p>def check_buildtype(d):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appendVar("RCONFLICTS:" + fullp, pkgs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3" table:number-columns-repeated="97"/>
          <table:table-cell table:style-name="ce62" table:number-columns-repeated="126"/>
          <table:table-cell table:style-name="ce64" office:value-type="string" calcext:value-type="string">
            <text:p><text:s text:c="4"/>_buildtype = d.getVar('MESA_BUILD_TYPE')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3" table:number-columns-repeated="97"/>
          <table:table-cell table:style-name="ce62" table:number-columns-repeated="126"/>
          <table:table-cell table:style-name="ce64" office:value-type="string" calcext:value-type="string">
            <text:p><text:s text:c="4"/>if _buildtype not in ['release', 'debug']: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appendVar("RRECOMMENDS:" + fullp, " ${MLPREFIX}mesa-megadriver" + suffix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3" table:number-columns-repeated="97"/>
          <table:table-cell table:style-name="ce62" table:number-columns-repeated="126"/>
          <table:table-cell table:style-name="ce64" office:value-type="string" calcext:value-type="string">
            <text:p><text:s text:c="8"/>bb.fatal("unknown build type (%s), please set MESA_BUILD_TYPE to either 'release' or 'debug'" % _buildtype)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office:value-type="string" calcext:value-type="string">
            <text:p>meta-ti-bsp/</text:p>
          </table:table-cell>
          <table:table-cell table:style-name="ce62" table:number-columns-repeated="33"/>
          <table:table-cell table:style-name="ce63" table:number-columns-repeated="3"/>
          <table:table-cell table:style-name="ce62" table:number-columns-repeated="186"/>
          <table:table-cell table:style-name="ce64" office:value-type="string" calcext:value-type="string">
            <text:p><text:s text:c="4"/>if _buildtype == 'debug':</text:p>
          </table:table-cell>
          <table:table-cell table:style-name="ce62" table:number-columns-repeated="100"/>
          <table:table-cell table:style-name="ce64" office:value-type="string" calcext:value-type="string">
            <text:p><text:s text:c="8"/># For -dev, the first element is both the Debian and original name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/>
          <table:table-cell table:style-name="ce62" office:value-type="string" calcext:value-type="string">
            <text:p>recipes-graphics/powervr-umlibs/</text:p>
          </table:table-cell>
          <table:table-cell table:style-name="ce62" table:number-columns-repeated="49"/>
          <table:table-cell table:style-name="ce62" office:value-type="string" calcext:value-type="string">
            <text:p>meta-ti-bsp/</text:p>
          </table:table-cell>
          <table:table-cell table:style-name="ce62" table:number-columns-repeated="102"/>
          <table:table-cell table:style-name="ce63" table:number-columns-repeated="6"/>
          <table:table-cell table:style-name="ce62" table:number-columns-repeated="41"/>
          <table:table-cell table:style-name="ce63" table:number-columns-repeated="3"/>
          <table:table-cell table:style-name="ce62" table:number-columns-repeated="19"/>
          <table:table-cell table:style-name="ce64" office:value-type="string" calcext:value-type="string">
            <text:p><text:s text:c="8"/>return 'debugoptimized'</text:p>
          </table:table-cell>
          <table:table-cell table:style-name="ce62" table:number-columns-repeated="100"/>
          <table:table-cell table:style-name="ce64" office:value-type="string" calcext:value-type="string">
            <text:p><text:s text:c="8"/>fullp = mlprefix + p[1] + "-mesa-dev" + suffix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ti-sgx-ddk-um_1.17.4948957.bb</text:p>
          </table:table-cell>
          <table:table-cell table:style-name="ce62" table:number-columns-repeated="49"/>
          <table:table-cell table:style-name="ce62" office:value-type="string" calcext:value-type="string">
            <text:p>recipes-bsp/powervr-drivers/</text:p>
          </table:table-cell>
          <table:table-cell table:style-name="ce62" table:number-columns-repeated="101"/>
          <table:table-cell table:style-name="ce63" table:number-columns-repeated="6"/>
          <table:table-cell table:style-name="ce62" table:number-columns-repeated="41"/>
          <table:table-cell table:style-name="ce63" table:number-columns-repeated="3"/>
          <table:table-cell table:style-name="ce62" table:number-columns-repeated="19"/>
          <table:table-cell table:style-name="ce64" office:value-type="string" calcext:value-type="string">
            <text:p><text:s text:c="4"/>return 'plain'</text:p>
          </table:table-cell>
          <table:table-cell table:style-name="ce62" table:number-columns-repeated="100"/>
          <table:table-cell table:style-name="ce64" office:value-type="string" calcext:value-type="string">
            <text:p><text:s text:c="8"/>pkgs = " " + mlprefix + p[1] + "-dev" + suffix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DESCRIPTION = "Userspace libraries for PowerVR SGX chipset on TI SoCs"</text:p>
          </table:table-cell>
          <table:table-cell table:style-name="ce62" table:number-columns-repeated="49"/>
          <table:table-cell table:style-name="ce62" office:value-type="string" calcext:value-type="string">
            <text:p>ti-sgx-ddk-km_1.17.4948957.bb</text:p>
          </table:table-cell>
          <table:table-cell table:style-name="ce62" table:number-columns-repeated="99"/>
          <table:table-cell table:style-name="ce62" office:value-type="string" calcext:value-type="string">
            <text:p>meta-arago-distro/</text:p>
          </table:table-cell>
          <table:table-cell table:style-name="ce62" table:number-columns-repeated="2"/>
          <table:table-cell table:style-name="ce63" table:number-columns-repeated="4"/>
          <table:table-cell table:style-name="ce62" table:number-columns-repeated="41"/>
          <table:table-cell table:style-name="ce63" table:number-columns-repeated="3"/>
          <table:table-cell table:style-name="ce62" table:number-columns-repeated="19"/>
          <table:table-cell table:style-name="ce64" office:value-type="string" calcext:value-type="string">
            <text:p>MESON_BUILDTYPE = "${@check_buildtype(d)}"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setVar("DEBIAN_NOAUTONAME:" + fullp, "1"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HOMEPAGE = "https://git.ti.com/graphics/omap5-sgx-ddk-um-linux"</text:p>
          </table:table-cell>
          <table:table-cell table:style-name="ce62" table:number-columns-repeated="50"/>
          <table:table-cell table:style-name="ce64" office:value-type="string" calcext:value-type="string">
            <text:p>DESCRIPTION = <text:s/>"Kernel drivers for the PowerVR SGX chipset found in the TI SoCs"</text:p>
          </table:table-cell>
          <table:table-cell table:style-name="ce62" table:number-columns-repeated="99"/>
          <table:table-cell table:style-name="ce62" office:value-type="string" calcext:value-type="string">
            <text:p>recipes-graphics/drm/</text:p>
          </table:table-cell>
          <table:table-cell table:style-name="ce62"/>
          <table:table-cell table:style-name="ce63" table:number-columns-repeated="4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8"/>d.appendVar("RREPLACES:" + fullp, pkgs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LICENSE = "TI-TSPA"</text:p>
          </table:table-cell>
          <table:table-cell table:style-name="ce62" table:number-columns-repeated="50"/>
          <table:table-cell table:style-name="ce64" office:value-type="string" calcext:value-type="string">
            <text:p>HOMEPAGE = "https://git.ti.com/graphics/omap5-sgx-ddk-linux"</text:p>
          </table:table-cell>
          <table:table-cell table:style-name="ce62" table:number-columns-repeated="100"/>
          <table:table-cell table:style-name="ce62" office:value-type="string" calcext:value-type="string">
            <text:p>libdrm/</text:p>
          </table:table-cell>
          <table:table-cell table:style-name="ce62" table:number-columns-repeated="67"/>
          <table:table-cell table:style-name="ce64" office:value-type="string" calcext:value-type="string">
            <text:p>EXTRA_OEMESON = " \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appendVar("RPROVIDES:" + fullp, pkgs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LIC_FILES_CHKSUM = "file://LICENSE;md5=7232b98c1c58f99e3baa03de5207e76f"</text:p>
          </table:table-cell>
          <table:table-cell table:style-name="ce62" table:number-columns-repeated="50"/>
          <table:table-cell table:style-name="ce64" office:value-type="string" calcext:value-type="string">
            <text:p>LICENSE = "MIT | GPL-2.0-only"</text:p>
          </table:table-cell>
          <table:table-cell table:style-name="ce62" table:number-columns-repeated="99"/>
          <table:table-cell table:style-name="ce63"/>
          <table:table-cell table:style-name="ce62"/>
          <table:table-cell table:style-name="ce62" office:value-type="string" calcext:value-type="string">
            <text:p>0001-Add-option-to-run-a-test-indefinitely.patch</text:p>
          </table:table-cell>
          <table:table-cell table:style-name="ce62" table:number-columns-repeated="66"/>
          <table:table-cell table:style-name="ce64" office:value-type="string" calcext:value-type="string">
            <text:p><text:s text:c="4"/>-Dshared-glapi=enabled \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appendVar("RCONFLICTS:" + fullp, pkgs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 office:value-type="string" calcext:value-type="string">
            <text:p>LIC_FILES_CHKSUM = "file://GPL-COPYING;md5=60422928ba677faaa13d6ab5f5baaa1e"</text:p>
          </table:table-cell>
          <table:table-cell table:style-name="ce62" table:number-columns-repeated="99"/>
          <table:table-cell table:style-name="ce63"/>
          <table:table-cell table:style-name="ce62"/>
          <table:table-cell table:style-name="ce62" office:value-type="string" calcext:value-type="string">
            <text:p>0001-libsync-add-support-for-pre-v4.7-kernels.patch</text:p>
          </table:table-cell>
          <table:table-cell table:style-name="ce62" table:number-columns-repeated="66"/>
          <table:table-cell table:style-name="ce64" office:value-type="string" calcext:value-type="string">
            <text:p><text:s text:c="4"/>-Dglx-read-only-text=true \</text:p>
          </table:table-cell>
          <table:table-cell table:style-name="ce62" table:number-columns-repeated="100"/>
          <table:table-cell table:style-name="ce64" office:value-type="string" calcext:value-type="string">
            <text:p>}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PACKAGE_ARCH = "${MACHINE_ARCH}"</text:p>
          </table:table-cell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/>
          <table:table-cell table:style-name="ce62"/>
          <table:table-cell table:style-name="ce62" office:value-type="string" calcext:value-type="string">
            <text:p>0001-omap-fix-omap_bo_size-for-tiled-buffers.patch</text:p>
          </table:table-cell>
          <table:table-cell table:style-name="ce62" table:number-columns-repeated="66"/>
          <table:table-cell table:style-name="ce64" office:value-type="string" calcext:value-type="string">
            <text:p><text:s text:c="4"/>-Dplatforms='${@",".join("${PLATFORMS}".split())}' \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COMPATIBLE_MACHINE = "ti33x|ti43x|omap-a15|am65xx"</text:p>
          </table:table-cell>
          <table:table-cell table:style-name="ce62" table:number-columns-repeated="50"/>
          <table:table-cell table:style-name="ce64" office:value-type="string" calcext:value-type="string">
            <text:p>inherit module</text:p>
          </table:table-cell>
          <table:table-cell table:style-name="ce62" table:number-columns-repeated="99"/>
          <table:table-cell table:style-name="ce63"/>
          <table:table-cell table:style-name="ce62"/>
          <table:table-cell table:style-name="ce62" office:value-type="string" calcext:value-type="string">
            <text:p>0002-Add-sync_fence_info-and-sync_pt_info.patch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python mesa_populate_packages() {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/>
          <table:table-cell table:style-name="ce62"/>
          <table:table-cell table:style-name="ce62" office:value-type="string" calcext:value-type="string">
            <text:p>0002-omap-add-OMAP_BO-flags-to-affect-buffer-allocation.patch</text:p>
          </table:table-cell>
          <table:table-cell table:style-name="ce62" table:number-columns-repeated="66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4"/>pkgs = ['mesa', 'mesa-dev', 'mesa-dbg']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PR = "r38"</text:p>
          </table:table-cell>
          <table:table-cell table:style-name="ce62" table:number-columns-repeated="50"/>
          <table:table-cell table:style-name="ce64" office:value-type="string" calcext:value-type="string">
            <text:p>PROVIDES = "virtual/gpudriver"</text:p>
          </table:table-cell>
          <table:table-cell table:style-name="ce62" table:number-columns-repeated="99"/>
          <table:table-cell table:style-name="ce63"/>
          <table:table-cell table:style-name="ce62" table:number-columns-repeated="68"/>
          <table:table-cell table:style-name="ce64" office:value-type="string" calcext:value-type="string">
            <text:p>def strip_comma(s):</text:p>
          </table:table-cell>
          <table:table-cell table:style-name="ce62" table:number-columns-repeated="100"/>
          <table:table-cell table:style-name="ce64" office:value-type="string" calcext:value-type="string">
            <text:p><text:s text:c="4"/>for pkg in pkgs: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/>
          <table:table-cell table:style-name="ce62" office:value-type="string" calcext:value-type="string">
            <text:p>libdrm_%.bbappend</text:p>
          </table:table-cell>
          <table:table-cell table:style-name="ce63" table:number-columns-repeated="4"/>
          <table:table-cell table:style-name="ce62" table:number-columns-repeated="63"/>
          <table:table-cell table:style-name="ce64" office:value-type="string" calcext:value-type="string">
            <text:p><text:s text:c="4"/>return s.strip(',')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setVar("RPROVIDES:%s" % pkg, pkg.replace("mesa", "mesa-dri", 1)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BRANCH = "${PV}/mesa/glibc-2.35"</text:p>
          </table:table-cell>
          <table:table-cell table:style-name="ce62" table:number-columns-repeated="50"/>
          <table:table-cell table:style-name="ce64" office:value-type="string" calcext:value-type="string">
            <text:p>COMPATIBLE_MACHINE = "ti33x|ti43x|omap-a15|am65xx"</text:p>
          </table:table-cell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FILESEXTRAPATHS:prepend := "${THISDIR}/${PN}:"</text:p>
          </table:table-cell>
          <table:table-cell table:style-name="ce63" table:number-columns-repeated="3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8"/>d.setVar("RCONFLICTS:%s" % pkg, pkg.replace("mesa", "mesa-dri", 1)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PACKAGECONFIG = " \</text:p>
          </table:table-cell>
          <table:table-cell table:style-name="ce62" table:number-columns-repeated="100"/>
          <table:table-cell table:style-name="ce64" office:value-type="string" calcext:value-type="string">
            <text:p><text:s text:c="8"/>d.setVar("RREPLACES:%s" % pkg, pkg.replace("mesa", "mesa-dri", 1)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SRC_URI = " \</text:p>
          </table:table-cell>
          <table:table-cell table:style-name="ce62" table:number-columns-repeated="50"/>
          <table:table-cell table:style-name="ce64" office:value-type="string" calcext:value-type="string">
            <text:p>MACHINE_KERNEL_PR:append = "x"</text:p>
          </table:table-cell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SRC_URI += " \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<text:s text:c="2"/>gallium \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<text:s text:c="4"/>git://git.ti.com/git/graphics/omap5-sgx-ddk-um-linux.git;protocol=https;branch=${BRANCH} \</text:p>
          </table:table-cell>
          <table:table-cell table:style-name="ce62" table:number-columns-repeated="50"/>
          <table:table-cell table:style-name="ce64" office:value-type="string" calcext:value-type="string">
            <text:p>PR = "${MACHINE_KERNEL_PR}"</text:p>
          </table:table-cell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file://0001-Add-option-to-run-a-test-indefinitely.patch \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<text:s text:c="2"/>${@bb.utils.filter('DISTRO_FEATURES', 'x11 vulkan wayland', d)} \</text:p>
          </table:table-cell>
          <table:table-cell table:style-name="ce62" table:number-columns-repeated="100"/>
          <table:table-cell table:style-name="ce64" office:value-type="string" calcext:value-type="string">
            <text:p><text:s text:c="4"/>import re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file://0001-omap-fix-omap_bo_size-for-tiled-buffers.patch \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<text:s text:c="2"/>${@bb.utils.contains('DISTRO_FEATURES', 'opengl', 'opengl egl gles gbm virgl', '', d)} \</text:p>
          </table:table-cell>
          <table:table-cell table:style-name="ce62" table:number-columns-repeated="100"/>
          <table:table-cell table:style-name="ce64" office:value-type="string" calcext:value-type="string">
            <text:p><text:s text:c="4"/>dri_drivers_root = oe.path.join(d.getVar('PKGD'), d.getVar('libdir'), "dri"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SRCREV = "70364424dd496833fad5b243c9e6cc8b077f04ac"</text:p>
          </table:table-cell>
          <table:table-cell table:style-name="ce62" table:number-columns-repeated="50"/>
          <table:table-cell table:style-name="ce64" office:value-type="string" calcext:value-type="string">
            <text:p>PACKAGE_ARCH = "${MACHINE_ARCH}"</text:p>
          </table:table-cell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file://0002-omap-add-OMAP_BO-flags-to-affect-buffer-allocation.patch \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<text:s text:c="2"/>${@bb.utils.contains('DISTRO_FEATURES', 'x11 opengl', 'dri3', '', d)} \</text:p>
          </table:table-cell>
          <table:table-cell table:style-name="ce62" table:number-columns-repeated="100"/>
          <table:table-cell table:style-name="ce64" office:value-type="string" calcext:value-type="string">
            <text:p><text:s text:c="4"/>if os.path.isdir(dri_drivers_root):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file://0001-libsync-add-support-for-pre-v4.7-kernels.patch \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<text:s text:c="2"/>${@bb.utils.contains('DISTRO_FEATURES', 'x11 vulkan', 'dri3', '', d)} \</text:p>
          </table:table-cell>
          <table:table-cell table:style-name="ce62" table:number-columns-repeated="100"/>
          <table:table-cell table:style-name="ce64" office:value-type="string" calcext:value-type="string">
            <text:p><text:s text:c="8"/>dri_pkgs = sorted(os.listdir(dri_drivers_root)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INITSCRIPT_NAME = "rc.pvr"</text:p>
          </table:table-cell>
          <table:table-cell table:style-name="ce62" table:number-columns-repeated="50"/>
          <table:table-cell table:style-name="ce64" office:value-type="string" calcext:value-type="string">
            <text:p>DEPENDS = "virtual/kernel"</text:p>
          </table:table-cell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file://0002-Add-sync_fence_info-and-sync_pt_info.patch \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<text:s text:c="2"/>${@bb.utils.contains('TCLIBC', 'glibc', 'elf-tls', '', d)} \</text:p>
          </table:table-cell>
          <table:table-cell table:style-name="ce62" table:number-columns-repeated="100"/>
          <table:table-cell table:style-name="ce64" office:value-type="string" calcext:value-type="string">
            <text:p><text:s text:c="8"/>lib_name = d.expand("${MLPREFIX}mesa-megadriver"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INITSCRIPT_PARAMS = "defaults 8"</text:p>
          </table:table-cell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8"/>for p in dri_pkgs: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 office:value-type="string" calcext:value-type="string">
            <text:p>BRANCH = "${PV}/mesa/k6.1"</text:p>
          </table:table-cell>
          <table:table-cell table:style-name="ce62" table:number-columns-repeated="99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12"/>m = re.match(r'^(.*)_dri\.so$', p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PACKAGECONFIG ??= "udev"</text:p>
          </table:table-cell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PR:append = ".arago3"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# "gbm" requires "opengl"</text:p>
          </table:table-cell>
          <table:table-cell table:style-name="ce62" table:number-columns-repeated="100"/>
          <table:table-cell table:style-name="ce64" office:value-type="string" calcext:value-type="string">
            <text:p><text:s text:c="12"/>if m: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PACKAGECONFIG[udev] = "UDEV=true,,,udev"</text:p>
          </table:table-cell>
          <table:table-cell table:style-name="ce62" table:number-columns-repeated="50"/>
          <table:table-cell table:style-name="ce64" office:value-type="string" calcext:value-type="string">
            <text:p>SRC_URI = "git://git.ti.com/git/graphics/omap5-sgx-ddk-linux.git;protocol=https;branch=${BRANCH}"</text:p>
          </table:table-cell>
          <table:table-cell table:style-name="ce62" table:number-columns-repeated="99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PACKAGECONFIG[gbm] = "-Dgbm=enabled,-Dgbm=disabled"</text:p>
          </table:table-cell>
          <table:table-cell table:style-name="ce62" table:number-columns-repeated="100"/>
          <table:table-cell table:style-name="ce64" office:value-type="string" calcext:value-type="string">
            <text:p><text:s text:c="16"/>pkg_name = " ${MLPREFIX}mesa-driver-%s" % legitimize_package_name(m.group(1)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inherit update-alternatives</text:p>
          </table:table-cell>
          <table:table-cell table:style-name="ce63" table:number-columns-repeated="3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<text:s text:c="16"/>d.appendVar("RPROVIDES:%s" % lib_name, pkg_name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def use_sysvinit(d):</text:p>
          </table:table-cell>
          <table:table-cell table:style-name="ce62" table:number-columns-repeated="50"/>
          <table:table-cell table:style-name="ce64" office:value-type="string" calcext:value-type="string">
            <text:p>S = "${WORKDIR}/git"</text:p>
          </table:table-cell>
          <table:table-cell table:style-name="ce62" table:number-columns-repeated="99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X11_DEPS = "xorgproto virtual/libx11 libxext libxxf86vm libxdamage libxfixes xrandr"</text:p>
          </table:table-cell>
          <table:table-cell table:style-name="ce62" table:number-columns-repeated="100"/>
          <table:table-cell table:style-name="ce64" office:value-type="string" calcext:value-type="string">
            <text:p><text:s text:c="16"/>d.appendVar("RCONFLICTS:%s" % lib_name, pkg_name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<text:s text:c="4"/>return d.getVar('VIRTUAL-RUNTIME_init_manager') == 'sysvinit'</text:p>
          </table:table-cell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ALTERNATIVE_PRIORITY = "10"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# "x11" requires "opengl"</text:p>
          </table:table-cell>
          <table:table-cell table:style-name="ce62" table:number-columns-repeated="100"/>
          <table:table-cell table:style-name="ce64" office:value-type="string" calcext:value-type="string">
            <text:p><text:s text:c="16"/>d.appendVar("RREPLACES:%s" % lib_name, pkg_name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 office:value-type="string" calcext:value-type="string">
            <text:p>SRCREV = "2cb2c9609b7740cb2c348e669a96f26e1cc858da"</text:p>
          </table:table-cell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ALTERNATIVE:${PN} = "kmstest"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PACKAGECONFIG[x11] = ",-Dglx=disabled,${X11_DEPS}"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inherit ${@oe.utils.ifelse(use_sysvinit(d), 'update-rc.d', '')}</text:p>
          </table:table-cell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2"/>
          <table:table-cell table:style-name="ce64" office:value-type="string" calcext:value-type="string">
            <text:p>ALTERNATIVE_LINK_NAME[kmstest] = "${bindir}/kmstest"</text:p>
          </table:table-cell>
          <table:table-cell table:style-name="ce63" table:number-columns-repeated="3"/>
          <table:table-cell table:style-name="ce62" table:number-columns-repeated="63"/>
          <table:table-cell table:style-name="ce64" office:value-type="string" calcext:value-type="string">
            <text:p>PACKAGECONFIG[elf-tls] = "-Delf-tls=true, -Delf-tls=false"</text:p>
          </table:table-cell>
          <table:table-cell table:style-name="ce62" table:number-columns-repeated="100"/>
          <table:table-cell table:style-name="ce64" office:value-type="string" calcext:value-type="string">
            <text:p><text:s text:c="4"/>pipe_drivers_root = os.path.join(d.getVar('libdir'), "gallium-pipe"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 office:value-type="string" calcext:value-type="string">
            <text:p>TARGET_PRODUCT:omap-a15 = "ti572x_linux"</text:p>
          </table:table-cell>
          <table:table-cell table:style-name="ce62" table:number-columns-repeated="99"/>
          <table:table-cell table:style-name="ce63" table:number-columns-repeated="7"/>
          <table:table-cell table:style-name="ce62" table:number-columns-repeated="62"/>
          <table:table-cell table:style-name="ce64" office:value-type="string" calcext:value-type="string">
            <text:p>PACKAGECONFIG[xvmc] = "-Dgallium-xvmc=enabled,-Dgallium-xvmc=disabled,libxvmc"</text:p>
          </table:table-cell>
          <table:table-cell table:style-name="ce62" table:number-columns-repeated="100"/>
          <table:table-cell table:style-name="ce64" office:value-type="string" calcext:value-type="string">
            <text:p><text:s text:c="4"/>do_split_packages(d, pipe_drivers_root, r'^pipe_(.*)\.so$', 'mesa-driver-pipe-%s', 'Mesa %s pipe driver', extra_depends='')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TARGET_PRODUCT:ti33x = "ti335x_linux"</text:p>
          </table:table-cell>
          <table:table-cell table:style-name="ce62" table:number-columns-repeated="50"/>
          <table:table-cell table:style-name="ce64" office:value-type="string" calcext:value-type="string">
            <text:p>TARGET_PRODUCT:ti33x = "ti335x_linux"</text:p>
          </table:table-cell>
          <table:table-cell table:style-name="ce62" table:number-columns-repeated="99"/>
          <table:table-cell table:style-name="ce63" table:number-columns-repeated="7"/>
          <table:table-cell table:style-name="ce62" table:number-columns-repeated="62"/>
          <table:table-cell table:style-name="ce64" office:value-type="string" calcext:value-type="string">
            <text:p>PACKAGECONFIG[wayland] = ",,wayland-native wayland libdrm wayland-protocols"</text:p>
          </table:table-cell>
          <table:table-cell table:style-name="ce62" table:number-columns-repeated="100"/>
          <table:table-cell table:style-name="ce64" office:value-type="string" calcext:value-type="string">
            <text:p>}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TARGET_PRODUCT:ti43x = "ti437x_linux"</text:p>
          </table:table-cell>
          <table:table-cell table:style-name="ce62" table:number-columns-repeated="50"/>
          <table:table-cell table:style-name="ce64" office:value-type="string" calcext:value-type="string">
            <text:p>TARGET_PRODUCT:ti43x = "ti437x_linux"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TARGET_PRODUCT:omap-a15 = "ti572x_linux"</text:p>
          </table:table-cell>
          <table:table-cell table:style-name="ce62" table:number-columns-repeated="50"/>
          <table:table-cell table:style-name="ce64" office:value-type="string" calcext:value-type="string">
            <text:p>TARGET_PRODUCT:am65xx = "ti654x_linux"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dri3] = "-Ddri3=enabled, -Ddri3=disabled, xorgproto libxshmfence"</text:p>
          </table:table-cell>
          <table:table-cell table:style-name="ce62" table:number-columns-repeated="100"/>
          <table:table-cell table:style-name="ce64" office:value-type="string" calcext:value-type="string">
            <text:p>PACKAGESPLITFUNCS:prepend = "mesa_populate_packages 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TARGET_PRODUCT:am65xx = "ti654x_linux"</text:p>
          </table:table-cell>
          <table:table-cell table:style-name="ce62" table:number-columns-repeated="50"/>
          <table:table-cell table:style-name="ce64" office:value-type="string" calcext:value-type="string">
            <text:p>PVR_BUILD = "release"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 office:value-type="string" calcext:value-type="string">
            <text:p>PVR_WS = "lws-generic"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# Vulkan drivers need dri3 enabled</text:p>
          </table:table-cell>
          <table:table-cell table:style-name="ce62" table:number-columns-repeated="100"/>
          <table:table-cell table:style-name="ce64" office:value-type="string" calcext:value-type="string">
            <text:p>PACKAGES_DYNAMIC += "^mesa-driver-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RDEPENDS:${PN} += "libdrm"</text:p>
          </table:table-cell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# amd could be enabled as well but requires gallium-llvm with llvm &gt;= 3.9</text:p>
          </table:table-cell>
          <table:table-cell table:style-name="ce62" table:number-columns-repeated="100"/>
          <table:table-cell table:style-name="ce64" office:value-type="string" calcext:value-type="string">
            <text:p>PACKAGES_DYNAMIC:class-native = "^mesa-driver-.*-native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 office:value-type="string" calcext:value-type="string">
            <text:p>EXTRA_OEMAKE += 'KERNELDIR="${STAGING_KERNEL_DIR}" BUILD=${PVR_BUILD} \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VULKAN_DRIVERS = ""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RRECOMMENDS:${PN} += "ti-sgx-ddk-km"</text:p>
          </table:table-cell>
          <table:table-cell table:style-name="ce62" table:number-columns-repeated="50"/>
          <table:table-cell table:style-name="ce64" office:value-type="string" calcext:value-type="string">
            <text:p>WINDOW_SYSTEM=${PVR_WS} PVR_BUILD_DIR=${TARGET_PRODUCT}'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VULKAN_DRIVERS:append:x86:class-target = ",intel"</text:p>
          </table:table-cell>
          <table:table-cell table:style-name="ce62" table:number-columns-repeated="100"/>
          <table:table-cell table:style-name="ce64" office:value-type="string" calcext:value-type="string">
            <text:p>FILES:mesa-megadriver = "${libdir}/dri/* ${datadir}/drirc.d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VULKAN_DRIVERS:append:x86-64:class-target = ",intel"</text:p>
          </table:table-cell>
          <table:table-cell table:style-name="ce62" table:number-columns-repeated="100"/>
          <table:table-cell table:style-name="ce64" office:value-type="string" calcext:value-type="string">
            <text:p>FILES:mesa-vulkan-drivers = "${libdir}/libvulkan_*.so ${datadir}/vulkan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S = "${WORKDIR}/git"</text:p>
          </table:table-cell>
          <table:table-cell table:style-name="ce62" table:number-columns-repeated="50"/>
          <table:table-cell table:style-name="ce64" office:value-type="string" calcext:value-type="string">
            <text:p>do_install() {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VULKAN_DRIVERS:append ="${@bb.utils.contains('PACKAGECONFIG', 'freedreno', ',freedreno', '', d)}"</text:p>
          </table:table-cell>
          <table:table-cell table:style-name="ce62" table:number-columns-repeated="100"/>
          <table:table-cell table:style-name="ce64" office:value-type="string" calcext:value-type="string">
            <text:p>FILES:${PN}-vdpau-drivers = "${libdir}/vdpau/*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 office:value-type="string" calcext:value-type="string">
            <text:p><text:s text:c="4"/>make -C ${STAGING_KERNEL_DIR} M=${B}/eurasiacon/binary_${TARGET_PRODUCT}_${PVR_WS}_${PVR_BUILD}/target_armhf/kbuild INSTALL_MOD_PATH=${D}${root_prefix} PREFIX=${STAGING_DIR_HOST} modules_install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VULKAN_DRIVERS:append ="${@bb.utils.contains('PACKAGECONFIG', 'broadcom', ',broadcom', '', d)}"</text:p>
          </table:table-cell>
          <table:table-cell table:style-name="ce62" table:number-columns-repeated="100"/>
          <table:table-cell table:style-name="ce64" office:value-type="string" calcext:value-type="string">
            <text:p>FILES:libegl-mesa = "${libdir}/libEGL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EXTRA_OEMAKE += "DESTDIR=${D} TARGET_PRODUCT=${TARGET_PRODUCT} ${PACKAGECONFIG_CONFARGS}"</text:p>
          </table:table-cell>
          <table:table-cell table:style-name="ce62" table:number-columns-repeated="50"/>
          <table:table-cell table:style-name="ce64" office:value-type="string" calcext:value-type="string">
            <text:p>}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vulkan] = "-Dvulkan-drivers=${@strip_comma('${VULKAN_DRIVERS}')}, -Dvulkan-drivers='',"</text:p>
          </table:table-cell>
          <table:table-cell table:style-name="ce62" table:number-columns-repeated="100"/>
          <table:table-cell table:style-name="ce64" office:value-type="string" calcext:value-type="string">
            <text:p>FILES:libgbm = "${libdir}/libgbm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FILES:libgles1-mesa = "${libdir}/libGLESv1*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do_install() {</text:p>
          </table:table-cell>
          <table:table-cell table:style-name="ce62" table:number-columns-repeated="50"/>
          <table:table-cell table:style-name="ce64" office:value-type="string" calcext:value-type="string">
            <text:p>do_install:am65xx() {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opengl] = "-Dopengl=true, -Dopengl=false"</text:p>
          </table:table-cell>
          <table:table-cell table:style-name="ce62" table:number-columns-repeated="100"/>
          <table:table-cell table:style-name="ce64" office:value-type="string" calcext:value-type="string">
            <text:p>FILES:libgles2-mesa = "${libdir}/libGLESv2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<text:s text:c="4"/>oe_runmake install</text:p>
          </table:table-cell>
          <table:table-cell table:style-name="ce62" table:number-columns-repeated="50"/>
          <table:table-cell table:style-name="ce64" office:value-type="string" calcext:value-type="string">
            <text:p><text:s text:c="4"/>make -C ${STAGING_KERNEL_DIR} M=${B}/eurasiacon/binary_${TARGET_PRODUCT}_${PVR_WS}_${PVR_BUILD}/target_aarch64/kbuild INSTALL_MOD_PATH=${D}${root_prefix} PREFIX=${STAGING_DIR_HOST} modules_install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FILES:libgl-mesa = "${libdir}/libGL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}</text:p>
          </table:table-cell>
          <table:table-cell table:style-name="ce62" table:number-columns-repeated="50"/>
          <table:table-cell table:style-name="ce64" office:value-type="string" calcext:value-type="string">
            <text:p>}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# "gles" requires "opengl"</text:p>
          </table:table-cell>
          <table:table-cell table:style-name="ce62" table:number-columns-repeated="100"/>
          <table:table-cell table:style-name="ce64" office:value-type="string" calcext:value-type="string">
            <text:p>FILES:libopencl-mesa = "${libdir}/libMesaOpenCL.so.* ${sysconfdir}/OpenCL/vendors/mesa.icd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50"/>
          <table:table-cell table:style-name="ce64"/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gles] = "-Dgles1=enabled -Dgles2=enabled, -Dgles1=disabled -Dgles2=disabled"</text:p>
          </table:table-cell>
          <table:table-cell table:style-name="ce62" table:number-columns-repeated="100"/>
          <table:table-cell table:style-name="ce64" office:value-type="string" calcext:value-type="string">
            <text:p>FILES:libglapi = "${libdir}/libglapi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FILES:${PN} = <text:s/>"${bindir}/*"</text:p>
          </table:table-cell>
          <table:table-cell table:style-name="ce62" table:number-columns-repeated="50"/>
          <table:table-cell table:style-name="ce64" office:value-type="string" calcext:value-type="string">
            <text:p>RRECOMMENDS:${PN} += "ti-sgx-ddk-um"</text:p>
          </table:table-cell>
          <table:table-cell table:style-name="ce62" table:number-columns-repeated="99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FILES:libosmesa = "${libdir}/libOSMesa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FILES:${PN} += " ${libdir}/*"</text:p>
          </table:table-cell>
          <table:table-cell table:style-name="ce62" table:number-columns-repeated="150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# "egl" requires "opengl"</text:p>
          </table:table-cell>
          <table:table-cell table:style-name="ce62" table:number-columns-repeated="100"/>
          <table:table-cell table:style-name="ce64" office:value-type="string" calcext:value-type="string">
            <text:p>FILES:libxatracker = "${libdir}/libxatracker.so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FILES:${PN} += <text:s/>"${includedir}/*"</text:p>
          </table:table-cell>
          <table:table-cell table:style-name="ce62" table:number-columns-repeated="150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egl] = "-Degl=enabled, -Degl=disabled"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FILES:${PN} += <text:s/>"${sysconfdir}/*"</text:p>
          </table:table-cell>
          <table:table-cell table:style-name="ce62" table:number-columns-repeated="150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FILES:${PN}-dev = "${libdir}/pkgconfig/dri.pc ${includedir}/vulkan ${libdir}/vdpau/*.so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FILES:${PN} += <text:s/>"${datadir}/*"</text:p>
          </table:table-cell>
          <table:table-cell table:style-name="ce62" table:number-columns-repeated="150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# "opencl" requires libclc from meta-clang and spirv-tools from OE-Core</text:p>
          </table:table-cell>
          <table:table-cell table:style-name="ce62" table:number-columns-repeated="100"/>
          <table:table-cell table:style-name="ce64" office:value-type="string" calcext:value-type="string">
            <text:p>FILES:libegl-mesa-dev = "${libdir}/libEGL.* ${includedir}/EGL ${includedir}/KHR ${libdir}/pkgconfig/egl.pc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FILES:${PN} += "${nonarch_base_libdir}/udev/rules.d"</text:p>
          </table:table-cell>
          <table:table-cell table:style-name="ce62" table:number-columns-repeated="150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opencl] = "-Dgallium-opencl=icd -Dopencl-spirv=true,-Dgallium-opencl=disabled -Dopencl-spirv=false,libclc spirv-tools"</text:p>
          </table:table-cell>
          <table:table-cell table:style-name="ce62" table:number-columns-repeated="100"/>
          <table:table-cell table:style-name="ce64" office:value-type="string" calcext:value-type="string">
            <text:p>FILES:libgbm-dev = "${libdir}/libgbm.* ${libdir}/pkgconfig/gbm.pc ${includedir}/gbm.h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FILES:${PN} += "${nonarch_base_libdir}/systemd/system"</text:p>
          </table:table-cell>
          <table:table-cell table:style-name="ce62" table:number-columns-repeated="150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FILES:libgl-mesa-dev = "${libdir}/libGL.* ${includedir}/GL ${libdir}/pkgconfig/gl.pc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150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broadcom] = ""</text:p>
          </table:table-cell>
          <table:table-cell table:style-name="ce62" table:number-columns-repeated="100"/>
          <table:table-cell table:style-name="ce64" office:value-type="string" calcext:value-type="string">
            <text:p>FILES:libglapi-dev = "${libdir}/libglapi.*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# No debug or dev packages for this recipe</text:p>
          </table:table-cell>
          <table:table-cell table:style-name="ce62" table:number-columns-repeated="101"/>
          <table:table-cell table:style-name="Default" table:number-columns-repeated="5"/>
          <table:table-cell table:style-name="ce62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etnaviv] = ""</text:p>
          </table:table-cell>
          <table:table-cell table:style-name="ce62" table:number-columns-repeated="100"/>
          <table:table-cell table:style-name="ce64" office:value-type="string" calcext:value-type="string">
            <text:p>FILES:libgles1-mesa-dev = "${libdir}/libGLESv1*.* ${includedir}/GLES ${libdir}/pkgconfig/glesv1*.pc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PACKAGES = "${PN}"</text:p>
          </table:table-cell>
          <table:table-cell table:style-name="ce62" table:number-columns-repeated="62"/>
          <table:table-cell table:style-name="Default" table:number-columns-repeated="3"/>
          <table:table-cell table:style-name="ce62" table:number-columns-repeated="42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freedreno] = ""</text:p>
          </table:table-cell>
          <table:table-cell table:style-name="ce62" table:number-columns-repeated="100"/>
          <table:table-cell table:style-name="ce64" office:value-type="string" calcext:value-type="string">
            <text:p>FILES:libgles2-mesa-dev = "${libdir}/libGLESv2.* ${includedir}/GLES2 ${libdir}/pkgconfig/glesv2.pc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/>
          <table:table-cell table:style-name="ce62" table:number-columns-repeated="62"/>
          <table:table-cell table:style-name="Default" table:number-columns-repeated="3"/>
          <table:table-cell table:style-name="ce62" table:number-columns-repeated="37"/>
          <table:table-cell table:style-name="ce65"/>
          <table:table-cell table:style-name="ce62" table:number-columns-repeated="4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kmsro] = ""</text:p>
          </table:table-cell>
          <table:table-cell table:style-name="ce62" table:number-columns-repeated="100"/>
          <table:table-cell table:style-name="ce64" office:value-type="string" calcext:value-type="string">
            <text:p>FILES:libgles3-mesa-dev = "${includedir}/GLES3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INSANE_SKIP:${PN} += "ldflags"</text:p>
          </table:table-cell>
          <table:table-cell table:style-name="ce62" table:number-columns-repeated="41"/>
          <table:table-cell table:style-name="Default"/>
          <table:table-cell table:style-name="ce62" table:number-columns-repeated="20"/>
          <table:table-cell table:style-name="Default" table:number-columns-repeated="3"/>
          <table:table-cell table:style-name="ce62" table:number-columns-repeated="38"/>
          <table:table-cell table:style-name="ce65"/>
          <table:table-cell table:style-name="ce62" table:number-columns-repeated="3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vc4] = ""</text:p>
          </table:table-cell>
          <table:table-cell table:style-name="ce62" table:number-columns-repeated="100"/>
          <table:table-cell table:style-name="ce64" office:value-type="string" calcext:value-type="string">
            <text:p>FILES:libopencl-mesa-dev = "${libdir}/libMesaOpenCL.so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3"/>
          <table:table-cell table:style-name="ce64" office:value-type="string" calcext:value-type="string">
            <text:p>INSANE_SKIP:${PN} += "already-stripped dev-so"</text:p>
          </table:table-cell>
          <table:table-cell table:style-name="ce62" table:number-columns-repeated="63"/>
          <table:table-cell table:style-name="Default" table:number-columns-repeated="2"/>
          <table:table-cell table:style-name="ce62" table:number-columns-repeated="42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PACKAGECONFIG[v3d] = ""</text:p>
          </table:table-cell>
          <table:table-cell table:style-name="ce62" table:number-columns-repeated="100"/>
          <table:table-cell table:style-name="ce64" office:value-type="string" calcext:value-type="string">
            <text:p>FILES:libosmesa-dev = "${libdir}/libOSMesa.* ${includedir}/GL/osmesa.h ${libdir}/pkgconfig/osmesa.pc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67"/>
          <table:table-cell table:style-name="Default" table:number-columns-repeated="2"/>
          <table:table-cell table:style-name="ce62" table:number-columns-repeated="42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/>
          <table:table-cell table:style-name="ce62" table:number-columns-repeated="100"/>
          <table:table-cell table:style-name="ce64" office:value-type="string" calcext:value-type="string">
            <text:p>FILES:libxatracker-dev = "${libdir}/libxatracker.so ${libdir}/libxatracker.la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GALLIUMDRIVERS = "swrast"</text:p>
          </table:table-cell>
          <table:table-cell table:style-name="ce62" table:number-columns-repeated="100"/>
          <table:table-cell table:style-name="ce64" office:value-type="string" calcext:value-type="string">
            <text:p><text:s text:c="26"/>${includedir}/xa_tracker.h ${includedir}/xa_composite.h ${includedir}/xa_context.h \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31"/>
          <table:table-cell table:style-name="ce63" table:number-columns-repeated="6"/>
          <table:table-cell table:style-name="ce62" table:number-columns-repeated="63"/>
          <table:table-cell table:style-name="ce64" office:value-type="string" calcext:value-type="string">
            <text:p># gallium swrast was found to crash Xorg on startup in x32 qemu</text:p>
          </table:table-cell>
          <table:table-cell table:style-name="ce62" table:number-columns-repeated="100"/>
          <table:table-cell table:style-name="ce64" office:value-type="string" calcext:value-type="string">
            <text:p><text:s text:c="26"/>${libdir}/pkgconfig/xatracker.pc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x86-x32 = ""</text:p>
          </table:table-cell>
          <table:table-cell table:style-name="ce62" table:number-columns-repeated="100"/>
          <table:table-cell table:style-name="ce64"/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:x86:class-target = ",i915,iris,crocus"</text:p>
          </table:table-cell>
          <table:table-cell table:style-name="ce62" table:number-columns-repeated="100"/>
          <table:table-cell table:style-name="ce64" office:value-type="string" calcext:value-type="string">
            <text:p># Fix upgrade path from mesa to mesa-megadriver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107"/>
          <table:table-cell table:style-name="ce65"/>
          <table:table-cell table:style-name="ce62" table:number-columns-repeated="3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:x86-64:class-target = ",i915,iris,crocus"</text:p>
          </table:table-cell>
          <table:table-cell table:style-name="ce62" table:number-columns-repeated="100"/>
          <table:table-cell table:style-name="ce64" office:value-type="string" calcext:value-type="string">
            <text:p>RREPLACES:mesa-megadriver = "mesa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/>
          <table:table-cell table:style-name="ce62" table:number-columns-repeated="100"/>
          <table:table-cell table:style-name="ce64" office:value-type="string" calcext:value-type="string">
            <text:p>RCONFLICTS:mesa-megadriver = "mesa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48"/>
          <table:table-cell table:style-name="Default"/>
          <table:table-cell table:style-name="ce62" table:number-columns-repeated="22"/>
          <table:table-cell table:style-name="Default"/>
          <table:table-cell table:style-name="ce62" table:number-columns-repeated="39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"${@bb.utils.contains('PACKAGECONFIG', 'etnaviv', ',etnaviv', '', d)}"</text:p>
          </table:table-cell>
          <table:table-cell table:style-name="ce62" table:number-columns-repeated="100"/>
          <table:table-cell table:style-name="ce64" office:value-type="string" calcext:value-type="string">
            <text:p>RPROVIDES:mesa-megadriver = "mesa"</text:p>
          </table:table-cell>
          <table:table-cell table:style-name="ce62" table:number-columns-repeated="82"/>
          <table:table-cell table:number-columns-repeated="15977"/>
        </table:table-row>
        <table:table-row table:style-name="ro2">
          <table:table-cell table:style-name="ce62" table:number-columns-repeated="71"/>
          <table:table-cell table:style-name="Default"/>
          <table:table-cell table:style-name="ce62" table:number-columns-repeated="35"/>
          <table:table-cell table:style-name="ce65"/>
          <table:table-cell table:style-name="ce62" table:number-columns-repeated="3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"${@bb.utils.contains('PACKAGECONFIG', 'freedreno', ',freedreno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71"/>
          <table:table-cell table:style-name="Default"/>
          <table:table-cell table:style-name="ce62" table:number-columns-repeated="39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"${@bb.utils.contains('PACKAGECONFIG', 'kmsro', ',kmsro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48"/>
          <table:table-cell table:style-name="Default"/>
          <table:table-cell table:style-name="ce62" table:number-columns-repeated="62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"${@bb.utils.contains('PACKAGECONFIG', 'vc4', ',vc4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07"/>
          <table:table-cell table:style-name="ce65"/>
          <table:table-cell table:style-name="ce62" table:number-columns-repeated="3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"${@bb.utils.contains('PACKAGECONFIG', 'v3d', ',v3d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69"/>
          <table:table-cell table:style-name="Default"/>
          <table:table-cell table:style-name="ce62" table:number-columns-repeated="4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69"/>
          <table:table-cell table:style-name="Default"/>
          <table:table-cell table:style-name="ce62" table:number-columns-repeated="4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# radeonsi requires LLVM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_RADEONSI = "${@bb.utils.contains('PACKAGECONFIG', 'r600', ',radeonsi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_LLVM = "r300,nouveau${GALLIUMDRIVERS_RADEONSI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66"/>
          <table:table-cell table:style-name="Default" table:number-columns-repeated="3"/>
          <table:table-cell table:style-name="ce62" table:number-columns-repeated="42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_LLVM:append:x86:class-target = ",svga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66"/>
          <table:table-cell table:style-name="Default" table:number-columns-repeated="3"/>
          <table:table-cell table:style-name="ce62" table:number-columns-repeated="16"/>
          <table:table-cell table:style-name="Default" table:number-columns-repeated="2"/>
          <table:table-cell table:style-name="ce62" table:number-columns-repeated="20"/>
          <table:table-cell table:style-name="ce65"/>
          <table:table-cell table:style-name="ce62" table:number-columns-repeated="3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_LLVM:append:x86-64:class-target = ",svga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66"/>
          <table:table-cell table:style-name="Default" table:number-columns-repeated="3"/>
          <table:table-cell table:style-name="ce62" table:number-columns-repeated="16"/>
          <table:table-cell table:style-name="Default" table:number-columns-repeated="2"/>
          <table:table-cell table:style-name="ce62" table:number-columns-repeated="24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PACKAGECONFIG[r600] = "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07"/>
          <table:table-cell table:style-name="ce65"/>
          <table:table-cell table:style-name="ce62" table:number-columns-repeated="3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PACKAGECONFIG[virgl] = "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 "${@bb.utils.contains('PACKAGECONFIG', 'gallium-llvm', ',${GALLIUMDRIVERS_LLVM}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 "${@bb.utils.contains('PACKAGECONFIG', 'r600', ',r600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GALLIUMDRIVERS:append = "${@bb.utils.contains('PACKAGECONFIG', 'virgl', ',virgl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 table:number-columns-repeated="100"/>
          <table:table-cell table:style-name="ce64" office:value-type="string" calcext:value-type="string">
            <text:p>PACKAGECONFIG[gallium] = "-Dgallium-drivers=${@strip_comma('${GALLIUMDRIVERS}')}, -Dgallium-drivers='', libdrm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/>
          <table:table-cell table:style-name="ce65"/>
          <table:table-cell table:style-name="ce62" table:number-columns-repeated="98"/>
          <table:table-cell table:style-name="ce64" office:value-type="string" calcext:value-type="string">
            <text:p>PACKAGECONFIG[gallium-llvm] = "-Dllvm=enabled -Dshared-llvm=enabled, -Dllvm=disabled, llvm${MESA_LLVM_RELEASE} llvm-native \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/>
          <table:table-cell table:style-name="ce65"/>
          <table:table-cell table:style-name="ce62" table:number-columns-repeated="98"/>
          <table:table-cell table:style-name="ce64" office:value-type="string" calcext:value-type="string">
            <text:p><text:s text:c="31"/>elfutils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/>
          <table:table-cell table:style-name="ce65"/>
          <table:table-cell table:style-name="ce62" table:number-columns-repeated="98"/>
          <table:table-cell table:style-name="ce64" office:value-type="string" calcext:value-type="string">
            <text:p>PACKAGECONFIG[xa] <text:s/>= "-Dgallium-xa=enabled, -Dgallium-xa=disabled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/>
          <table:table-cell table:style-name="ce65"/>
          <table:table-cell table:style-name="ce62" table:number-columns-repeated="98"/>
          <table:table-cell table:style-name="ce64" office:value-type="string" calcext:value-type="string">
            <text:p>PACKAGECONFIG[va] = "-Dgallium-va=enabled,-Dgallium-va=disabled,libva-initial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/>
          <table:table-cell table:style-name="ce65"/>
          <table:table-cell table:style-name="ce62" table:number-columns-repeated="98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/>
          <table:table-cell table:style-name="ce65"/>
          <table:table-cell table:style-name="ce62" table:number-columns-repeated="98"/>
          <table:table-cell table:style-name="ce64" office:value-type="string" calcext:value-type="string">
            <text:p>PACKAGECONFIG[vdpau] = "-Dgallium-vdpau=enabled,-Dgallium-vdpau=disabled,libvdpau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111"/>
          <table:table-cell table:style-name="Default" table:number-columns-repeated="4"/>
          <table:table-cell table:style-name="ce62" table:number-columns-repeated="6"/>
          <table:table-cell table:style-name="Default" table:number-columns-repeated="2"/>
          <table:table-cell table:style-name="ce62"/>
          <table:table-cell table:style-name="ce65"/>
          <table:table-cell table:style-name="ce62" table:number-columns-repeated="98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223"/>
          <table:table-cell table:style-name="ce64" office:value-type="string" calcext:value-type="string">
            <text:p>PACKAGECONFIG[lima] = "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223"/>
          <table:table-cell table:style-name="ce64" office:value-type="string" calcext:value-type="string">
            <text:p>GALLIUMDRIVERS:append ="${@bb.utils.contains('PACKAGECONFIG', 'lima', ',lima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223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2"/>
          <table:table-cell table:style-name="ce63"/>
          <table:table-cell table:style-name="ce62" table:number-columns-repeated="220"/>
          <table:table-cell table:style-name="ce64" office:value-type="string" calcext:value-type="string">
            <text:p>PACKAGECONFIG[panfrost] = "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2"/>
          <table:table-cell table:style-name="ce63"/>
          <table:table-cell table:style-name="ce62" table:number-columns-repeated="220"/>
          <table:table-cell table:style-name="ce64" office:value-type="string" calcext:value-type="string">
            <text:p>GALLIUMDRIVERS:append ="${@bb.utils.contains('PACKAGECONFIG', 'panfrost', ',panfrost', '', d)}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2"/>
          <table:table-cell table:style-name="ce63"/>
          <table:table-cell table:style-name="ce62" table:number-columns-repeated="220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office:value-type="string" calcext:value-type="string">
            <text:p>meta-ti-bsp/conf/machine/include/mesa-pvr.inc</text:p>
          </table:table-cell>
          <table:table-cell table:style-name="ce62"/>
          <table:table-cell table:style-name="ce63"/>
          <table:table-cell table:style-name="ce62" table:number-columns-repeated="220"/>
          <table:table-cell table:style-name="ce64" office:value-type="string" calcext:value-type="string">
            <text:p>PACKAGECONFIG[osmesa] = "-Dosmesa=true,-Dosmesa=false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mesa ?= "mesa-pvr"</text:p>
          </table:table-cell>
          <table:table-cell table:style-name="ce63"/>
          <table:table-cell table:style-name="ce62" table:number-columns-repeated="220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egl ?= "mesa-pvr"</text:p>
          </table:table-cell>
          <table:table-cell table:style-name="ce63"/>
          <table:table-cell table:style-name="ce62" table:number-columns-repeated="220"/>
          <table:table-cell table:style-name="ce64" office:value-type="string" calcext:value-type="string">
            <text:p>PACKAGECONFIG[unwind] = "-Dlibunwind=enabled,-Dlibunwind=disabled,libunwind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libgles1 ?= "mesa-pvr"</text:p>
          </table:table-cell>
          <table:table-cell table:style-name="ce63"/>
          <table:table-cell table:style-name="ce62" table:number-columns-repeated="220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libgles2 ?= "mesa-pvr"</text:p>
          </table:table-cell>
          <table:table-cell table:style-name="ce63"/>
          <table:table-cell table:style-name="ce62" table:number-columns-repeated="220"/>
          <table:table-cell table:style-name="ce64" office:value-type="string" calcext:value-type="string">
            <text:p>PACKAGECONFIG[lmsensors] = "-Dlmsensors=enabled,-Dlmsensors=disabled,lmsensors"</text:p>
          </table:table-cell>
          <table:table-cell table:style-name="ce62" table:number-columns-repeated="182"/>
          <table:table-cell table:style-name="ce62" office:value-type="string" calcext:value-type="string">
            <text:p><text:s/></text:p>
          </table:table-cell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libgles3 ?= "mesa-pvr"</text:p>
          </table:table-cell>
          <table:table-cell table:style-name="ce62" table:number-columns-repeated="221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libgbm ?= "mesa-pvr"</text:p>
          </table:table-cell>
          <table:table-cell table:style-name="ce62" table:number-columns-repeated="221"/>
          <table:table-cell table:style-name="ce64" office:value-type="string" calcext:value-type="string">
            <text:p># llvmpipe is slow if compiled with -fomit-frame-pointer (e.g. -O2)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libglx ?= "mesa-pvr"</text:p>
          </table:table-cell>
          <table:table-cell table:style-name="ce62" table:number-columns-repeated="221"/>
          <table:table-cell table:style-name="ce64" office:value-type="string" calcext:value-type="string">
            <text:p>FULL_OPTIMIZATION:append = " -fno-omit-frame-pointer"</text:p>
          </table:table-cell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/>
          <table:table-cell table:style-name="ce64" office:value-type="string" calcext:value-type="string">
            <text:p>PREFERRED_PROVIDER_virtual/libgl ?= "mesa-pvr"</text:p>
          </table:table-cell>
          <table:table-cell table:style-name="ce62" table:number-columns-repeated="221"/>
          <table:table-cell table:style-name="ce64"/>
          <table:table-cell table:style-name="ce62" table:number-columns-repeated="183"/>
          <table:table-cell table:number-columns-repeated="15977"/>
        </table:table-row>
        <table:table-row table:style-name="ro2" table:number-rows-repeated="12">
          <table:table-cell table:style-name="ce62" table:number-columns-repeated="223"/>
          <table:table-cell table:style-name="ce63"/>
          <table:table-cell table:style-name="ce62" table:number-columns-repeated="183"/>
          <table:table-cell table:number-columns-repeated="15977"/>
        </table:table-row>
        <table:table-row table:style-name="ro2">
          <table:table-cell table:style-name="ce62" table:number-columns-repeated="6"/>
          <table:table-cell table:style-name="ce62" office:value-type="string" calcext:value-type="string">
            <text:p><text:s/></text:p>
          </table:table-cell>
          <table:table-cell table:style-name="ce62" table:number-columns-repeated="216"/>
          <table:table-cell table:style-name="ce63"/>
          <table:table-cell table:style-name="ce62" table:number-columns-repeated="183"/>
          <table:table-cell table:number-columns-repeated="15977"/>
        </table:table-row>
        <table:table-row table:style-name="ro2" table:number-rows-repeated="127">
          <table:table-cell table:number-columns-repeated="223"/>
          <table:table-cell table:style-name="Default"/>
          <table:table-cell table:number-columns-repeated="16160"/>
        </table:table-row>
        <table:table-row table:style-name="ro2" table:number-rows-repeated="10482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tk+3" table:style-name="ta2">
        <table:table-column table:style-name="co2" table:number-columns-repeated="16362" table:default-cell-style-name="ce61"/>
        <table:table-column table:style-name="co1" table:number-columns-repeated="22" table:default-cell-style-name="ce61"/>
        <table:table-row table:style-name="ro2">
          <table:table-cell office:value-type="string" calcext:value-type="string">
            <text:p>meta/</text:p>
          </table:table-cell>
          <table:table-cell table:number-columns-repeated="116"/>
          <table:table-cell office:value-type="string" calcext:value-type="string">
            <text:p>config.h</text:p>
          </table:table-cell>
          <table:table-cell table:number-columns-repeated="37"/>
          <table:table-cell table:style-name="ce66" office:value-type="string" calcext:value-type="string">
            <text:p>/* Define to 1 if sys/sysinfo.h is available */</text:p>
          </table:table-cell>
          <table:table-cell table:number-columns-repeated="16228"/>
        </table:table-row>
        <table:table-row table:style-name="ro2">
          <table:table-cell/>
          <table:table-cell office:value-type="string" calcext:value-type="string">
            <text:p>recipes-gnome/gtk+/</text:p>
          </table:table-cell>
          <table:table-cell table:number-columns-repeated="116"/>
          <table:table-cell table:style-name="ce66" office:value-type="string" calcext:value-type="string">
            <text:p>/* config.h. <text:s/>Generated from config.h.in by configure. <text:s/>*/</text:p>
          </table:table-cell>
          <table:table-cell table:number-columns-repeated="36"/>
          <table:table-cell table:style-name="ce66" office:value-type="string" calcext:value-type="string">
            <text:p>#define HAVE_SYS_SYSINFO_H 1</text:p>
          </table:table-cell>
          <table:table-cell table:number-columns-repeated="16228"/>
        </table:table-row>
        <table:table-row table:style-name="ro2">
          <table:table-cell table:number-columns-repeated="2"/>
          <table:table-cell office:value-type="string" calcext:value-type="string">
            <text:p>gtk+3/</text:p>
          </table:table-cell>
          <table:table-cell table:number-columns-repeated="115"/>
          <table:table-cell table:style-name="ce66" office:value-type="string" calcext:value-type="string">
            <text:p>/* config.h.in. <text:s/>Generated from configure.ac by autoheader. <text:s/>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office:value-type="string" calcext:value-type="string">
            <text:p>0002-Do-not-try-to-initialize-GL-without-libGL.patch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1 if sys/systeminfo.h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office:value-type="string" calcext:value-type="string">
            <text:p>0003-Add-disable-opengl-configure-option.patch</text:p>
          </table:table-cell>
          <table:table-cell table:number-columns-repeated="114"/>
          <table:table-cell table:style-name="ce66" office:value-type="string" calcext:value-type="string">
            <text:p>/* Define to 1 if translation of program messages to the user's native</text:p>
          </table:table-cell>
          <table:table-cell table:number-columns-repeated="36"/>
          <table:table-cell table:style-name="ce66" office:value-type="string" calcext:value-type="string">
            <text:p>/* #undef HAVE_SYS_SYSTEMINFO_H */</text:p>
          </table:table-cell>
          <table:table-cell table:number-columns-repeated="16228"/>
        </table:table-row>
        <table:table-row table:style-name="ro2">
          <table:table-cell table:number-columns-repeated="3"/>
          <table:table-cell office:value-type="string" calcext:value-type="string">
            <text:p>link_fribidi.patch</text:p>
          </table:table-cell>
          <table:table-cell table:number-columns-repeated="114"/>
          <table:table-cell table:style-name="ce66" office:value-type="string" calcext:value-type="string">
            <text:p><text:s text:c="3"/>language is requested.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118"/>
          <table:table-cell table:style-name="ce66" office:value-type="string" calcext:value-type="string">
            <text:p>#define ENABLE_NLS 1</text:p>
          </table:table-cell>
          <table:table-cell table:number-columns-repeated="36"/>
          <table:table-cell table:style-name="ce66" office:value-type="string" calcext:value-type="string">
            <text:p>/* Define to 1 if you have the &lt;sys/time.h&gt; header file. */</text:p>
          </table:table-cell>
          <table:table-cell table:number-columns-repeated="16228"/>
        </table:table-row>
        <table:table-row table:style-name="ro2">
          <table:table-cell table:number-columns-repeated="2"/>
          <table:table-cell office:value-type="string" calcext:value-type="string">
            <text:p>gtk+3_3.24.34.bb</text:p>
          </table:table-cell>
          <table:table-cell table:number-columns-repeated="115"/>
          <table:table-cell table:style-name="ce66"/>
          <table:table-cell table:number-columns-repeated="36"/>
          <table:table-cell table:style-name="ce66" office:value-type="string" calcext:value-type="string">
            <text:p>#define HAVE_SYS_TIME_H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require gtk+3.inc</text:p>
          </table:table-cell>
          <table:table-cell table:number-columns-repeated="114"/>
          <table:table-cell table:style-name="ce66" office:value-type="string" calcext:value-type="string">
            <text:p>/* The prefix for our gettext translation domains.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#define GETTEXT_PACKAGE "gtk30"</text:p>
          </table:table-cell>
          <table:table-cell table:number-columns-repeated="36"/>
          <table:table-cell table:style-name="ce66" office:value-type="string" calcext:value-type="string">
            <text:p>/* Define to 1 if you have the &lt;sys/types.h&gt; header fil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MAJ_VER = "${@oe.utils.trim_version("${PV}", 2)}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define HAVE_SYS_TYPES_H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Disable deprecation warnings from glib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SRC_URI = "http://ftp.gnome.org/pub/gnome/sources/gtk+/${MAJ_VER}/gtk+-${PV}.tar.xz \</text:p>
          </table:table-cell>
          <table:table-cell table:number-columns-repeated="114"/>
          <table:table-cell table:style-name="ce66" office:value-type="string" calcext:value-type="string">
            <text:p>#define GLIB_DISABLE_DEPRECATION_WARNINGS 1</text:p>
          </table:table-cell>
          <table:table-cell table:number-columns-repeated="36"/>
          <table:table-cell table:style-name="ce66" office:value-type="string" calcext:value-type="string">
            <text:p>/* Define if tracker3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1"/>file://0002-Do-not-try-to-initialize-GL-without-libGL.patch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#undef HAVE_TRACKER3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1"/>file://0003-Add-disable-opengl-configure-option.patch \</text:p>
          </table:table-cell>
          <table:table-cell table:number-columns-repeated="114"/>
          <table:table-cell table:style-name="ce66" office:value-type="string" calcext:value-type="string">
            <text:p>/* Define to 1 if you have the `bind_textdomain_codeset' function.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1"/>file://link_fribidi.patch \</text:p>
          </table:table-cell>
          <table:table-cell table:number-columns-repeated="114"/>
          <table:table-cell table:style-name="ce66" office:value-type="string" calcext:value-type="string">
            <text:p>#define HAVE_BIND_TEXTDOMAIN_CODESET 1</text:p>
          </table:table-cell>
          <table:table-cell table:number-columns-repeated="36"/>
          <table:table-cell table:style-name="ce66" office:value-type="string" calcext:value-type="string">
            <text:p>/* Define to 1 if you have the `trunc' function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1"/>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define HAVE_TRUNC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SRC_URI[sha256sum] = "dbc69f90ddc821b8d1441f00374dc1da4323a2eafa9078e61edbe5eeefa852ec"</text:p>
          </table:table-cell>
          <table:table-cell table:number-columns-repeated="114"/>
          <table:table-cell table:style-name="ce66" office:value-type="string" calcext:value-type="string">
            <text:p>/* Define to 1 if you have the Mac OS X function CFLocaleCopyCurrent in the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<text:s text:c="3"/>CoreFoundation framework. */</text:p>
          </table:table-cell>
          <table:table-cell table:number-columns-repeated="36"/>
          <table:table-cell table:style-name="ce66" office:value-type="string" calcext:value-type="string">
            <text:p>/* Define to 1 if you have the &lt;unistd.h&gt; header fil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S = "${WORKDIR}/gtk+-${PV}"</text:p>
          </table:table-cell>
          <table:table-cell table:number-columns-repeated="114"/>
          <table:table-cell table:style-name="ce66" office:value-type="string" calcext:value-type="string">
            <text:p>/* #undef HAVE_CFLOCALECOPYCURRENT */</text:p>
          </table:table-cell>
          <table:table-cell table:number-columns-repeated="36"/>
          <table:table-cell table:style-name="ce66" office:value-type="string" calcext:value-type="string">
            <text:p>#define HAVE_UNISTD_H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LIC_FILES_CHKSUM = "file://COPYING;md5=5f30f0716dfdd0d91eb439ebec522ec2 \</text:p>
          </table:table-cell>
          <table:table-cell table:number-columns-repeated="114"/>
          <table:table-cell table:style-name="ce66" office:value-type="string" calcext:value-type="string">
            <text:p>/* Define to 1 if you have the Mac OS X function CFPreferencesCopyAppValue in</text:p>
          </table:table-cell>
          <table:table-cell table:number-columns-repeated="36"/>
          <table:table-cell table:style-name="ce66" office:value-type="string" calcext:value-type="string">
            <text:p>/* Define to 1 if you have the &lt;wchar.h&gt; header fil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file://gtk/gtk.h;endline=25;md5=1d8dc0fccdbfa26287a271dce88af737 \</text:p>
          </table:table-cell>
          <table:table-cell table:number-columns-repeated="114"/>
          <table:table-cell table:style-name="ce66" office:value-type="string" calcext:value-type="string">
            <text:p><text:s text:c="3"/>the CoreFoundation framework. */</text:p>
          </table:table-cell>
          <table:table-cell table:number-columns-repeated="36"/>
          <table:table-cell table:style-name="ce66" office:value-type="string" calcext:value-type="string">
            <text:p>#define HAVE_WCHAR_H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file://gdk/gdk.h;endline=25;md5=c920ce39dc88c6f06d3e7c50e08086f2 \</text:p>
          </table:table-cell>
          <table:table-cell table:number-columns-repeated="114"/>
          <table:table-cell table:style-name="ce66" office:value-type="string" calcext:value-type="string">
            <text:p>/* #undef HAVE_CFPREFERENCESCOPYAPPVALUE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file://tests/testgtk.c;endline=25;md5=cb732daee1d82af7a2bf953cf3cf26f1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Have the XCOMPOSITE X extension */</text:p>
          </table:table-cell>
          <table:table-cell table:number-columns-repeated="16228"/>
        </table:table-row>
        <table:table-row table:style-name="ro2">
          <table:table-cell table:number-columns-repeated="118"/>
          <table:table-cell table:style-name="ce66" office:value-type="string" calcext:value-type="string">
            <text:p>/* Define if libcloudproviders is available */</text:p>
          </table:table-cell>
          <table:table-cell table:number-columns-repeated="36"/>
          <table:table-cell table:style-name="ce66" office:value-type="string" calcext:value-type="string">
            <text:p>/* #undef HAVE_XCOMPOSITE */</text:p>
          </table:table-cell>
          <table:table-cell table:number-columns-repeated="16228"/>
        </table:table-row>
        <table:table-row table:style-name="ro2">
          <table:table-cell table:number-columns-repeated="118"/>
          <table:table-cell table:style-name="ce66" office:value-type="string" calcext:value-type="string">
            <text:p>/* #undef HAVE_CLOUDPROVIDERS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2"/>
          <table:table-cell office:value-type="string" calcext:value-type="string">
            <text:p>gtk+3.inc</text:p>
          </table:table-cell>
          <table:table-cell table:number-columns-repeated="115"/>
          <table:table-cell table:style-name="ce66"/>
          <table:table-cell table:number-columns-repeated="36"/>
          <table:table-cell table:style-name="ce66" office:value-type="string" calcext:value-type="string">
            <text:p>/* Have the Xcursor library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SUMMARY = "Multi-platform toolkit for creating GUIs"</text:p>
          </table:table-cell>
          <table:table-cell table:number-columns-repeated="114"/>
          <table:table-cell table:style-name="ce66" office:value-type="string" calcext:value-type="string">
            <text:p>/* define if we have colord */</text:p>
          </table:table-cell>
          <table:table-cell table:number-columns-repeated="36"/>
          <table:table-cell table:style-name="ce66" office:value-type="string" calcext:value-type="string">
            <text:p>/* #undef HAVE_XCURSOR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DESCRIPTION = "GTK+ is a multi-platform toolkit for creating graphical user interfaces. Offering a complete \</text:p>
          </table:table-cell>
          <table:table-cell table:number-columns-repeated="114"/>
          <table:table-cell table:style-name="ce66" office:value-type="string" calcext:value-type="string">
            <text:p>/* #undef HAVE_COLORD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set of widgets, GTK+ is suitable for projects ranging from small one-off projects to complete application suites.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Have the XDAMAGE X extension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HOMEPAGE = "http://www.gtk.org"</text:p>
          </table:table-cell>
          <table:table-cell table:number-columns-repeated="114"/>
          <table:table-cell table:style-name="ce66" office:value-type="string" calcext:value-type="string">
            <text:p>/* Define if the GNU dcgettext() function is already present or preinstalled.</text:p>
          </table:table-cell>
          <table:table-cell table:number-columns-repeated="36"/>
          <table:table-cell table:style-name="ce66" office:value-type="string" calcext:value-type="string">
            <text:p>/* #undef HAVE_XDAMAG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BUGTRACKER = "https://bugzilla.gnome.org/"</text:p>
          </table:table-cell>
          <table:table-cell table:number-columns-repeated="114"/>
          <table:table-cell table:style-name="ce66" office:value-type="string" calcext:value-type="string">
            <text:p><text:s text:c="3"/>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SECTION = "libs"</text:p>
          </table:table-cell>
          <table:table-cell table:number-columns-repeated="114"/>
          <table:table-cell table:style-name="ce66" office:value-type="string" calcext:value-type="string">
            <text:p>#define HAVE_DCGETTEXT 1</text:p>
          </table:table-cell>
          <table:table-cell table:number-columns-repeated="36"/>
          <table:table-cell table:style-name="ce66" office:value-type="string" calcext:value-type="string">
            <text:p>/* Have the XFIXES X extension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#undef HAVE_XFIXES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DEPENDS = "glib-2.0 cairo pango atk jpeg libpng gdk-pixbuf \</text:p>
          </table:table-cell>
          <table:table-cell table:number-columns-repeated="114"/>
          <table:table-cell table:style-name="ce66" office:value-type="string" calcext:value-type="string">
            <text:p>/* Define to 1 if you have the declaration of `isinf', and to 0 if you don't.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1"/>gdk-pixbuf-native"</text:p>
          </table:table-cell>
          <table:table-cell table:number-columns-repeated="114"/>
          <table:table-cell table:style-name="ce66" office:value-type="string" calcext:value-type="string">
            <text:p><text:s text:c="3"/>*/</text:p>
          </table:table-cell>
          <table:table-cell table:number-columns-repeated="36"/>
          <table:table-cell table:style-name="ce66" office:value-type="string" calcext:value-type="string">
            <text:p>/* Define to 1 if XFree Xinerama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#define HAVE_DECL_ISINF 1</text:p>
          </table:table-cell>
          <table:table-cell table:number-columns-repeated="36"/>
          <table:table-cell table:style-name="ce66" office:value-type="string" calcext:value-type="string">
            <text:p>/* #undef HAVE_XFREE_XINERAMA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LICENSE = "LGPL-2.0-only &amp; LGPL-2.0-or-later &amp; LGPL-2.1-or-later"</text:p>
          </table:table-cell>
          <table:table-cell table:number-columns-repeated="114"/>
          <table:table-cell table:style-name="ce66"/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Define to 1 if you have the declaration of `isnan', and to 0 if you don't.</text:p>
          </table:table-cell>
          <table:table-cell table:number-columns-repeated="36"/>
          <table:table-cell table:style-name="ce66" office:value-type="string" calcext:value-type="string">
            <text:p>/* Have XGenericEvent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inherit autotools gettext pkgconfig gtk-doc update-alternatives gtk-immodules-cache gsettings features_check gobject-introspection</text:p>
          </table:table-cell>
          <table:table-cell table:number-columns-repeated="114"/>
          <table:table-cell table:style-name="ce66" office:value-type="string" calcext:value-type="string">
            <text:p><text:s text:c="3"/>*/</text:p>
          </table:table-cell>
          <table:table-cell table:number-columns-repeated="36"/>
          <table:table-cell table:style-name="ce66" office:value-type="string" calcext:value-type="string">
            <text:p>/* #undef HAVE_XGENERICEVENTS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#define HAVE_DECL_ISNAN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BBCLASSEXTEND = "native nativesdk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1 if xinerama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Define to 1 if you have the &lt;dev/evdev/input.h&gt; header file. */</text:p>
          </table:table-cell>
          <table:table-cell table:number-columns-repeated="36"/>
          <table:table-cell table:style-name="ce66" office:value-type="string" calcext:value-type="string">
            <text:p>/* #undef HAVE_XINERAMA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GSETTINGS_PACKAGE:class-native = ""</text:p>
          </table:table-cell>
          <table:table-cell table:number-columns-repeated="114"/>
          <table:table-cell table:style-name="ce66" office:value-type="string" calcext:value-type="string">
            <text:p>/* #undef HAVE_DEV_EVDEV_INPUT_H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use XKB extension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# versions &gt;= 3.90 are development versions, otherwise like upstream-version-is-even</text:p>
          </table:table-cell>
          <table:table-cell table:number-columns-repeated="114"/>
          <table:table-cell table:style-name="ce66" office:value-type="string" calcext:value-type="string">
            <text:p>/* Define to 1 if you have the &lt;dlfcn.h&gt; header file. */</text:p>
          </table:table-cell>
          <table:table-cell table:number-columns-repeated="36"/>
          <table:table-cell table:style-name="ce66" office:value-type="string" calcext:value-type="string">
            <text:p>/* #undef HAVE_XKB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UPSTREAM_CHECK_REGEX = "[^\d\.](?P&lt;pver&gt;3\.([1-8]?[02468])+(\.\d+)+)\.tar"</text:p>
          </table:table-cell>
          <table:table-cell table:number-columns-repeated="114"/>
          <table:table-cell table:style-name="ce66" office:value-type="string" calcext:value-type="string">
            <text:p>#define HAVE_DLFCN_H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Have the SYNC extension library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ANY_OF_DISTRO_FEATURES = "${GTK3DISTROFEATURES}"</text:p>
          </table:table-cell>
          <table:table-cell table:number-columns-repeated="114"/>
          <table:table-cell table:style-name="ce66" office:value-type="string" calcext:value-type="string">
            <text:p>/* Define to 1 if you have the `exp2' function. */</text:p>
          </table:table-cell>
          <table:table-cell table:number-columns-repeated="36"/>
          <table:table-cell table:style-name="ce66" office:value-type="string" calcext:value-type="string">
            <text:p>/* #undef HAVE_XSYNC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#define HAVE_EXP2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# This should be in autotools.bbclass, but until something elses uses it putting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1 if you have the `_lock_file' function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# it here avoids rebuilding everything.</text:p>
          </table:table-cell>
          <table:table-cell table:number-columns-repeated="114"/>
          <table:table-cell table:style-name="ce66" office:value-type="string" calcext:value-type="string">
            <text:p>/* Define to 1 if you have the `flockfile' function. */</text:p>
          </table:table-cell>
          <table:table-cell table:number-columns-repeated="36"/>
          <table:table-cell table:style-name="ce66" office:value-type="string" calcext:value-type="string">
            <text:p>/* #undef HAVE__LOCK_FI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export PKG_CONFIG_FOR_BUILD = "${STAGING_BINDIR_NATIVE}/pkg-config-native"</text:p>
          </table:table-cell>
          <table:table-cell table:number-columns-repeated="114"/>
          <table:table-cell table:style-name="ce66" office:value-type="string" calcext:value-type="string">
            <text:p>#define HAVE_FLOCKFILE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if _NL_MEASUREMENT_MEASUREMENT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do_configure:prepend() {</text:p>
          </table:table-cell>
          <table:table-cell table:number-columns-repeated="114"/>
          <table:table-cell table:style-name="ce66" office:value-type="string" calcext:value-type="string">
            <text:p>/* Define to 1 if you have the `fmin' function. */</text:p>
          </table:table-cell>
          <table:table-cell table:number-columns-repeated="36"/>
          <table:table-cell table:style-name="ce66" office:value-type="string" calcext:value-type="string">
            <text:p>#define HAVE__NL_MEASUREMENT_MEASUREMENT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#delete a file that will get confused with generated one in ${B}</text:p>
          </table:table-cell>
          <table:table-cell table:number-columns-repeated="114"/>
          <table:table-cell table:style-name="ce66" office:value-type="string" calcext:value-type="string">
            <text:p>#define HAVE_FMIN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rm -f ${S}/gtk/gtktypefuncs.c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if _NL_PAPER_HEIGHT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Define to 1 if you have the &lt;ftw.h&gt; header file. */</text:p>
          </table:table-cell>
          <table:table-cell table:number-columns-repeated="36"/>
          <table:table-cell table:style-name="ce66" office:value-type="string" calcext:value-type="string">
            <text:p>#define HAVE__NL_PAPER_HEIGHT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# These files are generated by wayland-scanner but will race over modification</text:p>
          </table:table-cell>
          <table:table-cell table:number-columns-repeated="114"/>
          <table:table-cell table:style-name="ce66" office:value-type="string" calcext:value-type="string">
            <text:p>#define HAVE_FTW_H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# time between the copies in the sysroot from wayland-protocols and the copy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if _NL_PAPER_WIDTH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# in the source tree. Solve the race by deleting so they need to be regenerated.</text:p>
          </table:table-cell>
          <table:table-cell table:number-columns-repeated="114"/>
          <table:table-cell table:style-name="ce66" office:value-type="string" calcext:value-type="string">
            <text:p>/* Define to 1 if you have the `getpagesize' function. */</text:p>
          </table:table-cell>
          <table:table-cell table:number-columns-repeated="36"/>
          <table:table-cell table:style-name="ce66" office:value-type="string" calcext:value-type="string">
            <text:p>#define HAVE__NL_PAPER_WIDTH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# 3.24.22 will not be shipping these files so this can be deleted then:</text:p>
          </table:table-cell>
          <table:table-cell table:number-columns-repeated="114"/>
          <table:table-cell table:style-name="ce66" office:value-type="string" calcext:value-type="string">
            <text:p>#define HAVE_GETPAGESIZE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# https://gitlab.gnome.org/GNOME/gtk/-/merge_requests/2183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if _NL_TIME_FIRST_WEEKDAY is available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rm -f ${S}/modules/input/text-input-unstable-v3*.[ch]</text:p>
          </table:table-cell>
          <table:table-cell table:number-columns-repeated="114"/>
          <table:table-cell table:style-name="ce66" office:value-type="string" calcext:value-type="string">
            <text:p>/* Define to 1 if you have the `getresuid' function. */</text:p>
          </table:table-cell>
          <table:table-cell table:number-columns-repeated="36"/>
          <table:table-cell table:style-name="ce66" office:value-type="string" calcext:value-type="string">
            <text:p>#define HAVE__NL_TIME_FIRST_WEEKDAY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}</text:p>
          </table:table-cell>
          <table:table-cell table:number-columns-repeated="114"/>
          <table:table-cell table:style-name="ce66" office:value-type="string" calcext:value-type="string">
            <text:p>#define HAVE_GETRESUID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the sub-directory where libtool stores uninstalled libraries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EXTRA_OECONF += " \</text:p>
          </table:table-cell>
          <table:table-cell table:number-columns-repeated="114"/>
          <table:table-cell table:style-name="ce66" office:value-type="string" calcext:value-type="string">
            <text:p>/* Define if the GNU gettext() function is already present or preinstalled. */</text:p>
          </table:table-cell>
          <table:table-cell table:number-columns-repeated="36"/>
          <table:table-cell table:style-name="ce66" office:value-type="string" calcext:value-type="string">
            <text:p>#define LT_OBJDIR ".libs/"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7"/>--disable-glibtest \</text:p>
          </table:table-cell>
          <table:table-cell table:number-columns-repeated="114"/>
          <table:table-cell table:style-name="ce66" office:value-type="string" calcext:value-type="string">
            <text:p>#define HAVE_GETTEXT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7"/>--disable-xinerama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1 if your C compiler doesn't accept -c and -o together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7"/>--enable-modules \</text:p>
          </table:table-cell>
          <table:table-cell table:number-columns-repeated="114"/>
          <table:table-cell table:style-name="ce66" office:value-type="string" calcext:value-type="string">
            <text:p>/* Define if gio-unix is available */</text:p>
          </table:table-cell>
          <table:table-cell table:number-columns-repeated="36"/>
          <table:table-cell table:style-name="ce66" office:value-type="string" calcext:value-type="string">
            <text:p>/* #undef NO_MINUS_C_MINUS_O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7"/>${@bb.utils.contains("DISTRO_FEATURES", "x11", "", "--disable-gtk-doc", d)} \</text:p>
          </table:table-cell>
          <table:table-cell table:number-columns-repeated="114"/>
          <table:table-cell table:style-name="ce66" office:value-type="string" calcext:value-type="string">
            <text:p>#define HAVE_GIO_UNIX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7"/>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the address where bug reports for this package should be sent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GLX will be available at runtime */</text:p>
          </table:table-cell>
          <table:table-cell table:number-columns-repeated="36"/>
          <table:table-cell table:style-name="ce66" office:value-type="string" calcext:value-type="string">
            <text:p>#define PACKAGE_BUGREPORT "http://bugzilla.gnome.org/enter_bug.cgi?product=gtk%2B"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do_compile:prepend() {</text:p>
          </table:table-cell>
          <table:table-cell table:number-columns-repeated="114"/>
          <table:table-cell table:style-name="ce66" office:value-type="string" calcext:value-type="string">
            <text:p>#define HAVE_GLX /*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8"/>export GIR_EXTRA_LIBS_PATH="${B}/gdk/.libs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the full name of this packag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}</text:p>
          </table:table-cell>
          <table:table-cell table:number-columns-repeated="114"/>
          <table:table-cell table:style-name="ce66" office:value-type="string" calcext:value-type="string">
            <text:p>/* defines whether we have HarfBuzz */</text:p>
          </table:table-cell>
          <table:table-cell table:number-columns-repeated="36"/>
          <table:table-cell table:style-name="ce66" office:value-type="string" calcext:value-type="string">
            <text:p>#define PACKAGE_NAME "gtk+"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#define HAVE_HARFBUZZ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 ??= "${@bb.utils.filter('DISTRO_FEATURES', 'opengl wayland x11', d)}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the full name and version of this packag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:class-native = "${@bb.utils.filter('DISTRO_FEATURES', 'x11', d)}"</text:p>
          </table:table-cell>
          <table:table-cell table:number-columns-repeated="114"/>
          <table:table-cell table:style-name="ce66" office:value-type="string" calcext:value-type="string">
            <text:p>/* Define if you have the iconv() function and it works. */</text:p>
          </table:table-cell>
          <table:table-cell table:number-columns-repeated="36"/>
          <table:table-cell table:style-name="ce66" office:value-type="string" calcext:value-type="string">
            <text:p>#define PACKAGE_STRING "gtk+ 3.24.34"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:class-nativesdk = "${@bb.utils.filter('DISTRO_FEATURES', 'x11', d)}"</text:p>
          </table:table-cell>
          <table:table-cell table:number-columns-repeated="114"/>
          <table:table-cell table:style-name="ce66" office:value-type="string" calcext:value-type="string">
            <text:p>/* #undef HAVE_ICONV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the one symbol short name of this packag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[x11] = "--enable-x11-backend,--disable-x11-backend,at-spi2-atk fontconfig libx11 libxext libxcursor libxi libxdamage libxrandr libxrender libxcomposite libxfixes"</text:p>
          </table:table-cell>
          <table:table-cell table:number-columns-repeated="114"/>
          <table:table-cell table:style-name="ce66" office:value-type="string" calcext:value-type="string">
            <text:p>/* Define to 1 if you have the &lt;inttypes.h&gt; header file. */</text:p>
          </table:table-cell>
          <table:table-cell table:number-columns-repeated="36"/>
          <table:table-cell table:style-name="ce66" office:value-type="string" calcext:value-type="string">
            <text:p>#define PACKAGE_TARNAME "gtk+"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# this is provided by oe-core patch that removes epoxy/gl dependency from a X11 build</text:p>
          </table:table-cell>
          <table:table-cell table:number-columns-repeated="114"/>
          <table:table-cell table:style-name="ce66" office:value-type="string" calcext:value-type="string">
            <text:p>#define HAVE_INTTYPES_H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[opengl] = "--enable-opengl,--disable-opengl,libepoxy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the home page for this packag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[wayland] = "--enable-wayland-backend,--disable-wayland-backend,wayland wayland-protocols libxkbcommon virtual/egl virtual/libgles2 wayland-native"</text:p>
          </table:table-cell>
          <table:table-cell table:number-columns-repeated="114"/>
          <table:table-cell table:style-name="ce66" office:value-type="string" calcext:value-type="string">
            <text:p>/* Define to 1 if the system has the type `IPrintDialogCallback'. */</text:p>
          </table:table-cell>
          <table:table-cell table:number-columns-repeated="36"/>
          <table:table-cell table:style-name="ce66" office:value-type="string" calcext:value-type="string">
            <text:p>#define PACKAGE_URL ""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[cups] = "--enable-cups,--disable-cups,cups"</text:p>
          </table:table-cell>
          <table:table-cell table:number-columns-repeated="114"/>
          <table:table-cell table:style-name="ce66" office:value-type="string" calcext:value-type="string">
            <text:p>/* #undef HAVE_IPRINTDIALOGCALLBACK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CONFIG[colord] = "--enable-colord,--disable-colord,colord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the version of this package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Define to 1 if you have the `m' library (-lm). */</text:p>
          </table:table-cell>
          <table:table-cell table:number-columns-repeated="36"/>
          <table:table-cell table:style-name="ce66" office:value-type="string" calcext:value-type="string">
            <text:p>#define PACKAGE_VERSION "3.24.34"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repare_gtk_scripts() {</text:p>
          </table:table-cell>
          <table:table-cell table:number-columns-repeated="114"/>
          <table:table-cell table:style-name="ce66" office:value-type="string" calcext:value-type="string">
            <text:p>#define HAVE_LIBM 1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mv ${D}${bindir}/gtk-update-icon-cache ${D}${bindir}/gtk-update-icon-cache-3.0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Use NSBundle functions to determine load paths for libraries, translations,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Define to 1 if you have the &lt;linux/input.h&gt; header file. */</text:p>
          </table:table-cell>
          <table:table-cell table:number-columns-repeated="36"/>
          <table:table-cell table:style-name="ce66" office:value-type="string" calcext:value-type="string">
            <text:p><text:s text:c="3"/>etc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# duplicate gtk-query-immodules for post install script update_gtk_immodules_cache</text:p>
          </table:table-cell>
          <table:table-cell table:number-columns-repeated="114"/>
          <table:table-cell table:style-name="ce66" office:value-type="string" calcext:value-type="string">
            <text:p>#define HAVE_LINUX_INPUT_H 1</text:p>
          </table:table-cell>
          <table:table-cell table:number-columns-repeated="36"/>
          <table:table-cell table:style-name="ce66" office:value-type="string" calcext:value-type="string">
            <text:p>/* #undef QUARTZ_RELOCATION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mkdir -p ${D}${libexecdir}</text:p>
          </table:table-cell>
          <table:table-cell table:number-columns-repeated="114"/>
          <table:table-cell table:style-name="ce66"/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ln ${D}${bindir}/gtk-query-immodules-3.0 ${D}${libexecdir}/${MLPREFIX}gtk-query-immodules-3.0</text:p>
          </table:table-cell>
          <table:table-cell table:number-columns-repeated="114"/>
          <table:table-cell table:style-name="ce66" office:value-type="string" calcext:value-type="string">
            <text:p>/* Define to 1 if you have the &lt;linux/memfd.h&gt; header file. */</text:p>
          </table:table-cell>
          <table:table-cell table:number-columns-repeated="36"/>
          <table:table-cell table:style-name="ce66" office:value-type="string" calcext:value-type="string">
            <text:p>/* The size of `DISPLAYCONFIG_VIDEO_OUTPUT_TECHNOLOGY', as computed by sizeof.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}</text:p>
          </table:table-cell>
          <table:table-cell table:number-columns-repeated="114"/>
          <table:table-cell table:style-name="ce66" office:value-type="string" calcext:value-type="string">
            <text:p>#define HAVE_LINUX_MEMFD_H 1</text:p>
          </table:table-cell>
          <table:table-cell table:number-columns-repeated="36"/>
          <table:table-cell table:style-name="ce66" office:value-type="string" calcext:value-type="string">
            <text:p><text:s text:c="3"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#undef SIZEOF_DISPLAYCONFIG_VIDEO_OUTPUT_TECHNOLOGY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do_install:append:class-target() {</text:p>
          </table:table-cell>
          <table:table-cell table:number-columns-repeated="114"/>
          <table:table-cell table:style-name="ce66" office:value-type="string" calcext:value-type="string">
            <text:p>/* Define to 1 if you have the `localtime_r' function. */</text:p>
          </table:table-cell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prepare_gtk_scripts</text:p>
          </table:table-cell>
          <table:table-cell table:number-columns-repeated="114"/>
          <table:table-cell table:style-name="ce66" office:value-type="string" calcext:value-type="string">
            <text:p>#define HAVE_LOCALTIME_R 1</text:p>
          </table:table-cell>
          <table:table-cell table:number-columns-repeated="36"/>
          <table:table-cell table:style-name="ce66" office:value-type="string" calcext:value-type="string">
            <text:p>/* Define to 1 if all of the C90 standard headers exist (not just the ones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}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<text:s text:c="3"/>required in a freestanding environment). This macro is provided for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Define to 1 if you have the `log2' function. */</text:p>
          </table:table-cell>
          <table:table-cell table:number-columns-repeated="36"/>
          <table:table-cell table:style-name="ce66" office:value-type="string" calcext:value-type="string">
            <text:p><text:s text:c="3"/>backward compatibility; new code need not use it.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do_install:append:class-nativesdk() {</text:p>
          </table:table-cell>
          <table:table-cell table:number-columns-repeated="114"/>
          <table:table-cell table:style-name="ce66" office:value-type="string" calcext:value-type="string">
            <text:p>#define HAVE_LOG2 1</text:p>
          </table:table-cell>
          <table:table-cell table:number-columns-repeated="36"/>
          <table:table-cell table:style-name="ce66" office:value-type="string" calcext:value-type="string">
            <text:p>#define STDC_HEADERS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4"/>prepare_gtk_scripts</text:p>
          </table:table-cell>
          <table:table-cell table:number-columns-repeated="114"/>
          <table:table-cell table:style-name="ce66"/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}</text:p>
          </table:table-cell>
          <table:table-cell table:number-columns-repeated="114"/>
          <table:table-cell table:style-name="ce66" office:value-type="string" calcext:value-type="string">
            <text:p>/* Define to 1 if you have the `lstat' function. */</text:p>
          </table:table-cell>
          <table:table-cell table:number-columns-repeated="36"/>
          <table:table-cell table:style-name="ce66" office:value-type="string" calcext:value-type="string">
            <text:p>/* Define to 1 if gmodule works and should be used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58"/>
          <table:table-cell office:value-type="string" calcext:value-type="string">
            <text:p>EXTRA_OECONF="</text:p>
          </table:table-cell>
          <table:table-cell table:number-columns-repeated="14"/>
          <table:table-cell office:value-type="string" calcext:value-type="string">
            <text:p>PACKAGECONFIG_CONFARGS="</text:p>
          </table:table-cell>
          <table:table-cell table:number-columns-repeated="3"/>
          <table:table-cell table:style-name="Default"/>
          <table:table-cell table:number-columns-repeated="36"/>
          <table:table-cell table:style-name="ce66" office:value-type="string" calcext:value-type="string">
            <text:p>#define HAVE_LSTAT 1</text:p>
          </table:table-cell>
          <table:table-cell table:number-columns-repeated="36"/>
          <table:table-cell table:style-name="ce66" office:value-type="string" calcext:value-type="string">
            <text:p>#define USE_GMODULE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do_install:append:class-native() {</text:p>
          </table:table-cell>
          <table:table-cell table:number-columns-repeated="58"/>
          <table:table-cell office:value-type="string" calcext:value-type="string">
            <text:p>--disable-introspection</text:p>
          </table:table-cell>
          <table:table-cell table:number-columns-repeated="14"/>
          <table:table-cell table:style-name="Default"/>
          <table:table-cell table:number-columns-repeated="3"/>
          <table:table-cell table:style-name="Default"/>
          <table:table-cell table:number-columns-repeated="36"/>
          <table:table-cell table:style-name="ce66"/>
          <table:table-cell table:number-columns-repeated="36"/>
          <table:table-cell table:style-name="ce66"/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8"/>create_wrapper ${D}/${bindir}/gtk-update-icon-cache \</text:p>
          </table:table-cell>
          <table:table-cell table:number-columns-repeated="58"/>
          <table:table-cell office:value-type="string" calcext:value-type="string">
            <text:p>--disable-gtk-doc</text:p>
          </table:table-cell>
          <table:table-cell table:number-columns-repeated="14"/>
          <table:table-cell table:style-name="Default"/>
          <table:table-cell table:number-columns-repeated="3"/>
          <table:table-cell table:style-name="Default"/>
          <table:table-cell table:number-columns-repeated="36"/>
          <table:table-cell table:style-name="ce66" office:value-type="string" calcext:value-type="string">
            <text:p>/* Define to 1 if you have the `mallinfo' function. */</text:p>
          </table:table-cell>
          <table:table-cell table:number-columns-repeated="36"/>
          <table:table-cell table:style-name="ce66" office:value-type="string" calcext:value-type="string">
            <text:p>/* Enable extensions on AIX 3, Interix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6"/>GDK_PIXBUF_MODULE_FILE=${STAGING_LIBDIR_NATIVE}/gdk-pixbuf-2.0/2.10.0/loaders.cache</text:p>
          </table:table-cell>
          <table:table-cell table:number-columns-repeated="58"/>
          <table:table-cell office:value-type="string" calcext:value-type="string">
            <text:p>--disable-glibtest</text:p>
          </table:table-cell>
          <table:table-cell table:number-columns-repeated="14"/>
          <table:table-cell table:style-name="Default"/>
          <table:table-cell table:number-columns-repeated="3"/>
          <table:table-cell table:style-name="Default"/>
          <table:table-cell table:number-columns-repeated="36"/>
          <table:table-cell table:style-name="ce66" office:value-type="string" calcext:value-type="string">
            <text:p>#define HAVE_MALLINFO 1</text:p>
          </table:table-cell>
          <table:table-cell table:number-columns-repeated="36"/>
          <table:table-cell table:style-name="ce66" office:value-type="string" calcext:value-type="string">
            <text:p>#ifndef _ALL_SOURCE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8"/>create_wrapper ${D}/${bindir}/gtk-encode-symbolic-svg \</text:p>
          </table:table-cell>
          <table:table-cell table:number-columns-repeated="58"/>
          <table:table-cell office:value-type="string" calcext:value-type="string">
            <text:p>--disable-xinerama</text:p>
          </table:table-cell>
          <table:table-cell table:number-columns-repeated="14"/>
          <table:table-cell table:style-name="Default"/>
          <table:table-cell table:number-columns-repeated="3"/>
          <table:table-cell table:style-name="Default"/>
          <table:table-cell table:number-columns-repeated="36"/>
          <table:table-cell table:style-name="ce66"/>
          <table:table-cell table:number-columns-repeated="36"/>
          <table:table-cell table:style-name="ce66" office:value-type="string" calcext:value-type="string">
            <text:p># define _ALL_SOURCE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6"/>GDK_PIXBUF_MODULE_FILE=${STAGING_LIBDIR_NATIVE}/gdk-pixbuf-2.0/2.10.0/loaders.cache</text:p>
          </table:table-cell>
          <table:table-cell table:number-columns-repeated="58"/>
          <table:table-cell office:value-type="string" calcext:value-type="string">
            <text:p>--enable-modules</text:p>
          </table:table-cell>
          <table:table-cell table:number-columns-repeated="14"/>
          <table:table-cell table:style-name="Default"/>
          <table:table-cell table:number-columns-repeated="3"/>
          <table:table-cell table:style-name="Default"/>
          <table:table-cell table:number-columns-repeated="36"/>
          <table:table-cell table:style-name="ce66" office:value-type="string" calcext:value-type="string">
            <text:p>/* Define to 1 if you have the &lt;minix/config.h&gt; header file.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}</text:p>
          </table:table-cell>
          <table:table-cell table:number-columns-repeated="58"/>
          <table:table-cell office:value-type="string" calcext:value-type="string">
            <text:p>--disable-gtk-doc</text:p>
          </table:table-cell>
          <table:table-cell table:number-columns-repeated="18"/>
          <table:table-cell table:style-name="Default"/>
          <table:table-cell table:number-columns-repeated="36"/>
          <table:table-cell table:style-name="ce66" office:value-type="string" calcext:value-type="string">
            <text:p>/* #undef HAVE_MINIX_CONFIG_H */</text:p>
          </table:table-cell>
          <table:table-cell table:number-columns-repeated="36"/>
          <table:table-cell table:style-name="ce66" office:value-type="string" calcext:value-type="string">
            <text:p>/* Enable general extensions on macOS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58"/>
          <table:table-cell office:value-type="string" calcext:value-type="string">
            <text:p>--disable-colord</text:p>
          </table:table-cell>
          <table:table-cell table:number-columns-repeated="14"/>
          <table:table-cell office:value-type="string" calcext:value-type="string">
            <text:p>--disable-colord</text:p>
          </table:table-cell>
          <table:table-cell table:number-columns-repeated="2"/>
          <table:table-cell table:style-name="Default" table:number-columns-repeated="2"/>
          <table:table-cell table:number-columns-repeated="36"/>
          <table:table-cell table:style-name="ce66"/>
          <table:table-cell table:number-columns-repeated="36"/>
          <table:table-cell table:style-name="ce66" office:value-type="string" calcext:value-type="string">
            <text:p>#ifndef _DARWIN_C_SOURCE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ROVIDES += "gtk-icon-utils"</text:p>
          </table:table-cell>
          <table:table-cell table:number-columns-repeated="58"/>
          <table:table-cell office:value-type="string" calcext:value-type="string">
            <text:p>--disable-cups</text:p>
          </table:table-cell>
          <table:table-cell table:number-columns-repeated="14"/>
          <table:table-cell office:value-type="string" calcext:value-type="string">
            <text:p>--disable-cups</text:p>
          </table:table-cell>
          <table:table-cell table:number-columns-repeated="2"/>
          <table:table-cell table:style-name="Default" table:number-columns-repeated="2"/>
          <table:table-cell table:number-columns-repeated="36"/>
          <table:table-cell table:style-name="ce66" office:value-type="string" calcext:value-type="string">
            <text:p>/* Define to 1 if you have the `mkstemp' function. */</text:p>
          </table:table-cell>
          <table:table-cell table:number-columns-repeated="36"/>
          <table:table-cell table:style-name="ce66" office:value-type="string" calcext:value-type="string">
            <text:p># define _DARWIN_C_SOURCE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PACKAGES =+ "${PN}-demo"</text:p>
          </table:table-cell>
          <table:table-cell table:number-columns-repeated="58"/>
          <table:table-cell office:value-type="string" calcext:value-type="string">
            <text:p>--enable-opengl</text:p>
          </table:table-cell>
          <table:table-cell table:number-columns-repeated="14"/>
          <table:table-cell office:value-type="string" calcext:value-type="string">
            <text:p>--enable-opengl</text:p>
          </table:table-cell>
          <table:table-cell table:number-columns-repeated="2"/>
          <table:table-cell table:style-name="Default" table:number-columns-repeated="2"/>
          <table:table-cell table:number-columns-repeated="36"/>
          <table:table-cell table:style-name="ce66" office:value-type="string" calcext:value-type="string">
            <text:p>#define HAVE_MKSTEMP 1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LIBV = "3.0.0"</text:p>
          </table:table-cell>
          <table:table-cell table:number-columns-repeated="58"/>
          <table:table-cell office:value-type="string" calcext:value-type="string">
            <text:p>--enable-wayland-backend</text:p>
          </table:table-cell>
          <table:table-cell table:number-columns-repeated="14"/>
          <table:table-cell office:value-type="string" calcext:value-type="string">
            <text:p>--enable-wayland-backend</text:p>
          </table:table-cell>
          <table:table-cell table:number-columns-repeated="2"/>
          <table:table-cell table:style-name="Default" table:number-columns-repeated="2"/>
          <table:table-cell table:number-columns-repeated="36"/>
          <table:table-cell table:style-name="ce66"/>
          <table:table-cell table:number-columns-repeated="36"/>
          <table:table-cell table:style-name="ce66" office:value-type="string" calcext:value-type="string">
            <text:p>/* Enable general extensions on Solaris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58"/>
          <table:table-cell office:value-type="string" calcext:value-type="string">
            <text:p>--disable-x11-backend</text:p>
          </table:table-cell>
          <table:table-cell table:number-columns-repeated="14"/>
          <table:table-cell office:value-type="string" calcext:value-type="string">
            <text:p>--disable-x11-backend"</text:p>
          </table:table-cell>
          <table:table-cell table:number-columns-repeated="2"/>
          <table:table-cell table:style-name="Default" table:number-columns-repeated="2"/>
          <table:table-cell table:number-columns-repeated="36"/>
          <table:table-cell table:style-name="ce66" office:value-type="string" calcext:value-type="string">
            <text:p>/* Define to 1 if you have a working `mmap' system call. */</text:p>
          </table:table-cell>
          <table:table-cell table:number-columns-repeated="36"/>
          <table:table-cell table:style-name="ce66" office:value-type="string" calcext:value-type="string">
            <text:p>#ifndef __EXTENSIONS__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FILES:${PN}-demo = "${bindir}/gtk3-demo \</text:p>
          </table:table-cell>
          <table:table-cell table:number-columns-repeated="58"/>
          <table:table-cell office:value-type="string" calcext:value-type="string">
            <text:p>--enable-nls"</text:p>
          </table:table-cell>
          <table:table-cell table:number-columns-repeated="18"/>
          <table:table-cell table:style-name="Default"/>
          <table:table-cell table:number-columns-repeated="36"/>
          <table:table-cell table:style-name="ce66" office:value-type="string" calcext:value-type="string">
            <text:p>#define HAVE_MMAP 1</text:p>
          </table:table-cell>
          <table:table-cell table:number-columns-repeated="36"/>
          <table:table-cell table:style-name="ce66" office:value-type="string" calcext:value-type="string">
            <text:p># define __EXTENSIONS__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bindir}/gtk3-demo-application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bindir}/gtk3-icon-browser \</text:p>
          </table:table-cell>
          <table:table-cell table:number-columns-repeated="114"/>
          <table:table-cell table:style-name="ce66" office:value-type="string" calcext:value-type="string">
            <text:p>/* Define to 1 if you have the `nearbyint' function. */</text:p>
          </table:table-cell>
          <table:table-cell table:number-columns-repeated="36"/>
          <table:table-cell table:style-name="ce66" office:value-type="string" calcext:value-type="string">
            <text:p>/* Enable GNU extensions on systems that have them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bindir}/gtk3-widget-factory \</text:p>
          </table:table-cell>
          <table:table-cell table:number-columns-repeated="114"/>
          <table:table-cell table:style-name="ce66" office:value-type="string" calcext:value-type="string">
            <text:p>#define HAVE_NEARBYINT 1</text:p>
          </table:table-cell>
          <table:table-cell table:number-columns-repeated="36"/>
          <table:table-cell table:style-name="ce66" office:value-type="string" calcext:value-type="string">
            <text:p>#ifndef _GNU_SOURCE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gtk-3.0/demo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 define _GNU_SOURCE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applications/gtk3-demo.desktop \</text:p>
          </table:table-cell>
          <table:table-cell table:number-columns-repeated="114"/>
          <table:table-cell table:style-name="ce66" office:value-type="string" calcext:value-type="string">
            <text:p>/* libepoxy and opengl APIs are available at buildtime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applications/gtk3-icon-browser.desktop \</text:p>
          </table:table-cell>
          <table:table-cell table:number-columns-repeated="114"/>
          <table:table-cell table:style-name="ce66" office:value-type="string" calcext:value-type="string">
            <text:p>#define HAVE_OPENGL 1</text:p>
          </table:table-cell>
          <table:table-cell table:number-columns-repeated="36"/>
          <table:table-cell table:style-name="ce66" office:value-type="string" calcext:value-type="string">
            <text:p>/* Enable X/Open compliant socket functions that do not require linking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applications/gtk3-widget-factory.desktop \</text:p>
          </table:table-cell>
          <table:table-cell table:number-columns-repeated="58"/>
          <table:table-cell table:style-name="Default"/>
          <table:table-cell table:number-columns-repeated="55"/>
          <table:table-cell table:style-name="ce66"/>
          <table:table-cell table:number-columns-repeated="36"/>
          <table:table-cell table:style-name="ce66" office:value-type="string" calcext:value-type="string">
            <text:p><text:s text:c="3"/>with -lxnet on HP-UX 11.11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icons/hicolor/*/apps/gtk3-demo*.png \</text:p>
          </table:table-cell>
          <table:table-cell table:number-columns-repeated="58"/>
          <table:table-cell table:style-name="Default"/>
          <table:table-cell table:number-columns-repeated="55"/>
          <table:table-cell table:style-name="ce66" office:value-type="string" calcext:value-type="string">
            <text:p>/* defines whether we have pangoft2 */</text:p>
          </table:table-cell>
          <table:table-cell table:number-columns-repeated="36"/>
          <table:table-cell table:style-name="ce66" office:value-type="string" calcext:value-type="string">
            <text:p>#ifndef _HPUX_ALT_XOPEN_SOCKET_API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icons/hicolor/*/apps/gtk3-widget-factory*.png"</text:p>
          </table:table-cell>
          <table:table-cell table:number-columns-repeated="58"/>
          <table:table-cell table:style-name="Default"/>
          <table:table-cell table:number-columns-repeated="55"/>
          <table:table-cell table:style-name="ce66" office:value-type="string" calcext:value-type="string">
            <text:p>#define HAVE_PANGOFT 1</text:p>
          </table:table-cell>
          <table:table-cell table:number-columns-repeated="36"/>
          <table:table-cell table:style-name="ce66" office:value-type="string" calcext:value-type="string">
            <text:p># define _HPUX_ALT_XOPEN_SOCKET_API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58"/>
          <table:table-cell table:style-name="Default"/>
          <table:table-cell table:number-columns-repeated="55"/>
          <table:table-cell table:style-name="ce66"/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FILES:${PN}:append = " ${bindir}/gtk-update-icon-cache-3.0 \</text:p>
          </table:table-cell>
          <table:table-cell table:number-columns-repeated="58"/>
          <table:table-cell table:style-name="Default"/>
          <table:table-cell table:number-columns-repeated="55"/>
          <table:table-cell table:style-name="ce66" office:value-type="string" calcext:value-type="string">
            <text:p>/* Define to 1 if libpapi available */</text:p>
          </table:table-cell>
          <table:table-cell table:number-columns-repeated="36"/>
          <table:table-cell table:style-name="ce66" office:value-type="string" calcext:value-type="string">
            <text:p>/* Identify the host operating system as Minix.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5"/>${bindir}/gtk-query-immodules-3.0 \</text:p>
          </table:table-cell>
          <table:table-cell table:number-columns-repeated="58"/>
          <table:table-cell table:style-name="Default"/>
          <table:table-cell table:number-columns-repeated="55"/>
          <table:table-cell table:style-name="ce66" office:value-type="string" calcext:value-type="string">
            <text:p>/* #undef HAVE_PAPI */</text:p>
          </table:table-cell>
          <table:table-cell table:number-columns-repeated="36"/>
          <table:table-cell table:style-name="ce66" office:value-type="string" calcext:value-type="string">
            <text:p><text:s text:c="3"/>This macro does not affect the system headers' behavior.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5"/>${bindir}/gtk-launch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<text:s text:c="3"/>A future release of Autoconf may stop defining this macro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5"/>${datadir}/themes ${sysconfdir} ${datadir}/glib-2.0/schemas/ \</text:p>
          </table:table-cell>
          <table:table-cell table:number-columns-repeated="114"/>
          <table:table-cell table:style-name="ce66" office:value-type="string" calcext:value-type="string">
            <text:p>/* Define to 1 if you have the `posix_fallocate' function. */</text:p>
          </table:table-cell>
          <table:table-cell table:number-columns-repeated="36"/>
          <table:table-cell table:style-name="ce66" office:value-type="string" calcext:value-type="string">
            <text:p>#ifndef _MINIX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5"/>${libdir}/gtk-3.0/${LIBV}/engines/libpixmap.so \</text:p>
          </table:table-cell>
          <table:table-cell table:number-columns-repeated="114"/>
          <table:table-cell table:style-name="ce66" office:value-type="string" calcext:value-type="string">
            <text:p>#define HAVE_POSIX_FALLOCATE 1</text:p>
          </table:table-cell>
          <table:table-cell table:number-columns-repeated="36"/>
          <table:table-cell table:style-name="ce66" office:value-type="string" calcext:value-type="string">
            <text:p>/* # undef _MINIX 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15"/>${libdir}/gtk-3.0/modules/*.so"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/* Have the Xrandr extension library */</text:p>
          </table:table-cell>
          <table:table-cell table:number-columns-repeated="36"/>
          <table:table-cell table:style-name="ce66" office:value-type="string" calcext:value-type="string">
            <text:p>/* Enable general extensions on NetBSD.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FILES:${PN}-dev += " \</text:p>
          </table:table-cell>
          <table:table-cell table:number-columns-repeated="114"/>
          <table:table-cell table:style-name="ce66" office:value-type="string" calcext:value-type="string">
            <text:p>/* #undef HAVE_RANDR */</text:p>
          </table:table-cell>
          <table:table-cell table:number-columns-repeated="36"/>
          <table:table-cell table:style-name="ce66" office:value-type="string" calcext:value-type="string">
            <text:p><text:s text:c="3"/>Enable NetBSD compatibility extensions on Minix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gtk-3.0/gtkbuilder.rng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ifndef _NETBSD_SOURCE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gtk-3.0/include \</text:p>
          </table:table-cell>
          <table:table-cell table:number-columns-repeated="114"/>
          <table:table-cell table:style-name="ce66" office:value-type="string" calcext:value-type="string">
            <text:p>/* Have the Xrandr 1.5 extension library */</text:p>
          </table:table-cell>
          <table:table-cell table:number-columns-repeated="36"/>
          <table:table-cell table:style-name="ce66" office:value-type="string" calcext:value-type="string">
            <text:p># define _NETBSD_SOURCE 1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gtk-3.0/valgrind \</text:p>
          </table:table-cell>
          <table:table-cell table:number-columns-repeated="114"/>
          <table:table-cell table:style-name="ce66" office:value-type="string" calcext:value-type="string">
            <text:p>/* #undef HAVE_RANDR15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datadir}/gettext/its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Enable OpenBSD compatibility extensions on NetBSD.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libdir}/gtk-3.0/include \</text:p>
          </table:table-cell>
          <table:table-cell table:number-columns-repeated="114"/>
          <table:table-cell table:style-name="ce66" office:value-type="string" calcext:value-type="string">
            <text:p>/* Define to 1 if you have the `rint' function. */</text:p>
          </table:table-cell>
          <table:table-cell table:number-columns-repeated="36"/>
          <table:table-cell table:style-name="ce66" office:value-type="string" calcext:value-type="string">
            <text:p><text:s text:c="3"/>Oddly enough, this does nothing on OpenBSD. <text:s/>*/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libdir}/gtk-3.0/${LIBV}/loaders/*.la \</text:p>
          </table:table-cell>
          <table:table-cell table:number-columns-repeated="114"/>
          <table:table-cell table:style-name="ce66" office:value-type="string" calcext:value-type="string">
            <text:p>#define HAVE_RINT 1</text:p>
          </table:table-cell>
          <table:table-cell table:number-columns-repeated="36"/>
          <table:table-cell table:style-name="ce66" office:value-type="string" calcext:value-type="string">
            <text:p>#ifndef _OPENBSD_SOURCE</text:p>
          </table:table-cell>
          <table:table-cell table:number-columns-repeated="16228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libdir}/gtk-3.0/${LIBV}/immodules/*.la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 define _OPENBSD_SOURCE 1</text:p>
          </table:table-cell>
          <table:table-cell table:number-columns-repeated="34"/>
          <table:table-cell table:style-name="ce66" office:value-type="string" calcext:value-type="string">
            <text:p>#ifndef __STDC_WANT_MATH_SPEC_FUNCS__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libdir}/gtk-3.0/3.0.0/printbackends/*.la \</text:p>
          </table:table-cell>
          <table:table-cell table:number-columns-repeated="114"/>
          <table:table-cell table:style-name="ce66" office:value-type="string" calcext:value-type="string">
            <text:p>/* Define to 1 if you have the `round' function.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 office:value-type="string" calcext:value-type="string">
            <text:p># define __STDC_WANT_MATH_SPEC_FUNCS__ 1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libdir}/gtk-3.0/${LIBV}/engines/*.la \</text:p>
          </table:table-cell>
          <table:table-cell table:number-columns-repeated="114"/>
          <table:table-cell table:style-name="ce66" office:value-type="string" calcext:value-type="string">
            <text:p>#define HAVE_ROUND 1</text:p>
          </table:table-cell>
          <table:table-cell table:number-columns-repeated="36"/>
          <table:table-cell table:style-name="ce66" office:value-type="string" calcext:value-type="string">
            <text:p>/* Define to 1 if needed for POSIX-compatible behavior. <text:s/>*/</text:p>
          </table:table-cell>
          <table:table-cell table:number-columns-repeated="34"/>
          <table:table-cell table:style-name="ce66" office:value-type="string" calcext:value-type="string">
            <text:p>#endif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libdir}/gtk-3.0/modules/*.la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ifndef _POSIX_SOURCE</text:p>
          </table:table-cell>
          <table:table-cell table:number-columns-repeated="34"/>
          <table:table-cell table:style-name="ce66" office:value-type="string" calcext:value-type="string">
            <text:p>/* Enable extensions on HP NonStop. <text:s/>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bindir}/gtk-builder-convert \</text:p>
          </table:table-cell>
          <table:table-cell table:number-columns-repeated="114"/>
          <table:table-cell table:style-name="ce66" office:value-type="string" calcext:value-type="string">
            <text:p>/* Define to 1 if SetupDiGetDevicePropertyW() is available */</text:p>
          </table:table-cell>
          <table:table-cell table:number-columns-repeated="36"/>
          <table:table-cell table:style-name="ce66" office:value-type="string" calcext:value-type="string">
            <text:p>/* # undef _POSIX_SOURCE */</text:p>
          </table:table-cell>
          <table:table-cell table:number-columns-repeated="34"/>
          <table:table-cell table:style-name="ce66" office:value-type="string" calcext:value-type="string">
            <text:p>#ifndef _TANDEM_SOURCE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bindir}/gtk-encode-symbolic-svg \</text:p>
          </table:table-cell>
          <table:table-cell table:number-columns-repeated="114"/>
          <table:table-cell table:style-name="ce66" office:value-type="string" calcext:value-type="string">
            <text:p>/* #undef HAVE_SETUP_DI_GET_DEVICE_PROPERTY_W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 office:value-type="string" calcext:value-type="string">
            <text:p># define _TANDEM_SOURCE 1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bindir}/gtk-builder-tool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Define to 2 if needed for POSIX-compatible behavior. <text:s/>*/</text:p>
          </table:table-cell>
          <table:table-cell table:number-columns-repeated="34"/>
          <table:table-cell table:style-name="ce66" office:value-type="string" calcext:value-type="string">
            <text:p>#endif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${bindir}/gtk-query-settings \</text:p>
          </table:table-cell>
          <table:table-cell table:number-columns-repeated="114"/>
          <table:table-cell table:style-name="ce66" office:value-type="string" calcext:value-type="string">
            <text:p>/* Define to 1 if you have the `sincos' function. */</text:p>
          </table:table-cell>
          <table:table-cell table:number-columns-repeated="36"/>
          <table:table-cell table:style-name="ce66" office:value-type="string" calcext:value-type="string">
            <text:p>#ifndef _POSIX_1_SOURCE</text:p>
          </table:table-cell>
          <table:table-cell table:number-columns-repeated="34"/>
          <table:table-cell table:style-name="ce66" office:value-type="string" calcext:value-type="string">
            <text:p>/* Enable X/Open extensions. <text:s/>Define to 500 only if necessary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0"/>"</text:p>
          </table:table-cell>
          <table:table-cell table:number-columns-repeated="114"/>
          <table:table-cell table:style-name="ce66" office:value-type="string" calcext:value-type="string">
            <text:p>#define HAVE_SINCOS 1</text:p>
          </table:table-cell>
          <table:table-cell table:number-columns-repeated="36"/>
          <table:table-cell table:style-name="ce66" office:value-type="string" calcext:value-type="string">
            <text:p>/* # undef _POSIX_1_SOURCE */</text:p>
          </table:table-cell>
          <table:table-cell table:number-columns-repeated="34"/>
          <table:table-cell table:style-name="ce66" office:value-type="string" calcext:value-type="string">
            <text:p><text:s text:c="3"/>to make mbstate_t available. <text:s/>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 office:value-type="string" calcext:value-type="string">
            <text:p>#ifndef _XOPEN_SOURCE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GTKBASE_RRECOMMENDS ?= "liberation-fonts \</text:p>
          </table:table-cell>
          <table:table-cell table:number-columns-repeated="114"/>
          <table:table-cell table:style-name="ce66" office:value-type="string" calcext:value-type="string">
            <text:p>/* Define to 1 if solaris xinerama is available */</text:p>
          </table:table-cell>
          <table:table-cell table:number-columns-repeated="36"/>
          <table:table-cell table:style-name="ce66" office:value-type="string" calcext:value-type="string">
            <text:p>/* Enable POSIX-compatible threading on Solaris. <text:s/>*/</text:p>
          </table:table-cell>
          <table:table-cell table:number-columns-repeated="34"/>
          <table:table-cell table:style-name="ce66" office:value-type="string" calcext:value-type="string">
            <text:p>/* # undef _XOPEN_SOURCE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gdk-pixbuf-loader-png \</text:p>
          </table:table-cell>
          <table:table-cell table:number-columns-repeated="114"/>
          <table:table-cell table:style-name="ce66" office:value-type="string" calcext:value-type="string">
            <text:p>/* #undef HAVE_SOLARIS_XINERAMA */</text:p>
          </table:table-cell>
          <table:table-cell table:number-columns-repeated="36"/>
          <table:table-cell table:style-name="ce66" office:value-type="string" calcext:value-type="string">
            <text:p>#ifndef _POSIX_PTHREAD_SEMANTICS</text:p>
          </table:table-cell>
          <table:table-cell table:number-columns-repeated="34"/>
          <table:table-cell table:style-name="ce66" office:value-type="string" calcext:value-type="string">
            <text:p>#endif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gdk-pixbuf-loader-jpeg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 define _POSIX_PTHREAD_SEMANTICS 1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gdk-pixbuf-loader-gif \</text:p>
          </table:table-cell>
          <table:table-cell table:number-columns-repeated="114"/>
          <table:table-cell table:style-name="ce66" office:value-type="string" calcext:value-type="string">
            <text:p>/* Define to 1 if you have the &lt;stdint.h&gt; header file.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gdk-pixbuf-loader-xpm \</text:p>
          </table:table-cell>
          <table:table-cell table:number-columns-repeated="114"/>
          <table:table-cell table:style-name="ce66" office:value-type="string" calcext:value-type="string">
            <text:p>#define HAVE_STDINT_H 1</text:p>
          </table:table-cell>
          <table:table-cell table:number-columns-repeated="36"/>
          <table:table-cell table:style-name="ce66" office:value-type="string" calcext:value-type="string">
            <text:p>/* Enable extensions specified by ISO/IEC TS 18661-5:2014. <text:s/>*/</text:p>
          </table:table-cell>
          <table:table-cell table:number-columns-repeated="34"/>
          <table:table-cell table:style-name="ce66" office:value-type="string" calcext:value-type="string">
            <text:p>/* Define to 1 if XInput 2.0 is available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shared-mime-info \</text:p>
          </table:table-cell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ifndef __STDC_WANT_IEC_60559_ATTRIBS_EXT__</text:p>
          </table:table-cell>
          <table:table-cell table:number-columns-repeated="34"/>
          <table:table-cell table:style-name="ce66" office:value-type="string" calcext:value-type="string">
            <text:p>/* #undef XINPUT_2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adwaita-icon-theme-symbolic \</text:p>
          </table:table-cell>
          <table:table-cell table:number-columns-repeated="114"/>
          <table:table-cell table:style-name="ce66" office:value-type="string" calcext:value-type="string">
            <text:p>/* Define to 1 if you have the &lt;stdio.h&gt; header file. */</text:p>
          </table:table-cell>
          <table:table-cell table:number-columns-repeated="36"/>
          <table:table-cell table:style-name="ce66" office:value-type="string" calcext:value-type="string">
            <text:p># define __STDC_WANT_IEC_60559_ATTRIBS_EXT__ 1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"</text:p>
          </table:table-cell>
          <table:table-cell table:number-columns-repeated="114"/>
          <table:table-cell table:style-name="ce66" office:value-type="string" calcext:value-type="string">
            <text:p>#define HAVE_STDIO_H 1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 office:value-type="string" calcext:value-type="string">
            <text:p>/* Define to 1 if XInput 2.2 is available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/* Enable extensions specified by ISO/IEC TS 18661-1:2014. <text:s/>*/</text:p>
          </table:table-cell>
          <table:table-cell table:number-columns-repeated="34"/>
          <table:table-cell table:style-name="ce66" office:value-type="string" calcext:value-type="string">
            <text:p>/* #undef XINPUT_2_2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GTKBASE_RRECOMMENDS:class-native ?= "\</text:p>
          </table:table-cell>
          <table:table-cell table:number-columns-repeated="114"/>
          <table:table-cell table:style-name="ce66" office:value-type="string" calcext:value-type="string">
            <text:p>/* Define to 1 if you have the &lt;stdlib.h&gt; header file. */</text:p>
          </table:table-cell>
          <table:table-cell table:number-columns-repeated="36"/>
          <table:table-cell table:style-name="ce66" office:value-type="string" calcext:value-type="string">
            <text:p>#ifndef __STDC_WANT_IEC_60559_BFP_EXT__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<text:s text:c="24"/>"</text:p>
          </table:table-cell>
          <table:table-cell table:number-columns-repeated="114"/>
          <table:table-cell table:style-name="ce66" office:value-type="string" calcext:value-type="string">
            <text:p>#define HAVE_STDLIB_H 1</text:p>
          </table:table-cell>
          <table:table-cell table:number-columns-repeated="36"/>
          <table:table-cell table:style-name="ce66" office:value-type="string" calcext:value-type="string">
            <text:p># define __STDC_WANT_IEC_60559_BFP_EXT__ 1</text:p>
          </table:table-cell>
          <table:table-cell table:number-columns-repeated="34"/>
          <table:table-cell table:style-name="ce66" office:value-type="string" calcext:value-type="string">
            <text:p>/* Define to 1 if XInput 2.4 is available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/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 office:value-type="string" calcext:value-type="string">
            <text:p>/* #undef XINPUT_2_4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GTKGLIBC_RRECOMMENDS ?= "${GTKBASE_RRECOMMENDS} glibc-gconv-iso8859-1"</text:p>
          </table:table-cell>
          <table:table-cell table:number-columns-repeated="114"/>
          <table:table-cell table:style-name="ce66" office:value-type="string" calcext:value-type="string">
            <text:p>/* Define to 1 if you have the &lt;strings.h&gt; header file. */</text:p>
          </table:table-cell>
          <table:table-cell table:number-columns-repeated="36"/>
          <table:table-cell table:style-name="ce66" office:value-type="string" calcext:value-type="string">
            <text:p>/* Enable extensions specified by ISO/IEC TS 18661-2:2015. <text:s/>*/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/>
          <table:table-cell table:number-columns-repeated="114"/>
          <table:table-cell table:style-name="ce66" office:value-type="string" calcext:value-type="string">
            <text:p>#define HAVE_STRINGS_H 1</text:p>
          </table:table-cell>
          <table:table-cell table:number-columns-repeated="36"/>
          <table:table-cell table:style-name="ce66" office:value-type="string" calcext:value-type="string">
            <text:p>#ifndef __STDC_WANT_IEC_60559_DFP_EXT__</text:p>
          </table:table-cell>
          <table:table-cell table:number-columns-repeated="34"/>
          <table:table-cell table:style-name="ce66" office:value-type="string" calcext:value-type="string">
            <text:p>/* Define to 1 if the X Window System is missing or not being used.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RRECOMMENDS:${PN} = "${GTKBASE_RRECOMMENDS}"</text:p>
          </table:table-cell>
          <table:table-cell table:number-columns-repeated="47"/>
          <table:table-cell table:style-name="ce66" office:value-type="string" calcext:value-type="string">
            <text:p>python populate_packages:prepend () {</text:p>
          </table:table-cell>
          <table:table-cell table:number-columns-repeated="66"/>
          <table:table-cell table:style-name="ce66"/>
          <table:table-cell table:number-columns-repeated="36"/>
          <table:table-cell table:style-name="ce66" office:value-type="string" calcext:value-type="string">
            <text:p># define __STDC_WANT_IEC_60559_DFP_EXT__ 1</text:p>
          </table:table-cell>
          <table:table-cell table:number-columns-repeated="34"/>
          <table:table-cell table:style-name="ce66" office:value-type="string" calcext:value-type="string">
            <text:p>/* #undef X_DISPLAY_MISSING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RRECOMMENDS:${PN}:libc-glibc = "${GTKGLIBC_RRECOMMENDS}"</text:p>
          </table:table-cell>
          <table:table-cell table:number-columns-repeated="47"/>
          <table:table-cell table:style-name="ce66" office:value-type="string" calcext:value-type="string">
            <text:p><text:s text:c="4"/>import os.path</text:p>
          </table:table-cell>
          <table:table-cell table:number-columns-repeated="66"/>
          <table:table-cell table:style-name="ce66" office:value-type="string" calcext:value-type="string">
            <text:p>/* Define to 1 if you have the &lt;string.h&gt; header file.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RDEPENDS:${PN}-dev += "${@bb.utils.contains("PACKAGECONFIG", "wayland", "wayland-protocols", "", d)}"</text:p>
          </table:table-cell>
          <table:table-cell table:number-columns-repeated="47"/>
          <table:table-cell table:style-name="ce66"/>
          <table:table-cell table:number-columns-repeated="66"/>
          <table:table-cell table:style-name="ce66" office:value-type="string" calcext:value-type="string">
            <text:p>#define HAVE_STRING_H 1</text:p>
          </table:table-cell>
          <table:table-cell table:number-columns-repeated="36"/>
          <table:table-cell table:style-name="ce66" office:value-type="string" calcext:value-type="string">
            <text:p>/* Enable extensions specified by ISO/IEC TS 18661-4:2015. <text:s/>*/</text:p>
          </table:table-cell>
          <table:table-cell table:number-columns-repeated="34"/>
          <table:table-cell table:style-name="ce66" office:value-type="string" calcext:value-type="string">
            <text:p>/* Number of bits in a file offset, on hosts where this is settable.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/>
          <table:table-cell table:number-columns-repeated="47"/>
          <table:table-cell table:style-name="ce66" office:value-type="string" calcext:value-type="string">
            <text:p><text:s text:c="4"/>gtk_libdir = d.expand('${libdir}/gtk-3.0/${LIBV}')</text:p>
          </table:table-cell>
          <table:table-cell table:number-columns-repeated="66"/>
          <table:table-cell table:style-name="ce66"/>
          <table:table-cell table:number-columns-repeated="36"/>
          <table:table-cell table:style-name="ce66" office:value-type="string" calcext:value-type="string">
            <text:p>#ifndef __STDC_WANT_IEC_60559_FUNCS_EXT__</text:p>
          </table:table-cell>
          <table:table-cell table:number-columns-repeated="34"/>
          <table:table-cell table:style-name="ce66" office:value-type="string" calcext:value-type="string">
            <text:p>#define _FILE_OFFSET_BITS 64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PACKAGES_DYNAMIC += "^gtk3-immodule-.* ^gtk3-printbackend-.*"</text:p>
          </table:table-cell>
          <table:table-cell table:number-columns-repeated="47"/>
          <table:table-cell table:style-name="ce66" office:value-type="string" calcext:value-type="string">
            <text:p><text:s text:c="4"/>immodules_root = os.path.join(gtk_libdir, 'immodules')</text:p>
          </table:table-cell>
          <table:table-cell table:number-columns-repeated="66"/>
          <table:table-cell table:style-name="ce66" office:value-type="string" calcext:value-type="string">
            <text:p>/* Define if sysprof-capture-3 is available */</text:p>
          </table:table-cell>
          <table:table-cell table:number-columns-repeated="36"/>
          <table:table-cell table:style-name="ce66" office:value-type="string" calcext:value-type="string">
            <text:p># define __STDC_WANT_IEC_60559_FUNCS_EXT__ 1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/>
          <table:table-cell table:number-columns-repeated="47"/>
          <table:table-cell table:style-name="ce66" office:value-type="string" calcext:value-type="string">
            <text:p><text:s text:c="4"/>printmodules_root = os.path.join(gtk_libdir, 'printbackends');</text:p>
          </table:table-cell>
          <table:table-cell table:number-columns-repeated="66"/>
          <table:table-cell table:style-name="ce66" office:value-type="string" calcext:value-type="string">
            <text:p>/* #undef HAVE_SYSPROF_CAPTURE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 office:value-type="string" calcext:value-type="string">
            <text:p>/* defines how to decorate public symbols while building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ALTERNATIVE:${PN} = "gtk-update-icon-cache"</text:p>
          </table:table-cell>
          <table:table-cell table:number-columns-repeated="47"/>
          <table:table-cell table:style-name="ce66"/>
          <table:table-cell table:number-columns-repeated="66"/>
          <table:table-cell table:style-name="ce66"/>
          <table:table-cell table:number-columns-repeated="36"/>
          <table:table-cell table:style-name="ce66" office:value-type="string" calcext:value-type="string">
            <text:p>/* Enable extensions specified by ISO/IEC TS 18661-3:2015. <text:s/>*/</text:p>
          </table:table-cell>
          <table:table-cell table:number-columns-repeated="34"/>
          <table:table-cell table:style-name="ce66" office:value-type="string" calcext:value-type="string">
            <text:p>#define _GDK_EXTERN __attribute__((visibility("default"))) extern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ALTERNATIVE_TARGET[gtk-update-icon-cache] = "${bindir}/gtk-update-icon-cache-3.0"</text:p>
          </table:table-cell>
          <table:table-cell table:number-columns-repeated="47"/>
          <table:table-cell table:style-name="ce66" office:value-type="string" calcext:value-type="string">
            <text:p><text:s text:c="4"/>immodules = do_split_packages(d, immodules_root, r'^im-(.*)\.so$', 'gtk3-immodule-%s', 'GTK input module for %s')</text:p>
          </table:table-cell>
          <table:table-cell table:number-columns-repeated="66"/>
          <table:table-cell table:style-name="ce66" office:value-type="string" calcext:value-type="string">
            <text:p>/* Define to 1 if you have the &lt;sys/mman.h&gt; header file. */</text:p>
          </table:table-cell>
          <table:table-cell table:number-columns-repeated="36"/>
          <table:table-cell table:style-name="ce66" office:value-type="string" calcext:value-type="string">
            <text:p>#ifndef __STDC_WANT_IEC_60559_TYPES_EXT__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 office:value-type="string" calcext:value-type="string">
            <text:p>ALTERNATIVE_PRIORITY = "30"</text:p>
          </table:table-cell>
          <table:table-cell table:number-columns-repeated="47"/>
          <table:table-cell table:style-name="ce66" office:value-type="string" calcext:value-type="string">
            <text:p><text:s text:c="4"/>if immodules:</text:p>
          </table:table-cell>
          <table:table-cell table:number-columns-repeated="66"/>
          <table:table-cell table:style-name="ce66" office:value-type="string" calcext:value-type="string">
            <text:p>#define HAVE_SYS_MMAN_H 1</text:p>
          </table:table-cell>
          <table:table-cell table:number-columns-repeated="36"/>
          <table:table-cell table:style-name="ce66" office:value-type="string" calcext:value-type="string">
            <text:p># define __STDC_WANT_IEC_60559_TYPES_EXT__ 1</text:p>
          </table:table-cell>
          <table:table-cell table:number-columns-repeated="34"/>
          <table:table-cell table:style-name="ce66" office:value-type="string" calcext:value-type="string">
            <text:p>/* Define for large files, on AIX-style hosts.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ce66"/>
          <table:table-cell table:number-columns-repeated="47"/>
          <table:table-cell table:style-name="ce66" office:value-type="string" calcext:value-type="string">
            <text:p><text:s text:c="8"/>d.setVar("GTKIMMODULES_PACKAGES", " ".join(immodules))</text:p>
          </table:table-cell>
          <table:table-cell table:number-columns-repeated="66"/>
          <table:table-cell table:style-name="ce66"/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 office:value-type="string" calcext:value-type="string">
            <text:p>/* #undef _LARGE_FILES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51"/>
          <table:table-cell table:style-name="ce66"/>
          <table:table-cell table:number-columns-repeated="66"/>
          <table:table-cell table:style-name="ce66" office:value-type="string" calcext:value-type="string">
            <text:p>/* Define to 1 if you have the &lt;sys/param.h&gt; header file. */</text:p>
          </table:table-cell>
          <table:table-cell table:number-columns-repeated="36"/>
          <table:table-cell table:style-name="ce66" office:value-type="string" calcext:value-type="string">
            <text:p>/* Enable extensions specified by ISO/IEC TR 24731-2:2010. <text:s/>*/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51"/>
          <table:table-cell table:style-name="ce66" office:value-type="string" calcext:value-type="string">
            <text:p><text:s text:c="4"/>do_split_packages(d, printmodules_root, r'^libprintbackend-(.*)\.so$', 'gtk3-printbackend-%s', 'GTK printbackend module for %s')</text:p>
          </table:table-cell>
          <table:table-cell table:number-columns-repeated="66"/>
          <table:table-cell table:style-name="ce66" office:value-type="string" calcext:value-type="string">
            <text:p>#define HAVE_SYS_PARAM_H 1</text:p>
          </table:table-cell>
          <table:table-cell table:number-columns-repeated="36"/>
          <table:table-cell table:style-name="ce66" office:value-type="string" calcext:value-type="string">
            <text:p>#ifndef __STDC_WANT_LIB_EXT2__</text:p>
          </table:table-cell>
          <table:table-cell table:number-columns-repeated="34"/>
          <table:table-cell table:style-name="ce66" office:value-type="string" calcext:value-type="string">
            <text:p>/* Define to `int' if &lt;sys/types.h&gt; doesn't define.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51"/>
          <table:table-cell table:style-name="ce66"/>
          <table:table-cell table:number-columns-repeated="66"/>
          <table:table-cell table:style-name="ce66"/>
          <table:table-cell table:number-columns-repeated="36"/>
          <table:table-cell table:style-name="ce66" office:value-type="string" calcext:value-type="string">
            <text:p># define __STDC_WANT_LIB_EXT2__ 1</text:p>
          </table:table-cell>
          <table:table-cell table:number-columns-repeated="34"/>
          <table:table-cell table:style-name="ce66" office:value-type="string" calcext:value-type="string">
            <text:p>/* #undef gid_t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51"/>
          <table:table-cell table:style-name="ce66" office:value-type="string" calcext:value-type="string">
            <text:p><text:s text:c="4"/>if (d.getVar('DEBIAN_NAMES')):</text:p>
          </table:table-cell>
          <table:table-cell table:number-columns-repeated="66"/>
          <table:table-cell table:style-name="ce66" office:value-type="string" calcext:value-type="string">
            <text:p>/* Define to 1 if you have the &lt;sys/stat.h&gt; header file. */</text:p>
          </table:table-cell>
          <table:table-cell table:number-columns-repeated="36"/>
          <table:table-cell table:style-name="ce66" office:value-type="string" calcext:value-type="string">
            <text:p>#endif</text:p>
          </table:table-cell>
          <table:table-cell table:number-columns-repeated="34"/>
          <table:table-cell table:style-name="ce66"/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51"/>
          <table:table-cell table:style-name="ce66" office:value-type="string" calcext:value-type="string">
            <text:p><text:s text:c="8"/>d.setVar(d.expand('PKG:${PN}'), '${MLPREFIX}libgtk-3.0')</text:p>
          </table:table-cell>
          <table:table-cell table:number-columns-repeated="66"/>
          <table:table-cell table:style-name="ce66" office:value-type="string" calcext:value-type="string">
            <text:p>#define HAVE_SYS_STAT_H 1</text:p>
          </table:table-cell>
          <table:table-cell table:number-columns-repeated="36"/>
          <table:table-cell table:style-name="ce66" office:value-type="string" calcext:value-type="string">
            <text:p>/* Enable extensions specified by ISO/IEC 24747:2009. <text:s/>*/</text:p>
          </table:table-cell>
          <table:table-cell table:number-columns-repeated="34"/>
          <table:table-cell table:style-name="ce66" office:value-type="string" calcext:value-type="string">
            <text:p>/* Define to `int' if &lt;sys/types.h&gt; doesn't define.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51"/>
          <table:table-cell table:style-name="ce66" office:value-type="string" calcext:value-type="string">
            <text:p>}</text:p>
          </table:table-cell>
          <table:table-cell table:number-columns-repeated="66"/>
          <table:table-cell table:style-name="ce66"/>
          <table:table-cell table:number-columns-repeated="36"/>
          <table:table-cell table:style-name="Default"/>
          <table:table-cell table:number-columns-repeated="34"/>
          <table:table-cell table:style-name="ce66" office:value-type="string" calcext:value-type="string">
            <text:p>/* #undef uid_t */</text:p>
          </table:table-cell>
          <table:table-cell table:number-columns-repeated="7"/>
          <table:table-cell table:style-name="Default"/>
          <table:table-cell table:number-columns-repeated="16185"/>
        </table:table-row>
        <table:table-row table:style-name="ro2">
          <table:table-cell table:number-columns-repeated="3"/>
          <table:table-cell table:style-name="Default"/>
          <table:table-cell table:number-columns-repeated="47"/>
          <table:table-cell table:style-name="Default"/>
          <table:table-cell table:number-columns-repeated="66"/>
          <table:table-cell table:style-name="Default"/>
          <table:table-cell table:number-columns-repeated="36"/>
          <table:table-cell table:style-name="Default"/>
          <table:table-cell table:number-columns-repeated="16228"/>
        </table:table-row>
        <table:table-row table:style-name="ro2" table:number-rows-repeated="9">
          <table:table-cell table:number-columns-repeated="3"/>
          <table:table-cell table:style-name="Default"/>
          <table:table-cell table:number-columns-repeated="114"/>
          <table:table-cell table:style-name="Default"/>
          <table:table-cell table:number-columns-repeated="36"/>
          <table:table-cell table:style-name="Default"/>
          <table:table-cell table:number-columns-repeated="16228"/>
        </table:table-row>
        <table:table-row table:style-name="ro2" table:number-rows-repeated="29">
          <table:table-cell table:number-columns-repeated="118"/>
          <table:table-cell table:style-name="Default"/>
          <table:table-cell table:number-columns-repeated="36"/>
          <table:table-cell table:style-name="Default"/>
          <table:table-cell table:number-columns-repeated="16228"/>
        </table:table-row>
        <table:table-row table:style-name="ro2" table:number-rows-repeated="181">
          <table:table-cell table:number-columns-repeated="118"/>
          <table:table-cell table:style-name="Default"/>
          <table:table-cell table:number-columns-repeated="16265"/>
        </table:table-row>
        <table:table-row table:style-name="ro2" table:number-rows-repeated="10481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yland" table:style-name="ta2">
        <table:table-column table:style-name="co2" table:number-columns-repeated="16299" table:default-cell-style-name="ce61"/>
        <table:table-row table:style-name="ro2">
          <table:table-cell office:value-type="string" calcext:value-type="string">
            <text:p>meta/</text:p>
          </table:table-cell>
          <table:table-cell table:number-columns-repeated="32"/>
          <table:table-cell office:value-type="string" calcext:value-type="string">
            <text:p>libinput_1.19.4.bb</text:p>
          </table:table-cell>
          <table:table-cell table:number-columns-repeated="50"/>
          <table:table-cell office:value-type="string" calcext:value-type="string">
            <text:p>wayland-protocols_1.25.bb</text:p>
          </table:table-cell>
          <table:table-cell table:number-columns-repeated="137"/>
          <table:table-cell office:value-type="string" calcext:value-type="string">
            <text:p>weston-init.bb</text:p>
          </table:table-cell>
          <table:table-cell table:number-columns-repeated="64"/>
          <table:table-cell office:value-type="string" calcext:value-type="string">
            <text:p>meta/recipes-graphics/images/core-image-weston.bb</text:p>
          </table:table-cell>
          <table:table-cell table:number-columns-repeated="57"/>
          <table:table-cell office:value-type="string" calcext:value-type="string">
            <text:p>meta/recipes-graphics/wayland/weston-init/weston-start</text:p>
          </table:table-cell>
          <table:table-cell table:number-columns-repeated="53"/>
          <table:table-cell office:value-type="string" calcext:value-type="string">
            <text:p>meta/recipes-graphics/wayland/weston-init/weston.service</text:p>
          </table:table-cell>
          <table:table-cell table:number-columns-repeated="15899"/>
        </table:table-row>
        <table:table-row table:style-name="ro2">
          <table:table-cell/>
          <table:table-cell office:value-type="string" calcext:value-type="string">
            <text:p>recipes-graphics/wayland/</text:p>
          </table:table-cell>
          <table:table-cell table:number-columns-repeated="32"/>
          <table:table-cell table:style-name="ce66" office:value-type="string" calcext:value-type="string">
            <text:p>SUMMARY = "Library to handle input devices in Wayland compositors"</text:p>
          </table:table-cell>
          <table:table-cell table:number-columns-repeated="50"/>
          <table:table-cell table:style-name="ce66" office:value-type="string" calcext:value-type="string">
            <text:p>SUMMARY = "Collection of additional Wayland protocols"</text:p>
          </table:table-cell>
          <table:table-cell table:number-columns-repeated="137"/>
          <table:table-cell table:style-name="ce66" office:value-type="string" calcext:value-type="string">
            <text:p>SUMMARY = "Startup script and systemd unit file for the Weston Wayland compositor"</text:p>
          </table:table-cell>
          <table:table-cell table:number-columns-repeated="64"/>
          <table:table-cell table:style-name="ce66" office:value-type="string" calcext:value-type="string">
            <text:p>SUMMARY = "A very basic Wayland image with a terminal"</text:p>
          </table:table-cell>
          <table:table-cell table:number-columns-repeated="57"/>
          <table:table-cell table:style-name="ce66" office:value-type="string" calcext:value-type="string">
            <text:p>#!/bin/sh</text:p>
          </table:table-cell>
          <table:table-cell table:number-columns-repeated="53"/>
          <table:table-cell table:style-name="ce66" office:value-type="string" calcext:value-type="string">
            <text:p># This is a system unit for launching Weston with auto-login as the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DESCRIPTION = "libinput is a library to handle input devices in Wayland \</text:p>
          </table:table-cell>
          <table:table-cell table:number-columns-repeated="50"/>
          <table:table-cell table:style-name="ce66" office:value-type="string" calcext:value-type="string">
            <text:p>DESCRIPTION = "Wayland protocols that add functionality not \</text:p>
          </table:table-cell>
          <table:table-cell table:number-columns-repeated="137"/>
          <table:table-cell table:style-name="ce66" office:value-type="string" calcext:value-type="string">
            <text:p>LICENSE = "MIT"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# Copyright (C) 2016 O.S. Systems Software LTDA.</text:p>
          </table:table-cell>
          <table:table-cell table:number-columns-repeated="53"/>
          <table:table-cell table:style-name="ce66" office:value-type="string" calcext:value-type="string">
            <text:p># user configured here.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libinput/</text:p>
          </table:table-cell>
          <table:table-cell table:number-columns-repeated="31"/>
          <table:table-cell table:style-name="ce66" office:value-type="string" calcext:value-type="string">
            <text:p>compositors and to provide a generic X.Org input driver. It provides \</text:p>
          </table:table-cell>
          <table:table-cell table:number-columns-repeated="50"/>
          <table:table-cell table:style-name="ce66" office:value-type="string" calcext:value-type="string">
            <text:p>available in the Wayland core protocol. Such protocols either add \</text:p>
          </table:table-cell>
          <table:table-cell table:number-columns-repeated="137"/>
          <table:table-cell table:style-name="ce66" office:value-type="string" calcext:value-type="string">
            <text:p>LIC_FILES_CHKSUM = "file://${COREBASE}/meta/COPYING.MIT;md5=3da9cfbcb788c80a0384361b4de20420"</text:p>
          </table:table-cell>
          <table:table-cell table:number-columns-repeated="64"/>
          <table:table-cell table:style-name="ce66" office:value-type="string" calcext:value-type="string">
            <text:p>IMAGE_FEATURES += "splash package-management ssh-server-dropbear hwcodecs weston"</text:p>
          </table:table-cell>
          <table:table-cell table:number-columns-repeated="57"/>
          <table:table-cell table:style-name="ce66" office:value-type="string" calcext:value-type="string">
            <text:p># Copyright (C) 2016 Freescale Semiconductor</text:p>
          </table:table-cell>
          <table:table-cell table:number-columns-repeated="53"/>
          <table:table-cell table:style-name="ce66" office:value-type="string" calcext:value-type="string">
            <text:p>#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determinism.patch</text:p>
          </table:table-cell>
          <table:table-cell table:number-columns-repeated="30"/>
          <table:table-cell table:style-name="ce66" office:value-type="string" calcext:value-type="string">
            <text:p>device detection, device handling, input device event processing and \</text:p>
          </table:table-cell>
          <table:table-cell table:number-columns-repeated="50"/>
          <table:table-cell table:style-name="ce66" office:value-type="string" calcext:value-type="string">
            <text:p>completely new functionality, or extend the functionality of some other \</text:p>
          </table:table-cell>
          <table:table-cell table:number-columns-repeated="137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 office:value-type="string" calcext:value-type="string">
            <text:p># Weston must be built with systemd support, and your weston.ini must load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run-ptest</text:p>
          </table:table-cell>
          <table:table-cell table:number-columns-repeated="30"/>
          <table:table-cell table:style-name="ce66" office:value-type="string" calcext:value-type="string">
            <text:p>abstraction so minimize the amount of custom input code compositors need to \</text:p>
          </table:table-cell>
          <table:table-cell table:number-columns-repeated="50"/>
          <table:table-cell table:style-name="ce66" office:value-type="string" calcext:value-type="string">
            <text:p>protocol either in Wayland core, or some other protocol in \</text:p>
          </table:table-cell>
          <table:table-cell table:number-columns-repeated="137"/>
          <table:table-cell table:style-name="ce66" office:value-type="string" calcext:value-type="string">
            <text:p>PACKAGE_ARCH = "${MACHINE_ARCH}"</text:p>
          </table:table-cell>
          <table:table-cell table:number-columns-repeated="64"/>
          <table:table-cell table:style-name="ce66" office:value-type="string" calcext:value-type="string">
            <text:p>LICENSE = "MIT"</text:p>
          </table:table-cell>
          <table:table-cell table:number-columns-repeated="57"/>
          <table:table-cell table:style-name="ce66" office:value-type="string" calcext:value-type="string">
            <text:p>export PATH="/sbin:/usr/sbin:/bin:/usr/bin"</text:p>
          </table:table-cell>
          <table:table-cell table:number-columns-repeated="53"/>
          <table:table-cell table:style-name="ce66" office:value-type="string" calcext:value-type="string">
            <text:p># the plugin systemd-notify.so.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provide the common set of functionality that users expect."</text:p>
          </table:table-cell>
          <table:table-cell table:number-columns-repeated="50"/>
          <table:table-cell table:style-name="ce66" office:value-type="string" calcext:value-type="string">
            <text:p>wayland-protocols."</text:p>
          </table:table-cell>
          <table:table-cell table:number-columns-repeated="137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 office:value-type="string" calcext:value-type="string">
            <text:p>[Unit]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libinput_1.19.4.bb</text:p>
          </table:table-cell>
          <table:table-cell table:number-columns-repeated="31"/>
          <table:table-cell table:style-name="ce66" office:value-type="string" calcext:value-type="string">
            <text:p>HOMEPAGE = "http://www.freedesktop.org/wiki/Software/libinput/"</text:p>
          </table:table-cell>
          <table:table-cell table:number-columns-repeated="50"/>
          <table:table-cell table:style-name="ce66" office:value-type="string" calcext:value-type="string">
            <text:p>HOMEPAGE = "http://wayland.freedesktop.org"</text:p>
          </table:table-cell>
          <table:table-cell table:number-columns-repeated="137"/>
          <table:table-cell table:style-name="ce66" office:value-type="string" calcext:value-type="string">
            <text:p>SRC_URI = "file://init \</text:p>
          </table:table-cell>
          <table:table-cell table:number-columns-repeated="64"/>
          <table:table-cell table:style-name="ce66" office:value-type="string" calcext:value-type="string">
            <text:p>inherit core-image</text:p>
          </table:table-cell>
          <table:table-cell table:number-columns-repeated="57"/>
          <table:table-cell table:style-name="ce66" office:value-type="string" calcext:value-type="string">
            <text:p>usage() {</text:p>
          </table:table-cell>
          <table:table-cell table:number-columns-repeated="53"/>
          <table:table-cell table:style-name="ce66" office:value-type="string" calcext:value-type="string">
            <text:p>Description=Weston, a Wayland compositor, as a system service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SECTION = "libs"</text:p>
          </table:table-cell>
          <table:table-cell table:number-columns-repeated="50"/>
          <table:table-cell table:style-name="ce66" office:value-type="string" calcext:value-type="string">
            <text:p>LICENSE = "MIT"</text:p>
          </table:table-cell>
          <table:table-cell table:number-columns-repeated="137"/>
          <table:table-cell table:style-name="ce66" office:value-type="string" calcext:value-type="string">
            <text:p><text:s text:c="11"/>file://weston.env \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<text:s text:c="2"/>cat &lt;&lt;EOF</text:p>
          </table:table-cell>
          <table:table-cell table:number-columns-repeated="53"/>
          <table:table-cell table:style-name="ce66" office:value-type="string" calcext:value-type="string">
            <text:p>Documentation=man:weston(1) man:weston.ini(5)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 office:value-type="string" calcext:value-type="string">
            <text:p>LIC_FILES_CHKSUM = "file://COPYING;md5=c7b12b6702da38ca028ace54aae3d484 \</text:p>
          </table:table-cell>
          <table:table-cell table:number-columns-repeated="137"/>
          <table:table-cell table:style-name="ce66" office:value-type="string" calcext:value-type="string">
            <text:p><text:s text:c="11"/>file://weston.ini \</text:p>
          </table:table-cell>
          <table:table-cell table:number-columns-repeated="64"/>
          <table:table-cell table:style-name="ce66" office:value-type="string" calcext:value-type="string">
            <text:p>CORE_IMAGE_BASE_INSTALL += "gtk+3-demo"</text:p>
          </table:table-cell>
          <table:table-cell table:number-columns-repeated="57"/>
          <table:table-cell table:style-name="ce66" office:value-type="string" calcext:value-type="string">
            <text:p><text:s text:c="2"/>$0 [&lt;weston options&gt;]</text:p>
          </table:table-cell>
          <table:table-cell table:number-columns-repeated="53"/>
          <table:table-cell table:style-name="ce66" office:value-type="string" calcext:value-type="string">
            <text:p>Documentation=http://wayland.freedesktop.org/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mtdev_1.1.6.bb</text:p>
          </table:table-cell>
          <table:table-cell table:number-columns-repeated="31"/>
          <table:table-cell table:style-name="ce66" office:value-type="string" calcext:value-type="string">
            <text:p>LICENSE = "MIT"</text:p>
          </table:table-cell>
          <table:table-cell table:number-columns-repeated="50"/>
          <table:table-cell table:style-name="ce66" office:value-type="string" calcext:value-type="string">
            <text:p><text:s text:c="20"/>file://stable/presentation-time/presentation-time.xml;endline=26;md5=4646cd7d9edc9fa55db941f2d3a7dc53"</text:p>
          </table:table-cell>
          <table:table-cell table:number-columns-repeated="137"/>
          <table:table-cell table:style-name="ce66" office:value-type="string" calcext:value-type="string">
            <text:p><text:s text:c="11"/>file://weston.service \</text:p>
          </table:table-cell>
          <table:table-cell table:number-columns-repeated="64"/>
          <table:table-cell table:style-name="ce66" office:value-type="string" calcext:value-type="string">
            <text:p>CORE_IMAGE_BASE_INSTALL += "${@bb.utils.contains('DISTRO_FEATURES', 'x11', 'weston-xwayland matchbox-terminal', '', d)}"</text:p>
          </table:table-cell>
          <table:table-cell table:number-columns-repeated="57"/>
          <table:table-cell table:style-name="ce66" office:value-type="string" calcext:value-type="string">
            <text:p>EOF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LIC_FILES_CHKSUM = "file://COPYING;md5=bab4ac7dc1c10bc0fb037dc76c46ef8a"</text:p>
          </table:table-cell>
          <table:table-cell table:number-columns-repeated="50"/>
          <table:table-cell table:style-name="ce66"/>
          <table:table-cell table:number-columns-repeated="137"/>
          <table:table-cell table:style-name="ce66" office:value-type="string" calcext:value-type="string">
            <text:p><text:s text:c="11"/>file://weston.socket \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}</text:p>
          </table:table-cell>
          <table:table-cell table:number-columns-repeated="53"/>
          <table:table-cell table:style-name="ce66" office:value-type="string" calcext:value-type="string">
            <text:p># Make sure we are started after logins are permitted.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 office:value-type="string" calcext:value-type="string">
            <text:p>SRC_URI = "https://wayland.freedesktop.org/releases/${BPN}-${PV}.tar.xz \</text:p>
          </table:table-cell>
          <table:table-cell table:number-columns-repeated="137"/>
          <table:table-cell table:style-name="ce66" office:value-type="string" calcext:value-type="string">
            <text:p><text:s text:c="11"/>file://weston-autologin \</text:p>
          </table:table-cell>
          <table:table-cell table:number-columns-repeated="64"/>
          <table:table-cell table:style-name="ce66" office:value-type="string" calcext:value-type="string">
            <text:p>QB_MEM = "-m 512"</text:p>
          </table:table-cell>
          <table:table-cell table:number-columns-repeated="57"/>
          <table:table-cell table:style-name="ce66"/>
          <table:table-cell table:number-columns-repeated="53"/>
          <table:table-cell table:style-name="ce66" office:value-type="string" calcext:value-type="string">
            <text:p>Requires=systemd-user-sessions.service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/</text:p>
          </table:table-cell>
          <table:table-cell table:number-columns-repeated="31"/>
          <table:table-cell table:style-name="ce66" office:value-type="string" calcext:value-type="string">
            <text:p>DEPENDS = "libevdev udev mtdev libcheck"</text:p>
          </table:table-cell>
          <table:table-cell table:number-columns-repeated="50"/>
          <table:table-cell table:style-name="ce66" office:value-type="string" calcext:value-type="string">
            <text:p><text:s text:c="11"/>"</text:p>
          </table:table-cell>
          <table:table-cell table:number-columns-repeated="137"/>
          <table:table-cell table:style-name="ce66" office:value-type="string" calcext:value-type="string">
            <text:p><text:s text:c="11"/>file://weston-start"</text:p>
          </table:table-cell>
          <table:table-cell table:number-columns-repeated="122"/>
          <table:table-cell table:style-name="ce66" office:value-type="string" calcext:value-type="string">
            <text:p>## Module support</text:p>
          </table:table-cell>
          <table:table-cell table:number-columns-repeated="53"/>
          <table:table-cell table:style-name="ce66" office:value-type="string" calcext:value-type="string">
            <text:p>After=systemd-user-sessions.service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0001-build-Fix-strndup-detection-on-MinGW.patch</text:p>
          </table:table-cell>
          <table:table-cell table:number-columns-repeated="30"/>
          <table:table-cell table:style-name="ce66"/>
          <table:table-cell table:number-columns-repeated="50"/>
          <table:table-cell table:style-name="ce66" office:value-type="string" calcext:value-type="string">
            <text:p>SRC_URI[sha256sum] = "f1ff0f7199d0a0da337217dd8c99979967808dc37731a1e759e822b75b571460"</text:p>
          </table:table-cell>
          <table:table-cell table:number-columns-repeated="137"/>
          <table:table-cell table:style-name="ce66"/>
          <table:table-cell table:number-columns-repeated="122"/>
          <table:table-cell table:style-name="ce66" office:value-type="string" calcext:value-type="string">
            <text:p>modules_dir=@DATADIR@/weston-start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0002-Do-not-hardcode-the-path-to-wayland-scanner.patch</text:p>
          </table:table-cell>
          <table:table-cell table:number-columns-repeated="30"/>
          <table:table-cell table:style-name="ce66" office:value-type="string" calcext:value-type="string">
            <text:p>SRC_URI = "http://www.freedesktop.org/software/${BPN}/${BP}.tar.xz \</text:p>
          </table:table-cell>
          <table:table-cell table:number-columns-repeated="50"/>
          <table:table-cell table:style-name="ce66"/>
          <table:table-cell table:number-columns-repeated="137"/>
          <table:table-cell table:style-name="ce66" office:value-type="string" calcext:value-type="string">
            <text:p>S = "${WORKDIR}"</text:p>
          </table:table-cell>
          <table:table-cell table:number-columns-repeated="122"/>
          <table:table-cell table:style-name="ce66"/>
          <table:table-cell table:number-columns-repeated="53"/>
          <table:table-cell table:style-name="ce66" office:value-type="string" calcext:value-type="string">
            <text:p># If Plymouth is used, we want to start when it is on its way out.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CVE-2021-3782.patch</text:p>
          </table:table-cell>
          <table:table-cell table:number-columns-repeated="30"/>
          <table:table-cell table:style-name="ce66" office:value-type="string" calcext:value-type="string">
            <text:p><text:s text:c="11"/>file://run-ptest \</text:p>
          </table:table-cell>
          <table:table-cell table:number-columns-repeated="50"/>
          <table:table-cell table:style-name="ce66" office:value-type="string" calcext:value-type="string">
            <text:p>UPSTREAM_CHECK_URI = "https://wayland.freedesktop.org/releases.html"</text:p>
          </table:table-cell>
          <table:table-cell table:number-columns-repeated="137"/>
          <table:table-cell table:style-name="ce66"/>
          <table:table-cell table:number-columns-repeated="63"/>
          <table:table-cell office:value-type="string" calcext:value-type="string">
            <text:p>meta/recipes-graphics/images/core-image-weston-sdk.bb</text:p>
          </table:table-cell>
          <table:table-cell table:number-columns-repeated="58"/>
          <table:table-cell table:style-name="ce66" office:value-type="string" calcext:value-type="string">
            <text:p># Add weston extra argument</text:p>
          </table:table-cell>
          <table:table-cell table:number-columns-repeated="53"/>
          <table:table-cell table:style-name="ce66" office:value-type="string" calcext:value-type="string">
            <text:p>After=plymouth-quit-wait.service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run-ptest</text:p>
          </table:table-cell>
          <table:table-cell table:number-columns-repeated="30"/>
          <table:table-cell table:style-name="ce66" office:value-type="string" calcext:value-type="string">
            <text:p><text:s text:c="11"/>file://determinism.patch \</text:p>
          </table:table-cell>
          <table:table-cell table:number-columns-repeated="50"/>
          <table:table-cell table:style-name="ce66"/>
          <table:table-cell table:number-columns-repeated="47"/>
          <table:table-cell office:value-type="string" calcext:value-type="string">
            <text:p>weston_10.0.2.bb</text:p>
          </table:table-cell>
          <table:table-cell table:number-columns-repeated="89"/>
          <table:table-cell table:style-name="ce66" office:value-type="string" calcext:value-type="string">
            <text:p>PACKAGECONFIG ??= ""</text:p>
          </table:table-cell>
          <table:table-cell table:number-columns-repeated="64"/>
          <table:table-cell table:style-name="ce66" office:value-type="string" calcext:value-type="string">
            <text:p>require core-image-weston.bb</text:p>
          </table:table-cell>
          <table:table-cell table:number-columns-repeated="57"/>
          <table:table-cell table:style-name="ce66" office:value-type="string" calcext:value-type="string">
            <text:p>add_weston_argument() {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11"/>"</text:p>
          </table:table-cell>
          <table:table-cell table:number-columns-repeated="50"/>
          <table:table-cell table:style-name="ce66" office:value-type="string" calcext:value-type="string">
            <text:p>inherit meson pkgconfig allarch</text:p>
          </table:table-cell>
          <table:table-cell table:number-columns-repeated="48"/>
          <table:table-cell table:style-name="ce66" office:value-type="string" calcext:value-type="string">
            <text:p>SUMMARY = "Weston, a Wayland compositor"</text:p>
          </table:table-cell>
          <table:table-cell table:number-columns-repeated="88"/>
          <table:table-cell table:style-name="ce66" office:value-type="string" calcext:value-type="string">
            <text:p>PACKAGECONFIG:append:qemuriscv64 = " use-pixman"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<text:s text:c="2"/>weston_args="$weston_args $1"</text:p>
          </table:table-cell>
          <table:table-cell table:number-columns-repeated="53"/>
          <table:table-cell table:style-name="ce66" office:value-type="string" calcext:value-type="string">
            <text:p># D-Bus is necessary for contacting logind. Logind is required.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_1.20.0.bb</text:p>
          </table:table-cell>
          <table:table-cell table:number-columns-repeated="31"/>
          <table:table-cell table:style-name="ce66" office:value-type="string" calcext:value-type="string">
            <text:p>SRC_URI[sha256sum] = "ff33a570b5a936c81e6c08389a8581c2665311d026ce3d225c88d09c49f9b440"</text:p>
          </table:table-cell>
          <table:table-cell table:number-columns-repeated="50"/>
          <table:table-cell table:style-name="ce66"/>
          <table:table-cell table:number-columns-repeated="48"/>
          <table:table-cell table:style-name="ce66" office:value-type="string" calcext:value-type="string">
            <text:p>DESCRIPTION = "Weston is the reference implementation of a Wayland compositor"</text:p>
          </table:table-cell>
          <table:table-cell table:number-columns-repeated="88"/>
          <table:table-cell table:style-name="ce66" office:value-type="string" calcext:value-type="string">
            <text:p>PACKAGECONFIG:append:qemuppc64 = " use-pixman"</text:p>
          </table:table-cell>
          <table:table-cell table:number-columns-repeated="64"/>
          <table:table-cell table:style-name="ce66" office:value-type="string" calcext:value-type="string">
            <text:p>DESCRIPTION = "Image with Weston support that includes everything within \</text:p>
          </table:table-cell>
          <table:table-cell table:number-columns-repeated="57"/>
          <table:table-cell table:style-name="ce66" office:value-type="string" calcext:value-type="string">
            <text:p>}</text:p>
          </table:table-cell>
          <table:table-cell table:number-columns-repeated="53"/>
          <table:table-cell table:style-name="ce66" office:value-type="string" calcext:value-type="string">
            <text:p>Wants=dbus.socket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 office:value-type="string" calcext:value-type="string">
            <text:p>EXTRA_OEMESON += "-Dtests=false"</text:p>
          </table:table-cell>
          <table:table-cell table:number-columns-repeated="48"/>
          <table:table-cell table:style-name="ce66" office:value-type="string" calcext:value-type="string">
            <text:p>HOMEPAGE = "http://wayland.freedesktop.org"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core-image-weston plus meta-toolchain, development headers and libraries to \</text:p>
          </table:table-cell>
          <table:table-cell table:number-columns-repeated="57"/>
          <table:table-cell table:style-name="ce66"/>
          <table:table-cell table:number-columns-repeated="53"/>
          <table:table-cell table:style-name="ce66" office:value-type="string" calcext:value-type="string">
            <text:p>After=dbus.socket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-protocols_1.25.bb</text:p>
          </table:table-cell>
          <table:table-cell table:number-columns-repeated="31"/>
          <table:table-cell table:style-name="ce66" office:value-type="string" calcext:value-type="string">
            <text:p>UPSTREAM_CHECK_REGEX = "libinput-(?P&lt;pver&gt;\d+\.\d+\.(?!9\d+)\d+)"</text:p>
          </table:table-cell>
          <table:table-cell table:number-columns-repeated="50"/>
          <table:table-cell table:style-name="ce66"/>
          <table:table-cell table:number-columns-repeated="48"/>
          <table:table-cell table:style-name="ce66" office:value-type="string" calcext:value-type="string">
            <text:p>LICENSE = "MIT"</text:p>
          </table:table-cell>
          <table:table-cell table:number-columns-repeated="88"/>
          <table:table-cell table:style-name="ce66" office:value-type="string" calcext:value-type="string">
            <text:p>PACKAGECONFIG[no-idle-timeout] = ",,"</text:p>
          </table:table-cell>
          <table:table-cell table:number-columns-repeated="64"/>
          <table:table-cell table:style-name="ce66" office:value-type="string" calcext:value-type="string">
            <text:p>form a standalone SDK."</text:p>
          </table:table-cell>
          <table:table-cell table:number-columns-repeated="57"/>
          <table:table-cell table:style-name="ce66" office:value-type="string" calcext:value-type="string">
            <text:p>## Add module to --modules argument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 office:value-type="string" calcext:value-type="string">
            <text:p>PACKAGES = "${PN}"</text:p>
          </table:table-cell>
          <table:table-cell table:number-columns-repeated="48"/>
          <table:table-cell table:style-name="ce66" office:value-type="string" calcext:value-type="string">
            <text:p>LIC_FILES_CHKSUM = "file://COPYING;md5=d79ee9e66bb0f95d3386a7acae780b70 \</text:p>
          </table:table-cell>
          <table:table-cell table:number-columns-repeated="88"/>
          <table:table-cell table:style-name="ce66" office:value-type="string" calcext:value-type="string">
            <text:p>PACKAGECONFIG[use-pixman] = ",,"</text:p>
          </table:table-cell>
          <table:table-cell table:number-columns-repeated="64"/>
          <table:table-cell table:style-name="ce66" office:value-type="string" calcext:value-type="string">
            <text:p>HOMEPAGE = "https://www.yoctoproject.org/"</text:p>
          </table:table-cell>
          <table:table-cell table:number-columns-repeated="57"/>
          <table:table-cell table:style-name="ce66" office:value-type="string" calcext:value-type="string">
            <text:p>add_weston_module() {</text:p>
          </table:table-cell>
          <table:table-cell table:number-columns-repeated="53"/>
          <table:table-cell table:style-name="ce66" office:value-type="string" calcext:value-type="string">
            <text:p># Ensure the socket is present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-utils_1.0.0.bb</text:p>
          </table:table-cell>
          <table:table-cell table:number-columns-repeated="31"/>
          <table:table-cell table:style-name="ce66" office:value-type="string" calcext:value-type="string">
            <text:p>inherit meson pkgconfig lib_package ptest</text:p>
          </table:table-cell>
          <table:table-cell table:number-columns-repeated="50"/>
          <table:table-cell table:style-name="ce66" office:value-type="string" calcext:value-type="string">
            <text:p>FILES:${PN} += "${datadir}/pkgconfig/wayland-protocols.pc"</text:p>
          </table:table-cell>
          <table:table-cell table:number-columns-repeated="48"/>
          <table:table-cell table:style-name="ce66" office:value-type="string" calcext:value-type="string">
            <text:p><text:s text:c="20"/>file://libweston/compositor.c;endline=27;md5=eb6d5297798cabe2ddc65e2af519bcf0 \</text:p>
          </table:table-cell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<text:s text:c="2"/>if [[ "x${weston_modules}" == "x" ]]; then</text:p>
          </table:table-cell>
          <table:table-cell table:number-columns-repeated="53"/>
          <table:table-cell table:style-name="ce66" office:value-type="string" calcext:value-type="string">
            <text:p>Requires=weston.socket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/>
          <table:table-cell table:number-columns-repeated="48"/>
          <table:table-cell table:style-name="ce66" office:value-type="string" calcext:value-type="string">
            <text:p><text:s text:c="20"/>"</text:p>
          </table:table-cell>
          <table:table-cell table:number-columns-repeated="88"/>
          <table:table-cell table:style-name="ce66" office:value-type="string" calcext:value-type="string">
            <text:p>DEFAULTBACKEND ??= ""</text:p>
          </table:table-cell>
          <table:table-cell table:number-columns-repeated="64"/>
          <table:table-cell table:style-name="ce66" office:value-type="string" calcext:value-type="string">
            <text:p>IMAGE_FEATURES += "dev-pkgs tools-sdk \</text:p>
          </table:table-cell>
          <table:table-cell table:number-columns-repeated="57"/>
          <table:table-cell table:style-name="ce66" office:value-type="string" calcext:value-type="string">
            <text:p><text:s text:c="4"/>weston_modules="--modules "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# Patch out build directory, otherwise it leaks into ptest binary</text:p>
          </table:table-cell>
          <table:table-cell table:number-columns-repeated="50"/>
          <table:table-cell table:style-name="ce66" office:value-type="string" calcext:value-type="string">
            <text:p>BBCLASSEXTEND = "native nativesdk"</text:p>
          </table:table-cell>
          <table:table-cell table:number-columns-repeated="48"/>
          <table:table-cell table:style-name="ce66"/>
          <table:table-cell table:number-columns-repeated="88"/>
          <table:table-cell table:style-name="ce66" office:value-type="string" calcext:value-type="string">
            <text:p>DEFAULTBACKEND:qemuall ?= "drm"</text:p>
          </table:table-cell>
          <table:table-cell table:number-columns-repeated="64"/>
          <table:table-cell table:style-name="ce66" office:value-type="string" calcext:value-type="string">
            <text:p><text:s text:c="2"/>tools-debug eclipse-debug tools-profile tools-testapps debug-tweaks ssh-server-openssh"</text:p>
          </table:table-cell>
          <table:table-cell table:number-columns-repeated="57"/>
          <table:table-cell table:style-name="ce66" office:value-type="string" calcext:value-type="string">
            <text:p><text:s text:c="2"/>fi;</text:p>
          </table:table-cell>
          <table:table-cell table:number-columns-repeated="53"/>
          <table:table-cell table:style-name="ce66" office:value-type="string" calcext:value-type="string">
            <text:p># Since we are part of the graphical session, make sure we are started before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/</text:p>
          </table:table-cell>
          <table:table-cell table:number-columns-repeated="31"/>
          <table:table-cell table:style-name="ce66" office:value-type="string" calcext:value-type="string">
            <text:p>do_configure:append() {</text:p>
          </table:table-cell>
          <table:table-cell table:number-columns-repeated="99"/>
          <table:table-cell table:style-name="ce66" office:value-type="string" calcext:value-type="string">
            <text:p>SRC_URI = "https://gitlab.freedesktop.org/wayland/weston/-/releases/${PV}/downloads/${BPN}-${PV}.tar.xz \</text:p>
          </table:table-cell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<text:s text:c="2"/>weston_modules+="${1},"</text:p>
          </table:table-cell>
          <table:table-cell table:number-columns-repeated="53"/>
          <table:table-cell table:style-name="ce66" office:value-type="string" calcext:value-type="string">
            <text:p># it is complete.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systemd-notify.weston-start</text:p>
          </table:table-cell>
          <table:table-cell table:number-columns-repeated="30"/>
          <table:table-cell table:style-name="ce66" office:value-type="string" calcext:value-type="string">
            <text:p><text:s text:c="4"/>sed -i -e "s,${WORKDIR},,g" config.h</text:p>
          </table:table-cell>
          <table:table-cell table:number-columns-repeated="99"/>
          <table:table-cell table:style-name="ce66" office:value-type="string" calcext:value-type="string">
            <text:p><text:s text:c="11"/>file://weston.png \</text:p>
          </table:table-cell>
          <table:table-cell table:number-columns-repeated="88"/>
          <table:table-cell table:style-name="ce66" office:value-type="string" calcext:value-type="string">
            <text:p>do_install() {</text:p>
          </table:table-cell>
          <table:table-cell table:number-columns-repeated="64"/>
          <table:table-cell table:style-name="ce66" office:value-type="string" calcext:value-type="string">
            <text:p>IMAGE_INSTALL += "kernel-devsrc"</text:p>
          </table:table-cell>
          <table:table-cell table:number-columns-repeated="57"/>
          <table:table-cell table:style-name="ce66" office:value-type="string" calcext:value-type="string">
            <text:p>}</text:p>
          </table:table-cell>
          <table:table-cell table:number-columns-repeated="53"/>
          <table:table-cell table:style-name="ce66" office:value-type="string" calcext:value-type="string">
            <text:p>Before=graphical.target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.desktop</text:p>
          </table:table-cell>
          <table:table-cell table:number-columns-repeated="30"/>
          <table:table-cell table:style-name="ce66" office:value-type="string" calcext:value-type="string">
            <text:p><text:s text:c="4"/>if [ -e "litest-config.h" ]; then</text:p>
          </table:table-cell>
          <table:table-cell table:number-columns-repeated="99"/>
          <table:table-cell table:style-name="ce66" office:value-type="string" calcext:value-type="string">
            <text:p><text:s text:c="11"/>file://weston.desktop \</text:p>
          </table:table-cell>
          <table:table-cell table:number-columns-repeated="88"/>
          <table:table-cell table:style-name="ce66" office:value-type="string" calcext:value-type="string">
            <text:p><text:s text:c="8"/>if [ "${VIRTUAL-RUNTIME_init_manager}" != "systemd" ]; then</text:p>
          </table:table-cell>
          <table:table-cell table:number-columns-repeated="64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.png</text:p>
          </table:table-cell>
          <table:table-cell table:number-columns-repeated="30"/>
          <table:table-cell table:style-name="ce66" office:value-type="string" calcext:value-type="string">
            <text:p><text:s text:c="8"/>sed -i -e "s,${WORKDIR},,g" litest-config.h</text:p>
          </table:table-cell>
          <table:table-cell table:number-columns-repeated="99"/>
          <table:table-cell table:style-name="ce66" office:value-type="string" calcext:value-type="string">
            <text:p><text:s text:c="11"/>file://xwayland.weston-start \</text:p>
          </table:table-cell>
          <table:table-cell table:number-columns-repeated="88"/>
          <table:table-cell table:style-name="ce66" office:value-type="string" calcext:value-type="string">
            <text:p><text:s text:c="4"/>install -Dm755 ${WORKDIR}/init ${D}/${sysconfdir}/init.d/weston</text:p>
          </table:table-cell>
          <table:table-cell table:number-columns-repeated="64"/>
          <table:table-cell table:style-name="ce66" office:value-type="string" calcext:value-type="string">
            <text:p># Compiling stuff, specifically SystemTap probes, can require lots of memory</text:p>
          </table:table-cell>
          <table:table-cell table:number-columns-repeated="57"/>
          <table:table-cell table:style-name="ce66" office:value-type="string" calcext:value-type="string">
            <text:p>if [ -n "$WAYLAND_DISPLAY" ]; then</text:p>
          </table:table-cell>
          <table:table-cell table:number-columns-repeated="53"/>
          <table:table-cell table:style-name="ce66" office:value-type="string" calcext:value-type="string">
            <text:p># Prevent starting on systems without virtual consoles, Weston requires one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xwayland.weston-start</text:p>
          </table:table-cell>
          <table:table-cell table:number-columns-repeated="30"/>
          <table:table-cell table:style-name="ce66" office:value-type="string" calcext:value-type="string">
            <text:p><text:s text:c="4"/>fi</text:p>
          </table:table-cell>
          <table:table-cell table:number-columns-repeated="99"/>
          <table:table-cell table:style-name="ce66" office:value-type="string" calcext:value-type="string">
            <text:p><text:s text:c="11"/>file://systemd-notify.weston-start \</text:p>
          </table:table-cell>
          <table:table-cell table:number-columns-repeated="88"/>
          <table:table-cell table:style-name="ce66" office:value-type="string" calcext:value-type="string">
            <text:p><text:s text:c="4"/>sed -i 's#ROOTHOME#${ROOT_HOME}#' ${D}/${sysconfdir}/init.d/weston</text:p>
          </table:table-cell>
          <table:table-cell table:number-columns-repeated="64"/>
          <table:table-cell table:style-name="ce66" office:value-type="string" calcext:value-type="string">
            <text:p># See https://bugzilla.yoctoproject.org/show_bug.cgi?id=14673</text:p>
          </table:table-cell>
          <table:table-cell table:number-columns-repeated="57"/>
          <table:table-cell table:style-name="ce66" office:value-type="string" calcext:value-type="string">
            <text:p><text:s text:c="2"/>echo "ERROR: A Wayland compositor is already running, nested Weston instance is not supported yet."</text:p>
          </table:table-cell>
          <table:table-cell table:number-columns-repeated="53"/>
          <table:table-cell table:style-name="ce66" office:value-type="string" calcext:value-type="string">
            <text:p># for now.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}</text:p>
          </table:table-cell>
          <table:table-cell table:number-columns-repeated="99"/>
          <table:table-cell table:style-name="ce66" office:value-type="string" calcext:value-type="string">
            <text:p><text:s text:c="11"/>"</text:p>
          </table:table-cell>
          <table:table-cell table:number-columns-repeated="88"/>
          <table:table-cell table:style-name="ce66" office:value-type="string" calcext:value-type="string">
            <text:p><text:s text:c="8"/>fi</text:p>
          </table:table-cell>
          <table:table-cell table:number-columns-repeated="64"/>
          <table:table-cell table:style-name="ce66" office:value-type="string" calcext:value-type="string">
            <text:p>QB_MEM = "-m 768"</text:p>
          </table:table-cell>
          <table:table-cell table:number-columns-repeated="57"/>
          <table:table-cell table:style-name="ce66" office:value-type="string" calcext:value-type="string">
            <text:p><text:s text:c="2"/>exit 1</text:p>
          </table:table-cell>
          <table:table-cell table:number-columns-repeated="53"/>
          <table:table-cell table:style-name="ce66" office:value-type="string" calcext:value-type="string">
            <text:p>ConditionPathExists=/dev/tty0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_10.0.2.bb</text:p>
          </table:table-cell>
          <table:table-cell table:number-columns-repeated="31"/>
          <table:table-cell table:style-name="ce66"/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<text:s text:c="2"/>install -D -p -m0644 ${WORKDIR}/weston.ini ${D}${sysconfdir}/xdg/weston/weston.ini</text:p>
          </table:table-cell>
          <table:table-cell table:number-columns-repeated="122"/>
          <table:table-cell table:style-name="ce66" office:value-type="string" calcext:value-type="string">
            <text:p>fi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PACKAGECONFIG ??= ""</text:p>
          </table:table-cell>
          <table:table-cell table:number-columns-repeated="99"/>
          <table:table-cell table:style-name="ce66" office:value-type="string" calcext:value-type="string">
            <text:p>SRC_URI[sha256sum] = "89646ca0d9f8d413c2767e5c3828eaa3fa149c2a105b3729a6894fa7cf1549e7"</text:p>
          </table:table-cell>
          <table:table-cell table:number-columns-repeated="88"/>
          <table:table-cell table:style-name="ce66" office:value-type="string" calcext:value-type="string">
            <text:p><text:s text:c="2"/>install -Dm644 ${WORKDIR}/weston.env ${D}${sysconfdir}/default/weston</text:p>
          </table:table-cell>
          <table:table-cell table:number-columns-repeated="122"/>
          <table:table-cell table:style-name="ce66"/>
          <table:table-cell table:number-columns-repeated="53"/>
          <table:table-cell table:style-name="ce66" office:value-type="string" calcext:value-type="string">
            <text:p>[Service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PACKAGECONFIG[libwacom] = "-Dlibwacom=true,-Dlibwacom=false,libwacom"</text:p>
          </table:table-cell>
          <table:table-cell table:number-columns-repeated="99"/>
          <table:table-cell table:style-name="ce66"/>
          <table:table-cell table:number-columns-repeated="88"/>
          <table:table-cell table:style-name="ce66"/>
          <table:table-cell table:number-columns-repeated="122"/>
          <table:table-cell table:style-name="ce66" office:value-type="string" calcext:value-type="string">
            <text:p>if [ -n "$WESTON_USER" ]; then</text:p>
          </table:table-cell>
          <table:table-cell table:number-columns-repeated="53"/>
          <table:table-cell table:style-name="ce66" office:value-type="string" calcext:value-type="string">
            <text:p># Requires systemd-notify.so Weston plugin.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-init/</text:p>
          </table:table-cell>
          <table:table-cell table:number-columns-repeated="31"/>
          <table:table-cell table:style-name="ce66" office:value-type="string" calcext:value-type="string">
            <text:p>PACKAGECONFIG[gui] = "-Ddebug-gui=true,-Ddebug-gui=false,cairo gtk+3"</text:p>
          </table:table-cell>
          <table:table-cell table:number-columns-repeated="99"/>
          <table:table-cell table:style-name="ce66" office:value-type="string" calcext:value-type="string">
            <text:p>UPSTREAM_CHECK_URI = "https://wayland.freedesktop.org/releases.html"</text:p>
          </table:table-cell>
          <table:table-cell table:number-columns-repeated="88"/>
          <table:table-cell table:style-name="ce66" office:value-type="string" calcext:value-type="string">
            <text:p><text:s text:c="2"/># Install Weston systemd service and accompanying udev rule</text:p>
          </table:table-cell>
          <table:table-cell table:number-columns-repeated="63"/>
          <table:table-cell office:value-type="string" calcext:value-type="string">
            <text:p>meta/recipes-graphics/packagegroups/packagegroup-core-weston.bb</text:p>
          </table:table-cell>
          <table:table-cell table:number-columns-repeated="58"/>
          <table:table-cell table:style-name="ce66" office:value-type="string" calcext:value-type="string">
            <text:p><text:s text:c="2"/>if [ -z "$WESTON_GROUP" ]; then</text:p>
          </table:table-cell>
          <table:table-cell table:number-columns-repeated="53"/>
          <table:table-cell table:style-name="ce66" office:value-type="string" calcext:value-type="string">
            <text:p>Type=notify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init</text:p>
          </table:table-cell>
          <table:table-cell table:number-columns-repeated="30"/>
          <table:table-cell table:style-name="ce66"/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<text:s text:c="2"/>install -D -p -m0644 ${WORKDIR}/weston.service ${D}${systemd_system_unitdir}/weston.service</text:p>
          </table:table-cell>
          <table:table-cell table:number-columns-repeated="64"/>
          <table:table-cell table:style-name="ce66" office:value-type="string" calcext:value-type="string">
            <text:p>SUMMARY = "Basic Weston compositor setup"</text:p>
          </table:table-cell>
          <table:table-cell table:number-columns-repeated="57"/>
          <table:table-cell table:style-name="ce66" office:value-type="string" calcext:value-type="string">
            <text:p><text:s text:c="4"/># no explicit WESTON_GROUP given, therefore use WESTON_USER</text:p>
          </table:table-cell>
          <table:table-cell table:number-columns-repeated="53"/>
          <table:table-cell table:style-name="ce66" office:value-type="string" calcext:value-type="string">
            <text:p>EnvironmentFile=/etc/default/weston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-autologin</text:p>
          </table:table-cell>
          <table:table-cell table:number-columns-repeated="30"/>
          <table:table-cell table:style-name="ce66" office:value-type="string" calcext:value-type="string">
            <text:p>UDEVDIR = "`pkg-config --variable=udevdir udev`"</text:p>
          </table:table-cell>
          <table:table-cell table:number-columns-repeated="99"/>
          <table:table-cell table:style-name="ce66" office:value-type="string" calcext:value-type="string">
            <text:p>inherit meson pkgconfig useradd</text:p>
          </table:table-cell>
          <table:table-cell table:number-columns-repeated="88"/>
          <table:table-cell table:style-name="ce66" office:value-type="string" calcext:value-type="string">
            <text:p><text:s text:c="2"/>install -D -p -m0644 ${WORKDIR}/weston.socket ${D}${systemd_system_unitdir}/weston.socket</text:p>
          </table:table-cell>
          <table:table-cell table:number-columns-repeated="64"/>
          <table:table-cell table:style-name="ce66" office:value-type="string" calcext:value-type="string">
            <text:p>DESCRIPTION = "Packages required to set up a basic working Weston session"</text:p>
          </table:table-cell>
          <table:table-cell table:number-columns-repeated="57"/>
          <table:table-cell table:style-name="ce66" office:value-type="string" calcext:value-type="string">
            <text:p><text:s text:c="4"/>export WESTON_GROUP="${WESTON_USER}"</text:p>
          </table:table-cell>
          <table:table-cell table:number-columns-repeated="53"/>
          <table:table-cell table:style-name="ce66" office:value-type="string" calcext:value-type="string">
            <text:p>ExecStart=/usr/bin/weston --modules=systemd-notify.so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.env</text:p>
          </table:table-cell>
          <table:table-cell table:number-columns-repeated="30"/>
          <table:table-cell table:style-name="ce66"/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<text:s text:c="8"/>if [ "${@bb.utils.filter('DISTRO_FEATURES', 'pam', d)}" ]; then</text:p>
          </table:table-cell>
          <table:table-cell table:number-columns-repeated="64"/>
          <table:table-cell table:style-name="ce66" office:value-type="string" calcext:value-type="string">
            <text:p>PR = "r1"</text:p>
          </table:table-cell>
          <table:table-cell table:number-columns-repeated="57"/>
          <table:table-cell table:style-name="ce66" office:value-type="string" calcext:value-type="string">
            <text:p><text:s text:c="2"/>fi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.ini</text:p>
          </table:table-cell>
          <table:table-cell table:number-columns-repeated="30"/>
          <table:table-cell table:style-name="ce66" office:value-type="string" calcext:value-type="string">
            <text:p>EXTRA_OEMESON += "-Dudev-dir=${UDEVDIR} \</text:p>
          </table:table-cell>
          <table:table-cell table:number-columns-repeated="99"/>
          <table:table-cell table:style-name="ce66" office:value-type="string" calcext:value-type="string">
            <text:p># depends on virtual/egl</text:p>
          </table:table-cell>
          <table:table-cell table:number-columns-repeated="88"/>
          <table:table-cell table:style-name="ce66" office:value-type="string" calcext:value-type="string">
            <text:p><text:s text:c="4"/>install -D -p -m0644 ${WORKDIR}/weston-autologin ${D}${sysconfdir}/pam.d/weston-autologin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fi</text:p>
          </table:table-cell>
          <table:table-cell table:number-columns-repeated="53"/>
          <table:table-cell table:style-name="ce66" office:value-type="string" calcext:value-type="string">
            <text:p># Optional watchdog setup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.service</text:p>
          </table:table-cell>
          <table:table-cell table:number-columns-repeated="30"/>
          <table:table-cell table:style-name="ce66" office:value-type="string" calcext:value-type="string">
            <text:p><text:s text:c="18"/>-Ddocumentation=false \</text:p>
          </table:table-cell>
          <table:table-cell table:number-columns-repeated="99"/>
          <table:table-cell table:style-name="ce66" office:value-type="string" calcext:value-type="string">
            <text:p>#</text:p>
          </table:table-cell>
          <table:table-cell table:number-columns-repeated="88"/>
          <table:table-cell table:style-name="ce66" office:value-type="string" calcext:value-type="string">
            <text:p><text:s text:c="8"/>fi</text:p>
          </table:table-cell>
          <table:table-cell table:number-columns-repeated="64"/>
          <table:table-cell table:style-name="ce66" office:value-type="string" calcext:value-type="string">
            <text:p>inherit packagegroup features_check</text:p>
          </table:table-cell>
          <table:table-cell table:number-columns-repeated="57"/>
          <table:table-cell table:style-name="ce66"/>
          <table:table-cell table:number-columns-repeated="53"/>
          <table:table-cell table:style-name="ce66" office:value-type="string" calcext:value-type="string">
            <text:p>#TimeoutStartSec=60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.socket</text:p>
          </table:table-cell>
          <table:table-cell table:number-columns-repeated="30"/>
          <table:table-cell table:style-name="ce66" office:value-type="string" calcext:value-type="string">
            <text:p><text:s text:c="18"/>${@bb.utils.contains('PTEST_ENABLED', '1', '-Dtests=true -Dinstall-tests=true', '-Dtests=false -Dinstall-tests=false', d)} \</text:p>
          </table:table-cell>
          <table:table-cell table:number-columns-repeated="99"/>
          <table:table-cell table:style-name="ce66" office:value-type="string" calcext:value-type="string">
            <text:p>require ${THISDIR}/required-distro-features.inc</text:p>
          </table:table-cell>
          <table:table-cell table:number-columns-repeated="88"/>
          <table:table-cell table:style-name="ce66" office:value-type="string" calcext:value-type="string">
            <text:p><text:s text:c="2"/>sed -i -e s:/etc:${sysconfdir}:g \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weston_args=$*</text:p>
          </table:table-cell>
          <table:table-cell table:number-columns-repeated="53"/>
          <table:table-cell table:style-name="ce66" office:value-type="string" calcext:value-type="string">
            <text:p>#WatchdogSec=20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-start</text:p>
          </table:table-cell>
          <table:table-cell table:number-columns-repeated="30"/>
          <table:table-cell table:style-name="ce66" office:value-type="string" calcext:value-type="string">
            <text:p><text:s text:c="18"/>-Dzshcompletiondir=no"</text:p>
          </table:table-cell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<text:s text:c="4"/>-e s:/usr/bin:${bindir}:g \</text:p>
          </table:table-cell>
          <table:table-cell table:number-columns-repeated="64"/>
          <table:table-cell table:style-name="ce66" office:value-type="string" calcext:value-type="string">
            <text:p># weston-init requires pam enabled if started via systemd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DEPENDS = "libxkbcommon gdk-pixbuf pixman cairo glib-2.0"</text:p>
          </table:table-cell>
          <table:table-cell table:number-columns-repeated="88"/>
          <table:table-cell table:style-name="ce66" office:value-type="string" calcext:value-type="string">
            <text:p><text:s text:c="4"/>-e s:/var:${localstatedir}:g \</text:p>
          </table:table-cell>
          <table:table-cell table:number-columns-repeated="64"/>
          <table:table-cell table:style-name="ce66" office:value-type="string" calcext:value-type="string">
            <text:p>REQUIRED_DISTRO_FEATURES = "wayland ${@oe.utils.conditional('VIRTUAL-RUNTIME_init_manager', 'systemd', 'pam', '', d)}"</text:p>
          </table:table-cell>
          <table:table-cell table:number-columns-repeated="57"/>
          <table:table-cell table:style-name="ce66" office:value-type="string" calcext:value-type="string">
            <text:p># Load and run modules</text:p>
          </table:table-cell>
          <table:table-cell table:number-columns-repeated="53"/>
          <table:table-cell table:style-name="ce66" office:value-type="string" calcext:value-type="string">
            <text:p># The user to run Weston as.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-init.bb</text:p>
          </table:table-cell>
          <table:table-cell table:number-columns-repeated="31"/>
          <table:table-cell table:style-name="ce66" office:value-type="string" calcext:value-type="string">
            <text:p># package name changed in 1.8.1 upgrade: make sure package upgrades work</text:p>
          </table:table-cell>
          <table:table-cell table:number-columns-repeated="99"/>
          <table:table-cell table:style-name="ce66" office:value-type="string" calcext:value-type="string">
            <text:p>DEPENDS += "wayland wayland-protocols libinput virtual/egl pango wayland-native"</text:p>
          </table:table-cell>
          <table:table-cell table:number-columns-repeated="88"/>
          <table:table-cell table:style-name="ce66" office:value-type="string" calcext:value-type="string">
            <text:p><text:s text:c="4"/>${D}${systemd_system_unitdir}/weston.service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if [ -d "$modules_dir" ]; then</text:p>
          </table:table-cell>
          <table:table-cell table:number-columns-repeated="53"/>
          <table:table-cell table:style-name="ce66" office:value-type="string" calcext:value-type="string">
            <text:p>User=weston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RPROVIDES:${PN} = "libinput"</text:p>
          </table:table-cell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<text:s text:c="2"/># Install weston-start script</text:p>
          </table:table-cell>
          <table:table-cell table:number-columns-repeated="64"/>
          <table:table-cell table:style-name="ce66" office:value-type="string" calcext:value-type="string">
            <text:p>RDEPENDS:${PN} = "\</text:p>
          </table:table-cell>
          <table:table-cell table:number-columns-repeated="57"/>
          <table:table-cell table:style-name="ce66" office:value-type="string" calcext:value-type="string">
            <text:p><text:s text:c="2"/>for m in "$modules_dir"/*; do</text:p>
          </table:table-cell>
          <table:table-cell table:number-columns-repeated="53"/>
          <table:table-cell table:style-name="ce66" office:value-type="string" calcext:value-type="string">
            <text:p>Group=weston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RREPLACES:${PN} = "libinput"</text:p>
          </table:table-cell>
          <table:table-cell table:number-columns-repeated="99"/>
          <table:table-cell table:style-name="ce66" office:value-type="string" calcext:value-type="string">
            <text:p>LDFLAGS += "${@bb.utils.contains('DISTRO_FEATURES', 'lto', '-Wl,-z,undefs', '', d)}"</text:p>
          </table:table-cell>
          <table:table-cell table:number-columns-repeated="88"/>
          <table:table-cell table:style-name="ce66" office:value-type="string" calcext:value-type="string">
            <text:p><text:s text:c="2"/>install -Dm755 ${WORKDIR}/weston-start ${D}${bindir}/weston-start</text:p>
          </table:table-cell>
          <table:table-cell table:number-columns-repeated="64"/>
          <table:table-cell table:style-name="ce66" office:value-type="string" calcext:value-type="string">
            <text:p><text:s text:c="4"/>weston \</text:p>
          </table:table-cell>
          <table:table-cell table:number-columns-repeated="57"/>
          <table:table-cell table:style-name="ce66" office:value-type="string" calcext:value-type="string">
            <text:p><text:s text:c="4"/># Skip backup files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RCONFLICTS:${PN} = "libinput"</text:p>
          </table:table-cell>
          <table:table-cell table:number-columns-repeated="49"/>
          <table:table-cell office:value-type="string" calcext:value-type="string">
            <text:p>meta-arago-extras/recipes-graphics/wayland/wayland-protocols_%.bbappend</text:p>
          </table:table-cell>
          <table:table-cell table:number-columns-repeated="49"/>
          <table:table-cell table:style-name="ce66"/>
          <table:table-cell table:number-columns-repeated="88"/>
          <table:table-cell table:style-name="ce66" office:value-type="string" calcext:value-type="string">
            <text:p><text:s text:c="2"/>sed -i 's,@DATADIR@,${datadir},g' ${D}${bindir}/weston-start</text:p>
          </table:table-cell>
          <table:table-cell table:number-columns-repeated="64"/>
          <table:table-cell table:style-name="ce66" office:value-type="string" calcext:value-type="string">
            <text:p><text:s text:c="4"/>weston-init \</text:p>
          </table:table-cell>
          <table:table-cell table:number-columns-repeated="57"/>
          <table:table-cell table:style-name="ce66" office:value-type="string" calcext:value-type="string">
            <text:p><text:s text:c="4"/>if [ "`echo $m | sed -e 's/\~$//'`" != "$m" ]; then</text:p>
          </table:table-cell>
          <table:table-cell table:number-columns-repeated="53"/>
          <table:table-cell table:style-name="ce66" office:value-type="string" calcext:value-type="string">
            <text:p># Make sure the working directory is the users home directory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required-distro-features.inc</text:p>
          </table:table-cell>
          <table:table-cell table:number-columns-repeated="31"/>
          <table:table-cell table:style-name="ce66"/>
          <table:table-cell table:number-columns-repeated="50"/>
          <table:table-cell table:style-name="ce66" office:value-type="string" calcext:value-type="string">
            <text:p>FILESEXTRAPATHS:prepend := "${THISDIR}/${PN}:"</text:p>
          </table:table-cell>
          <table:table-cell table:number-columns-repeated="48"/>
          <table:table-cell table:style-name="ce66" office:value-type="string" calcext:value-type="string">
            <text:p>WESTON_MAJOR_VERSION = "${@'.'.join(d.getVar('PV').split('.')[0:1])}"</text:p>
          </table:table-cell>
          <table:table-cell table:number-columns-repeated="88"/>
          <table:table-cell table:style-name="ce66" office:value-type="string" calcext:value-type="string">
            <text:p><text:s text:c="2"/>sed -i 's,@LOCALSTATEDIR@,${localstatedir},g' ${D}${bindir}/weston-start</text:p>
          </table:table-cell>
          <table:table-cell table:number-columns-repeated="64"/>
          <table:table-cell table:style-name="ce66" office:value-type="string" calcext:value-type="string">
            <text:p><text:s text:c="4"/>weston-examples \</text:p>
          </table:table-cell>
          <table:table-cell table:number-columns-repeated="57"/>
          <table:table-cell table:style-name="ce66" office:value-type="string" calcext:value-type="string">
            <text:p><text:s text:c="6"/>continue</text:p>
          </table:table-cell>
          <table:table-cell table:number-columns-repeated="53"/>
          <table:table-cell table:style-name="ce66" office:value-type="string" calcext:value-type="string">
            <text:p>WorkingDirectory=/home/weston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FILES:${PN}-ptest += "${libexecdir}/libinput/libinput-test-suite"</text:p>
          </table:table-cell>
          <table:table-cell table:number-columns-repeated="50"/>
          <table:table-cell table:style-name="ce66"/>
          <table:table-cell table:number-columns-repeated="48"/>
          <table:table-cell table:style-name="ce66"/>
          <table:table-cell table:number-columns-repeated="88"/>
          <table:table-cell table:style-name="ce66" office:value-type="string" calcext:value-type="string">
            <text:p><text:s text:c="8"/>if [ -n "${DEFAULTBACKEND}" ]; then</text:p>
          </table:table-cell>
          <table:table-cell table:number-columns-repeated="64"/>
          <table:table-cell table:style-name="ce66" office:value-type="string" calcext:value-type="string">
            <text:p><text:s text:c="4"/>wayland-utils \</text:p>
          </table:table-cell>
          <table:table-cell table:number-columns-repeated="57"/>
          <table:table-cell table:style-name="ce66" office:value-type="string" calcext:value-type="string">
            <text:p><text:s text:c="4"/>fi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85"/>
          <table:table-cell table:style-name="ce66" office:value-type="string" calcext:value-type="string">
            <text:p>PR:append = ".arago2"</text:p>
          </table:table-cell>
          <table:table-cell table:number-columns-repeated="48"/>
          <table:table-cell table:style-name="ce66" office:value-type="string" calcext:value-type="string">
            <text:p>EXTRA_OEMESON += "-Dpipewire=false"</text:p>
          </table:table-cell>
          <table:table-cell table:number-columns-repeated="88"/>
          <table:table-cell table:style-name="ce66" office:value-type="string" calcext:value-type="string">
            <text:p><text:s text:c="4"/>sed -i -e "/^\[core\]/a backend=${DEFAULTBACKEND}-backend.so" ${D}${sysconfdir}/xdg/weston/weston.ini</text:p>
          </table:table-cell>
          <table:table-cell table:number-columns-repeated="64"/>
          <table:table-cell table:style-name="ce66" office:value-type="string" calcext:value-type="string">
            <text:p><text:s text:c="4"/>"</text:p>
          </table:table-cell>
          <table:table-cell table:number-columns-repeated="57"/>
          <table:table-cell table:style-name="ce66"/>
          <table:table-cell table:number-columns-repeated="53"/>
          <table:table-cell table:style-name="ce66" office:value-type="string" calcext:value-type="string">
            <text:p># Set up a full user session for the user, required by Weston.</text:p>
          </table:table-cell>
          <table:table-cell table:number-columns-repeated="15898"/>
        </table:table-row>
        <table:table-row table:style-name="ro2">
          <table:table-cell table:number-columns-repeated="85"/>
          <table:table-cell table:style-name="ce66"/>
          <table:table-cell table:number-columns-repeated="48"/>
          <table:table-cell table:style-name="ce66"/>
          <table:table-cell table:number-columns-repeated="88"/>
          <table:table-cell table:style-name="ce66" office:value-type="string" calcext:value-type="string">
            <text:p><text:s text:c="2"/>fi</text:p>
          </table:table-cell>
          <table:table-cell table:number-columns-repeated="63"/>
          <table:table-cell table:style-name="Default" table:number-columns-repeated="3"/>
          <table:table-cell table:number-columns-repeated="56"/>
          <table:table-cell table:style-name="ce66" office:value-type="string" calcext:value-type="string">
            <text:p><text:s text:c="4"/># process module</text:p>
          </table:table-cell>
          <table:table-cell table:number-columns-repeated="53"/>
          <table:table-cell table:style-name="ce66" office:value-type="string" calcext:value-type="string">
            <text:p>PAMName=weston-autologin</text:p>
          </table:table-cell>
          <table:table-cell table:number-columns-repeated="15898"/>
        </table:table-row>
        <table:table-row table:style-name="ro2">
          <table:table-cell table:number-columns-repeated="85"/>
          <table:table-cell table:style-name="ce66" office:value-type="string" calcext:value-type="string">
            <text:p>SRC_URI += " \</text:p>
          </table:table-cell>
          <table:table-cell table:number-columns-repeated="48"/>
          <table:table-cell table:style-name="ce66" office:value-type="string" calcext:value-type="string">
            <text:p>PACKAGECONFIG ??= "${@bb.utils.contains('DISTRO_FEATURES', 'wayland', 'kms wayland egl clients', '', d)} \</text:p>
          </table:table-cell>
          <table:table-cell table:number-columns-repeated="88"/>
          <table:table-cell table:style-name="ce66"/>
          <table:table-cell table:number-columns-repeated="63"/>
          <table:table-cell table:style-name="Default" table:number-columns-repeated="3"/>
          <table:table-cell table:number-columns-repeated="56"/>
          <table:table-cell table:style-name="ce66" office:value-type="string" calcext:value-type="string">
            <text:p><text:s text:c="4"/>. $m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85"/>
          <table:table-cell table:style-name="ce66" office:value-type="string" calcext:value-type="string">
            <text:p><text:s text:c="4"/>file://0001-wayland-drm-Add-wayland-drm-protocol-to-stable.patch \</text:p>
          </table:table-cell>
          <table:table-cell table:number-columns-repeated="48"/>
          <table:table-cell table:style-name="ce66" office:value-type="string" calcext:value-type="string">
            <text:p><text:s text:c="19"/>${@bb.utils.contains('DISTRO_FEATURES', 'x11 wayland', 'xwayland', '', d)} \</text:p>
          </table:table-cell>
          <table:table-cell table:number-columns-repeated="88"/>
          <table:table-cell table:style-name="ce66" office:value-type="string" calcext:value-type="string">
            <text:p><text:s text:c="2"/>if [ "${@bb.utils.contains('PACKAGECONFIG', 'no-idle-timeout', 'yes', 'no', d)}" = "yes" ]; then</text:p>
          </table:table-cell>
          <table:table-cell table:number-columns-repeated="63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<text:s text:c="4"/>if [[ x"{$weston_modules}" != "x" ]]; then</text:p>
          </table:table-cell>
          <table:table-cell table:number-columns-repeated="53"/>
          <table:table-cell table:style-name="ce66" office:value-type="string" calcext:value-type="string">
            <text:p># A virtual terminal is needed.</text:p>
          </table:table-cell>
          <table:table-cell table:number-columns-repeated="15898"/>
        </table:table-row>
        <table:table-row table:style-name="ro2">
          <table:table-cell table:number-columns-repeated="33"/>
          <table:table-cell office:value-type="string" calcext:value-type="string">
            <text:p>mtdev_1.1.6.bb</text:p>
          </table:table-cell>
          <table:table-cell table:number-columns-repeated="51"/>
          <table:table-cell table:style-name="ce66" office:value-type="string" calcext:value-type="string">
            <text:p><text:s text:c="4"/>file://0002-wayland-drm-Update-to-version-2.patch \</text:p>
          </table:table-cell>
          <table:table-cell table:number-columns-repeated="48"/>
          <table:table-cell table:style-name="ce66" office:value-type="string" calcext:value-type="string">
            <text:p><text:s text:c="19"/>${@bb.utils.filter('DISTRO_FEATURES', 'systemd x11', d)} \</text:p>
          </table:table-cell>
          <table:table-cell table:number-columns-repeated="88"/>
          <table:table-cell table:style-name="ce66" office:value-type="string" calcext:value-type="string">
            <text:p><text:s text:c="4"/>sed -i -e "/^\[core\]/a idle-time=0" ${D}${sysconfdir}/xdg/weston/weston.ini</text:p>
          </table:table-cell>
          <table:table-cell table:number-columns-repeated="63"/>
          <table:table-cell office:value-type="string" calcext:value-type="string">
            <text:p>meta/recipes-graphics/wayland/weston-init/weston-autologin</text:p>
          </table:table-cell>
          <table:table-cell table:number-columns-repeated="58"/>
          <table:table-cell table:style-name="ce66" office:value-type="string" calcext:value-type="string">
            <text:p><text:s text:c="6"/>add_weston_argument "${weston_modules}"</text:p>
          </table:table-cell>
          <table:table-cell table:number-columns-repeated="53"/>
          <table:table-cell table:style-name="ce66" office:value-type="string" calcext:value-type="string">
            <text:p>TTYPath=/dev/tty7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SUMMARY = "Multitouch Protocol Translation Library"</text:p>
          </table:table-cell>
          <table:table-cell table:number-columns-repeated="50"/>
          <table:table-cell table:style-name="ce66"/>
          <table:table-cell table:number-columns-repeated="48"/>
          <table:table-cell table:style-name="ce66" office:value-type="string" calcext:value-type="string">
            <text:p><text:s text:c="19"/>${@bb.utils.contains_any('DISTRO_FEATURES', 'wayland x11', '', 'headless', d)} \</text:p>
          </table:table-cell>
          <table:table-cell table:number-columns-repeated="88"/>
          <table:table-cell table:style-name="ce66" office:value-type="string" calcext:value-type="string">
            <text:p><text:s text:c="2"/>fi</text:p>
          </table:table-cell>
          <table:table-cell table:number-columns-repeated="64"/>
          <table:table-cell table:style-name="ce66" office:value-type="string" calcext:value-type="string">
            <text:p>auth <text:s text:c="5"/>required <text:s/>pam_nologin.so</text:p>
          </table:table-cell>
          <table:table-cell table:number-columns-repeated="57"/>
          <table:table-cell table:style-name="ce66" office:value-type="string" calcext:value-type="string">
            <text:p><text:s text:c="4"/>fi;</text:p>
          </table:table-cell>
          <table:table-cell table:number-columns-repeated="53"/>
          <table:table-cell table:style-name="ce66" office:value-type="string" calcext:value-type="string">
            <text:p>TTYReset=yes</text:p>
          </table:table-cell>
          <table:table-cell table:number-columns-repeated="15898"/>
        </table:table-row>
        <table:table-row table:style-name="ro2">
          <table:table-cell office:value-type="string" calcext:value-type="string">
            <text:p>meta-tisdk/</text:p>
          </table:table-cell>
          <table:table-cell table:number-columns-repeated="33"/>
          <table:table-cell table:style-name="ce66"/>
          <table:table-cell table:number-columns-repeated="50"/>
          <table:table-cell table:style-name="ce66"/>
          <table:table-cell table:number-columns-repeated="48"/>
          <table:table-cell table:style-name="ce66" office:value-type="string" calcext:value-type="string">
            <text:p><text:s text:c="19"/>${@oe.utils.conditional('VIRTUAL-RUNTIME_init_manager', 'sysvinit', 'launcher-libseat', '', d)} \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auth <text:s text:c="5"/>required <text:s/>pam_unix.so <text:s text:c="4"/>try_first_pass nullok</text:p>
          </table:table-cell>
          <table:table-cell table:number-columns-repeated="57"/>
          <table:table-cell table:style-name="ce66" office:value-type="string" calcext:value-type="string">
            <text:p><text:s text:c="2"/>done</text:p>
          </table:table-cell>
          <table:table-cell table:number-columns-repeated="53"/>
          <table:table-cell table:style-name="ce66" office:value-type="string" calcext:value-type="string">
            <text:p>TTYVHangup=yes</text:p>
          </table:table-cell>
          <table:table-cell table:number-columns-repeated="15898"/>
        </table:table-row>
        <table:table-row table:style-name="ro2">
          <table:table-cell/>
          <table:table-cell office:value-type="string" calcext:value-type="string">
            <text:p>recipes-graphics/wayland/</text:p>
          </table:table-cell>
          <table:table-cell table:number-columns-repeated="32"/>
          <table:table-cell table:style-name="ce66" office:value-type="string" calcext:value-type="string">
            <text:p>DESCRIPTION = "mtdev is a library which transforms all variants of kernel \</text:p>
          </table:table-cell>
          <table:table-cell table:number-columns-repeated="50"/>
          <table:table-cell table:style-name="ce66" office:value-type="string" calcext:value-type="string">
            <text:p>do_install:append() {</text:p>
          </table:table-cell>
          <table:table-cell table:number-columns-repeated="48"/>
          <table:table-cell table:style-name="ce66" office:value-type="string" calcext:value-type="string">
            <text:p><text:s text:c="19"/>image-jpeg \</text:p>
          </table:table-cell>
          <table:table-cell table:number-columns-repeated="88"/>
          <table:table-cell table:style-name="ce66" office:value-type="string" calcext:value-type="string">
            <text:p><text:s text:c="2"/>if [ "${@bb.utils.contains('PACKAGECONFIG', 'use-pixman', 'yes', 'no', d)}" = "yes" ]; then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fi</text:p>
          </table:table-cell>
          <table:table-cell table:number-columns-repeated="53"/>
          <table:table-cell table:style-name="ce66" office:value-type="string" calcext:value-type="string">
            <text:p>TTYVTDisallocate=yes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/</text:p>
          </table:table-cell>
          <table:table-cell table:number-columns-repeated="31"/>
          <table:table-cell table:style-name="ce66" office:value-type="string" calcext:value-type="string">
            <text:p>multitouch events to the slotted type B protocol. The events put into mtdev may \</text:p>
          </table:table-cell>
          <table:table-cell table:number-columns-repeated="50"/>
          <table:table-cell table:style-name="ce66" office:value-type="string" calcext:value-type="string">
            <text:p><text:s text:c="2"/>install -d ${D}${datadir}/wayland-protocols/stable/wayland-drm</text:p>
          </table:table-cell>
          <table:table-cell table:number-columns-repeated="48"/>
          <table:table-cell table:style-name="ce66" office:value-type="string" calcext:value-type="string">
            <text:p><text:s text:c="19"/>screenshare \</text:p>
          </table:table-cell>
          <table:table-cell table:number-columns-repeated="88"/>
          <table:table-cell table:style-name="ce66" office:value-type="string" calcext:value-type="string">
            <text:p><text:s text:c="4"/>sed -i -e "/^\[core\]/a use-pixman=true" ${D}${sysconfdir}/xdg/weston/weston.ini</text:p>
          </table:table-cell>
          <table:table-cell table:number-columns-repeated="64"/>
          <table:table-cell table:style-name="ce66" office:value-type="string" calcext:value-type="string">
            <text:p>account <text:s text:c="2"/>required <text:s/>pam_nologin.so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sudoers-weston</text:p>
          </table:table-cell>
          <table:table-cell table:number-columns-repeated="30"/>
          <table:table-cell table:style-name="ce66" office:value-type="string" calcext:value-type="string">
            <text:p>be from any MT device, specifically type A without contact tracking, type A with \</text:p>
          </table:table-cell>
          <table:table-cell table:number-columns-repeated="50"/>
          <table:table-cell table:style-name="ce66" office:value-type="string" calcext:value-type="string">
            <text:p><text:s text:c="2"/>cp ${S}/stable/wayland-drm/wayland-drm.xml ${D}${datadir}/wayland-protocols/stable/wayland-drm/</text:p>
          </table:table-cell>
          <table:table-cell table:number-columns-repeated="48"/>
          <table:table-cell table:style-name="ce66" office:value-type="string" calcext:value-type="string">
            <text:p><text:s text:c="19"/>shell-desktop \</text:p>
          </table:table-cell>
          <table:table-cell table:number-columns-repeated="88"/>
          <table:table-cell table:style-name="ce66" office:value-type="string" calcext:value-type="string">
            <text:p><text:s text:c="2"/>fi</text:p>
          </table:table-cell>
          <table:table-cell table:number-columns-repeated="64"/>
          <table:table-cell table:style-name="ce66" office:value-type="string" calcext:value-type="string">
            <text:p>account <text:s text:c="2"/>required <text:s/>pam_unix.so</text:p>
          </table:table-cell>
          <table:table-cell table:number-columns-repeated="57"/>
          <table:table-cell table:style-name="ce66" office:value-type="string" calcext:value-type="string">
            <text:p>if test -z "$XDG_RUNTIME_DIR"; then</text:p>
          </table:table-cell>
          <table:table-cell table:number-columns-repeated="53"/>
          <table:table-cell table:style-name="ce66" office:value-type="string" calcext:value-type="string">
            <text:p># Fail to start if not controlling the tty.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contact tracking, or type B with contact tracking"</text:p>
          </table:table-cell>
          <table:table-cell table:number-columns-repeated="50"/>
          <table:table-cell table:style-name="ce66" office:value-type="string" calcext:value-type="string">
            <text:p>}</text:p>
          </table:table-cell>
          <table:table-cell table:number-columns-repeated="48"/>
          <table:table-cell table:style-name="ce66" office:value-type="string" calcext:value-type="string">
            <text:p><text:s text:c="19"/>shell-fullscreen \</text:p>
          </table:table-cell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<text:s text:c="2"/>export XDG_RUNTIME_DIR=/run/user/`id -u ${WESTON_USER}`</text:p>
          </table:table-cell>
          <table:table-cell table:number-columns-repeated="53"/>
          <table:table-cell table:style-name="ce66" office:value-type="string" calcext:value-type="string">
            <text:p>StandardInput=tty-fail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_%.bbappend</text:p>
          </table:table-cell>
          <table:table-cell table:number-columns-repeated="31"/>
          <table:table-cell table:style-name="ce66"/>
          <table:table-cell table:number-columns-repeated="99"/>
          <table:table-cell table:style-name="ce66" office:value-type="string" calcext:value-type="string">
            <text:p><text:s text:c="19"/>shell-ivi"</text:p>
          </table:table-cell>
          <table:table-cell table:number-columns-repeated="88"/>
          <table:table-cell table:style-name="ce66" office:value-type="string" calcext:value-type="string">
            <text:p><text:s text:c="2"/>install -dm 755 -o weston -g weston ${D}/home/weston</text:p>
          </table:table-cell>
          <table:table-cell table:number-columns-repeated="64"/>
          <table:table-cell table:style-name="ce66" office:value-type="string" calcext:value-type="string">
            <text:p>session <text:s text:c="2"/>required <text:s/>pam_env.so</text:p>
          </table:table-cell>
          <table:table-cell table:number-columns-repeated="57"/>
          <table:table-cell table:style-name="ce66" office:value-type="string" calcext:value-type="string">
            <text:p><text:s text:c="2"/>if ! test -d "$XDG_RUNTIME_DIR"; then</text:p>
          </table:table-cell>
          <table:table-cell table:number-columns-repeated="53"/>
          <table:table-cell table:style-name="ce66" office:value-type="string" calcext:value-type="string">
            <text:p>StandardOutput=journal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HOMEPAGE = "http://bitmath.org/code/mtdev/"</text:p>
          </table:table-cell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}</text:p>
          </table:table-cell>
          <table:table-cell table:number-columns-repeated="64"/>
          <table:table-cell table:style-name="ce66" office:value-type="string" calcext:value-type="string">
            <text:p>session <text:s text:c="2"/>required <text:s/>pam_unix.so</text:p>
          </table:table-cell>
          <table:table-cell table:number-columns-repeated="57"/>
          <table:table-cell table:style-name="ce66" office:value-type="string" calcext:value-type="string">
            <text:p><text:s text:c="4"/>mkdir --parents $XDG_RUNTIME_DIR</text:p>
          </table:table-cell>
          <table:table-cell table:number-columns-repeated="53"/>
          <table:table-cell table:style-name="ce66" office:value-type="string" calcext:value-type="string">
            <text:p>StandardError=journal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-init.bbappend</text:p>
          </table:table-cell>
          <table:table-cell table:number-columns-repeated="31"/>
          <table:table-cell table:style-name="ce66" office:value-type="string" calcext:value-type="string">
            <text:p>SECTION = "libs"</text:p>
          </table:table-cell>
          <table:table-cell table:number-columns-repeated="99"/>
          <table:table-cell table:style-name="ce66" office:value-type="string" calcext:value-type="string">
            <text:p># Can be 'damage', 'im', 'egl', 'shm', 'touch', 'dmabuf-feedback', 'dmabuf-v4l', 'dmabuf-egl' or 'all'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-session <text:s/>optional <text:s/>pam_systemd.so type=wayland class=user desktop=weston</text:p>
          </table:table-cell>
          <table:table-cell table:number-columns-repeated="57"/>
          <table:table-cell table:style-name="ce66" office:value-type="string" calcext:value-type="string">
            <text:p><text:s text:c="4"/>chmod 0700 $XDG_RUNTIME_DIR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SIMPLECLIENTS ?= "all"</text:p>
          </table:table-cell>
          <table:table-cell table:number-columns-repeated="88"/>
          <table:table-cell table:style-name="ce66" office:value-type="string" calcext:value-type="string">
            <text:p>INHIBIT_UPDATERCD_BBCLASS = "${@oe.utils.conditional('VIRTUAL-RUNTIME_init_manager', 'systemd', '1', '', d)}"</text:p>
          </table:table-cell>
          <table:table-cell table:number-columns-repeated="64"/>
          <table:table-cell table:style-name="ce66" office:value-type="string" calcext:value-type="string">
            <text:p>-session <text:s/>optional <text:s/>pam_loginuid.so</text:p>
          </table:table-cell>
          <table:table-cell table:number-columns-repeated="57"/>
          <table:table-cell table:style-name="ce66" office:value-type="string" calcext:value-type="string">
            <text:p><text:s text:c="2"/>fi</text:p>
          </table:table-cell>
          <table:table-cell table:number-columns-repeated="53"/>
          <table:table-cell table:style-name="ce66" office:value-type="string" calcext:value-type="string">
            <text:p># Log this user with utmp, letting it show up with commands 'w' and 'who'.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LICENSE = "MIT"</text:p>
          </table:table-cell>
          <table:table-cell table:number-columns-repeated="99"/>
          <table:table-cell table:style-name="ce66"/>
          <table:table-cell table:number-columns-repeated="88"/>
          <table:table-cell table:style-name="ce66"/>
          <table:table-cell table:number-columns-repeated="63"/>
          <table:table-cell table:style-name="Default" table:number-columns-repeated="4"/>
          <table:table-cell table:number-columns-repeated="55"/>
          <table:table-cell table:style-name="ce66" office:value-type="string" calcext:value-type="string">
            <text:p><text:s text:c="2"/>if [ -n "$WESTON_USER" ]</text:p>
          </table:table-cell>
          <table:table-cell table:number-columns-repeated="53"/>
          <table:table-cell table:style-name="ce66" office:value-type="string" calcext:value-type="string">
            <text:p>UtmpIdentifier=tty7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LIC_FILES_CHKSUM = "file://COPYING;md5=ea6bd0268bb0fcd6b27698616ceee5d6"</text:p>
          </table:table-cell>
          <table:table-cell table:number-columns-repeated="99"/>
          <table:table-cell table:style-name="ce66" office:value-type="string" calcext:value-type="string">
            <text:p>#</text:p>
          </table:table-cell>
          <table:table-cell table:number-columns-repeated="88"/>
          <table:table-cell table:style-name="ce66" office:value-type="string" calcext:value-type="string">
            <text:p>inherit update-rc.d systemd useradd</text:p>
          </table:table-cell>
          <table:table-cell table:number-columns-repeated="63"/>
          <table:table-cell table:style-name="Default" table:number-columns-repeated="4"/>
          <table:table-cell table:number-columns-repeated="55"/>
          <table:table-cell table:style-name="ce66" office:value-type="string" calcext:value-type="string">
            <text:p><text:s text:c="2"/>then</text:p>
          </table:table-cell>
          <table:table-cell table:number-columns-repeated="53"/>
          <table:table-cell table:style-name="ce66" office:value-type="string" calcext:value-type="string">
            <text:p>UtmpMode=user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# Compositor choices</text:p>
          </table:table-cell>
          <table:table-cell table:number-columns-repeated="88"/>
          <table:table-cell table:style-name="ce66"/>
          <table:table-cell table:number-columns-repeated="63"/>
          <table:table-cell table:style-name="Default" table:number-columns-repeated="4"/>
          <table:table-cell table:number-columns-repeated="55"/>
          <table:table-cell table:style-name="ce66" office:value-type="string" calcext:value-type="string">
            <text:p><text:s text:c="4"/>chown $WESTON_USER:$WESTON_GROUP $XDG_RUNTIME_DIR</text:p>
          </table:table-cell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SRC_URI = "http://bitmath.org/code/${BPN}/${BP}.tar.bz2"</text:p>
          </table:table-cell>
          <table:table-cell table:number-columns-repeated="99"/>
          <table:table-cell table:style-name="ce66" office:value-type="string" calcext:value-type="string">
            <text:p>#</text:p>
          </table:table-cell>
          <table:table-cell table:number-columns-repeated="88"/>
          <table:table-cell table:style-name="ce66" office:value-type="string" calcext:value-type="string">
            <text:p>USERADD_PACKAGES = "${PN}"</text:p>
          </table:table-cell>
          <table:table-cell table:number-columns-repeated="63"/>
          <table:table-cell office:value-type="string" calcext:value-type="string">
            <text:p>meta/recipes-graphics/wayland/weston-init/weston.ini</text:p>
          </table:table-cell>
          <table:table-cell table:number-columns-repeated="2"/>
          <table:table-cell table:style-name="Default"/>
          <table:table-cell table:number-columns-repeated="55"/>
          <table:table-cell table:style-name="ce66" office:value-type="string" calcext:value-type="string">
            <text:p><text:s text:c="2"/>fi</text:p>
          </table:table-cell>
          <table:table-cell table:number-columns-repeated="53"/>
          <table:table-cell table:style-name="ce66" office:value-type="string" calcext:value-type="string">
            <text:p>[Install]</text:p>
          </table:table-cell>
          <table:table-cell table:number-columns-repeated="15898"/>
        </table:table-row>
        <table:table-row table:style-name="ro2">
          <table:table-cell office:value-type="string" calcext:value-type="string">
            <text:p>meta-arago-distro/</text:p>
          </table:table-cell>
          <table:table-cell table:number-columns-repeated="33"/>
          <table:table-cell table:style-name="ce66" office:value-type="string" calcext:value-type="string">
            <text:p>SRC_URI[md5sum] = "bf8ef2482e84a00b5db8fbd3ce00e249"</text:p>
          </table:table-cell>
          <table:table-cell table:number-columns-repeated="99"/>
          <table:table-cell table:style-name="ce66" office:value-type="string" calcext:value-type="string">
            <text:p># Weston on KMS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 configuration file for Weston</text:p>
          </table:table-cell>
          <table:table-cell table:number-columns-repeated="57"/>
          <table:table-cell table:style-name="ce66" office:value-type="string" calcext:value-type="string">
            <text:p>fi</text:p>
          </table:table-cell>
          <table:table-cell table:number-columns-repeated="53"/>
          <table:table-cell table:style-name="ce66" office:value-type="string" calcext:value-type="string">
            <text:p># Note: If you only want weston to start on-demand, remove this line with a</text:p>
          </table:table-cell>
          <table:table-cell table:number-columns-repeated="15898"/>
        </table:table-row>
        <table:table-row table:style-name="ro2">
          <table:table-cell/>
          <table:table-cell office:value-type="string" calcext:value-type="string">
            <text:p>recipes-graphics/wayland/</text:p>
          </table:table-cell>
          <table:table-cell table:number-columns-repeated="32"/>
          <table:table-cell table:style-name="ce66" office:value-type="string" calcext:value-type="string">
            <text:p>SRC_URI[sha256sum] = "15d7b28da8ac71d8bc8c9287c2045fd174267bc740bec10cfda332dc1204e0e0"</text:p>
          </table:table-cell>
          <table:table-cell table:number-columns-repeated="99"/>
          <table:table-cell table:style-name="ce66" office:value-type="string" calcext:value-type="string">
            <text:p>PACKAGECONFIG[kms] = "-Dbackend-drm=true,-Dbackend-drm=false,drm udev virtual/egl virtual/libgles2 virtual/libgbm mtdev"</text:p>
          </table:table-cell>
          <table:table-cell table:number-columns-repeated="88"/>
          <table:table-cell table:style-name="ce66" office:value-type="string" calcext:value-type="string">
            <text:p># rdepends on weston which depends on virtual/egl</text:p>
          </table:table-cell>
          <table:table-cell table:number-columns-repeated="64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 office:value-type="string" calcext:value-type="string">
            <text:p># service drop file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# Weston on Wayland (nested Weston)</text:p>
          </table:table-cell>
          <table:table-cell table:number-columns-repeated="88"/>
          <table:table-cell table:style-name="ce66" office:value-type="string" calcext:value-type="string">
            <text:p>#</text:p>
          </table:table-cell>
          <table:table-cell table:number-columns-repeated="64"/>
          <table:table-cell table:style-name="ce66" office:value-type="string" calcext:value-type="string">
            <text:p>[core]</text:p>
          </table:table-cell>
          <table:table-cell table:number-columns-repeated="57"/>
          <table:table-cell table:style-name="ce66" office:value-type="string" calcext:value-type="string">
            <text:p>su -c "XDG_RUNTIME_DIR=/run/user/`id -u ${WESTON_USER}` weston $weston_args --log=/tmp/weston.log" $WESTON_USER</text:p>
          </table:table-cell>
          <table:table-cell table:number-columns-repeated="53"/>
          <table:table-cell table:style-name="ce66" office:value-type="string" calcext:value-type="string">
            <text:p>WantedBy=graphical.target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-ivi-extension/</text:p>
          </table:table-cell>
          <table:table-cell table:number-columns-repeated="31"/>
          <table:table-cell table:style-name="ce66" office:value-type="string" calcext:value-type="string">
            <text:p>inherit autotools pkgconfig</text:p>
          </table:table-cell>
          <table:table-cell table:number-columns-repeated="99"/>
          <table:table-cell table:style-name="ce66" office:value-type="string" calcext:value-type="string">
            <text:p>PACKAGECONFIG[wayland] = "-Dbackend-wayland=true,-Dbackend-wayland=false,virtual/egl virtual/libgles2"</text:p>
          </table:table-cell>
          <table:table-cell table:number-columns-repeated="88"/>
          <table:table-cell table:style-name="ce66" office:value-type="string" calcext:value-type="string">
            <text:p>require ${THISDIR}/required-distro-features.inc</text:p>
          </table:table-cell>
          <table:table-cell table:number-columns-repeated="64"/>
          <table:table-cell table:style-name="ce66" office:value-type="string" calcext:value-type="string">
            <text:p>#modules=xwayland.so,cms-colord.so</text:p>
          </table:table-cell>
          <table:table-cell table:number-columns-repeated="16010"/>
        </table:table-row>
        <table:table-row table:style-name="ro2">
          <table:table-cell table:number-columns-repeated="3"/>
          <table:table-cell office:value-type="string" calcext:value-type="string">
            <text:p>0001-layer-add-surfaces-Add-screenId-as-an-argument.patch</text:p>
          </table:table-cell>
          <table:table-cell table:number-columns-repeated="130"/>
          <table:table-cell table:style-name="ce66" office:value-type="string" calcext:value-type="string">
            <text:p># Weston on X11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shell=desktop-shell.so</text:p>
          </table:table-cell>
          <table:table-cell table:number-columns-repeated="16010"/>
        </table:table-row>
        <table:table-row table:style-name="ro2">
          <table:table-cell table:number-columns-repeated="3"/>
          <table:table-cell office:value-type="string" calcext:value-type="string">
            <text:p>0002-layer-add-surfaces-surface-layer-management.patch</text:p>
          </table:table-cell>
          <table:table-cell table:number-columns-repeated="130"/>
          <table:table-cell table:style-name="ce66" office:value-type="string" calcext:value-type="string">
            <text:p>PACKAGECONFIG[x11] = "-Dbackend-x11=true,-Dbackend-x11=false,virtual/libx11 libxcb libxcb libxcursor cairo"</text:p>
          </table:table-cell>
          <table:table-cell table:number-columns-repeated="88"/>
          <table:table-cell table:style-name="ce66" office:value-type="string" calcext:value-type="string">
            <text:p>RDEPENDS:${PN} = "weston kbd"</text:p>
          </table:table-cell>
          <table:table-cell table:number-columns-repeated="64"/>
          <table:table-cell table:style-name="ce66" office:value-type="string" calcext:value-type="string">
            <text:p>#gbm-format=xrgb2101010</text:p>
          </table:table-cell>
          <table:table-cell table:number-columns-repeated="16010"/>
        </table:table-row>
        <table:table-row table:style-name="ro2">
          <table:table-cell table:number-columns-repeated="3"/>
          <table:table-cell office:value-type="string" calcext:value-type="string">
            <text:p>01-ivi-input-controller-update-to-weston-7.patch</text:p>
          </table:table-cell>
          <table:table-cell table:number-columns-repeated="130"/>
          <table:table-cell table:style-name="ce66" office:value-type="string" calcext:value-type="string">
            <text:p># Headless Weston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require-input=false</text:p>
          </table:table-cell>
          <table:table-cell table:number-columns-repeated="16010"/>
        </table:table-row>
        <table:table-row table:style-name="ro2">
          <table:table-cell table:number-columns-repeated="3"/>
          <table:table-cell office:value-type="string" calcext:value-type="string">
            <text:p>02-ivi-id-agent-update-to-weston-7-header.patch</text:p>
          </table:table-cell>
          <table:table-cell table:number-columns-repeated="130"/>
          <table:table-cell table:style-name="ce66" office:value-type="string" calcext:value-type="string">
            <text:p>PACKAGECONFIG[headless] = "-Dbackend-headless=true,-Dbackend-headless=false"</text:p>
          </table:table-cell>
          <table:table-cell table:number-columns-repeated="88"/>
          <table:table-cell table:style-name="ce66" office:value-type="string" calcext:value-type="string">
            <text:p>INITSCRIPT_NAME = "weston"</text:p>
          </table:table-cell>
          <table:table-cell table:number-columns-repeated="64"/>
          <table:table-cell table:style-name="ce66"/>
          <table:table-cell table:number-columns-repeated="56"/>
          <table:table-cell office:value-type="string" calcext:value-type="string">
            <text:p>meta-arago-distro/recipes-graphics/wayland/weston-init/beaglebone/weston.ini</text:p>
          </table:table-cell>
          <table:table-cell table:number-columns-repeated="53"/>
          <table:table-cell office:value-type="string" calcext:value-type="string">
            <text:p>meta-arago-distro/recipes-graphics/wayland/weston-init/weston.ini</text:p>
          </table:table-cell>
          <table:table-cell table:number-columns-repeated="15899"/>
        </table:table-row>
        <table:table-row table:style-name="ro2">
          <table:table-cell table:number-columns-repeated="3"/>
          <table:table-cell office:value-type="string" calcext:value-type="string">
            <text:p>03-ivi-id-agent-update-dependencies-to-build-on-weston-8.patch</text:p>
          </table:table-cell>
          <table:table-cell table:number-columns-repeated="29"/>
          <table:table-cell office:value-type="string" calcext:value-type="string">
            <text:p>wayland_1.20.0.bb</text:p>
          </table:table-cell>
          <table:table-cell table:number-columns-repeated="100"/>
          <table:table-cell table:style-name="ce66" office:value-type="string" calcext:value-type="string">
            <text:p># Weston on framebuffer</text:p>
          </table:table-cell>
          <table:table-cell table:number-columns-repeated="88"/>
          <table:table-cell table:style-name="ce66" office:value-type="string" calcext:value-type="string">
            <text:p>INITSCRIPT_PARAMS = "start 9 5 2 . stop 20 0 1 6 ."</text:p>
          </table:table-cell>
          <table:table-cell table:number-columns-repeated="64"/>
          <table:table-cell table:style-name="ce66" office:value-type="string" calcext:value-type="string">
            <text:p>#[shell]</text:p>
          </table:table-cell>
          <table:table-cell table:number-columns-repeated="57"/>
          <table:table-cell table:style-name="ce66" office:value-type="string" calcext:value-type="string">
            <text:p># configuration file for Weston</text:p>
          </table:table-cell>
          <table:table-cell table:number-columns-repeated="53"/>
          <table:table-cell table:style-name="ce66" office:value-type="string" calcext:value-type="string">
            <text:p># configuration file for Weston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force-type-conversion.patch</text:p>
          </table:table-cell>
          <table:table-cell table:number-columns-repeated="30"/>
          <table:table-cell table:style-name="ce66" office:value-type="string" calcext:value-type="string">
            <text:p>SUMMARY = "Wayland, a protocol between a compositor and clients"</text:p>
          </table:table-cell>
          <table:table-cell table:number-columns-repeated="99"/>
          <table:table-cell table:style-name="ce66" office:value-type="string" calcext:value-type="string">
            <text:p>PACKAGECONFIG[fbdev] = "-Ddeprecated-backend-fbdev=true,-Ddeprecated-backend-fbdev=false,udev mtdev"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background-image=/usr/share/backgrounds/gnome/Aqua.jpg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DESCRIPTION = "Wayland is a protocol for a compositor to talk to its clients \</text:p>
          </table:table-cell>
          <table:table-cell table:number-columns-repeated="99"/>
          <table:table-cell table:style-name="ce66" office:value-type="string" calcext:value-type="string">
            <text:p># Weston on RDP</text:p>
          </table:table-cell>
          <table:table-cell table:number-columns-repeated="88"/>
          <table:table-cell table:style-name="ce66" office:value-type="string" calcext:value-type="string">
            <text:p>FILES:${PN} += "\</text:p>
          </table:table-cell>
          <table:table-cell table:number-columns-repeated="64"/>
          <table:table-cell table:style-name="ce66" office:value-type="string" calcext:value-type="string">
            <text:p>#background-color=0xff002244</text:p>
          </table:table-cell>
          <table:table-cell table:number-columns-repeated="57"/>
          <table:table-cell table:style-name="ce66" office:value-type="string" calcext:value-type="string">
            <text:p>[core]</text:p>
          </table:table-cell>
          <table:table-cell table:number-columns-repeated="53"/>
          <table:table-cell table:style-name="ce66" office:value-type="string" calcext:value-type="string">
            <text:p>[core]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-ivi-extension_2.2.0.bb</text:p>
          </table:table-cell>
          <table:table-cell table:number-columns-repeated="31"/>
          <table:table-cell table:style-name="ce66" office:value-type="string" calcext:value-type="string">
            <text:p>as well as a C library implementation of that protocol. The compositor can be \</text:p>
          </table:table-cell>
          <table:table-cell table:number-columns-repeated="99"/>
          <table:table-cell table:style-name="ce66" office:value-type="string" calcext:value-type="string">
            <text:p>PACKAGECONFIG[rdp] = "-Dbackend-rdp=true,-Dbackend-rdp=false,freerdp"</text:p>
          </table:table-cell>
          <table:table-cell table:number-columns-repeated="88"/>
          <table:table-cell table:style-name="ce66" office:value-type="string" calcext:value-type="string">
            <text:p><text:s text:c="4"/>${sysconfdir}/xdg/weston/weston.ini \</text:p>
          </table:table-cell>
          <table:table-cell table:number-columns-repeated="64"/>
          <table:table-cell table:style-name="ce66" office:value-type="string" calcext:value-type="string">
            <text:p>#background-type=tile</text:p>
          </table:table-cell>
          <table:table-cell table:number-columns-repeated="57"/>
          <table:table-cell table:style-name="ce66" office:value-type="string" calcext:value-type="string">
            <text:p>idle-time=0</text:p>
          </table:table-cell>
          <table:table-cell table:number-columns-repeated="53"/>
          <table:table-cell table:style-name="ce66" office:value-type="string" calcext:value-type="string">
            <text:p>idle-time=0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a standalone display server running on Linux kernel modesetting and evdev \</text:p>
          </table:table-cell>
          <table:table-cell table:number-columns-repeated="99"/>
          <table:table-cell table:style-name="ce66" office:value-type="string" calcext:value-type="string">
            <text:p># weston-launch</text:p>
          </table:table-cell>
          <table:table-cell table:number-columns-repeated="88"/>
          <table:table-cell table:style-name="ce66" office:value-type="string" calcext:value-type="string">
            <text:p><text:s text:c="4"/>${systemd_system_unitdir}/weston.service \</text:p>
          </table:table-cell>
          <table:table-cell table:number-columns-repeated="64"/>
          <table:table-cell table:style-name="ce66" office:value-type="string" calcext:value-type="string">
            <text:p>#clock-format=minutes</text:p>
          </table:table-cell>
          <table:table-cell table:number-columns-repeated="57"/>
          <table:table-cell table:style-name="ce66" office:value-type="string" calcext:value-type="string">
            <text:p>#modules=xwayland.so,cms-colord.so</text:p>
          </table:table-cell>
          <table:table-cell table:number-columns-repeated="53"/>
          <table:table-cell table:style-name="ce66" office:value-type="string" calcext:value-type="string">
            <text:p>#modules=xwayland.so,cms-colord.so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input devices, an X application, or a wayland client itself. The clients can \</text:p>
          </table:table-cell>
          <table:table-cell table:number-columns-repeated="99"/>
          <table:table-cell table:style-name="ce66" office:value-type="string" calcext:value-type="string">
            <text:p>PACKAGECONFIG[launch] = "-Ddeprecated-weston-launch=true,-Ddeprecated-weston-launch=false,drm"</text:p>
          </table:table-cell>
          <table:table-cell table:number-columns-repeated="88"/>
          <table:table-cell table:style-name="ce66" office:value-type="string" calcext:value-type="string">
            <text:p><text:s text:c="4"/>${systemd_system_unitdir}/weston.socket \</text:p>
          </table:table-cell>
          <table:table-cell table:number-columns-repeated="64"/>
          <table:table-cell table:style-name="ce66" office:value-type="string" calcext:value-type="string">
            <text:p>#panel-color=0x90ff0000</text:p>
          </table:table-cell>
          <table:table-cell table:number-columns-repeated="57"/>
          <table:table-cell table:style-name="ce66" office:value-type="string" calcext:value-type="string">
            <text:p>#shell=desktop-shell.so</text:p>
          </table:table-cell>
          <table:table-cell table:number-columns-repeated="53"/>
          <table:table-cell table:style-name="ce66" office:value-type="string" calcext:value-type="string">
            <text:p>#shell=desktop-shell.so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/</text:p>
          </table:table-cell>
          <table:table-cell table:number-columns-repeated="31"/>
          <table:table-cell table:style-name="ce66" office:value-type="string" calcext:value-type="string">
            <text:p>be traditional applications, X servers (rootless or fullscreen) or other \</text:p>
          </table:table-cell>
          <table:table-cell table:number-columns-repeated="99"/>
          <table:table-cell table:style-name="ce66" office:value-type="string" calcext:value-type="string">
            <text:p># VA-API desktop recorder</text:p>
          </table:table-cell>
          <table:table-cell table:number-columns-repeated="88"/>
          <table:table-cell table:style-name="ce66" office:value-type="string" calcext:value-type="string">
            <text:p><text:s text:c="4"/>${sysconfdir}/default/weston \</text:p>
          </table:table-cell>
          <table:table-cell table:number-columns-repeated="64"/>
          <table:table-cell table:style-name="ce66" office:value-type="string" calcext:value-type="string">
            <text:p>#locking=true</text:p>
          </table:table-cell>
          <table:table-cell table:number-columns-repeated="57"/>
          <table:table-cell table:style-name="ce66" office:value-type="string" calcext:value-type="string">
            <text:p>gbm-format=rgb565</text:p>
          </table:table-cell>
          <table:table-cell table:number-columns-repeated="53"/>
          <table:table-cell table:style-name="ce66" office:value-type="string" calcext:value-type="string">
            <text:p>#gbm-format=xrgb2101010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0001-backend-drm-Select-plane-based-on-current-attached-C.patch</text:p>
          </table:table-cell>
          <table:table-cell table:number-columns-repeated="30"/>
          <table:table-cell table:style-name="ce66" office:value-type="string" calcext:value-type="string">
            <text:p>display servers."</text:p>
          </table:table-cell>
          <table:table-cell table:number-columns-repeated="99"/>
          <table:table-cell table:style-name="ce66" office:value-type="string" calcext:value-type="string">
            <text:p>PACKAGECONFIG[vaapi] = "-Dbackend-drm-screencast-vaapi=true,-Dbackend-drm-screencast-vaapi=false,libva"</text:p>
          </table:table-cell>
          <table:table-cell table:number-columns-repeated="88"/>
          <table:table-cell table:style-name="ce66" office:value-type="string" calcext:value-type="string">
            <text:p><text:s text:c="4"/>${sysconfdir}/pam.d/ \</text:p>
          </table:table-cell>
          <table:table-cell table:number-columns-repeated="64"/>
          <table:table-cell table:style-name="ce66" office:value-type="string" calcext:value-type="string">
            <text:p>#animation=zoom</text:p>
          </table:table-cell>
          <table:table-cell table:number-columns-repeated="57"/>
          <table:table-cell table:style-name="ce66" office:value-type="string" calcext:value-type="string">
            <text:p>require-input=false</text:p>
          </table:table-cell>
          <table:table-cell table:number-columns-repeated="53"/>
          <table:table-cell table:style-name="ce66" office:value-type="string" calcext:value-type="string">
            <text:p>require-input=false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0001-Revert-require-GL_EXT_unpack_subimage-commit.patch</text:p>
          </table:table-cell>
          <table:table-cell table:number-columns-repeated="30"/>
          <table:table-cell table:style-name="ce66" office:value-type="string" calcext:value-type="string">
            <text:p>HOMEPAGE = "http://wayland.freedesktop.org"</text:p>
          </table:table-cell>
          <table:table-cell table:number-columns-repeated="99"/>
          <table:table-cell table:style-name="ce66" office:value-type="string" calcext:value-type="string">
            <text:p># Weston with EGL support</text:p>
          </table:table-cell>
          <table:table-cell table:number-columns-repeated="88"/>
          <table:table-cell table:style-name="ce66" office:value-type="string" calcext:value-type="string">
            <text:p><text:s text:c="4"/>/home/weston \</text:p>
          </table:table-cell>
          <table:table-cell table:number-columns-repeated="64"/>
          <table:table-cell table:style-name="ce66" office:value-type="string" calcext:value-type="string">
            <text:p>#startup-animation=fade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LICENSE = "MIT"</text:p>
          </table:table-cell>
          <table:table-cell table:number-columns-repeated="99"/>
          <table:table-cell table:style-name="ce66" office:value-type="string" calcext:value-type="string">
            <text:p>PACKAGECONFIG[egl] = "-Drenderer-gl=true,-Drenderer-gl=false,virtual/egl"</text:p>
          </table:table-cell>
          <table:table-cell table:number-columns-repeated="88"/>
          <table:table-cell table:style-name="ce66" office:value-type="string" calcext:value-type="string">
            <text:p><text:s text:c="4"/>"</text:p>
          </table:table-cell>
          <table:table-cell table:number-columns-repeated="64"/>
          <table:table-cell table:style-name="ce66" office:value-type="string" calcext:value-type="string">
            <text:p>#binding-modifier=ctrl</text:p>
          </table:table-cell>
          <table:table-cell table:number-columns-repeated="57"/>
          <table:table-cell table:style-name="ce66" office:value-type="string" calcext:value-type="string">
            <text:p>[shell]</text:p>
          </table:table-cell>
          <table:table-cell table:number-columns-repeated="53"/>
          <table:table-cell table:style-name="ce66" office:value-type="string" calcext:value-type="string">
            <text:p>[shell]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_10.0.2.bbappend</text:p>
          </table:table-cell>
          <table:table-cell table:number-columns-repeated="31"/>
          <table:table-cell table:style-name="ce66" office:value-type="string" calcext:value-type="string">
            <text:p>LIC_FILES_CHKSUM = "file://COPYING;md5=b31d8f53b6aaf2b4985d7dd7810a70d1 \</text:p>
          </table:table-cell>
          <table:table-cell table:number-columns-repeated="99"/>
          <table:table-cell table:style-name="ce66" office:value-type="string" calcext:value-type="string">
            <text:p># Weston with lcms support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num-workspaces=6</text:p>
          </table:table-cell>
          <table:table-cell table:number-columns-repeated="57"/>
          <table:table-cell table:style-name="ce66" office:value-type="string" calcext:value-type="string">
            <text:p>locking=false</text:p>
          </table:table-cell>
          <table:table-cell table:number-columns-repeated="53"/>
          <table:table-cell table:style-name="ce66" office:value-type="string" calcext:value-type="string">
            <text:p>locking=false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20"/>file://src/wayland-server.c;endline=24;md5=b8e046164a766bb1ede8ba38e9dcd7ce"</text:p>
          </table:table-cell>
          <table:table-cell table:number-columns-repeated="99"/>
          <table:table-cell table:style-name="ce66" office:value-type="string" calcext:value-type="string">
            <text:p>PACKAGECONFIG[lcms] = "-Dcolor-management-lcms=true,-Dcolor-management-lcms=false,lcms"</text:p>
          </table:table-cell>
          <table:table-cell table:number-columns-repeated="88"/>
          <table:table-cell table:style-name="ce66" office:value-type="string" calcext:value-type="string">
            <text:p>CONFFILES:${PN} += "${sysconfdir}/xdg/weston/weston.ini ${sysconfdir}/default/weston"</text:p>
          </table:table-cell>
          <table:table-cell table:number-columns-repeated="64"/>
          <table:table-cell table:style-name="ce66" office:value-type="string" calcext:value-type="string">
            <text:p>#cursor-theme=whiteglass</text:p>
          </table:table-cell>
          <table:table-cell table:number-columns-repeated="57"/>
          <table:table-cell table:style-name="ce66" office:value-type="string" calcext:value-type="string">
            <text:p>animation=zoom</text:p>
          </table:table-cell>
          <table:table-cell table:number-columns-repeated="53"/>
          <table:table-cell table:style-name="ce66" office:value-type="string" calcext:value-type="string">
            <text:p>animation=zoom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# Weston with webp support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cursor-size=24</text:p>
          </table:table-cell>
          <table:table-cell table:number-columns-repeated="57"/>
          <table:table-cell table:style-name="ce66" office:value-type="string" calcext:value-type="string">
            <text:p>panel-position=top</text:p>
          </table:table-cell>
          <table:table-cell table:number-columns-repeated="53"/>
          <table:table-cell table:style-name="ce66" office:value-type="string" calcext:value-type="string">
            <text:p>panel-position=top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DEPENDS = "expat libffi wayland-native"</text:p>
          </table:table-cell>
          <table:table-cell table:number-columns-repeated="99"/>
          <table:table-cell table:style-name="ce66" office:value-type="string" calcext:value-type="string">
            <text:p>PACKAGECONFIG[webp] = "-Dimage-webp=true,-Dimage-webp=false,libwebp"</text:p>
          </table:table-cell>
          <table:table-cell table:number-columns-repeated="88"/>
          <table:table-cell table:style-name="ce66" office:value-type="string" calcext:value-type="string">
            <text:p>SYSTEMD_SERVICE:${PN} = "weston.service weston.socket"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startup-animation=fade</text:p>
          </table:table-cell>
          <table:table-cell table:number-columns-repeated="53"/>
          <table:table-cell table:style-name="ce66" office:value-type="string" calcext:value-type="string">
            <text:p>startup-animation=fade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-init/</text:p>
          </table:table-cell>
          <table:table-cell table:number-columns-repeated="31"/>
          <table:table-cell table:style-name="ce66"/>
          <table:table-cell table:number-columns-repeated="99"/>
          <table:table-cell table:style-name="ce66" office:value-type="string" calcext:value-type="string">
            <text:p># Weston with systemd-login support</text:p>
          </table:table-cell>
          <table:table-cell table:number-columns-repeated="88"/>
          <table:table-cell table:style-name="ce66" office:value-type="string" calcext:value-type="string">
            <text:p>USERADD_PARAM:${PN} = "--home /home/weston --shell /bin/sh --user-group -G video,input weston"</text:p>
          </table:table-cell>
          <table:table-cell table:number-columns-repeated="64"/>
          <table:table-cell table:style-name="ce66" office:value-type="string" calcext:value-type="string">
            <text:p>#lockscreen-icon=/usr/share/icons/gnome/256x256/actions/lock.png</text:p>
          </table:table-cell>
          <table:table-cell table:number-columns-repeated="57"/>
          <table:table-cell table:style-name="ce66" office:value-type="string" calcext:value-type="string">
            <text:p>#background-image=/usr/share/backgrounds/gnome/Aqua.jpg</text:p>
          </table:table-cell>
          <table:table-cell table:number-columns-repeated="53"/>
          <table:table-cell table:style-name="ce66" office:value-type="string" calcext:value-type="string">
            <text:p>#background-image=/usr/share/backgrounds/gnome/Aqua.jpg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beaglebone/</text:p>
          </table:table-cell>
          <table:table-cell table:number-columns-repeated="30"/>
          <table:table-cell table:style-name="ce66" office:value-type="string" calcext:value-type="string">
            <text:p>SRC_URI = "https://wayland.freedesktop.org/releases/${BPN}-${PV}.tar.xz \</text:p>
          </table:table-cell>
          <table:table-cell table:number-columns-repeated="99"/>
          <table:table-cell table:style-name="ce66" office:value-type="string" calcext:value-type="string">
            <text:p>PACKAGECONFIG[systemd] = "-Dsystemd=true -Dlauncher-logind=true,-Dsystemd=false -Dlauncher-logind=false,systemd dbus"</text:p>
          </table:table-cell>
          <table:table-cell table:number-columns-repeated="88"/>
          <table:table-cell table:style-name="ce66" office:value-type="string" calcext:value-type="string">
            <text:p>GROUPADD_PARAM:${PN} = "-r wayland"</text:p>
          </table:table-cell>
          <table:table-cell table:number-columns-repeated="64"/>
          <table:table-cell table:style-name="ce66" office:value-type="string" calcext:value-type="string">
            <text:p>#lockscreen=/usr/share/backgrounds/gnome/Garden.jpg</text:p>
          </table:table-cell>
          <table:table-cell table:number-columns-repeated="57"/>
          <table:table-cell table:style-name="ce66" office:value-type="string" calcext:value-type="string">
            <text:p>#background-color=0xff002244</text:p>
          </table:table-cell>
          <table:table-cell table:number-columns-repeated="53"/>
          <table:table-cell table:style-name="ce66" office:value-type="string" calcext:value-type="string">
            <text:p>#background-color=0xff002244</text:p>
          </table:table-cell>
          <table:table-cell table:number-columns-repeated="15898"/>
        </table:table-row>
        <table:table-row table:style-name="ro2">
          <table:table-cell table:number-columns-repeated="4"/>
          <table:table-cell office:value-type="string" calcext:value-type="string">
            <text:p>weston.ini</text:p>
          </table:table-cell>
          <table:table-cell table:number-columns-repeated="29"/>
          <table:table-cell table:style-name="ce66" office:value-type="string" calcext:value-type="string">
            <text:p><text:s text:c="11"/>file://run-ptest \</text:p>
          </table:table-cell>
          <table:table-cell table:number-columns-repeated="99"/>
          <table:table-cell table:style-name="ce66" office:value-type="string" calcext:value-type="string">
            <text:p># Weston with Xwayland support (requires X11 and Wayland)</text:p>
          </table:table-cell>
          <table:table-cell table:number-columns-repeated="153"/>
          <table:table-cell table:style-name="ce66" office:value-type="string" calcext:value-type="string">
            <text:p>#homescreen=/usr/share/backgrounds/gnome/Blinds.jpg</text:p>
          </table:table-cell>
          <table:table-cell table:number-columns-repeated="57"/>
          <table:table-cell table:style-name="ce66" office:value-type="string" calcext:value-type="string">
            <text:p>#background-type=tile</text:p>
          </table:table-cell>
          <table:table-cell table:number-columns-repeated="53"/>
          <table:table-cell table:style-name="ce66" office:value-type="string" calcext:value-type="string">
            <text:p>#background-type=tile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.ini</text:p>
          </table:table-cell>
          <table:table-cell table:number-columns-repeated="30"/>
          <table:table-cell table:style-name="ce66" office:value-type="string" calcext:value-type="string">
            <text:p><text:s text:c="11"/>file://0002-Do-not-hardcode-the-path-to-wayland-scanner.patch \</text:p>
          </table:table-cell>
          <table:table-cell table:number-columns-repeated="99"/>
          <table:table-cell table:style-name="ce66" office:value-type="string" calcext:value-type="string">
            <text:p>PACKAGECONFIG[xwayland] = "-Dxwayland=true,-Dxwayland=false,xwayland"</text:p>
          </table:table-cell>
          <table:table-cell table:number-columns-repeated="153"/>
          <table:table-cell table:style-name="ce66" office:value-type="string" calcext:value-type="string">
            <text:p>#animation=fade</text:p>
          </table:table-cell>
          <table:table-cell table:number-columns-repeated="57"/>
          <table:table-cell table:style-name="ce66" office:value-type="string" calcext:value-type="string">
            <text:p>#clock-format=minutes</text:p>
          </table:table-cell>
          <table:table-cell table:number-columns-repeated="53"/>
          <table:table-cell table:style-name="ce66" office:value-type="string" calcext:value-type="string">
            <text:p>#clock-format=minutes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-launch-calibrator.sh</text:p>
          </table:table-cell>
          <table:table-cell table:number-columns-repeated="30"/>
          <table:table-cell table:style-name="ce66" office:value-type="string" calcext:value-type="string">
            <text:p><text:s text:c="11"/>file://0001-build-Fix-strndup-detection-on-MinGW.patch \</text:p>
          </table:table-cell>
          <table:table-cell table:number-columns-repeated="99"/>
          <table:table-cell table:style-name="ce66" office:value-type="string" calcext:value-type="string">
            <text:p># colord CMS support</text:p>
          </table:table-cell>
          <table:table-cell table:number-columns-repeated="153"/>
          <table:table-cell table:style-name="ce66"/>
          <table:table-cell table:number-columns-repeated="57"/>
          <table:table-cell table:style-name="ce66" office:value-type="string" calcext:value-type="string">
            <text:p>#panel-color=0x90ff0000</text:p>
          </table:table-cell>
          <table:table-cell table:number-columns-repeated="53"/>
          <table:table-cell table:style-name="ce66" office:value-type="string" calcext:value-type="string">
            <text:p>#panel-color=0x90ff0000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weston-socket.sh</text:p>
          </table:table-cell>
          <table:table-cell table:number-columns-repeated="30"/>
          <table:table-cell table:style-name="ce66" office:value-type="string" calcext:value-type="string">
            <text:p><text:s text:c="11"/>file://CVE-2021-3782.patch \</text:p>
          </table:table-cell>
          <table:table-cell table:number-columns-repeated="99"/>
          <table:table-cell table:style-name="ce66" office:value-type="string" calcext:value-type="string">
            <text:p>PACKAGECONFIG[colord] = "-Dcolor-management-colord=true,-Dcolor-management-colord=false,colord"</text:p>
          </table:table-cell>
          <table:table-cell table:number-columns-repeated="153"/>
          <table:table-cell table:style-name="ce66" office:value-type="string" calcext:value-type="string">
            <text:p>#[launcher]</text:p>
          </table:table-cell>
          <table:table-cell table:number-columns-repeated="57"/>
          <table:table-cell table:style-name="ce66" office:value-type="string" calcext:value-type="string">
            <text:p>#locking=true</text:p>
          </table:table-cell>
          <table:table-cell table:number-columns-repeated="53"/>
          <table:table-cell table:style-name="ce66" office:value-type="string" calcext:value-type="string">
            <text:p>#locking=true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11"/>"</text:p>
          </table:table-cell>
          <table:table-cell table:number-columns-repeated="99"/>
          <table:table-cell table:style-name="ce66" office:value-type="string" calcext:value-type="string">
            <text:p># Clients support</text:p>
          </table:table-cell>
          <table:table-cell table:number-columns-repeated="153"/>
          <table:table-cell table:style-name="ce66" office:value-type="string" calcext:value-type="string">
            <text:p>#icon=/usr/share/icons/gnome/24x24/apps/utilities-terminal.png</text:p>
          </table:table-cell>
          <table:table-cell table:number-columns-repeated="57"/>
          <table:table-cell table:style-name="ce66" office:value-type="string" calcext:value-type="string">
            <text:p>#animation=zoom</text:p>
          </table:table-cell>
          <table:table-cell table:number-columns-repeated="53"/>
          <table:table-cell table:style-name="ce66" office:value-type="string" calcext:value-type="string">
            <text:p>#animation=zoom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PACKAGECONFIG[clients] = "-Dsimple-clients=${SIMPLECLIENTS} -Ddemo-clients=true,-Dsimple-clients= -Ddemo-clients=false"</text:p>
          </table:table-cell>
          <table:table-cell table:number-columns-repeated="153"/>
          <table:table-cell table:style-name="ce66" office:value-type="string" calcext:value-type="string">
            <text:p>#path=/usr/bin/gnome-terminal</text:p>
          </table:table-cell>
          <table:table-cell table:number-columns-repeated="57"/>
          <table:table-cell table:style-name="ce66" office:value-type="string" calcext:value-type="string">
            <text:p>#startup-animation=fade</text:p>
          </table:table-cell>
          <table:table-cell table:number-columns-repeated="53"/>
          <table:table-cell table:style-name="ce66" office:value-type="string" calcext:value-type="string">
            <text:p>#startup-animation=fade</text:p>
          </table:table-cell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eston-init.bbappend</text:p>
          </table:table-cell>
          <table:table-cell table:number-columns-repeated="31"/>
          <table:table-cell table:style-name="ce66" office:value-type="string" calcext:value-type="string">
            <text:p>SRC_URI[sha256sum] = "b8a034154c7059772e0fdbd27dbfcda6c732df29cae56a82274f6ec5d7cd8725"</text:p>
          </table:table-cell>
          <table:table-cell table:number-columns-repeated="99"/>
          <table:table-cell table:style-name="ce66" office:value-type="string" calcext:value-type="string">
            <text:p># Virtual remote output with GStreamer on DRM backend</text:p>
          </table:table-cell>
          <table:table-cell table:number-columns-repeated="87"/>
          <table:table-cell office:value-type="string" calcext:value-type="string">
            <text:p>meta-tisdk/recipes-graphics/wayland/weston-init.bbappend</text:p>
          </table:table-cell>
          <table:table-cell table:number-columns-repeated="65"/>
          <table:table-cell table:style-name="ce66"/>
          <table:table-cell table:number-columns-repeated="57"/>
          <table:table-cell table:style-name="ce66" office:value-type="string" calcext:value-type="string">
            <text:p>#binding-modifier=ctrl</text:p>
          </table:table-cell>
          <table:table-cell table:number-columns-repeated="53"/>
          <table:table-cell table:style-name="ce66" office:value-type="string" calcext:value-type="string">
            <text:p>#binding-modifier=ctrl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PACKAGECONFIG[remoting] = "-Dremoting=true,-Dremoting=false,gstreamer1.0 gstreamer1.0-plugins-base"</text:p>
          </table:table-cell>
          <table:table-cell table:number-columns-repeated="88"/>
          <table:table-cell table:style-name="ce66" office:value-type="string" calcext:value-type="string">
            <text:p>PR:append = "_tisdk_0"</text:p>
          </table:table-cell>
          <table:table-cell table:number-columns-repeated="64"/>
          <table:table-cell table:style-name="ce66" office:value-type="string" calcext:value-type="string">
            <text:p>#[launcher]</text:p>
          </table:table-cell>
          <table:table-cell table:number-columns-repeated="57"/>
          <table:table-cell table:style-name="ce66" office:value-type="string" calcext:value-type="string">
            <text:p>#num-workspaces=6</text:p>
          </table:table-cell>
          <table:table-cell table:number-columns-repeated="53"/>
          <table:table-cell table:style-name="ce66" office:value-type="string" calcext:value-type="string">
            <text:p>#num-workspaces=6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UPSTREAM_CHECK_URI = "https://wayland.freedesktop.org/releases.html"</text:p>
          </table:table-cell>
          <table:table-cell table:number-columns-repeated="99"/>
          <table:table-cell table:style-name="ce66" office:value-type="string" calcext:value-type="string">
            <text:p># Weston with screen-share support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icon=/usr/share/icons/gnome/24x24/apps/utilities-terminal.png</text:p>
          </table:table-cell>
          <table:table-cell table:number-columns-repeated="57"/>
          <table:table-cell table:style-name="ce66" office:value-type="string" calcext:value-type="string">
            <text:p>#cursor-theme=whiteglass</text:p>
          </table:table-cell>
          <table:table-cell table:number-columns-repeated="53"/>
          <table:table-cell table:style-name="ce66" office:value-type="string" calcext:value-type="string">
            <text:p>#cursor-theme=whiteglass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PACKAGECONFIG[screenshare] = "-Dscreenshare=true,-Dscreenshare=false"</text:p>
          </table:table-cell>
          <table:table-cell table:number-columns-repeated="88"/>
          <table:table-cell table:style-name="ce66" office:value-type="string" calcext:value-type="string">
            <text:p>DEPENDS += " docker-ce"</text:p>
          </table:table-cell>
          <table:table-cell table:number-columns-repeated="64"/>
          <table:table-cell table:style-name="ce66" office:value-type="string" calcext:value-type="string">
            <text:p>#path=/usr/bin/weston-terminal</text:p>
          </table:table-cell>
          <table:table-cell table:number-columns-repeated="57"/>
          <table:table-cell table:style-name="ce66" office:value-type="string" calcext:value-type="string">
            <text:p>#cursor-size=24</text:p>
          </table:table-cell>
          <table:table-cell table:number-columns-repeated="53"/>
          <table:table-cell table:style-name="ce66" office:value-type="string" calcext:value-type="string">
            <text:p>#cursor-size=24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inherit meson pkgconfig ptest</text:p>
          </table:table-cell>
          <table:table-cell table:number-columns-repeated="99"/>
          <table:table-cell table:style-name="ce66" office:value-type="string" calcext:value-type="string">
            <text:p># Traditional desktop shell</text:p>
          </table:table-cell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PACKAGECONFIG[shell-desktop] = "-Dshell-desktop=true,-Dshell-desktop=false"</text:p>
          </table:table-cell>
          <table:table-cell table:number-columns-repeated="88"/>
          <table:table-cell table:style-name="ce66" office:value-type="string" calcext:value-type="string">
            <text:p>USERADD_PARAM:${PN} = "--home /home/weston --shell /bin/sh -p '' --user-group -G video,input,render,wayland,docker weston"</text:p>
          </table:table-cell>
          <table:table-cell table:number-columns-repeated="64"/>
          <table:table-cell table:style-name="ce66" office:value-type="string" calcext:value-type="string">
            <text:p>#[launcher]</text:p>
          </table:table-cell>
          <table:table-cell table:number-columns-repeated="57"/>
          <table:table-cell table:style-name="ce66" office:value-type="string" calcext:value-type="string">
            <text:p>#lockscreen-icon=/usr/share/icons/gnome/256x256/actions/lock.png</text:p>
          </table:table-cell>
          <table:table-cell table:number-columns-repeated="53"/>
          <table:table-cell table:style-name="ce66" office:value-type="string" calcext:value-type="string">
            <text:p>#lockscreen-icon=/usr/share/icons/gnome/256x256/actions/lock.png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PACKAGECONFIG ??= "dtd-validation"</text:p>
          </table:table-cell>
          <table:table-cell table:number-columns-repeated="99"/>
          <table:table-cell table:style-name="ce66" office:value-type="string" calcext:value-type="string">
            <text:p># Fullscreen shell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icon=/usr/share/icons/hicolor/24x24/apps/google-chrome.png</text:p>
          </table:table-cell>
          <table:table-cell table:number-columns-repeated="57"/>
          <table:table-cell table:style-name="ce66" office:value-type="string" calcext:value-type="string">
            <text:p>#lockscreen=/usr/share/backgrounds/gnome/Garden.jpg</text:p>
          </table:table-cell>
          <table:table-cell table:number-columns-repeated="53"/>
          <table:table-cell table:style-name="ce66" office:value-type="string" calcext:value-type="string">
            <text:p>#lockscreen=/usr/share/backgrounds/gnome/Garden.jpg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PACKAGECONFIG[dtd-validation] = "-Ddtd_validation=true,-Ddtd_validation=false,libxml2,,"</text:p>
          </table:table-cell>
          <table:table-cell table:number-columns-repeated="99"/>
          <table:table-cell table:style-name="ce66" office:value-type="string" calcext:value-type="string">
            <text:p>PACKAGECONFIG[shell-fullscreen] = "-Dshell-fullscreen=true,-Dshell-fullscreen=false"</text:p>
          </table:table-cell>
          <table:table-cell table:number-columns-repeated="88"/>
          <table:table-cell table:style-name="ce66" office:value-type="string" calcext:value-type="string">
            <text:p>GROUPADD_PARAM:${PN} = "-r wayland; -r render; -r docker"</text:p>
          </table:table-cell>
          <table:table-cell table:number-columns-repeated="64"/>
          <table:table-cell table:style-name="ce66" office:value-type="string" calcext:value-type="string">
            <text:p>#path=/usr/bin/google-chrome</text:p>
          </table:table-cell>
          <table:table-cell table:number-columns-repeated="57"/>
          <table:table-cell table:style-name="ce66" office:value-type="string" calcext:value-type="string">
            <text:p>#homescreen=/usr/share/backgrounds/gnome/Blinds.jpg</text:p>
          </table:table-cell>
          <table:table-cell table:number-columns-repeated="53"/>
          <table:table-cell table:style-name="ce66" office:value-type="string" calcext:value-type="string">
            <text:p>#homescreen=/usr/share/backgrounds/gnome/Blinds.jpg</text:p>
          </table:table-cell>
          <table:table-cell table:number-columns-repeated="15898"/>
        </table:table-row>
        <table:table-row table:style-name="ro2">
          <table:table-cell office:value-type="string" calcext:value-type="string">
            <text:p>meta-arago-extras/</text:p>
          </table:table-cell>
          <table:table-cell table:number-columns-repeated="33"/>
          <table:table-cell table:style-name="ce66"/>
          <table:table-cell table:number-columns-repeated="99"/>
          <table:table-cell table:style-name="ce66" office:value-type="string" calcext:value-type="string">
            <text:p># In-Vehicle Infotainment (IVI) shell</text:p>
          </table:table-cell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#animation=fade</text:p>
          </table:table-cell>
          <table:table-cell table:number-columns-repeated="53"/>
          <table:table-cell table:style-name="ce66" office:value-type="string" calcext:value-type="string">
            <text:p>#animation=fade</text:p>
          </table:table-cell>
          <table:table-cell table:number-columns-repeated="15898"/>
        </table:table-row>
        <table:table-row table:style-name="ro2">
          <table:table-cell/>
          <table:table-cell office:value-type="string" calcext:value-type="string">
            <text:p>recipes-graphics/wayland/</text:p>
          </table:table-cell>
          <table:table-cell table:number-columns-repeated="32"/>
          <table:table-cell table:style-name="ce66" office:value-type="string" calcext:value-type="string">
            <text:p>EXTRA_OEMESON = "-Ddocumentation=false"</text:p>
          </table:table-cell>
          <table:table-cell table:number-columns-repeated="99"/>
          <table:table-cell table:style-name="ce66" office:value-type="string" calcext:value-type="string">
            <text:p>PACKAGECONFIG[shell-ivi] = "-Dshell-ivi=true,-Dshell-ivi=false"</text:p>
          </table:table-cell>
          <table:table-cell table:number-columns-repeated="88"/>
          <table:table-cell table:style-name="ce66" office:value-type="string" calcext:value-type="string">
            <text:p># Disable weston for tisdk-display-cluster-image</text:p>
          </table:table-cell>
          <table:table-cell table:number-columns-repeated="64"/>
          <table:table-cell table:style-name="ce66" office:value-type="string" calcext:value-type="string">
            <text:p>#[launcher]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-protocols/</text:p>
          </table:table-cell>
          <table:table-cell table:number-columns-repeated="31"/>
          <table:table-cell table:style-name="ce66" office:value-type="string" calcext:value-type="string">
            <text:p>EXTRA_OEMESON:class-native = "-Ddocumentation=false"</text:p>
          </table:table-cell>
          <table:table-cell table:number-columns-repeated="99"/>
          <table:table-cell table:style-name="ce66" office:value-type="string" calcext:value-type="string">
            <text:p># JPEG image loading support</text:p>
          </table:table-cell>
          <table:table-cell table:number-columns-repeated="88"/>
          <table:table-cell table:style-name="ce66" office:value-type="string" calcext:value-type="string">
            <text:p>SYSTEMD_AUTO_ENABLE:${PN} = "${@oe.utils.conditional("DISPLAY_CLUSTER_ENABLE", "1", "disable", "enable", d)}"</text:p>
          </table:table-cell>
          <table:table-cell table:number-columns-repeated="64"/>
          <table:table-cell table:style-name="ce66" office:value-type="string" calcext:value-type="string">
            <text:p>#icon=/usr/share/icons/gnome/24x24/apps/arts.png</text:p>
          </table:table-cell>
          <table:table-cell table:number-columns-repeated="57"/>
          <table:table-cell table:style-name="ce66" office:value-type="string" calcext:value-type="string">
            <text:p>#[launcher]</text:p>
          </table:table-cell>
          <table:table-cell table:number-columns-repeated="53"/>
          <table:table-cell table:style-name="ce66" office:value-type="string" calcext:value-type="string">
            <text:p>#[launcher]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0001-wayland-drm-Add-wayland-drm-protocol-to-stable.patch</text:p>
          </table:table-cell>
          <table:table-cell table:number-columns-repeated="30"/>
          <table:table-cell table:style-name="ce66"/>
          <table:table-cell table:number-columns-repeated="99"/>
          <table:table-cell table:style-name="ce66" office:value-type="string" calcext:value-type="string">
            <text:p>PACKAGECONFIG[image-jpeg] = "-Dimage-jpeg=true,-Dimage-jpeg=false, jpeg"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path=/build/weston-0lEgCh/weston-1.11.0/weston-flower</text:p>
          </table:table-cell>
          <table:table-cell table:number-columns-repeated="57"/>
          <table:table-cell table:style-name="ce66" office:value-type="string" calcext:value-type="string">
            <text:p>#icon=/usr/share/icons/gnome/24x24/apps/utilities-terminal.png</text:p>
          </table:table-cell>
          <table:table-cell table:number-columns-repeated="53"/>
          <table:table-cell table:style-name="ce66" office:value-type="string" calcext:value-type="string">
            <text:p>#icon=/usr/share/icons/gnome/24x24/apps/utilities-terminal.png</text:p>
          </table:table-cell>
          <table:table-cell table:number-columns-repeated="15898"/>
        </table:table-row>
        <table:table-row table:style-name="ro2">
          <table:table-cell table:number-columns-repeated="3"/>
          <table:table-cell office:value-type="string" calcext:value-type="string">
            <text:p>0002-wayland-drm-Update-to-version-2.patch</text:p>
          </table:table-cell>
          <table:table-cell table:number-columns-repeated="30"/>
          <table:table-cell table:style-name="ce66" office:value-type="string" calcext:value-type="string">
            <text:p># Wayland installs a M4 macro for other projects to use, which uses the target</text:p>
          </table:table-cell>
          <table:table-cell table:number-columns-repeated="99"/>
          <table:table-cell table:style-name="ce66" office:value-type="string" calcext:value-type="string">
            <text:p># support libseat based launch</text:p>
          </table:table-cell>
          <table:table-cell table:number-columns-repeated="88"/>
          <table:table-cell table:style-name="ce66" office:value-type="string" calcext:value-type="string">
            <text:p># Always disable weston for AM62SIP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#path=/usr/bin/gnome-terminal</text:p>
          </table:table-cell>
          <table:table-cell table:number-columns-repeated="53"/>
          <table:table-cell table:style-name="ce66" office:value-type="string" calcext:value-type="string">
            <text:p>#path=/usr/bin/gnome-terminal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# pkg-config to find files. <text:s/>Replace pkg-config with pkg-config-native.</text:p>
          </table:table-cell>
          <table:table-cell table:number-columns-repeated="99"/>
          <table:table-cell table:style-name="ce66" office:value-type="string" calcext:value-type="string">
            <text:p>PACKAGECONFIG[launcher-libseat] = "-Dlauncher-libseat=true,-Dlauncher-libseat=false,seatd"</text:p>
          </table:table-cell>
          <table:table-cell table:number-columns-repeated="88"/>
          <table:table-cell table:style-name="ce66" office:value-type="string" calcext:value-type="string">
            <text:p>SYSTEMD_AUTO_ENABLE:${PN}:am62xxsip-evm = "disable"</text:p>
          </table:table-cell>
          <table:table-cell table:number-columns-repeated="64"/>
          <table:table-cell table:style-name="ce66" office:value-type="string" calcext:value-type="string">
            <text:p>#[input-method]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2"/>
          <table:table-cell office:value-type="string" calcext:value-type="string">
            <text:p>wayland-protocols_%.bbappend</text:p>
          </table:table-cell>
          <table:table-cell table:number-columns-repeated="31"/>
          <table:table-cell table:style-name="ce66" office:value-type="string" calcext:value-type="string">
            <text:p>do_install:append:class-native() {</text:p>
          </table:table-cell>
          <table:table-cell table:number-columns-repeated="99"/>
          <table:table-cell table:style-name="ce66"/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path=/usr/libexec/weston-keyboard</text:p>
          </table:table-cell>
          <table:table-cell table:number-columns-repeated="57"/>
          <table:table-cell table:style-name="ce66" office:value-type="string" calcext:value-type="string">
            <text:p>#[launcher]</text:p>
          </table:table-cell>
          <table:table-cell table:number-columns-repeated="53"/>
          <table:table-cell table:style-name="ce66" office:value-type="string" calcext:value-type="string">
            <text:p>#[launcher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2"/>sed -e 's,PKG_CHECK_MODULES(.*),,g' \</text:p>
          </table:table-cell>
          <table:table-cell table:number-columns-repeated="99"/>
          <table:table-cell table:style-name="ce66" office:value-type="string" calcext:value-type="string">
            <text:p>do_install:append() {</text:p>
          </table:table-cell>
          <table:table-cell table:number-columns-repeated="88"/>
          <table:table-cell table:style-name="ce66" office:value-type="string" calcext:value-type="string">
            <text:p># Always disable weston for AM64X</text:p>
          </table:table-cell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#icon=/usr/share/icons/gnome/24x24/apps/utilities-terminal.png</text:p>
          </table:table-cell>
          <table:table-cell table:number-columns-repeated="53"/>
          <table:table-cell table:style-name="ce66" office:value-type="string" calcext:value-type="string">
            <text:p>#icon=/usr/share/icons/gnome/24x24/apps/utilities-terminal.png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6"/>-e 's,$PKG_CONFIG,pkg-config-native,g' \</text:p>
          </table:table-cell>
          <table:table-cell table:number-columns-repeated="99"/>
          <table:table-cell table:style-name="ce66" office:value-type="string" calcext:value-type="string">
            <text:p><text:s text:c="2"/># Weston doesn't need the .la files to load modules, so wipe them</text:p>
          </table:table-cell>
          <table:table-cell table:number-columns-repeated="88"/>
          <table:table-cell table:style-name="ce66" office:value-type="string" calcext:value-type="string">
            <text:p>SYSTEMD_AUTO_ENABLE:${PN}:am64xx-evm = "disable"</text:p>
          </table:table-cell>
          <table:table-cell table:number-columns-repeated="64"/>
          <table:table-cell table:style-name="ce66" office:value-type="string" calcext:value-type="string">
            <text:p>#[output]</text:p>
          </table:table-cell>
          <table:table-cell table:number-columns-repeated="57"/>
          <table:table-cell table:style-name="ce66" office:value-type="string" calcext:value-type="string">
            <text:p>#path=/usr/bin/weston-terminal</text:p>
          </table:table-cell>
          <table:table-cell table:number-columns-repeated="53"/>
          <table:table-cell table:style-name="ce66" office:value-type="string" calcext:value-type="string">
            <text:p>#path=/usr/bin/weston-terminal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6"/>-i ${D}/${datadir}/aclocal/wayland-scanner.m4</text:p>
          </table:table-cell>
          <table:table-cell table:number-columns-repeated="99"/>
          <table:table-cell table:style-name="ce66" office:value-type="string" calcext:value-type="string">
            <text:p><text:s text:c="2"/>rm -f ${D}/${libdir}/libweston-${WESTON_MAJOR_VERSION}/*.la</text:p>
          </table:table-cell>
          <table:table-cell table:number-columns-repeated="153"/>
          <table:table-cell table:style-name="ce66" office:value-type="string" calcext:value-type="string">
            <text:p>#name=LVDS1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}</text:p>
          </table:table-cell>
          <table:table-cell table:number-columns-repeated="99"/>
          <table:table-cell table:style-name="ce66"/>
          <table:table-cell table:number-columns-repeated="153"/>
          <table:table-cell table:style-name="ce66" office:value-type="string" calcext:value-type="string">
            <text:p>#mode=1680x1050</text:p>
          </table:table-cell>
          <table:table-cell table:number-columns-repeated="57"/>
          <table:table-cell table:style-name="ce66" office:value-type="string" calcext:value-type="string">
            <text:p>#[launcher]</text:p>
          </table:table-cell>
          <table:table-cell table:number-columns-repeated="53"/>
          <table:table-cell table:style-name="ce66" office:value-type="string" calcext:value-type="string">
            <text:p>#[launcher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<text:s text:c="2"/># If X11, ship a desktop file to launch it</text:p>
          </table:table-cell>
          <table:table-cell table:number-columns-repeated="153"/>
          <table:table-cell table:style-name="ce66" office:value-type="string" calcext:value-type="string">
            <text:p>#transform=90</text:p>
          </table:table-cell>
          <table:table-cell table:number-columns-repeated="57"/>
          <table:table-cell table:style-name="ce66" office:value-type="string" calcext:value-type="string">
            <text:p>#icon=/usr/share/icons/hicolor/24x24/apps/google-chrome.png</text:p>
          </table:table-cell>
          <table:table-cell table:number-columns-repeated="53"/>
          <table:table-cell table:style-name="ce66" office:value-type="string" calcext:value-type="string">
            <text:p>#icon=/usr/share/icons/hicolor/24x24/apps/google-chrome.png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do_install_ptest() {</text:p>
          </table:table-cell>
          <table:table-cell table:number-columns-repeated="99"/>
          <table:table-cell table:style-name="ce66" office:value-type="string" calcext:value-type="string">
            <text:p><text:s text:c="2"/>if [ "${@bb.utils.filter('DISTRO_FEATURES', 'x11', d)}" ]; then</text:p>
          </table:table-cell>
          <table:table-cell table:number-columns-repeated="153"/>
          <table:table-cell table:style-name="ce66" office:value-type="string" calcext:value-type="string">
            <text:p>#icc_profile=/usr/share/color/icc/colord/Bluish.icc</text:p>
          </table:table-cell>
          <table:table-cell table:number-columns-repeated="57"/>
          <table:table-cell table:style-name="ce66" office:value-type="string" calcext:value-type="string">
            <text:p>#path=/usr/bin/google-chrome</text:p>
          </table:table-cell>
          <table:table-cell table:number-columns-repeated="53"/>
          <table:table-cell table:style-name="ce66" office:value-type="string" calcext:value-type="string">
            <text:p>#path=/usr/bin/google-chrome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4"/>mkdir -p ${D}${PTEST_PATH}/tests/data</text:p>
          </table:table-cell>
          <table:table-cell table:number-columns-repeated="99"/>
          <table:table-cell table:style-name="ce66" office:value-type="string" calcext:value-type="string">
            <text:p><text:s text:c="4"/>install -d ${D}${datadir}/applications</text:p>
          </table:table-cell>
          <table:table-cell table:number-columns-repeated="153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4"/>cp -rf ${B}/tests/*-test ${B}/tests/*-checker ${D}${PTEST_PATH}/tests</text:p>
          </table:table-cell>
          <table:table-cell table:number-columns-repeated="99"/>
          <table:table-cell table:style-name="ce66" office:value-type="string" calcext:value-type="string">
            <text:p><text:s text:c="4"/>install ${WORKDIR}/weston.desktop ${D}${datadir}/applications</text:p>
          </table:table-cell>
          <table:table-cell table:number-columns-repeated="87"/>
          <table:table-cell office:value-type="string" calcext:value-type="string">
            <text:p>meta-arago-distro/recipes-graphics/wayland/weston-init.bbappend</text:p>
          </table:table-cell>
          <table:table-cell table:number-columns-repeated="65"/>
          <table:table-cell table:style-name="ce66" office:value-type="string" calcext:value-type="string">
            <text:p>#[output]</text:p>
          </table:table-cell>
          <table:table-cell table:number-columns-repeated="57"/>
          <table:table-cell table:style-name="ce66" office:value-type="string" calcext:value-type="string">
            <text:p>#[launcher]</text:p>
          </table:table-cell>
          <table:table-cell table:number-columns-repeated="53"/>
          <table:table-cell table:style-name="ce66" office:value-type="string" calcext:value-type="string">
            <text:p>#[launcher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4"/>cp -rf ${B}/tests/*-checker ${D}${PTEST_PATH}</text:p>
          </table:table-cell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FILESEXTRAPATHS:prepend := "${THISDIR}/${PN}:"</text:p>
          </table:table-cell>
          <table:table-cell table:number-columns-repeated="64"/>
          <table:table-cell table:style-name="ce66" office:value-type="string" calcext:value-type="string">
            <text:p>#name=VGA1</text:p>
          </table:table-cell>
          <table:table-cell table:number-columns-repeated="57"/>
          <table:table-cell table:style-name="ce66" office:value-type="string" calcext:value-type="string">
            <text:p>#icon=/usr/share/icons/gnome/24x24/apps/arts.png</text:p>
          </table:table-cell>
          <table:table-cell table:number-columns-repeated="53"/>
          <table:table-cell table:style-name="ce66" office:value-type="string" calcext:value-type="string">
            <text:p>#icon=/usr/share/icons/gnome/24x24/apps/arts.png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4"/>cp -rf ${S}/tests/scanner-test.sh ${D}${PTEST_PATH}/tests</text:p>
          </table:table-cell>
          <table:table-cell table:number-columns-repeated="99"/>
          <table:table-cell table:style-name="ce66" office:value-type="string" calcext:value-type="string">
            <text:p><text:s text:c="4"/>install -d ${D}${datadir}/icons/hicolor/48x48/apps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mode=173.00 <text:s/>1920 2048 2248 2576 <text:s/>1080 1083 1088 1120 -hsync +vsync</text:p>
          </table:table-cell>
          <table:table-cell table:number-columns-repeated="57"/>
          <table:table-cell table:style-name="ce66" office:value-type="string" calcext:value-type="string">
            <text:p>#path=/build/weston-0lEgCh/weston-1.11.0/weston-flower</text:p>
          </table:table-cell>
          <table:table-cell table:number-columns-repeated="53"/>
          <table:table-cell table:style-name="ce66" office:value-type="string" calcext:value-type="string">
            <text:p>#path=/build/weston-0lEgCh/weston-1.11.0/weston-flower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4"/>cp -rf ${S}/tests/data/* ${D}${PTEST_PATH}/tests/data/</text:p>
          </table:table-cell>
          <table:table-cell table:number-columns-repeated="99"/>
          <table:table-cell table:style-name="ce66" office:value-type="string" calcext:value-type="string">
            <text:p><text:s text:c="4"/>install ${WORKDIR}/weston.png ${D}${datadir}/icons/hicolor/48x48/apps</text:p>
          </table:table-cell>
          <table:table-cell table:number-columns-repeated="88"/>
          <table:table-cell table:style-name="ce66" office:value-type="string" calcext:value-type="string">
            <text:p>PR:append = ".arago12"</text:p>
          </table:table-cell>
          <table:table-cell table:number-columns-repeated="64"/>
          <table:table-cell table:style-name="ce66" office:value-type="string" calcext:value-type="string">
            <text:p>#transform=flipped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4"/>cp -rf ${S}/egl/wayland-egl-symbols-check ${D}${PTEST_PATH}/tests/</text:p>
          </table:table-cell>
          <table:table-cell table:number-columns-repeated="99"/>
          <table:table-cell table:style-name="ce66" office:value-type="string" calcext:value-type="string">
            <text:p><text:s text:c="2"/>fi</text:p>
          </table:table-cell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#[input-method]</text:p>
          </table:table-cell>
          <table:table-cell table:number-columns-repeated="53"/>
          <table:table-cell table:style-name="ce66" office:value-type="string" calcext:value-type="string">
            <text:p>#[input-method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}</text:p>
          </table:table-cell>
          <table:table-cell table:number-columns-repeated="99"/>
          <table:table-cell table:style-name="ce66"/>
          <table:table-cell table:number-columns-repeated="88"/>
          <table:table-cell table:style-name="ce66" office:value-type="string" calcext:value-type="string">
            <text:p>SRC_URI:append = " \</text:p>
          </table:table-cell>
          <table:table-cell table:number-columns-repeated="64"/>
          <table:table-cell table:style-name="ce66" office:value-type="string" calcext:value-type="string">
            <text:p>#[output]</text:p>
          </table:table-cell>
          <table:table-cell table:number-columns-repeated="57"/>
          <table:table-cell table:style-name="ce66" office:value-type="string" calcext:value-type="string">
            <text:p>#path=/usr/libexec/weston-keyboard</text:p>
          </table:table-cell>
          <table:table-cell table:number-columns-repeated="53"/>
          <table:table-cell table:style-name="ce66" office:value-type="string" calcext:value-type="string">
            <text:p>#path=/usr/libexec/weston-keyboard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<text:s text:c="2"/>if [ "${@bb.utils.contains('PACKAGECONFIG', 'xwayland', 'yes', 'no', d)}" = "yes" ]; then</text:p>
          </table:table-cell>
          <table:table-cell table:number-columns-repeated="88"/>
          <table:table-cell table:style-name="ce66" office:value-type="string" calcext:value-type="string">
            <text:p><text:s text:c="4"/>file://weston.ini \</text:p>
          </table:table-cell>
          <table:table-cell table:number-columns-repeated="64"/>
          <table:table-cell table:style-name="ce66" office:value-type="string" calcext:value-type="string">
            <text:p>#name=X1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sysroot_stage_all:append:class-target () {</text:p>
          </table:table-cell>
          <table:table-cell table:number-columns-repeated="99"/>
          <table:table-cell table:style-name="ce66" office:value-type="string" calcext:value-type="string">
            <text:p><text:s text:c="4"/>install -Dm 644 ${WORKDIR}/xwayland.weston-start ${D}${datadir}/weston-start/xwayland</text:p>
          </table:table-cell>
          <table:table-cell table:number-columns-repeated="88"/>
          <table:table-cell table:style-name="ce66" office:value-type="string" calcext:value-type="string">
            <text:p><text:s text:c="4"/>file://weston-launch-calibrator.sh \</text:p>
          </table:table-cell>
          <table:table-cell table:number-columns-repeated="64"/>
          <table:table-cell table:style-name="ce66" office:value-type="string" calcext:value-type="string">
            <text:p>#mode=1024x768</text:p>
          </table:table-cell>
          <table:table-cell table:number-columns-repeated="57"/>
          <table:table-cell table:style-name="ce66" office:value-type="string" calcext:value-type="string">
            <text:p>[output]</text:p>
          </table:table-cell>
          <table:table-cell table:number-columns-repeated="53"/>
          <table:table-cell table:style-name="ce66" office:value-type="string" calcext:value-type="string">
            <text:p>#[output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2"/>rm ${SYSROOT_DESTDIR}/${datadir}/aclocal/wayland-scanner.m4</text:p>
          </table:table-cell>
          <table:table-cell table:number-columns-repeated="99"/>
          <table:table-cell table:style-name="ce66" office:value-type="string" calcext:value-type="string">
            <text:p><text:s text:c="2"/>fi</text:p>
          </table:table-cell>
          <table:table-cell table:number-columns-repeated="88"/>
          <table:table-cell table:style-name="ce66" office:value-type="string" calcext:value-type="string">
            <text:p><text:s text:c="4"/>file://weston-socket.sh \</text:p>
          </table:table-cell>
          <table:table-cell table:number-columns-repeated="64"/>
          <table:table-cell table:style-name="ce66" office:value-type="string" calcext:value-type="string">
            <text:p>#transform=flipped-90</text:p>
          </table:table-cell>
          <table:table-cell table:number-columns-repeated="57"/>
          <table:table-cell table:style-name="ce66" office:value-type="string" calcext:value-type="string">
            <text:p>name=HDMI-A-1</text:p>
          </table:table-cell>
          <table:table-cell table:number-columns-repeated="53"/>
          <table:table-cell table:style-name="ce66" office:value-type="string" calcext:value-type="string">
            <text:p>#name=LVDS1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2"/>cp ${STAGING_DATADIR_NATIVE}/aclocal/wayland-scanner.m4 ${SYSROOT_DESTDIR}/${datadir}/aclocal/</text:p>
          </table:table-cell>
          <table:table-cell table:number-columns-repeated="99"/>
          <table:table-cell table:style-name="ce66"/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#mode=1680x1050</text:p>
          </table:table-cell>
          <table:table-cell table:number-columns-repeated="53"/>
          <table:table-cell table:style-name="ce66" office:value-type="string" calcext:value-type="string">
            <text:p>#mode=1680x1050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}</text:p>
          </table:table-cell>
          <table:table-cell table:number-columns-repeated="99"/>
          <table:table-cell table:style-name="ce66" office:value-type="string" calcext:value-type="string">
            <text:p><text:s text:c="2"/>if [ "${@bb.utils.contains('PACKAGECONFIG', 'systemd', 'yes', 'no', d)}" = "yes" ]; then</text:p>
          </table:table-cell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[libinput]</text:p>
          </table:table-cell>
          <table:table-cell table:number-columns-repeated="57"/>
          <table:table-cell table:style-name="ce66" office:value-type="string" calcext:value-type="string">
            <text:p>#transform=90</text:p>
          </table:table-cell>
          <table:table-cell table:number-columns-repeated="53"/>
          <table:table-cell table:style-name="ce66" office:value-type="string" calcext:value-type="string">
            <text:p>#transform=90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<text:s text:c="4"/>install -Dm 644 ${WORKDIR}/systemd-notify.weston-start ${D}${datadir}/weston-start/systemd-notify</text:p>
          </table:table-cell>
          <table:table-cell table:number-columns-repeated="88"/>
          <table:table-cell table:style-name="ce66" office:value-type="string" calcext:value-type="string">
            <text:p>do_install:append() {</text:p>
          </table:table-cell>
          <table:table-cell table:number-columns-repeated="64"/>
          <table:table-cell table:style-name="ce66" office:value-type="string" calcext:value-type="string">
            <text:p>#enable_tap=true</text:p>
          </table:table-cell>
          <table:table-cell table:number-columns-repeated="57"/>
          <table:table-cell table:style-name="ce66" office:value-type="string" calcext:value-type="string">
            <text:p>#icc_profile=/usr/share/color/icc/colord/Bluish.icc</text:p>
          </table:table-cell>
          <table:table-cell table:number-columns-repeated="53"/>
          <table:table-cell table:style-name="ce66" office:value-type="string" calcext:value-type="string">
            <text:p>#icc_profile=/usr/share/color/icc/colord/Bluish.icc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PACKAGES =+ "${PN}-tools"</text:p>
          </table:table-cell>
          <table:table-cell table:number-columns-repeated="99"/>
          <table:table-cell table:style-name="ce66" office:value-type="string" calcext:value-type="string">
            <text:p><text:s text:c="2"/>fi</text:p>
          </table:table-cell>
          <table:table-cell table:number-columns-repeated="88"/>
          <table:table-cell table:style-name="ce66" office:value-type="string" calcext:value-type="string">
            <text:p><text:s text:c="4"/>install -Dm755 weston-launch-calibrator.sh ${D}/${bindir}/weston-launch-calibrator</text:p>
          </table:table-cell>
          <table:table-cell table:number-columns-repeated="64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/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#[touchpad]</text:p>
          </table:table-cell>
          <table:table-cell table:number-columns-repeated="57"/>
          <table:table-cell table:style-name="ce66" office:value-type="string" calcext:value-type="string">
            <text:p>#[output]</text:p>
          </table:table-cell>
          <table:table-cell table:number-columns-repeated="53"/>
          <table:table-cell table:style-name="ce66" office:value-type="string" calcext:value-type="string">
            <text:p>#[output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FILES:${PN}-tools = "${bindir}/wayland-scanner"</text:p>
          </table:table-cell>
          <table:table-cell table:number-columns-repeated="99"/>
          <table:table-cell table:style-name="ce66" office:value-type="string" calcext:value-type="string">
            <text:p><text:s text:c="2"/>if [ "${@bb.utils.contains('PACKAGECONFIG', 'launch', 'yes', 'no', d)}" = "yes" ]; then</text:p>
          </table:table-cell>
          <table:table-cell table:number-columns-repeated="88"/>
          <table:table-cell table:style-name="ce66" office:value-type="string" calcext:value-type="string">
            <text:p><text:s text:c="4"/>if ${@bb.utils.contains('DISTRO_FEATURES','systemd','true','false',d)}; then</text:p>
          </table:table-cell>
          <table:table-cell table:number-columns-repeated="64"/>
          <table:table-cell table:style-name="ce66" office:value-type="string" calcext:value-type="string">
            <text:p>#constant_accel_factor = 50</text:p>
          </table:table-cell>
          <table:table-cell table:number-columns-repeated="57"/>
          <table:table-cell table:style-name="ce66" office:value-type="string" calcext:value-type="string">
            <text:p>#name=VGA1</text:p>
          </table:table-cell>
          <table:table-cell table:number-columns-repeated="53"/>
          <table:table-cell table:style-name="ce66" office:value-type="string" calcext:value-type="string">
            <text:p>#name=VGA1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FILES:${PN}-dev += "${datadir}/${BPN}/wayland-scanner.mk"</text:p>
          </table:table-cell>
          <table:table-cell table:number-columns-repeated="99"/>
          <table:table-cell table:style-name="ce66" office:value-type="string" calcext:value-type="string">
            <text:p><text:s text:c="4"/>chmod u+s ${D}${bindir}/weston-launch</text:p>
          </table:table-cell>
          <table:table-cell table:number-columns-repeated="88"/>
          <table:table-cell table:style-name="ce66" office:value-type="string" calcext:value-type="string">
            <text:p><text:s text:c="8"/>install -D -p -m0644 ${WORKDIR}/weston-socket.sh ${D}${sysconfdir}/profile.d/weston-socket.sh</text:p>
          </table:table-cell>
          <table:table-cell table:number-columns-repeated="64"/>
          <table:table-cell table:style-name="ce66" office:value-type="string" calcext:value-type="string">
            <text:p>#min_accel_factor = 0.16</text:p>
          </table:table-cell>
          <table:table-cell table:number-columns-repeated="57"/>
          <table:table-cell table:style-name="ce66" office:value-type="string" calcext:value-type="string">
            <text:p>#mode=173.00 <text:s/>1920 2048 2248 2576 <text:s/>1080 1083 1088 1120 -hsync +vsync</text:p>
          </table:table-cell>
          <table:table-cell table:number-columns-repeated="53"/>
          <table:table-cell table:style-name="ce66" office:value-type="string" calcext:value-type="string">
            <text:p>#mode=173.00 <text:s/>1920 2048 2248 2576 <text:s/>1080 1083 1088 1120 -hsync +vsync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 office:value-type="string" calcext:value-type="string">
            <text:p><text:s text:c="2"/>fi</text:p>
          </table:table-cell>
          <table:table-cell table:number-columns-repeated="88"/>
          <table:table-cell table:style-name="ce66" office:value-type="string" calcext:value-type="string">
            <text:p><text:s text:c="4"/>fi</text:p>
          </table:table-cell>
          <table:table-cell table:number-columns-repeated="64"/>
          <table:table-cell table:style-name="ce66" office:value-type="string" calcext:value-type="string">
            <text:p>#max_accel_factor = 1.0</text:p>
          </table:table-cell>
          <table:table-cell table:number-columns-repeated="57"/>
          <table:table-cell table:style-name="ce66" office:value-type="string" calcext:value-type="string">
            <text:p>#transform=flipped</text:p>
          </table:table-cell>
          <table:table-cell table:number-columns-repeated="53"/>
          <table:table-cell table:style-name="ce66" office:value-type="string" calcext:value-type="string">
            <text:p>#transform=flipped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BBCLASSEXTEND = "native nativesdk"</text:p>
          </table:table-cell>
          <table:table-cell table:number-columns-repeated="99"/>
          <table:table-cell table:style-name="ce66" office:value-type="string" calcext:value-type="string">
            <text:p>}</text:p>
          </table:table-cell>
          <table:table-cell table:number-columns-repeated="88"/>
          <table:table-cell table:style-name="ce66" office:value-type="string" calcext:value-type="string">
            <text:p>}</text:p>
          </table:table-cell>
          <table:table-cell table:number-columns-repeated="64"/>
          <table:table-cell table:style-name="ce66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99"/>
          <table:table-cell table:style-name="ce66"/>
          <table:table-cell table:number-columns-repeated="88"/>
          <table:table-cell table:style-name="ce66"/>
          <table:table-cell table:number-columns-repeated="64"/>
          <table:table-cell table:style-name="ce66" office:value-type="string" calcext:value-type="string">
            <text:p>[screen-share]</text:p>
          </table:table-cell>
          <table:table-cell table:number-columns-repeated="57"/>
          <table:table-cell table:style-name="ce66" office:value-type="string" calcext:value-type="string">
            <text:p>#[output]</text:p>
          </table:table-cell>
          <table:table-cell table:number-columns-repeated="53"/>
          <table:table-cell table:style-name="ce66" office:value-type="string" calcext:value-type="string">
            <text:p>#[output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RDEPENDS:${PN}-ptest += "binutils sed ${PN}-tools"</text:p>
          </table:table-cell>
          <table:table-cell table:number-columns-repeated="99"/>
          <table:table-cell table:style-name="ce66" office:value-type="string" calcext:value-type="string">
            <text:p>PACKAGES += "${@bb.utils.contains('PACKAGECONFIG', 'xwayland', '${PN}-xwayland', '', d)} \</text:p>
          </table:table-cell>
          <table:table-cell table:number-columns-repeated="88"/>
          <table:table-cell table:style-name="ce66" office:value-type="string" calcext:value-type="string">
            <text:p>FILES:${PN}:append = "${bindir}/weston-launch-calibrator"</text:p>
          </table:table-cell>
          <table:table-cell table:number-columns-repeated="64"/>
          <table:table-cell table:style-name="ce66" office:value-type="string" calcext:value-type="string">
            <text:p>command=/usr/bin/weston --backend=rdp-backend.so --shell=fullscreen-shell.so --no-clients-resize</text:p>
          </table:table-cell>
          <table:table-cell table:number-columns-repeated="57"/>
          <table:table-cell table:style-name="ce66" office:value-type="string" calcext:value-type="string">
            <text:p>#name=X1</text:p>
          </table:table-cell>
          <table:table-cell table:number-columns-repeated="53"/>
          <table:table-cell table:style-name="ce66" office:value-type="string" calcext:value-type="string">
            <text:p>#name=X1</text:p>
          </table:table-cell>
          <table:table-cell table:number-columns-repeated="15898"/>
        </table:table-row>
        <table:table-row table:style-name="ro2">
          <table:table-cell table:number-columns-repeated="134"/>
          <table:table-cell table:style-name="ce66" office:value-type="string" calcext:value-type="string">
            <text:p><text:s text:c="13"/>libweston-${WESTON_MAJOR_VERSION} ${PN}-examples"</text:p>
          </table:table-cell>
          <table:table-cell table:number-columns-repeated="88"/>
          <table:table-cell table:style-name="ce66"/>
          <table:table-cell table:number-columns-repeated="64"/>
          <table:table-cell table:style-name="ce66"/>
          <table:table-cell table:number-columns-repeated="57"/>
          <table:table-cell table:style-name="ce66" office:value-type="string" calcext:value-type="string">
            <text:p>#mode=1024x768</text:p>
          </table:table-cell>
          <table:table-cell table:number-columns-repeated="53"/>
          <table:table-cell table:style-name="ce66" office:value-type="string" calcext:value-type="string">
            <text:p>#mode=1024x768</text:p>
          </table:table-cell>
          <table:table-cell table:number-columns-repeated="15898"/>
        </table:table-row>
        <table:table-row table:style-name="ro2">
          <table:table-cell table:number-columns-repeated="134"/>
          <table:table-cell table:style-name="ce66"/>
          <table:table-cell table:number-columns-repeated="88"/>
          <table:table-cell table:style-name="ce66" office:value-type="string" calcext:value-type="string">
            <text:p>GROUPADD_PARAM:${PN} = "-r wayland; -r render"</text:p>
          </table:table-cell>
          <table:table-cell table:number-columns-repeated="64"/>
          <table:table-cell table:style-name="ce66" office:value-type="string" calcext:value-type="string">
            <text:p>#[xwayland]</text:p>
          </table:table-cell>
          <table:table-cell table:number-columns-repeated="57"/>
          <table:table-cell table:style-name="ce66" office:value-type="string" calcext:value-type="string">
            <text:p>#transform=flipped-90</text:p>
          </table:table-cell>
          <table:table-cell table:number-columns-repeated="53"/>
          <table:table-cell table:style-name="ce66" office:value-type="string" calcext:value-type="string">
            <text:p>#transform=flipped-90</text:p>
          </table:table-cell>
          <table:table-cell table:number-columns-repeated="15898"/>
        </table:table-row>
        <table:table-row table:style-name="ro2">
          <table:table-cell table:number-columns-repeated="134"/>
          <table:table-cell table:style-name="ce66" office:value-type="string" calcext:value-type="string">
            <text:p>FILES:${PN}-dev += "${libdir}/${BPN}/libexec_weston.so"</text:p>
          </table:table-cell>
          <table:table-cell table:number-columns-repeated="88"/>
          <table:table-cell table:style-name="ce66" office:value-type="string" calcext:value-type="string">
            <text:p>USERADD_PARAM:${PN} = "--home /home/weston --shell /bin/sh --user-group -G video,input,render weston"</text:p>
          </table:table-cell>
          <table:table-cell table:number-columns-repeated="64"/>
          <table:table-cell table:style-name="ce66" office:value-type="string" calcext:value-type="string">
            <text:p>#path=/usr/bin/Xwayland</text:p>
          </table:table-cell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134"/>
          <table:table-cell table:style-name="ce66" office:value-type="string" calcext:value-type="string">
            <text:p>FILES:${PN} = "${bindir}/weston ${bindir}/weston-terminal ${bindir}/weston-info ${bindir}/weston-launch ${bindir}/wcap-decode ${libexecdir} ${libdir}/${BPN}/*.so* ${datadir}"</text:p>
          </table:table-cell>
          <table:table-cell table:number-columns-repeated="211"/>
          <table:table-cell table:style-name="ce66" office:value-type="string" calcext:value-type="string">
            <text:p>[libinput]</text:p>
          </table:table-cell>
          <table:table-cell table:number-columns-repeated="53"/>
          <table:table-cell table:style-name="ce66" office:value-type="string" calcext:value-type="string">
            <text:p>[libinput]</text:p>
          </table:table-cell>
          <table:table-cell table:number-columns-repeated="15898"/>
        </table:table-row>
        <table:table-row table:style-name="ro2">
          <table:table-cell table:number-columns-repeated="134"/>
          <table:table-cell table:style-name="ce66"/>
          <table:table-cell table:number-columns-repeated="211"/>
          <table:table-cell table:style-name="ce66" office:value-type="string" calcext:value-type="string">
            <text:p>touchscreen_calibrator=true</text:p>
          </table:table-cell>
          <table:table-cell table:number-columns-repeated="53"/>
          <table:table-cell table:style-name="ce66" office:value-type="string" calcext:value-type="string">
            <text:p>touchscreen_calibrator=true</text:p>
          </table:table-cell>
          <table:table-cell table:number-columns-repeated="15898"/>
        </table:table-row>
        <table:table-row table:style-name="ro2">
          <table:table-cell table:number-columns-repeated="84"/>
          <table:table-cell office:value-type="string" calcext:value-type="string">
            <text:p>meta-arago-distro/recipes-graphics/wayland/wayland-ivi-extension_2.2.0.bb</text:p>
          </table:table-cell>
          <table:table-cell table:number-columns-repeated="49"/>
          <table:table-cell table:style-name="ce66" office:value-type="string" calcext:value-type="string">
            <text:p>FILES:libweston-${WESTON_MAJOR_VERSION} = "${libdir}/lib*${SOLIBS} ${libdir}/libweston-${WESTON_MAJOR_VERSION}/*.so"</text:p>
          </table:table-cell>
          <table:table-cell table:number-columns-repeated="211"/>
          <table:table-cell table:style-name="ce66" office:value-type="string" calcext:value-type="string">
            <text:p>#enable_tap=true</text:p>
          </table:table-cell>
          <table:table-cell table:number-columns-repeated="53"/>
          <table:table-cell table:style-name="ce66" office:value-type="string" calcext:value-type="string">
            <text:p>#enable_tap=true</text:p>
          </table:table-cell>
          <table:table-cell table:number-columns-repeated="15898"/>
        </table:table-row>
        <table:table-row table:style-name="ro2">
          <table:table-cell table:number-columns-repeated="85"/>
          <table:table-cell table:style-name="ce66" office:value-type="string" calcext:value-type="string">
            <text:p>SUMMARY = "Wayland IVI Extension"</text:p>
          </table:table-cell>
          <table:table-cell table:number-columns-repeated="48"/>
          <table:table-cell table:style-name="ce66" office:value-type="string" calcext:value-type="string">
            <text:p>SUMMARY:libweston-${WESTON_MAJOR_VERSION} = "Helper library for implementing 'wayland window managers'."</text:p>
          </table:table-cell>
          <table:table-cell table:number-columns-repeated="152"/>
          <table:table-cell table:style-name="Default" table:number-columns-repeated="2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3"/>
          <table:table-cell office:value-type="string" calcext:value-type="string">
            <text:p>wayland-utils_1.0.0.bb</text:p>
          </table:table-cell>
          <table:table-cell table:number-columns-repeated="51"/>
          <table:table-cell table:style-name="ce66" office:value-type="string" calcext:value-type="string">
            <text:p>DESCRIPTION = "GENIVI Layer Management API based on Wayland IVI Extension"</text:p>
          </table:table-cell>
          <table:table-cell table:number-columns-repeated="48"/>
          <table:table-cell table:style-name="ce66"/>
          <table:table-cell table:number-columns-repeated="152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#[touchpad]</text:p>
          </table:table-cell>
          <table:table-cell table:number-columns-repeated="53"/>
          <table:table-cell table:style-name="ce66" office:value-type="string" calcext:value-type="string">
            <text:p>#[touchpad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SUMMARY = "Wayland utilities"</text:p>
          </table:table-cell>
          <table:table-cell table:number-columns-repeated="50"/>
          <table:table-cell table:style-name="ce66" office:value-type="string" calcext:value-type="string">
            <text:p>HOMEPAGE = "http://projects.genivi.org/wayland-ivi-extension"</text:p>
          </table:table-cell>
          <table:table-cell table:number-columns-repeated="48"/>
          <table:table-cell table:style-name="ce66" office:value-type="string" calcext:value-type="string">
            <text:p>FILES:${PN}-examples = "${bindir}/*"</text:p>
          </table:table-cell>
          <table:table-cell table:number-columns-repeated="152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#constant_accel_factor = 50</text:p>
          </table:table-cell>
          <table:table-cell table:number-columns-repeated="53"/>
          <table:table-cell table:style-name="ce66" office:value-type="string" calcext:value-type="string">
            <text:p>#constant_accel_factor = 50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DESCRIPTION = "Wayland-utils contains (for now) \</text:p>
          </table:table-cell>
          <table:table-cell table:number-columns-repeated="50"/>
          <table:table-cell table:style-name="ce66" office:value-type="string" calcext:value-type="string">
            <text:p>BUGTRACKER = "http://bugs.genivi.org/enter_bug.cgi?product=Wayland%20IVI%20Extension"</text:p>
          </table:table-cell>
          <table:table-cell table:number-columns-repeated="48"/>
          <table:table-cell table:style-name="ce66"/>
          <table:table-cell table:number-columns-repeated="152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#min_accel_factor = 0.16</text:p>
          </table:table-cell>
          <table:table-cell table:number-columns-repeated="53"/>
          <table:table-cell table:style-name="ce66" office:value-type="string" calcext:value-type="string">
            <text:p>#min_accel_factor = 0.16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wayland-info, a utility for displaying information about the Wayland \</text:p>
          </table:table-cell>
          <table:table-cell table:number-columns-repeated="50"/>
          <table:table-cell table:style-name="ce66" office:value-type="string" calcext:value-type="string">
            <text:p>LICENSE = "Apache-2.0"</text:p>
          </table:table-cell>
          <table:table-cell table:number-columns-repeated="48"/>
          <table:table-cell table:style-name="ce66" office:value-type="string" calcext:value-type="string">
            <text:p>FILES:${PN}-xwayland = "${libdir}/libweston-${WESTON_MAJOR_VERSION}/xwayland.so"</text:p>
          </table:table-cell>
          <table:table-cell table:number-columns-repeated="152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#max_accel_factor = 1.0</text:p>
          </table:table-cell>
          <table:table-cell table:number-columns-repeated="53"/>
          <table:table-cell table:style-name="ce66" office:value-type="string" calcext:value-type="string">
            <text:p>#max_accel_factor = 1.0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protocols supported by a Wayland compositor. \</text:p>
          </table:table-cell>
          <table:table-cell table:number-columns-repeated="50"/>
          <table:table-cell table:style-name="ce66" office:value-type="string" calcext:value-type="string">
            <text:p>LIC_FILES_CHKSUM = "file://LICENSE;md5=1f1a56bb2dadf5f2be8eb342acf4ed79"</text:p>
          </table:table-cell>
          <table:table-cell table:number-columns-repeated="48"/>
          <table:table-cell table:style-name="ce66" office:value-type="string" calcext:value-type="string">
            <text:p>RDEPENDS:${PN}-xwayland += "xwayland"</text:p>
          </table:table-cell>
          <table:table-cell table:number-columns-repeated="152"/>
          <table:table-cell table:style-name="Default" table:number-columns-repeated="2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wayland-info is basically a standalone version of weston-info as found \</text:p>
          </table:table-cell>
          <table:table-cell table:number-columns-repeated="50"/>
          <table:table-cell table:style-name="ce66"/>
          <table:table-cell table:number-columns-repeated="48"/>
          <table:table-cell table:style-name="ce66"/>
          <table:table-cell table:number-columns-repeated="121"/>
          <table:table-cell office:value-type="string" calcext:value-type="string">
            <text:p>meta/recipes-graphics/wayland/weston/systemd-notify.weston-start</text:p>
          </table:table-cell>
          <table:table-cell table:number-columns-repeated="3"/>
          <table:table-cell table:style-name="Default" table:number-columns-repeated="3"/>
          <table:table-cell table:number-columns-repeated="24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[screen-share]</text:p>
          </table:table-cell>
          <table:table-cell table:number-columns-repeated="53"/>
          <table:table-cell table:style-name="ce66" office:value-type="string" calcext:value-type="string">
            <text:p>[screen-share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in weston repository. "</text:p>
          </table:table-cell>
          <table:table-cell table:number-columns-repeated="50"/>
          <table:table-cell table:style-name="ce66" office:value-type="string" calcext:value-type="string">
            <text:p>SRCREV = "e9c2fe4c5034a06b159cfd45dbd485755cbaf4c8"</text:p>
          </table:table-cell>
          <table:table-cell table:number-columns-repeated="48"/>
          <table:table-cell table:style-name="ce66" office:value-type="string" calcext:value-type="string">
            <text:p>RDEPENDS:${PN} += "xkeyboard-config"</text:p>
          </table:table-cell>
          <table:table-cell table:number-columns-repeated="87"/>
          <table:table-cell office:value-type="string" calcext:value-type="string">
            <text:p>meta-tisdk/recipes-graphics/wayland/weston/sudoers-weston</text:p>
          </table:table-cell>
          <table:table-cell table:number-columns-repeated="34"/>
          <table:table-cell table:style-name="ce66" office:value-type="string" calcext:value-type="string">
            <text:p>#!/bin/sh</text:p>
          </table:table-cell>
          <table:table-cell table:number-columns-repeated="2"/>
          <table:table-cell table:style-name="Default" table:number-columns-repeated="3"/>
          <table:table-cell table:number-columns-repeated="24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command=/usr/bin/weston --backend=rdp-backend.so --shell=fullscreen-shell.so --no-clients-resize</text:p>
          </table:table-cell>
          <table:table-cell table:number-columns-repeated="53"/>
          <table:table-cell table:style-name="ce66" office:value-type="string" calcext:value-type="string">
            <text:p>command=/usr/bin/weston --backend=rdp-backend.so --shell=fullscreen-shell.so --no-clients-resize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HOMEPAGE = "http://wayland.freedesktop.org"</text:p>
          </table:table-cell>
          <table:table-cell table:number-columns-repeated="50"/>
          <table:table-cell table:style-name="ce66"/>
          <table:table-cell table:number-columns-repeated="48"/>
          <table:table-cell table:style-name="ce66" office:value-type="string" calcext:value-type="string">
            <text:p>RRECOMMENDS:${PN} = "weston-init liberation-fonts"</text:p>
          </table:table-cell>
          <table:table-cell table:number-columns-repeated="88"/>
          <table:table-cell table:style-name="ce66" office:value-type="string" calcext:value-type="string">
            <text:p>weston ALL=(ALL:ALL) ALL</text:p>
          </table:table-cell>
          <table:table-cell table:number-columns-repeated="33"/>
          <table:table-cell table:style-name="ce66"/>
          <table:table-cell table:number-columns-repeated="2"/>
          <table:table-cell table:style-name="Default" table:number-columns-repeated="3"/>
          <table:table-cell table:number-columns-repeated="24"/>
          <table:table-cell table:style-name="Default" table:number-columns-repeated="2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LICENSE = "MIT"</text:p>
          </table:table-cell>
          <table:table-cell table:number-columns-repeated="50"/>
          <table:table-cell table:style-name="ce66" office:value-type="string" calcext:value-type="string">
            <text:p>SRC_URI = "git://github.com/GENIVI/${BPN}.git;protocol=https;branch=master \</text:p>
          </table:table-cell>
          <table:table-cell table:number-columns-repeated="48"/>
          <table:table-cell table:style-name="ce66" office:value-type="string" calcext:value-type="string">
            <text:p>RRECOMMENDS:${PN}-dev += "wayland-protocols"</text:p>
          </table:table-cell>
          <table:table-cell table:number-columns-repeated="88"/>
          <table:table-cell table:style-name="ce66" office:value-type="string" calcext:value-type="string">
            <text:p>Defaults:weston <text:s/>!authenticate</text:p>
          </table:table-cell>
          <table:table-cell table:number-columns-repeated="33"/>
          <table:table-cell table:style-name="ce66" office:value-type="string" calcext:value-type="string">
            <text:p># SPDX-FileCopyrightText: Huawei Inc.</text:p>
          </table:table-cell>
          <table:table-cell table:number-columns-repeated="2"/>
          <table:table-cell table:style-name="Default" table:number-columns-repeated="3"/>
          <table:table-cell table:number-columns-repeated="24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#[xwayland]</text:p>
          </table:table-cell>
          <table:table-cell table:number-columns-repeated="53"/>
          <table:table-cell table:style-name="ce66" office:value-type="string" calcext:value-type="string">
            <text:p>#[xwayland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LIC_FILES_CHKSUM = "file://COPYING;md5=548a66038a77415e1df51118625e832f \</text:p>
          </table:table-cell>
          <table:table-cell table:number-columns-repeated="50"/>
          <table:table-cell table:style-name="ce66" office:value-type="string" calcext:value-type="string">
            <text:p><text:s text:c="11"/>file://01-ivi-input-controller-update-to-weston-7.patch \</text:p>
          </table:table-cell>
          <table:table-cell table:number-columns-repeated="48"/>
          <table:table-cell table:style-name="ce66"/>
          <table:table-cell table:number-columns-repeated="87"/>
          <table:table-cell table:style-name="Default" table:number-columns-repeated="2"/>
          <table:table-cell table:number-columns-repeated="33"/>
          <table:table-cell table:style-name="ce66" office:value-type="string" calcext:value-type="string">
            <text:p># SPDX-License-Identifier: Apache-2.0</text:p>
          </table:table-cell>
          <table:table-cell table:number-columns-repeated="2"/>
          <table:table-cell table:style-name="Default" table:number-columns-repeated="3"/>
          <table:table-cell table:number-columns-repeated="24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#path=/usr/bin/Xwayland</text:p>
          </table:table-cell>
          <table:table-cell table:number-columns-repeated="53"/>
          <table:table-cell table:style-name="ce66" office:value-type="string" calcext:value-type="string">
            <text:p>#path=/usr/bin/Xwayland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19"/>"</text:p>
          </table:table-cell>
          <table:table-cell table:number-columns-repeated="50"/>
          <table:table-cell table:style-name="ce66" office:value-type="string" calcext:value-type="string">
            <text:p><text:s text:c="11"/>file://02-ivi-id-agent-update-to-weston-7-header.patch \</text:p>
          </table:table-cell>
          <table:table-cell table:number-columns-repeated="48"/>
          <table:table-cell table:style-name="ce66" office:value-type="string" calcext:value-type="string">
            <text:p>USERADD_PACKAGES = "${PN}"</text:p>
          </table:table-cell>
          <table:table-cell table:number-columns-repeated="87"/>
          <table:table-cell table:style-name="Default" table:number-columns-repeated="2"/>
          <table:table-cell table:number-columns-repeated="33"/>
          <table:table-cell table:style-name="ce66"/>
          <table:table-cell table:number-columns-repeated="2"/>
          <table:table-cell table:style-name="Default" table:number-columns-repeated="3"/>
          <table:table-cell table:number-columns-repeated="24"/>
          <table:table-cell table:style-name="Default" table:number-columns-repeated="2"/>
          <table:table-cell table:number-columns-repeated="57"/>
          <table:table-cell table:style-name="ce66"/>
          <table:table-cell table:number-columns-repeated="53"/>
          <table:table-cell table:style-name="ce66"/>
          <table:table-cell table:number-columns-repeated="15898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 office:value-type="string" calcext:value-type="string">
            <text:p><text:s text:c="11"/>file://03-ivi-id-agent-update-dependencies-to-build-on-weston-8.patch \</text:p>
          </table:table-cell>
          <table:table-cell table:number-columns-repeated="48"/>
          <table:table-cell table:style-name="ce66" office:value-type="string" calcext:value-type="string">
            <text:p>GROUPADD_PARAM:${PN} = "--system weston-launch"</text:p>
          </table:table-cell>
          <table:table-cell table:number-columns-repeated="122"/>
          <table:table-cell table:style-name="ce66"/>
          <table:table-cell table:number-columns-repeated="2"/>
          <table:table-cell table:style-name="Default" table:number-columns-repeated="3"/>
          <table:table-cell table:number-columns-repeated="24"/>
          <table:table-cell table:style-name="Default" table:number-columns-repeated="2"/>
          <table:table-cell table:number-columns-repeated="57"/>
          <table:table-cell table:style-name="ce66" office:value-type="string" calcext:value-type="string">
            <text:p>[autolaunch]</text:p>
          </table:table-cell>
          <table:table-cell table:number-columns-repeated="53"/>
          <table:table-cell table:style-name="ce66" office:value-type="string" calcext:value-type="string">
            <text:p>[autolaunch]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SRC_URI = "https://wayland.freedesktop.org/releases/${BPN}-${PV}.tar.xz \</text:p>
          </table:table-cell>
          <table:table-cell table:number-columns-repeated="50"/>
          <table:table-cell table:style-name="ce66" office:value-type="string" calcext:value-type="string">
            <text:p><text:s text:c="4"/>"</text:p>
          </table:table-cell>
          <table:table-cell table:number-columns-repeated="171"/>
          <table:table-cell table:style-name="ce66" office:value-type="string" calcext:value-type="string">
            <text:p>if [[ -x "/usr/lib/weston/systemd-notify.so" ]]; then</text:p>
          </table:table-cell>
          <table:table-cell table:number-columns-repeated="2"/>
          <table:table-cell table:style-name="Default" table:number-columns-repeated="3"/>
          <table:table-cell table:number-columns-repeated="24"/>
          <table:table-cell office:value-type="string" calcext:value-type="string">
            <text:p>meta-arago-distro/recipes-graphics/wayland/weston-init/weston-socket.sh</text:p>
          </table:table-cell>
          <table:table-cell table:number-columns-repeated="58"/>
          <table:table-cell table:style-name="ce66" office:value-type="string" calcext:value-type="string">
            <text:p># launch the calibrator on startup if a touchscreen is detected</text:p>
          </table:table-cell>
          <table:table-cell table:number-columns-repeated="53"/>
          <table:table-cell table:style-name="ce66" office:value-type="string" calcext:value-type="string">
            <text:p># launch the calibrator on startup if a touchscreen is detected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<text:s text:c="11"/>"</text:p>
          </table:table-cell>
          <table:table-cell table:number-columns-repeated="50"/>
          <table:table-cell table:style-name="ce66"/>
          <table:table-cell table:number-columns-repeated="171"/>
          <table:table-cell table:style-name="ce66" office:value-type="string" calcext:value-type="string">
            <text:p><text:s text:c="8"/>add_weston_module "systemd-notify.so"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#!/bin/sh</text:p>
          </table:table-cell>
          <table:table-cell table:number-columns-repeated="57"/>
          <table:table-cell table:style-name="ce66" office:value-type="string" calcext:value-type="string">
            <text:p>path=/usr/bin/weston-launch-calibrator</text:p>
          </table:table-cell>
          <table:table-cell table:number-columns-repeated="53"/>
          <table:table-cell table:style-name="ce66" office:value-type="string" calcext:value-type="string">
            <text:p>path=/usr/bin/weston-launch-calibrator</text:p>
          </table:table-cell>
          <table:table-cell table:number-columns-repeated="15898"/>
        </table:table-row>
        <table:table-row table:style-name="ro2">
          <table:table-cell table:number-columns-repeated="34"/>
          <table:table-cell table:style-name="ce66" office:value-type="string" calcext:value-type="string">
            <text:p>SRC_URI[sha256sum] = "64fecc4c58e87ae9b302901abe10c2e8af69c7503c221a96ecd0700e0aa268c0"</text:p>
          </table:table-cell>
          <table:table-cell table:number-columns-repeated="50"/>
          <table:table-cell table:style-name="ce66" office:value-type="string" calcext:value-type="string">
            <text:p>S = "${WORKDIR}/git"</text:p>
          </table:table-cell>
          <table:table-cell table:number-columns-repeated="136"/>
          <table:table-cell office:value-type="string" calcext:value-type="string">
            <text:p>meta/recipes-graphics/wayland/weston/xwayland.weston-start</text:p>
          </table:table-cell>
          <table:table-cell table:number-columns-repeated="34"/>
          <table:table-cell table:style-name="ce66" office:value-type="string" calcext:value-type="string">
            <text:p>fi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/>
          <table:table-cell table:number-columns-repeated="16010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/>
          <table:table-cell table:number-columns-repeated="47"/>
          <table:table-cell office:value-type="string" calcext:value-type="string">
            <text:p>meta-arago-distro/recipes-graphics/wayland/weston_10.0.2.bbappend</text:p>
          </table:table-cell>
          <table:table-cell table:number-columns-repeated="50"/>
          <table:table-cell office:value-type="string" calcext:value-type="string">
            <text:p>meta-tisdk/recipes-graphics/wayland/weston_%.bbappend</text:p>
          </table:table-cell>
          <table:table-cell table:number-columns-repeated="38"/>
          <table:table-cell table:style-name="ce66" office:value-type="string" calcext:value-type="string">
            <text:p>#!/bin/sh</text:p>
          </table:table-cell>
          <table:table-cell table:number-columns-repeated="36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# set weston variables for use with global weston socket</text:p>
          </table:table-cell>
          <table:table-cell table:number-columns-repeated="16010"/>
        </table:table-row>
        <table:table-row table:style-name="ro2">
          <table:table-cell table:number-columns-repeated="34"/>
          <table:table-cell table:style-name="ce66" office:value-type="string" calcext:value-type="string">
            <text:p>UPSTREAM_CHECK_URI = "https://wayland.freedesktop.org/releases.html"</text:p>
          </table:table-cell>
          <table:table-cell table:number-columns-repeated="50"/>
          <table:table-cell table:style-name="ce66" office:value-type="string" calcext:value-type="string">
            <text:p>DEPENDS = "weston virtual/libgles2 pixman wayland-native"</text:p>
          </table:table-cell>
          <table:table-cell table:number-columns-repeated="48"/>
          <table:table-cell table:style-name="ce66" office:value-type="string" calcext:value-type="string">
            <text:p>FILESEXTRAPATHS:prepend := "${THISDIR}/${PN}:"</text:p>
          </table:table-cell>
          <table:table-cell table:number-columns-repeated="50"/>
          <table:table-cell table:style-name="ce66" office:value-type="string" calcext:value-type="string">
            <text:p>FILESEXTRAPATHS:prepend := "${THISDIR}/${PN}:"</text:p>
          </table:table-cell>
          <table:table-cell table:number-columns-repeated="37"/>
          <table:table-cell table:style-name="ce66"/>
          <table:table-cell table:number-columns-repeated="36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global_socket="/run/wayland-0"</text:p>
          </table:table-cell>
          <table:table-cell table:number-columns-repeated="16010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/>
          <table:table-cell table:number-columns-repeated="48"/>
          <table:table-cell table:style-name="ce66"/>
          <table:table-cell table:number-columns-repeated="50"/>
          <table:table-cell table:style-name="ce66"/>
          <table:table-cell table:number-columns-repeated="37"/>
          <table:table-cell table:style-name="ce66" office:value-type="string" calcext:value-type="string">
            <text:p>if type Xwayland <text:s/>&gt;/dev/null 2&gt;/dev/null; then</text:p>
          </table:table-cell>
          <table:table-cell table:number-columns-repeated="36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if [ -e "$global_socket" ]; then</text:p>
          </table:table-cell>
          <table:table-cell table:number-columns-repeated="16010"/>
        </table:table-row>
        <table:table-row table:style-name="ro2">
          <table:table-cell table:number-columns-repeated="34"/>
          <table:table-cell table:style-name="ce66" office:value-type="string" calcext:value-type="string">
            <text:p>inherit meson pkgconfig</text:p>
          </table:table-cell>
          <table:table-cell table:number-columns-repeated="50"/>
          <table:table-cell table:style-name="ce66" office:value-type="string" calcext:value-type="string">
            <text:p>inherit cmake</text:p>
          </table:table-cell>
          <table:table-cell table:number-columns-repeated="48"/>
          <table:table-cell table:style-name="ce66" office:value-type="string" calcext:value-type="string">
            <text:p>PR:append = ".arago1"</text:p>
          </table:table-cell>
          <table:table-cell table:number-columns-repeated="50"/>
          <table:table-cell table:style-name="ce66" office:value-type="string" calcext:value-type="string">
            <text:p>PR:append = "_tisdk_0"</text:p>
          </table:table-cell>
          <table:table-cell table:number-columns-repeated="37"/>
          <table:table-cell table:style-name="ce66" office:value-type="string" calcext:value-type="string">
            <text:p><text:s text:c="2"/>mkdir -p /tmp/.X11-unix</text:p>
          </table:table-cell>
          <table:table-cell table:number-columns-repeated="36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2"/>weston_group=$(stat -c "%G" "$global_socket")</text:p>
          </table:table-cell>
          <table:table-cell table:number-columns-repeated="16010"/>
        </table:table-row>
        <table:table-row table:style-name="ro2">
          <table:table-cell table:number-columns-repeated="34"/>
          <table:table-cell table:style-name="ce66"/>
          <table:table-cell table:number-columns-repeated="50"/>
          <table:table-cell table:style-name="ce66"/>
          <table:table-cell table:number-columns-repeated="48"/>
          <table:table-cell table:style-name="ce66"/>
          <table:table-cell table:number-columns-repeated="50"/>
          <table:table-cell table:style-name="ce66"/>
          <table:table-cell table:number-columns-repeated="37"/>
          <table:table-cell table:style-name="ce66" office:value-type="string" calcext:value-type="string">
            <text:p>fi</text:p>
          </table:table-cell>
          <table:table-cell table:number-columns-repeated="32"/>
          <table:table-cell office:value-type="string" calcext:value-type="string">
            <text:p>meta/recipes-graphics/wayland/weston-init/weston.socket</text:p>
          </table:table-cell>
          <table:table-cell table:number-columns-repeated="3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2"/>if [ "$(id -u)" = "0" ]; then</text:p>
          </table:table-cell>
          <table:table-cell table:number-columns-repeated="56"/>
          <table:table-cell office:value-type="string" calcext:value-type="string">
            <text:p>meta-arago-distro/recipes-graphics/wayland/weston-init/weston-launch-calibrator.sh</text:p>
          </table:table-cell>
          <table:table-cell table:number-columns-repeated="15953"/>
        </table:table-row>
        <table:table-row table:style-name="ro2">
          <table:table-cell table:number-columns-repeated="34"/>
          <table:table-cell table:style-name="ce66" office:value-type="string" calcext:value-type="string">
            <text:p>DEPENDS += "wayland wayland-native wayland-protocols"</text:p>
          </table:table-cell>
          <table:table-cell table:number-columns-repeated="50"/>
          <table:table-cell table:style-name="ce66" office:value-type="string" calcext:value-type="string">
            <text:p>EXTRA_OECMAKE := "-DWITH_ILM_INPUT=1"</text:p>
          </table:table-cell>
          <table:table-cell table:number-columns-repeated="48"/>
          <table:table-cell table:style-name="ce66" office:value-type="string" calcext:value-type="string">
            <text:p># Drop 0001-backend-drm-Select-plane-based-on-current-attached-C.patch once we</text:p>
          </table:table-cell>
          <table:table-cell table:number-columns-repeated="50"/>
          <table:table-cell table:style-name="ce66" office:value-type="string" calcext:value-type="string">
            <text:p>SRC_URI += " \</text:p>
          </table:table-cell>
          <table:table-cell table:number-columns-repeated="71"/>
          <table:table-cell table:style-name="ce66" office:value-type="string" calcext:value-type="string">
            <text:p>[Unit]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4"/>export WAYLAND_DISPLAY="$global_socket"</text:p>
          </table:table-cell>
          <table:table-cell table:number-columns-repeated="57"/>
          <table:table-cell table:style-name="ce66" office:value-type="string" calcext:value-type="string">
            <text:p>#!/bin/sh</text:p>
          </table:table-cell>
          <table:table-cell table:number-columns-repeated="15952"/>
        </table:table-row>
        <table:table-row table:style-name="ro2">
          <table:table-cell table:number-columns-repeated="85"/>
          <table:table-cell table:style-name="ce66"/>
          <table:table-cell table:number-columns-repeated="48"/>
          <table:table-cell table:style-name="ce66" office:value-type="string" calcext:value-type="string">
            <text:p># get past version 11.0.1 or commit 94afcbcdc3f1b1cfc050da242c9c70009b007fc6</text:p>
          </table:table-cell>
          <table:table-cell table:number-columns-repeated="50"/>
          <table:table-cell table:style-name="ce66" office:value-type="string" calcext:value-type="string">
            <text:p><text:s text:c="4"/>file://sudoers-weston \</text:p>
          </table:table-cell>
          <table:table-cell table:number-columns-repeated="71"/>
          <table:table-cell table:style-name="ce66" office:value-type="string" calcext:value-type="string">
            <text:p>Description=Weston socket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2"/>else</text:p>
          </table:table-cell>
          <table:table-cell table:number-columns-repeated="57"/>
          <table:table-cell table:style-name="ce66"/>
          <table:table-cell table:number-columns-repeated="15952"/>
        </table:table-row>
        <table:table-row table:style-name="ro2">
          <table:table-cell table:number-columns-repeated="85"/>
          <table:table-cell table:style-name="ce66" office:value-type="string" calcext:value-type="string">
            <text:p>FILES:${PN} += "${datadir}/wayland-protocols/stable/ivi-application/ivi-application.xml"</text:p>
          </table:table-cell>
          <table:table-cell table:number-columns-repeated="48"/>
          <table:table-cell table:style-name="ce66" office:value-type="string" calcext:value-type="string">
            <text:p># upstream</text:p>
          </table:table-cell>
          <table:table-cell table:number-columns-repeated="50"/>
          <table:table-cell table:style-name="ce66"/>
          <table:table-cell table:number-columns-repeated="71"/>
          <table:table-cell table:style-name="ce66" office:value-type="string" calcext:value-type="string">
            <text:p>RequiresMountsFor=/run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4"/>case "$(groups "$USER")" in</text:p>
          </table:table-cell>
          <table:table-cell table:number-columns-repeated="57"/>
          <table:table-cell table:style-name="ce66" office:value-type="string" calcext:value-type="string">
            <text:p>if [ -e /dev/input/touchscreen0 ]; then</text:p>
          </table:table-cell>
          <table:table-cell table:number-columns-repeated="15952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79"/>
          <table:table-cell table:style-name="ce66" office:value-type="string" calcext:value-type="string">
            <text:p>FILES:${PN} += "${libdir}/weston/*"</text:p>
          </table:table-cell>
          <table:table-cell table:number-columns-repeated="48"/>
          <table:table-cell table:style-name="ce66"/>
          <table:table-cell table:number-columns-repeated="50"/>
          <table:table-cell table:style-name="ce66"/>
          <table:table-cell table:number-columns-repeated="36"/>
          <table:table-cell office:value-type="string" calcext:value-type="string">
            <text:p>meta/recipes-graphics/wayland/weston/weston.desktop</text:p>
          </table:table-cell>
          <table:table-cell table:number-columns-repeated="34"/>
          <table:table-cell table:style-name="ce66"/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6"/>*"$weston_group"*)</text:p>
          </table:table-cell>
          <table:table-cell table:number-columns-repeated="57"/>
          <table:table-cell table:style-name="ce66" office:value-type="string" calcext:value-type="string">
            <text:p><text:s text:c="2"/>echo "Touch screen detected..."</text:p>
          </table:table-cell>
          <table:table-cell table:number-columns-repeated="15952"/>
        </table:table-row>
        <table:table-row table:style-name="ro2">
          <table:table-cell table:number-columns-repeated="85"/>
          <table:table-cell table:style-name="ce66" office:value-type="string" calcext:value-type="string">
            <text:p>FILES:${PN}-dbg += "${libdir}/weston/.debug/*"</text:p>
          </table:table-cell>
          <table:table-cell table:number-columns-repeated="48"/>
          <table:table-cell table:style-name="ce66" office:value-type="string" calcext:value-type="string">
            <text:p>SRC_URI += " \</text:p>
          </table:table-cell>
          <table:table-cell table:number-columns-repeated="50"/>
          <table:table-cell table:style-name="ce66" office:value-type="string" calcext:value-type="string">
            <text:p>do_install:append() {</text:p>
          </table:table-cell>
          <table:table-cell table:number-columns-repeated="37"/>
          <table:table-cell table:style-name="ce66" office:value-type="string" calcext:value-type="string">
            <text:p>[Desktop Entry]</text:p>
          </table:table-cell>
          <table:table-cell table:number-columns-repeated="33"/>
          <table:table-cell table:style-name="ce66" office:value-type="string" calcext:value-type="string">
            <text:p>[Socket]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8"/>export WAYLAND_DISPLAY="$global_socket"</text:p>
          </table:table-cell>
          <table:table-cell table:number-columns-repeated="57"/>
          <table:table-cell table:style-name="ce66" office:value-type="string" calcext:value-type="string">
            <text:p><text:s text:c="2"/>if [ -n "$LIBINPUT_CALIBRATION_MATRIX" ]; then</text:p>
          </table:table-cell>
          <table:table-cell table:number-columns-repeated="15952"/>
        </table:table-row>
        <table:table-row table:style-name="ro2">
          <table:table-cell office:value-type="string" calcext:value-type="string">
            <text:p>required-distro-features.inc</text:p>
          </table:table-cell>
          <table:table-cell table:number-columns-repeated="84"/>
          <table:table-cell table:style-name="ce66"/>
          <table:table-cell table:number-columns-repeated="48"/>
          <table:table-cell table:style-name="ce66" office:value-type="string" calcext:value-type="string">
            <text:p><text:s text:c="8"/>file://0001-backend-drm-Select-plane-based-on-current-attached-C.patch \</text:p>
          </table:table-cell>
          <table:table-cell table:number-columns-repeated="50"/>
          <table:table-cell table:style-name="ce66" office:value-type="string" calcext:value-type="string">
            <text:p><text:s text:c="4"/>install -d ${D}${sysconfdir}/sudoers.d/</text:p>
          </table:table-cell>
          <table:table-cell table:number-columns-repeated="37"/>
          <table:table-cell table:style-name="ce66" office:value-type="string" calcext:value-type="string">
            <text:p>Encoding=UTF-8</text:p>
          </table:table-cell>
          <table:table-cell table:number-columns-repeated="33"/>
          <table:table-cell table:style-name="ce66" office:value-type="string" calcext:value-type="string">
            <text:p>ListenStream=/run/wayland-0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8"/>;;</text:p>
          </table:table-cell>
          <table:table-cell table:number-columns-repeated="57"/>
          <table:table-cell table:style-name="ce66" office:value-type="string" calcext:value-type="string">
            <text:p><text:s text:c="4"/>echo "Calibration matrix already present, skipping calibration..."</text:p>
          </table:table-cell>
          <table:table-cell table:number-columns-repeated="15952"/>
        </table:table-row>
        <table:table-row table:style-name="ro2">
          <table:table-cell/>
          <table:table-cell table:style-name="ce66" office:value-type="string" calcext:value-type="string">
            <text:p># distro features required by weston recipes</text:p>
          </table:table-cell>
          <table:table-cell table:number-columns-repeated="83"/>
          <table:table-cell table:style-name="ce66" office:value-type="string" calcext:value-type="string">
            <text:p>EXTRA_OECMAKE += "-DLIB_SUFFIX=${@d.getVar('baselib').replace('lib', '')}"</text:p>
          </table:table-cell>
          <table:table-cell table:number-columns-repeated="48"/>
          <table:table-cell table:style-name="ce66" office:value-type="string" calcext:value-type="string">
            <text:p><text:s text:c="8"/>file://0001-Revert-require-GL_EXT_unpack_subimage-commit.patch \</text:p>
          </table:table-cell>
          <table:table-cell table:number-columns-repeated="50"/>
          <table:table-cell table:style-name="ce66" office:value-type="string" calcext:value-type="string">
            <text:p><text:s text:c="4"/>install <text:s/>${WORKDIR}/sudoers-weston ${D}${sysconfdir}/sudoers.d/</text:p>
          </table:table-cell>
          <table:table-cell table:number-columns-repeated="37"/>
          <table:table-cell table:style-name="ce66" office:value-type="string" calcext:value-type="string">
            <text:p>Type=Application</text:p>
          </table:table-cell>
          <table:table-cell table:number-columns-repeated="33"/>
          <table:table-cell table:style-name="ce66" office:value-type="string" calcext:value-type="string">
            <text:p>SocketMode=0775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6"/>*)</text:p>
          </table:table-cell>
          <table:table-cell table:number-columns-repeated="57"/>
          <table:table-cell table:style-name="ce66" office:value-type="string" calcext:value-type="string">
            <text:p><text:s text:c="2"/>else</text:p>
          </table:table-cell>
          <table:table-cell table:number-columns-repeated="15952"/>
        </table:table-row>
        <table:table-row table:style-name="ro2">
          <table:table-cell/>
          <table:table-cell table:style-name="ce66"/>
          <table:table-cell table:number-columns-repeated="83"/>
          <table:table-cell table:style-name="ce66"/>
          <table:table-cell table:number-columns-repeated="48"/>
          <table:table-cell table:style-name="ce66"/>
          <table:table-cell table:number-columns-repeated="50"/>
          <table:table-cell table:style-name="ce66" office:value-type="string" calcext:value-type="string">
            <text:p>}</text:p>
          </table:table-cell>
          <table:table-cell table:number-columns-repeated="37"/>
          <table:table-cell table:style-name="ce66" office:value-type="string" calcext:value-type="string">
            <text:p>Name=Weston</text:p>
          </table:table-cell>
          <table:table-cell table:number-columns-repeated="33"/>
          <table:table-cell table:style-name="ce66" office:value-type="string" calcext:value-type="string">
            <text:p>SocketUser=weston</text:p>
          </table:table-cell>
          <table:table-cell table:number-columns-repeated="2"/>
          <table:table-cell table:style-name="Default" table:number-columns-repeated="3"/>
          <table:table-cell table:number-columns-repeated="24"/>
          <table:table-cell office:value-type="string" calcext:value-type="string">
            <text:p><text:s/></text:p>
          </table:table-cell>
          <table:table-cell table:style-name="ce66" office:value-type="string" calcext:value-type="string">
            <text:p><text:s text:c="8"/>;;</text:p>
          </table:table-cell>
          <table:table-cell table:number-columns-repeated="57"/>
          <table:table-cell table:style-name="ce66" office:value-type="string" calcext:value-type="string">
            <text:p><text:s text:c="4"/>echo "Calibrating touchscreen..."</text:p>
          </table:table-cell>
          <table:table-cell table:number-columns-repeated="15952"/>
        </table:table-row>
        <table:table-row table:style-name="ro2">
          <table:table-cell/>
          <table:table-cell table:style-name="ce66" office:value-type="string" calcext:value-type="string">
            <text:p>inherit features_check</text:p>
          </table:table-cell>
          <table:table-cell table:number-columns-repeated="83"/>
          <table:table-cell table:style-name="ce66" office:value-type="string" calcext:value-type="string">
            <text:p>PR = "r1"</text:p>
          </table:table-cell>
          <table:table-cell table:number-columns-repeated="48"/>
          <table:table-cell table:style-name="ce66"/>
          <table:table-cell table:number-columns-repeated="50"/>
          <table:table-cell table:style-name="ce66"/>
          <table:table-cell table:number-columns-repeated="37"/>
          <table:table-cell table:style-name="ce66" office:value-type="string" calcext:value-type="string">
            <text:p>Comment=Wayland Compostitor</text:p>
          </table:table-cell>
          <table:table-cell table:number-columns-repeated="33"/>
          <table:table-cell table:style-name="ce66" office:value-type="string" calcext:value-type="string">
            <text:p>SocketGroup=wayland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4"/>esac</text:p>
          </table:table-cell>
          <table:table-cell table:number-columns-repeated="57"/>
          <table:table-cell table:style-name="ce66" office:value-type="string" calcext:value-type="string">
            <text:p><text:s text:c="4"/>exec weston-calibrator</text:p>
          </table:table-cell>
          <table:table-cell table:number-columns-repeated="15952"/>
        </table:table-row>
        <table:table-row table:style-name="ro2">
          <table:table-cell/>
          <table:table-cell table:style-name="ce66"/>
          <table:table-cell table:number-columns-repeated="83"/>
          <table:table-cell table:style-name="ce66"/>
          <table:table-cell table:number-columns-repeated="48"/>
          <table:table-cell table:style-name="ce66" office:value-type="string" calcext:value-type="string">
            <text:p># required for weston user to interact with the render devices</text:p>
          </table:table-cell>
          <table:table-cell table:number-columns-repeated="50"/>
          <table:table-cell table:style-name="ce66" office:value-type="string" calcext:value-type="string">
            <text:p>FILES:${PN} += " ${sysconfdir}/sudoers.d/sudoers-weston"</text:p>
          </table:table-cell>
          <table:table-cell table:number-columns-repeated="37"/>
          <table:table-cell table:style-name="ce66" office:value-type="string" calcext:value-type="string">
            <text:p>Exec=weston</text:p>
          </table:table-cell>
          <table:table-cell table:number-columns-repeated="33"/>
          <table:table-cell table:style-name="ce66" office:value-type="string" calcext:value-type="string">
            <text:p>RemoveOnStop=yes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2"/>fi</text:p>
          </table:table-cell>
          <table:table-cell table:number-columns-repeated="57"/>
          <table:table-cell table:style-name="ce66" office:value-type="string" calcext:value-type="string">
            <text:p><text:s text:c="2"/>fi</text:p>
          </table:table-cell>
          <table:table-cell table:number-columns-repeated="15952"/>
        </table:table-row>
        <table:table-row table:style-name="ro2">
          <table:table-cell/>
          <table:table-cell table:style-name="ce66" office:value-type="string" calcext:value-type="string">
            <text:p># requires pam enabled if started via systemd</text:p>
          </table:table-cell>
          <table:table-cell table:number-columns-repeated="83"/>
          <table:table-cell table:style-name="ce66" office:value-type="string" calcext:value-type="string">
            <text:p># Need these temporarily to prevent a non-fatal do_package_qa issue</text:p>
          </table:table-cell>
          <table:table-cell table:number-columns-repeated="48"/>
          <table:table-cell table:style-name="ce66" office:value-type="string" calcext:value-type="string">
            <text:p>inherit extrausers</text:p>
          </table:table-cell>
          <table:table-cell table:number-columns-repeated="88"/>
          <table:table-cell table:style-name="ce66" office:value-type="string" calcext:value-type="string">
            <text:p>Icon=weston</text:p>
          </table:table-cell>
          <table:table-cell table:number-columns-repeated="33"/>
          <table:table-cell table:style-name="ce66"/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<text:s text:c="2"/>unset weston_group</text:p>
          </table:table-cell>
          <table:table-cell table:number-columns-repeated="57"/>
          <table:table-cell table:style-name="ce66" office:value-type="string" calcext:value-type="string">
            <text:p>else</text:p>
          </table:table-cell>
          <table:table-cell table:number-columns-repeated="15952"/>
        </table:table-row>
        <table:table-row table:style-name="ro2">
          <table:table-cell/>
          <table:table-cell table:style-name="ce66" office:value-type="string" calcext:value-type="string">
            <text:p>#</text:p>
          </table:table-cell>
          <table:table-cell table:number-columns-repeated="83"/>
          <table:table-cell table:style-name="ce66" office:value-type="string" calcext:value-type="string">
            <text:p>INSANE_SKIP:${PN} += "dev-deps"</text:p>
          </table:table-cell>
          <table:table-cell table:number-columns-repeated="48"/>
          <table:table-cell table:style-name="ce66" office:value-type="string" calcext:value-type="string">
            <text:p>EXTRA_USERS_PARAMS = " \</text:p>
          </table:table-cell>
          <table:table-cell table:number-columns-repeated="88"/>
          <table:table-cell table:style-name="ce66" office:value-type="string" calcext:value-type="string">
            <text:p>Terminal=false</text:p>
          </table:table-cell>
          <table:table-cell table:number-columns-repeated="33"/>
          <table:table-cell table:style-name="ce66" office:value-type="string" calcext:value-type="string">
            <text:p>[Install]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fi</text:p>
          </table:table-cell>
          <table:table-cell table:number-columns-repeated="57"/>
          <table:table-cell table:style-name="ce66" office:value-type="string" calcext:value-type="string">
            <text:p><text:s text:c="2"/>echo "Touch screen not detected, skipping calibration..."</text:p>
          </table:table-cell>
          <table:table-cell table:number-columns-repeated="15952"/>
        </table:table-row>
        <table:table-row table:style-name="ro2">
          <table:table-cell/>
          <table:table-cell table:style-name="ce66" office:value-type="string" calcext:value-type="string">
            <text:p>REQUIRED_DISTRO_FEATURES = "wayland opengl ${@oe.utils.conditional('VIRTUAL-RUNTIME_init_manager', 'systemd', 'pam', '', d)}"</text:p>
          </table:table-cell>
          <table:table-cell table:number-columns-repeated="83"/>
          <table:table-cell table:style-name="ce66" office:value-type="string" calcext:value-type="string">
            <text:p>INSANE_SKIP:${PN}-dev += "dev-elf dev-so"</text:p>
          </table:table-cell>
          <table:table-cell table:number-columns-repeated="48"/>
          <table:table-cell table:style-name="ce66" office:value-type="string" calcext:value-type="string">
            <text:p><text:s text:c="2"/>usermod -aG render weston; \</text:p>
          </table:table-cell>
          <table:table-cell table:number-columns-repeated="88"/>
          <table:table-cell table:style-name="ce66" office:value-type="string" calcext:value-type="string">
            <text:p>Categories=Utility;</text:p>
          </table:table-cell>
          <table:table-cell table:number-columns-repeated="33"/>
          <table:table-cell table:style-name="ce66" office:value-type="string" calcext:value-type="string">
            <text:p>WantedBy=sockets.target</text:p>
          </table:table-cell>
          <table:table-cell table:number-columns-repeated="2"/>
          <table:table-cell table:style-name="Default" table:number-columns-repeated="3"/>
          <table:table-cell table:number-columns-repeated="25"/>
          <table:table-cell table:style-name="ce66" office:value-type="string" calcext:value-type="string">
            <text:p>unset global_socket</text:p>
          </table:table-cell>
          <table:table-cell table:number-columns-repeated="57"/>
          <table:table-cell table:style-name="ce66" office:value-type="string" calcext:value-type="string">
            <text:p>fi</text:p>
          </table:table-cell>
          <table:table-cell table:number-columns-repeated="15952"/>
        </table:table-row>
        <table:table-row table:style-name="ro2">
          <table:table-cell table:number-columns-repeated="287"/>
          <table:table-cell table:style-name="Default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5997"/>
        </table:table-row>
        <table:table-row table:style-name="ro2">
          <table:table-cell table:number-columns-repeated="287"/>
          <table:table-cell table:style-name="Default" table:number-columns-repeated="4"/>
          <table:table-cell table:number-columns-repeated="16008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263"/>
          <table:table-cell office:value-type="string" calcext:value-type="string">
            <text:p><text:s/></text:p>
          </table:table-cell>
          <table:table-cell table:number-columns-repeated="22"/>
          <table:table-cell table:style-name="Default" table:number-columns-repeated="4"/>
          <table:table-cell table:number-columns-repeated="16008"/>
        </table:table-row>
        <table:table-row table:style-name="ro2" table:number-rows-repeated="4">
          <table:table-cell table:number-columns-repeated="287"/>
          <table:table-cell table:style-name="Default" table:number-columns-repeated="3"/>
          <table:table-cell table:number-columns-repeated="16009"/>
        </table:table-row>
        <table:table-row table:style-name="ro2" table:number-rows-repeated="2">
          <table:table-cell table:number-columns-repeated="16299"/>
        </table:table-row>
        <table:table-row table:style-name="ro2">
          <table:table-cell table:number-columns-repeated="292"/>
          <table:table-cell table:style-name="Default"/>
          <table:table-cell table:number-columns-repeated="16006"/>
        </table:table-row>
        <table:table-row table:style-name="ro2">
          <table:table-cell table:number-columns-repeated="276"/>
          <table:table-cell office:value-type="string" calcext:value-type="string">
            <text:p>lttng-ust-2_2.13.6-r0</text:p>
          </table:table-cell>
          <table:table-cell table:number-columns-repeated="9"/>
          <table:table-cell table:style-name="Default"/>
          <table:table-cell table:number-columns-repeated="5"/>
          <table:table-cell office:value-type="string" calcext:value-type="string">
            <text:p>from 2:2.13.6-r0.2 to 2:2.13.6-r0.1</text:p>
          </table:table-cell>
          <table:table-cell table:number-columns-repeated="16006"/>
        </table:table-row>
        <table:table-row table:style-name="ro2">
          <table:table-cell table:number-columns-repeated="286"/>
          <table:table-cell table:style-name="Default"/>
          <table:table-cell table:number-columns-repeated="16012"/>
        </table:table-row>
        <table:table-row table:style-name="ro2">
          <table:table-cell table:number-columns-repeated="276"/>
          <table:table-cell office:value-type="string" calcext:value-type="string">
            <text:p>libcap-2.66-r0</text:p>
          </table:table-cell>
          <table:table-cell table:number-columns-repeated="9"/>
          <table:table-cell table:style-name="Default"/>
          <table:table-cell table:number-columns-repeated="5"/>
          <table:table-cell office:value-type="string" calcext:value-type="string">
            <text:p>from 0:2.66-r0.1 to 0:2.66-r0.0</text:p>
          </table:table-cell>
          <table:table-cell table:number-columns-repeated="16006"/>
        </table:table-row>
        <table:table-row table:style-name="ro2">
          <table:table-cell table:number-columns-repeated="286"/>
          <table:table-cell table:style-name="Default"/>
          <table:table-cell table:number-columns-repeated="16012"/>
        </table:table-row>
        <table:table-row table:style-name="ro2">
          <table:table-cell table:number-columns-repeated="276"/>
          <table:table-cell office:value-type="string" calcext:value-type="string">
            <text:p>shared-mime-info-2.1-r0</text:p>
          </table:table-cell>
          <table:table-cell table:number-columns-repeated="9"/>
          <table:table-cell table:style-name="Default"/>
          <table:table-cell table:number-columns-repeated="5"/>
          <table:table-cell office:value-type="string" calcext:value-type="string">
            <text:p>from 0:2.1-r0.1 to 0:2.1-r0.0</text:p>
          </table:table-cell>
          <table:table-cell table:number-columns-repeated="16006"/>
        </table:table-row>
        <table:table-row table:style-name="ro2">
          <table:table-cell table:number-columns-repeated="286"/>
          <table:table-cell table:style-name="Default"/>
          <table:table-cell table:number-columns-repeated="16012"/>
        </table:table-row>
        <table:table-row table:style-name="ro2">
          <table:table-cell table:number-columns-repeated="276"/>
          <table:table-cell office:value-type="string" calcext:value-type="string">
            <text:p>glib-2.0-1_2.72.3-r0</text:p>
          </table:table-cell>
          <table:table-cell table:number-columns-repeated="9"/>
          <table:table-cell table:style-name="Default"/>
          <table:table-cell table:number-columns-repeated="5"/>
          <table:table-cell office:value-type="string" calcext:value-type="string">
            <text:p>from 1:2.72.3-r0.2 to 1:2.72.3-r0.1</text:p>
          </table:table-cell>
          <table:table-cell table:number-columns-repeated="16006"/>
        </table:table-row>
        <table:table-row table:style-name="ro2">
          <table:table-cell table:number-columns-repeated="286"/>
          <table:table-cell table:style-name="Default"/>
          <table:table-cell table:number-columns-repeated="16012"/>
        </table:table-row>
        <table:table-row table:style-name="ro2">
          <table:table-cell table:number-columns-repeated="276"/>
          <table:table-cell office:value-type="string" calcext:value-type="string">
            <text:p>util-linux-2.37.4-r0</text:p>
          </table:table-cell>
          <table:table-cell table:number-columns-repeated="9"/>
          <table:table-cell table:style-name="Default"/>
          <table:table-cell table:number-columns-repeated="5"/>
          <table:table-cell office:value-type="string" calcext:value-type="string">
            <text:p>from 0:2.37.4-r0.2 to 0:2.37.4-r0.1</text:p>
          </table:table-cell>
          <table:table-cell table:number-columns-repeated="16006"/>
        </table:table-row>
        <table:table-row table:style-name="ro2" table:number-rows-repeated="3">
          <table:table-cell table:number-columns-repeated="100"/>
          <table:table-cell table:style-name="Default" table:number-columns-repeated="2"/>
          <table:table-cell table:number-columns-repeated="120"/>
          <table:table-cell table:style-name="Default" table:number-columns-repeated="2"/>
          <table:table-cell table:number-columns-repeated="16075"/>
        </table:table-row>
        <table:table-row table:style-name="ro2" table:number-rows-repeated="18">
          <table:table-cell table:number-columns-repeated="100"/>
          <table:table-cell table:style-name="Default" table:number-columns-repeated="2"/>
          <table:table-cell table:number-columns-repeated="16197"/>
        </table:table-row>
        <table:table-row table:style-name="ro2" table:number-rows-repeated="1048354">
          <table:table-cell table:number-columns-repeated="16299"/>
        </table:table-row>
        <table:table-row table:style-name="ro2">
          <table:table-cell table:number-columns-repeated="16299"/>
        </table:table-row>
      </table:table>
      <table:table table:name="dri_notes" table:style-name="ta4">
        <office:forms form:automatic-focus="false" form:apply-design-mode="false"/>
        <table:table-column table:style-name="co2" table:number-columns-repeated="231" table:default-cell-style-name="ce32"/>
        <table:table-column table:style-name="co2" table:number-columns-repeated="16153" table:default-cell-style-name="Default"/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MESA_DEBUG=1 EGL_LOG_LEVEL=debug LIBGL_DEBUG=verbose WAYLAND_DEBUG=1 weston-simple-egl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cat /proc/meminfo</text:p>
          </table:table-cell>
          <table:table-cell table:style-name="ce7" table:number-columns-repeated="10"/>
          <table:table-cell table:style-name="ce8" table:number-columns-repeated="39"/>
          <table:table-cell table:style-name="ce7" office:value-type="string" calcext:value-type="string">
            <text:p>modetest -M tilcdc</text:p>
          </table:table-cell>
          <table:table-cell table:style-name="ce7"/>
          <table:table-cell table:style-name="ce8" table:number-columns-repeated="51"/>
          <table:table-cell table:style-name="ce8" office:value-type="string" calcext:value-type="string">
            <text:p>drmdevice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86"/>
          <table:table-cell table:style-name="ce8" table:number-columns-repeated="50"/>
          <table:table-cell table:style-name="ce7" office:value-type="string" calcext:value-type="string">
            <text:p>MemTotal: <text:s text:c="8"/>50931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Encoder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Checking the number of DRM device available ---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78.649] <text:s/>-&gt; wl_display@1.get_registry(new id wl_registry@2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emFree: <text:s text:c="9"/>42260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id <text:s text:c="5"/>crtc <text:s text:c="3"/>type <text:s text:c="3"/>possible crtcs <text:s/>possible clones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Devices reported 2 ---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78.854] <text:s/>-&gt; wl_display@1.sync(new id wl_callback@3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emAvailable: <text:s text:c="4"/>44199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34 <text:s text:c="5"/>33 <text:s text:c="5"/>LVDS <text:s text:c="3"/>0x00000001 <text:s text:c="5"/>0x00000001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Retrieving devices information (PCI device revision is ignored) ---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1.840] wl_display@1.delete_id(3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Buffers: <text:s text:c="14"/>0 kB</text:p>
          </table:table-cell>
          <table:table-cell table:style-name="ce7" table:number-columns-repeated="10"/>
          <table:table-cell table:style-name="ce8" table:number-columns-repeated="39"/>
          <table:table-cell table:style-name="ce12"/>
          <table:table-cell table:style-name="ce7"/>
          <table:table-cell table:style-name="ce8" table:number-columns-repeated="51"/>
          <table:table-cell table:style-name="ce23" office:value-type="string" calcext:value-type="string">
            <text:p>device[0]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062] wl_registry@2.global(1, "wl_compositor", 4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Cached: <text:s text:c="11"/>3753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Connector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available_nodes 0x05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140] <text:s/>-&gt; wl_registry@2.bind(1, "wl_compositor", 4, new id [unknown]@4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wapCached: <text:s text:c="11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id <text:s text:c="5"/>encoder status <text:s text:c="9"/>name <text:s text:c="11"/>size (mm) <text:s text:c="6"/>modes <text:s text:c="2"/>encoders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nodes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212] wl_registry@2.global(2, "wl_subcompositor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Active: <text:s text:c="12"/>993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35 <text:s text:c="5"/>34 <text:s text:c="5"/>connected <text:s text:c="6"/>LVDS-1 <text:s text:c="9"/>0x0 <text:s text:c="12"/>1 <text:s text:c="6"/>34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0] /dev/dri/card1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255] wl_registry@2.global(3, "wp_viewporter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Inactive: <text:s text:c="9"/>4924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2"/>mode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2] /dev/dri/renderD128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295] wl_registry@2.global(4, "zxdg_output_manager_v1", 2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Active(anon): <text:s text:c="7"/>528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8"/>index name refresh (Hz) hdisp hss hse htot vdisp vss vse vtot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bustype 0002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336] wl_registry@2.global(5, "wp_presentation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Inactive(anon): <text:s text:c="3"/>3316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2"/>#0 800x480 60.06 800 1010 1020 1066 480 502 512 535 34250 flags: phsync, pvsync; type: preferred, driver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platform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376] wl_registry@2.global(6, "zwp_relative_pointer_manager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Active(file): <text:s text:c="6"/>9408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2"/>prop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6"/>+-&gt; fullname <text:s text:c="3"/>/ocp/target-module@56000000/gpu@0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416] wl_registry@2.global(7, "zwp_pointer_constraints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Inactive(file): <text:s text:c="3"/>1608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8"/>1 EDID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deviceinfo</text:p>
          </table:table-cell>
          <table:table-cell table:number-columns-repeated="15999"/>
        </table:table-row>
        <table:table-row table:style-name="ro2">
          <table:table-cell table:style-name="ce7" table:number-columns-repeated="84"/>
          <table:table-cell table:style-name="ce17"/>
          <table:table-cell table:style-name="ce7" table:number-columns-repeated="59"/>
          <table:table-cell table:style-name="ce17"/>
          <table:table-cell table:style-name="ce7" table:number-columns-repeated="78"/>
          <table:table-cell table:style-name="ce7" office:value-type="string" calcext:value-type="string">
            <text:p>[ 570382.456] wl_registry@2.global(8, "zwp_input_timestamps_manager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Unevictable: <text:s text:c="10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flags: immutable blob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4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/sys/kernel/debug/dri/</text:p>
          </table:table-cell>
          <table:table-cell table:style-name="ce7" table:number-columns-repeated="83"/>
          <table:table-cell table:style-name="ce8" table:number-columns-repeated="2"/>
          <table:table-cell table:style-name="ce7" table:number-columns-repeated="57"/>
          <table:table-cell table:style-name="ce17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2.496] wl_registry@2.global(9, "wl_data_device_manager", 3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locked: <text:s text:c="14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blob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8"/>+-&gt; compatible</text:p>
          </table:table-cell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0/</text:p>
          </table:table-cell>
          <table:table-cell table:style-name="ce7" table:number-columns-repeated="82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2.536] wl_registry@2.global(10, "wl_shm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HighTotal: <text:s text:c="12"/>0 kB</text:p>
          </table:table-cell>
          <table:table-cell table:style-name="ce7" table:number-columns-repeated="10"/>
          <table:table-cell table:style-name="ce8" table:number-columns-repeated="39"/>
          <table:table-cell table:style-name="ce12"/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20"/>ti,am3352-sgx53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DPI-1/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2.578] <text:s/>-&gt; wl_registry@2.bind(10, "wl_shm", 1, new id [unknown]@5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HighFree: <text:s text:c="13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20"/>img,sgx53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edid_override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2.917] <text:s/>-&gt; wl_shm@5.create_pool(new id wl_shm_pool@6, fd 5, 4096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LowTotal: <text:s text:c="8"/>50931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8"/>2 DPMS:</text:p>
          </table:table-cell>
          <table:table-cell table:style-name="ce7"/>
          <table:table-cell table:style-name="ce8" table:number-columns-repeated="51"/>
          <table:table-cell table:style-name="ce2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/>
          <table:table-cell table:style-name="ce7" table:number-columns-repeated="79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3.681] <text:s/>-&gt; wl_shm_pool@6.resize(8832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LowFree: <text:s text:c="9"/>42260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flags: enum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Opening device node /dev/dri/card1 ---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force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3.905] <text:s/>-&gt; wl_shm_pool@6.resize(18624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wapTotal: <text:s text:c="12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enums: On=0 Standby=1 Suspend=2 Off=3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Retrieving device info, for node /dev/dri/card1 ---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 office:value-type="string" calcext:value-type="string">
            <text:p>unspecified</text:p>
          </table:table-cell>
          <table:table-cell table:style-name="ce7" table:number-columns-repeated="79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038] wl_registry@2.global(11, "weston_debug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wapFree: <text:s text:c="13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: 0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device[0]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vrr_range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098] wl_registry@2.global(12, "wl_drm", 2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Dirty: <text:s text:c="16"/>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8"/>5 link-statu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available_nodes 0x05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 office:value-type="string" calcext:value-type="string">
            <text:p>Min: 0</text:p>
          </table:table-cell>
          <table:table-cell table:style-name="ce7" table:number-columns-repeated="79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139] wl_registry@2.global(13, "wl_seat", 7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Writeback: <text:s text:c="12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flags: enum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nodes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 office:value-type="string" calcext:value-type="string">
            <text:p>Max: 0</text:p>
          </table:table-cell>
          <table:table-cell table:style-name="ce7" table:number-columns-repeated="79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184] <text:s/>-&gt; wl_registry@2.bind(13, "wl_seat", 1, new id [unknown]@7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AnonPages: <text:s text:c="8"/>2164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enums: Good=0 Bad=1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0] /dev/dri/card1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clients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242] wl_registry@2.global(14, "zwp_linux_dmabuf_v1", 4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apped: <text:s text:c="11"/>2733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: 0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2] /dev/dri/renderD128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13"/>command <text:s text:c="2"/>pid dev master a <text:s text:c="2"/>uid <text:s text:c="5"/>magic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284] wl_registry@2.global(15, "weston_direct_display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hmem: <text:s text:c="12"/>1204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8"/>6 non-desktop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bustype 0002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crtc-0/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324] wl_registry@2.global(16, "weston_content_protection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KReclaimable: <text:s text:c="6"/>371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flags: immutable range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364] wl_registry@2.global(17, "wl_output", 3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lab: <text:s text:c="13"/>1036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s: 0 1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6"/>+-&gt; fullname <text:s text:c="3"/>/ocp/target-module@56000000/gpu@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framebuffer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404] wl_registry@2.global(18, "zwp_input_panel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Reclaimable: <text:s text:c="6"/>371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: 0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deviceinfo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framebuffer[35]: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444] wl_registry@2.global(19, "zwp_input_method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Unreclaim: <text:s text:c="8"/>6648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8"/>4 TILE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4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allocated by = [fbcon]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486] wl_registry@2.global(20, "zwp_text_input_manager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KernelStack: <text:s text:c="8"/>53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flags: immutable blob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8"/>+-&gt; compatible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refcount=1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527] wl_registry@2.global(21, "xdg_wm_base", 3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PageTables: <text:s text:c="9"/>80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blob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20"/>ti,am3352-sgx53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format=RG16 little-endian (0x36314752)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573] <text:s/>-&gt; wl_registry@2.bind(21, "xdg_wm_base", 1, new id [unknown]@8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SecPageTables: <text:s text:c="8"/>0 kB</text:p>
          </table:table-cell>
          <table:table-cell table:style-name="ce7" table:number-columns-repeated="10"/>
          <table:table-cell table:style-name="ce8" table:number-columns-repeated="39"/>
          <table:table-cell table:style-name="ce12"/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20"/>img,sgx53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modifier=0x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629] wl_registry@2.global(22, "weston_desktop_shell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NFS_Unstable: <text:s text:c="9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:</text:p>
          </table:table-cell>
          <table:table-cell table:style-name="ce7"/>
          <table:table-cell table:style-name="ce8" table:number-columns-repeated="51"/>
          <table:table-cell table:style-name="ce2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size=800x48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670] wl_registry@2.global(23, "weston_screenshooter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Bounce: <text:s text:c="15"/>0 kB</text:p>
          </table:table-cell>
          <table:table-cell table:style-name="ce7" table:number-columns-repeated="10"/>
          <table:table-cell table:style-name="ce8" table:number-columns-repeated="39"/>
          <table:table-cell table:style-name="ce12"/>
          <table:table-cell table:style-name="ce7"/>
          <table:table-cell table:style-name="ce8" table:number-columns-repeated="51"/>
          <table:table-cell table:style-name="ce23" office:value-type="string" calcext:value-type="string">
            <text:p>--- Opening device node /dev/dri/renderD128 ---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layers: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710] wl_callback@3.done(19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WritebackTmp: <text:s text:c="9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CRTC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Retrieving device info, for node /dev/dri/renderD128 ---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16"/>size[0]=800x48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4.966] <text:s/>-&gt; wl_display@1.get_registry(new id wl_registry@3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CommitLimit: <text:s text:c="5"/>25465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id <text:s text:c="5"/>fb <text:s text:c="5"/>pos <text:s text:c="4"/>size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device[0]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16"/>pitch[0]=16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5.027] <text:s/>-&gt; wl_display@1.sync(new id wl_callback@9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Committed_AS: <text:s text:c="4"/>110124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33 <text:s text:c="5"/>38 <text:s text:c="5"/>(0,0) <text:s text:c="2"/>(800x480)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available_nodes 0x05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16"/>offset[0]=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341] wl_display@1.delete_id(9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VmallocTotal: <text:s text:c="4"/>51609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2"/>#0 800x480 60.06 800 1010 1020 1066 480 502 512 535 34250 flags: phsync, pvsync; type: preferred, driver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nodes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16"/>obj[0]: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546] wl_registry@3.global(1, "wl_compositor", 4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VmallocUsed: <text:s text:c="7"/>388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2"/>prop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0] /dev/dri/card1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4"/>name=0</text:p>
          </table:table-cell>
          <table:table-cell table:style-name="ce7" table:number-columns-repeated="39"/>
          <table:table-cell table:style-name="ce7" office:value-type="string" calcext:value-type="string">
            <text:p><text:s/></text:p>
          </table:table-cell>
          <table:table-cell table:style-name="ce7" table:number-columns-repeated="4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606] wl_registry@3.global(2, "wl_subcompositor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VmallocChunk: <text:s text:c="9"/>0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8"/>24 VRR_ENABLED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2] /dev/dri/renderD128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4"/>refcount=3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648] wl_registry@3.global(3, "wp_viewporter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Percpu: <text:s text:c="14"/>32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flags: range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bustype 0002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4"/>start=000100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689] wl_registry@3.global(4, "zxdg_output_manager_v1", 2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CmaTotal: <text:s text:c="9"/>65536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s: 0 1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4"/>size=770048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730] wl_registry@3.global(5, "wp_presentation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CmaFree: <text:s text:c="10"/>63772 kB</text:p>
          </table:table-cell>
          <table:table-cell table:style-name="ce7" table:number-columns-repeated="10"/>
          <table:table-cell table:style-name="ce8" table:number-columns-repeated="39"/>
          <table:table-cell table:style-name="ce12" office:value-type="string" calcext:value-type="string">
            <text:p><text:s text:c="16"/>value: 0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6"/>+-&gt; fullname <text:s text:c="3"/>/ocp/target-module@56000000/gpu@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4"/>imported=no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769] wl_registry@3.global(6, "zwp_relative_pointer_manager_v1", 1)</text:p>
          </table:table-cell>
          <table:table-cell table:style-name="ce7" table:number-columns-repeated="7"/>
          <table:table-cell table:style-name="ce8" table:number-columns-repeated="50"/>
          <table:table-cell table:style-name="ce7" table:number-columns-repeated="11"/>
          <table:table-cell table:style-name="ce8" table:number-columns-repeated="39"/>
          <table:table-cell table:style-name="ce12"/>
          <table:table-cell table:style-name="ce7"/>
          <table:table-cell table:style-name="ce8" table:number-columns-repeated="51"/>
          <table:table-cell table:style-name="ce23" office:value-type="string" calcext:value-type="string">
            <text:p>+-&gt; deviceinfo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4"/>paddr=0x999000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810] wl_registry@3.global(7, "zwp_pointer_constraints_v1", 1)</text:p>
          </table:table-cell>
          <table:table-cell table:style-name="ce7" table:number-columns-repeated="7"/>
          <table:table-cell table:style-name="ce8" table:number-columns-repeated="52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Plane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4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4"/>vaddr=d6e705d3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851] wl_registry@3.global(8, "zwp_input_timestamps_manager_v1", 1)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cat /sys/kernel/debug/dma_buf/bufinfo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id <text:s text:c="5"/>crtc <text:s text:c="3"/>fb <text:s text:c="5"/>CRTC x,y <text:s text:c="7"/>x,y <text:s text:c="4"/>gamma size <text:s text:c="5"/>possible crtcs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8"/>+-&gt; compatible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gem_names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891] wl_registry@3.global(9, "wl_data_device_manager", 3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Dma-buf Objects: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31 <text:s text:c="5"/>33 <text:s text:c="5"/>38 <text:s text:c="5"/>0,0 <text:s text:c="12"/>0,0 <text:s text:c="4"/>0 <text:s text:c="14"/>0x00000001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20"/>ti,am3352-sgx53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2"/>name <text:s text:c="4"/>size handles refcount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932] wl_registry@3.global(10, "wl_shm", 1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size <text:s text:c="11"/>flags <text:s text:c="10"/>mode <text:s text:c="11"/>count <text:s text:c="10"/>exp_name <text:s text:c="7"/>ino <text:s text:c="12"/>name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2"/>formats: RG16 RG24 XR24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20"/>img,sgx53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internal_clients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89.972] wl_registry@3.global(11, "weston_debug_v1", 1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01536000 <text:s text:c="7"/>00000000 <text:s text:c="7"/>00080005 <text:s text:c="7"/>00000003 <text:s text:c="7"/>drm <text:s text:c="4"/>00000002 <text:s text:c="7"/>&lt;none&gt;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2"/>props:</text:p>
          </table:table-cell>
          <table:table-cell table:style-name="ce7"/>
          <table:table-cell table:style-name="ce8" table:number-columns-repeated="51"/>
          <table:table-cell table:style-name="ce2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fbdev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90.012] wl_registry@3.global(12, "wl_drm", 2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<text:s text:c="8"/>write fence:pvr PVR seq 31 signalled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8"/>8 type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device[1]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mm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54"/>
          <table:table-cell table:style-name="ce7" office:value-type="string" calcext:value-type="string">
            <text:p>[ 570390.052] wl_registry@3.global(13, "wl_seat", 7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<text:s text:c="8"/>Attached Devices: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16"/>flags: immutable enum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available_nodes 0x01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0x0000000000010000-0x00000000000100bc: 188: used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8"/>
          <table:table-cell table:style-name="ce7" table:number-columns-repeated="46"/>
          <table:table-cell table:style-name="ce7" office:value-type="string" calcext:value-type="string">
            <text:p>[ 570390.092] wl_registry@3.global(14, "zwp_linux_dmabuf_v1", 4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<text:s text:c="8"/>56000000.gpu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16"/>enums: Overlay=0 Primary=1 Cursor=2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nodes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0x00000000000100bc-0x000000000010fff0: 1048372: free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144] <text:s/>-&gt; wl_registry@3.bind(14, "zwp_linux_dmabuf_v1", 4, new id [unknown]@10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Total 1 devices attached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16"/>value: 1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0] /dev/dri/card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207] wl_registry@3.global(15, "weston_direct_display_v1", 1)</text:p>
          </table:table-cell>
          <table:table-cell table:style-name="ce7" table:number-columns-repeated="7"/>
          <table:table-cell table:style-name="ce8" table:number-columns-repeated="50"/>
          <table:table-cell table:style-name="ce12"/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8"/>30 IN_FORMAT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bustype 0002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tilcdc dev=4830e000.lcdc unique=4830e000.lcdc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249] wl_registry@3.global(16, "weston_content_protection", 1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01536000 <text:s text:c="7"/>00000000 <text:s text:c="7"/>00080005 <text:s text:c="7"/>00000003 <text:s text:c="7"/>drm <text:s text:c="4"/>00000001 <text:s text:c="7"/>&lt;none&gt;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16"/>flags: immutable blob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regs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289] wl_registry@3.global(17, "wl_output", 3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<text:s text:c="8"/>write fence:pvr PVR seq 30 signalled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16"/>blob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6"/>+-&gt; fullname <text:s text:c="3"/>/ocp/interconnect@48000000/segment@300000/target-module@e000/lcdc@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revision: 2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9"/>
          <table:table-cell table:style-name="ce8"/>
          <table:table-cell table:style-name="ce7" table:number-columns-repeated="2"/>
          <table:table-cell table:style-name="ce8"/>
          <table:table-cell table:style-name="ce7" table:number-columns-repeated="7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329] wl_registry@3.global(18, "zwp_input_panel_v1", 1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<text:s text:c="8"/>Attached Devices: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/>
          <table:table-cell table:style-name="ce7"/>
          <table:table-cell table:style-name="ce8" table:number-columns-repeated="51"/>
          <table:table-cell table:style-name="ce23" office:value-type="string" calcext:value-type="string">
            <text:p>+-&gt; deviceinfo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PID_REG: <text:s text:c="3"/>4f2010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369] wl_registry@3.global(19, "zwp_input_method_v1", 1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<text:s text:c="8"/>56000000.gpu</text:p>
          </table:table-cell>
          <table:table-cell table:style-name="ce8"/>
          <table:table-cell table:style-name="ce7" table:number-columns-repeated="9"/>
          <table:table-cell table:style-name="ce8" table:number-columns-repeated="39"/>
          <table:table-cell table:style-name="ce12" office:value-type="string" calcext:value-type="string">
            <text:p><text:s text:c="16"/>value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4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CTRL_REG: <text:s text:c="2"/>00000201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 table:number-columns-repeated="13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410] wl_registry@3.global(20, "zwp_text_input_manager_v1", 1)</text:p>
          </table:table-cell>
          <table:table-cell table:style-name="ce7" table:number-columns-repeated="7"/>
          <table:table-cell table:style-name="ce8" table:number-columns-repeated="50"/>
          <table:table-cell table:style-name="ce12" office:value-type="string" calcext:value-type="string">
            <text:p>Total 1 devices attached</text:p>
          </table:table-cell>
          <table:table-cell table:style-name="ce8" table:number-columns-repeated="49"/>
          <table:table-cell table:style-name="ce12" office:value-type="string" calcext:value-type="string">
            <text:p><text:s text:c="24"/>01000000000000000300000018000000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8"/>+-&gt; compatible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STAT_REG: <text:s text:c="2"/>000000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450] wl_registry@3.global(21, "xdg_wm_base", 3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<text:s text:c="24"/>01000000280000005247313652473234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<text:s text:c="20"/>ti,am33xx-tilcdc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RASTER_CTRL_REG: <text:s text:c="3"/>0028008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490] wl_registry@3.global(22, "weston_desktop_shell", 1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<text:s text:c="24"/>58523234000000000700000000000000</text:p>
          </table:table-cell>
          <table:table-cell table:style-name="ce7"/>
          <table:table-cell table:style-name="ce8" table:number-columns-repeated="51"/>
          <table:table-cell table:style-name="ce2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RASTER_TIMING_0_REG: <text:s text:c="7"/>2dd1271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530] wl_registry@3.global(23, "weston_screenshooter", 1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<text:s text:c="24"/>00000000000000000000000000000000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Opening device node /dev/dri/card0 ---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RASTER_TIMING_1_REG: <text:s text:c="7"/>171625df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570] wl_callback@9.done(19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<text:s text:c="16"/>in_formats blob decoded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--- Retrieving device info, for node /dev/dri/card0 ---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RASTER_TIMING_2_REG: <text:s text:c="7"/>0200ff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600] <text:s/>-&gt; zwp_linux_dmabuf_v1@10.get_default_feedback(new id zwp_linux_dmabuf_feedback_v1@9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<text:s text:c="25"/>RG16: <text:s/>LINEAR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device[1]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DMA_CTRL_REG: <text:s text:c="6"/>0000004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0.638] <text:s/>-&gt; wl_display@1.sync(new id wl_callback@11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<text:s text:c="25"/>RG24: <text:s/>LINEAR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available_nodes 0x01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DMA_FB_BASE_ADDR_0_REG: <text:s text:c="4"/>9ef0002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20"/>
          <table:table-cell table:style-name="ce8" table:number-columns-repeated="2"/>
          <table:table-cell table:style-name="ce7" table:number-columns-repeated="45"/>
          <table:table-cell table:style-name="ce7" office:value-type="string" calcext:value-type="string">
            <text:p>[ 570396.405] wl_display@1.delete_id(11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<text:s text:c="25"/>XR24: <text:s/>LINEAR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nodes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DMA_FB_CEILING_ADDR_0_REG: <text:s/>9efbb82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67"/>
          <table:table-cell table:style-name="ce7" office:value-type="string" calcext:value-type="string">
            <text:p>[ 570396.473] zwp_linux_dmabuf_feedback_v1@9.format_table(fd 5, 32)</text:p>
          </table:table-cell>
          <table:table-cell table:style-name="ce7" table:number-columns-repeated="7"/>
          <table:table-cell table:style-name="ce8" table:number-columns-repeated="100"/>
          <table:table-cell table:style-name="ce12"/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nodes[0] /dev/dri/card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DMA_FB_BASE_ADDR_1_REG: <text:s text:c="4"/>9ef0002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67"/>
          <table:table-cell table:style-name="ce7" office:value-type="string" calcext:value-type="string">
            <text:p>[ 570396.646] zwp_linux_dmabuf_feedback_v1@9.main_device(array[8]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Frame buffers: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+-&gt; bustype 0002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DMA_FB_CEILING_ADDR_1_REG: <text:s/>9efbb82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67"/>
          <table:table-cell table:style-name="ce7" office:value-type="string" calcext:value-type="string">
            <text:p>[ 570399.122] zwp_linux_dmabuf_feedback_v1@9.tranche_target_device(array[8])</text:p>
          </table:table-cell>
          <table:table-cell table:style-name="ce7" table:number-columns-repeated="7"/>
          <table:table-cell table:style-name="ce8" table:number-columns-repeated="100"/>
          <table:table-cell table:style-name="ce12" office:value-type="string" calcext:value-type="string">
            <text:p>id <text:s text:c="5"/>size <text:s text:c="3"/>pitch</text:p>
          </table:table-cell>
          <table:table-cell table:style-name="ce7"/>
          <table:table-cell table:style-name="ce8" table:number-columns-repeated="51"/>
          <table:table-cell table:style-name="ce23" office:value-type="string" calcext:value-type="string">
            <text:p>| <text:s text:c="2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RAW_STAT_REG: <text:s text:c="6"/>00000102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67"/>
          <table:table-cell table:style-name="ce7" office:value-type="string" calcext:value-type="string">
            <text:p>[ 570729.208] zwp_linux_dmabuf_feedback_v1@9.tranche_flags(0)</text:p>
          </table:table-cell>
          <table:table-cell table:style-name="ce7" table:number-columns-repeated="7"/>
          <table:table-cell table:style-name="ce8" table:number-columns-repeated="153"/>
          <table:table-cell table:style-name="ce23" office:value-type="string" calcext:value-type="string">
            <text:p>| <text:s text:c="6"/>+-&gt; fullname <text:s text:c="3"/>/ocp/interconnect@48000000/segment@300000/target-module@e000/lcdc@0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MASKED_STAT_REG: <text:s text:c="3"/>000000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67"/>
          <table:table-cell table:style-name="ce7" office:value-type="string" calcext:value-type="string">
            <text:p>[ 570729.245] zwp_linux_dmabuf_feedback_v1@9.tranche_formats(array[4])</text:p>
          </table:table-cell>
          <table:table-cell table:style-name="ce7" table:number-columns-repeated="7"/>
          <table:table-cell table:style-name="ce8" table:number-columns-repeated="153"/>
          <table:table-cell table:style-name="ce23" office:value-type="string" calcext:value-type="string">
            <text:p>+-&gt; deviceinfo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INT_ENABLE_SET_REG: <text:s text:c="8"/>00000001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6"/>
          <table:table-cell table:style-name="ce8"/>
          <table:table-cell table:style-name="ce7"/>
          <table:table-cell table:style-name="ce8" table:number-columns-repeated="11"/>
          <table:table-cell table:style-name="ce7" table:number-columns-repeated="67"/>
          <table:table-cell table:style-name="ce7" office:value-type="string" calcext:value-type="string">
            <text:p>[ 570729.297] zwp_linux_dmabuf_feedback_v1@9.tranche_done()</text:p>
          </table:table-cell>
          <table:table-cell table:style-name="ce7" table:number-columns-repeated="7"/>
          <table:table-cell table:style-name="ce8" table:number-columns-repeated="153"/>
          <table:table-cell table:style-name="ce23" office:value-type="string" calcext:value-type="string">
            <text:p><text:s text:c="4"/>+-&gt; platform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INT_ENABLE_CLR_REG: <text:s text:c="8"/>00000001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136"/>
          <table:table-cell table:style-name="ce7" office:value-type="string" calcext:value-type="string">
            <text:p>[ 570729.320] zwp_linux_dmabuf_feedback_v1@9.done()</text:p>
          </table:table-cell>
          <table:table-cell table:style-name="ce7" table:number-columns-repeated="7"/>
          <table:table-cell table:style-name="ce8" table:number-columns-repeated="100"/>
          <table:table-cell table:style-name="ce8" office:value-type="string" calcext:value-type="string">
            <text:p>modeprint tilcdc</text:p>
          </table:table-cell>
          <table:table-cell table:style-name="ce8" table:number-columns-repeated="52"/>
          <table:table-cell table:style-name="ce23" office:value-type="string" calcext:value-type="string">
            <text:p><text:s text:c="8"/>+-&gt; compatible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END_OF_INT_IND_REG: <text:s text:c="8"/>000000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136"/>
          <table:table-cell table:style-name="ce7" office:value-type="string" calcext:value-type="string">
            <text:p>[ 570729.339] wl_callback@11.done(19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Starting test</text:p>
          </table:table-cell>
          <table:table-cell table:style-name="ce8" table:number-columns-repeated="52"/>
          <table:table-cell table:style-name="ce23" office:value-type="string" calcext:value-type="string">
            <text:p><text:s text:c="20"/>ti,am33xx-tilcdc</text:p>
          </table:table-cell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LCDC_CLK_ENABLE_REG: <text:s text:c="4"/>00000007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7" office:value-type="string" calcext:value-type="string">
            <text:p># kmscube</text:p>
          </table:table-cell>
          <table:table-cell table:style-name="ce7" table:number-columns-repeated="77"/>
          <table:table-cell table:style-name="ce7" office:value-type="string" calcext:value-type="string">
            <text:p>[ 570729.373] <text:s/>-&gt; zwp_linux_dmabuf_feedback_v1@9.destroy(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Resources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state</text:p>
          </table:table-cell>
          <table:table-cell table:style-name="ce7" table:number-columns-repeated="81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Using display 0x19ab38 with EGL version 1.5</text:p>
          </table:table-cell>
          <table:table-cell table:style-name="ce7" table:number-columns-repeated="77"/>
          <table:table-cell table:style-name="ce7" office:value-type="string" calcext:value-type="string">
            <text:p>[ 570729.541] <text:s/>-&gt; wl_registry@3.bind(12, "wl_drm", 2, new id [unknown]@11)</text:p>
          </table:table-cell>
          <table:table-cell table:style-name="ce7" table:number-columns-repeated="7"/>
          <table:table-cell table:style-name="ce8" table:number-columns-repeated="100"/>
          <table:table-cell table:style-name="ce23"/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plane[31]: plane-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===================================</text:p>
          </table:table-cell>
          <table:table-cell table:style-name="ce7" table:number-columns-repeated="77"/>
          <table:table-cell table:style-name="ce7" office:value-type="string" calcext:value-type="string">
            <text:p>[ 570729.616] <text:s/>-&gt; wl_display@1.sync(new id wl_callback@12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count_connectors : 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rtc=(null)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EGL information:</text:p>
          </table:table-cell>
          <table:table-cell table:style-name="ce7" table:number-columns-repeated="77"/>
          <table:table-cell table:style-name="ce7" office:value-type="string" calcext:value-type="string">
            <text:p>[ 570731.996] wl_display@1.delete_id(9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count_encoders <text:s text:c="2"/>: 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fb=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<text:s text:c="2"/>version: "1.5"</text:p>
          </table:table-cell>
          <table:table-cell table:style-name="ce7" table:number-columns-repeated="77"/>
          <table:table-cell table:style-name="ce7" office:value-type="string" calcext:value-type="string">
            <text:p>[ 570732.172] wl_display@1.delete_id(12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count_crtcs <text:s text:c="5"/>: 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rtc-pos=0x0+0+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<text:s text:c="2"/>vendor: "Mesa Project"</text:p>
          </table:table-cell>
          <table:table-cell table:style-name="ce7" table:number-columns-repeated="77"/>
          <table:table-cell table:style-name="ce7" office:value-type="string" calcext:value-type="string">
            <text:p>[ 570732.207] wl_drm@11.device("/dev/dri/card0"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count_fbs <text:s text:c="7"/>: 0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src-pos=0.000000x0.000000+0.000000+0.00000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<text:s text:c="2"/>client extensions: "EGL_EXT_client_extensions EGL_EXT_device_base EGL_EXT_device_enumeration EGL_EXT_device_query EGL_EXT_platform_base EGL_KHR_client_get_al</text:p>
          </table:table-cell>
          <table:table-cell table:style-name="ce7" table:number-columns-repeated="77"/>
          <table:table-cell table:style-name="ce7" office:value-type="string" calcext:value-type="string">
            <text:p>[ 570732.540] <text:s/>-&gt; wl_drm@11.authenticate(1)</text:p>
          </table:table-cell>
          <table:table-cell table:style-name="ce7" table:number-columns-repeated="7"/>
          <table:table-cell table:style-name="ce8" table:number-columns-repeated="100"/>
          <table:table-cell table:style-name="ce23"/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rotation=1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l_proc_addresses EGL_KHR_debug EGL_EXT_platform_wayland EGL_MESA_platform_gbm EGL_MESA_platform_surfaceless"</text:p>
          </table:table-cell>
          <table:table-cell table:style-name="ce7" table:number-columns-repeated="77"/>
          <table:table-cell table:style-name="ce7" office:value-type="string" calcext:value-type="string">
            <text:p>[ 570732.592] wl_drm@11.format(875713089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Connector: LVDS-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normalized-zpos=0</text:p>
          </table:table-cell>
          <table:table-cell table:style-name="ce7" table:number-columns-repeated="80"/>
          <table:table-cell table:style-name="ce8" table:number-columns-repeated="2"/>
          <table:table-cell table:style-name="ce7" table:number-columns-repeated="58"/>
          <table:table-cell table:style-name="ce12" office:value-type="string" calcext:value-type="string">
            <text:p><text:s text:c="2"/>display extensions: "EGL_EXT_buffer_age EGL_EXT_create_context_robustness EGL_EXT_image_dma_buf_import EGL_IMG_cl_image EGL_KHR_config_attribs EGL_KHR_create</text:p>
          </table:table-cell>
          <table:table-cell table:style-name="ce7" table:number-columns-repeated="77"/>
          <table:table-cell table:style-name="ce7" office:value-type="string" calcext:value-type="string">
            <text:p>[ 570732.622] wl_drm@11.format(875713112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id <text:s text:c="12"/>: 35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olor-encoding=ITU-R BT.601 YCbCr</text:p>
          </table:table-cell>
          <table:table-cell table:style-name="ce7" table:number-columns-repeated="140"/>
          <table:table-cell table:style-name="ce12" office:value-type="string" calcext:value-type="string">
            <text:p>_context EGL_KHR_fence_sync EGL_KHR_get_all_proc_addresses EGL_KHR_gl_renderbuffer_image EGL_KHR_gl_texture_2D_image EGL_KHR_gl_texture_cubemap_image EGL_KHR_i</text:p>
          </table:table-cell>
          <table:table-cell table:style-name="ce7" table:number-columns-repeated="77"/>
          <table:table-cell table:style-name="ce7" office:value-type="string" calcext:value-type="string">
            <text:p>[ 570732.646] wl_drm@11.format(909199186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encoder id <text:s text:c="4"/>: 34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olor-range=YCbCr limited range</text:p>
          </table:table-cell>
          <table:table-cell table:style-name="ce7" table:number-columns-repeated="140"/>
          <table:table-cell table:style-name="ce12" office:value-type="string" calcext:value-type="string">
            <text:p>mage EGL_KHR_image_base EGL_KHR_image_pixmap EGL_KHR_no_config_context EGL_KHR_reusable_sync EGL_KHR_surfaceless_context EGL_EXT_pixel_format_float EGL_KHR_wai</text:p>
          </table:table-cell>
          <table:table-cell table:style-name="ce7" table:number-columns-repeated="77"/>
          <table:table-cell table:style-name="ce7" office:value-type="string" calcext:value-type="string">
            <text:p>[ 570732.670] wl_drm@11.format(961959257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conn <text:s text:c="10"/>: connected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crtc[32]: tilcdc crtc</text:p>
          </table:table-cell>
          <table:table-cell table:style-name="ce7" table:number-columns-repeated="140"/>
          <table:table-cell table:style-name="ce12" office:value-type="string" calcext:value-type="string">
            <text:p>t_sync EGL_MESA_configless_context EGL_MESA_drm_image EGL_WL_bind_wayland_display "</text:p>
          </table:table-cell>
          <table:table-cell table:style-name="ce7" table:number-columns-repeated="77"/>
          <table:table-cell table:style-name="ce7" office:value-type="string" calcext:value-type="string">
            <text:p>[ 570732.694] wl_drm@11.format(825316697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size <text:s text:c="10"/>: 0x0 (mm)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enable=0</text:p>
          </table:table-cell>
          <table:table-cell table:style-name="ce7" table:number-columns-repeated="140"/>
          <table:table-cell table:style-name="ce12" office:value-type="string" calcext:value-type="string">
            <text:p>===================================</text:p>
          </table:table-cell>
          <table:table-cell table:style-name="ce7" table:number-columns-repeated="77"/>
          <table:table-cell table:style-name="ce7" office:value-type="string" calcext:value-type="string">
            <text:p>[ 570732.718] wl_drm@11.format(842093913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count_modes <text:s text:c="3"/>: 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active=0</text:p>
          </table:table-cell>
          <table:table-cell table:style-name="ce7" table:number-columns-repeated="140"/>
          <table:table-cell table:style-name="ce12" office:value-type="string" calcext:value-type="string">
            <text:p>OpenGL ES 2.x information:</text:p>
          </table:table-cell>
          <table:table-cell table:style-name="ce7" table:number-columns-repeated="77"/>
          <table:table-cell table:style-name="ce7" office:value-type="string" calcext:value-type="string">
            <text:p>[ 570732.742] wl_drm@11.format(909202777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count_props <text:s text:c="3"/>: 5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self_refresh_active=0</text:p>
          </table:table-cell>
          <table:table-cell table:style-name="ce7" table:number-columns-repeated="140"/>
          <table:table-cell table:style-name="ce12" office:value-type="string" calcext:value-type="string">
            <text:p><text:s text:c="2"/>version: "OpenGL ES 2.0 build 1.17@4948957"</text:p>
          </table:table-cell>
          <table:table-cell table:style-name="ce7" table:number-columns-repeated="77"/>
          <table:table-cell table:style-name="ce7" office:value-type="string" calcext:value-type="string">
            <text:p>[ 570732.766] wl_drm@11.format(875713881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props <text:s text:c="9"/>: 1 2 5 6 4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planes_changed=0</text:p>
          </table:table-cell>
          <table:table-cell table:style-name="ce7" table:number-columns-repeated="140"/>
          <table:table-cell table:style-name="ce12" office:value-type="string" calcext:value-type="string">
            <text:p><text:s text:c="2"/>shading language version: "OpenGL ES GLSL ES 1.00 build 1.17@4948957"</text:p>
          </table:table-cell>
          <table:table-cell table:style-name="ce7" table:number-columns-repeated="77"/>
          <table:table-cell table:style-name="ce7" office:value-type="string" calcext:value-type="string">
            <text:p>[ 570732.790] wl_drm@11.format(842094158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count_encoders : 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mode_changed=0</text:p>
          </table:table-cell>
          <table:table-cell table:style-name="ce7" table:number-columns-repeated="140"/>
          <table:table-cell table:style-name="ce12" office:value-type="string" calcext:value-type="string">
            <text:p><text:s text:c="2"/>vendor: "Imagination Technologies"</text:p>
          </table:table-cell>
          <table:table-cell table:style-name="ce7" table:number-columns-repeated="77"/>
          <table:table-cell table:style-name="ce7" office:value-type="string" calcext:value-type="string">
            <text:p>[ 570732.813] wl_drm@11.format(909203022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encoders <text:s text:c="6"/>: 34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active_changed=0</text:p>
          </table:table-cell>
          <table:table-cell table:style-name="ce7" table:number-columns-repeated="140"/>
          <table:table-cell table:style-name="ce12" office:value-type="string" calcext:value-type="string">
            <text:p><text:s text:c="2"/>renderer: "PowerVR SGX 530"</text:p>
          </table:table-cell>
          <table:table-cell table:style-name="ce7" table:number-columns-repeated="77"/>
          <table:table-cell table:style-name="ce7" office:value-type="string" calcext:value-type="string">
            <text:p>[ 570732.838] wl_drm@11.format(1448695129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Mode: "800x480" 800x480 60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onnectors_changed=0</text:p>
          </table:table-cell>
          <table:table-cell table:style-name="ce7" table:number-columns-repeated="140"/>
          <table:table-cell table:style-name="ce12" office:value-type="string" calcext:value-type="string">
            <text:p><text:s text:c="2"/>extensions: "GL_OES_compressed_ETC1_RGB8_texture GL_OES_depth24 GL_OES_depth_texture GL_OES_egl_sync GL_OES_element_index_uint GL_OES_EGL_image GL_OES_EGL_im</text:p>
          </table:table-cell>
          <table:table-cell table:style-name="ce7" table:number-columns-repeated="77"/>
          <table:table-cell table:style-name="ce7" office:value-type="string" calcext:value-type="string">
            <text:p>[ 570732.862] wl_drm@11.capabilities(1)</text:p>
          </table:table-cell>
          <table:table-cell table:style-name="ce7" table:number-columns-repeated="7"/>
          <table:table-cell table:style-name="ce8" table:number-columns-repeated="100"/>
          <table:table-cell table:style-name="ce23"/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olor_mgmt_changed=0</text:p>
          </table:table-cell>
          <table:table-cell table:style-name="ce7" table:number-columns-repeated="140"/>
          <table:table-cell table:style-name="ce12" office:value-type="string" calcext:value-type="string">
            <text:p>age_external GL_OES_fbo_render_mipmap GL_OES_fragment_precision_high GL_OES_get_program_binary GL_OES_mapbuffer GL_OES_packed_depth_stencil GL_OES_required_int</text:p>
          </table:table-cell>
          <table:table-cell table:style-name="ce7" table:number-columns-repeated="77"/>
          <table:table-cell table:style-name="ce7" office:value-type="string" calcext:value-type="string">
            <text:p>[ 570732.886] wl_callback@12.done(19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Encoder: LVDS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plane_mask=0</text:p>
          </table:table-cell>
          <table:table-cell table:style-name="ce7" table:number-columns-repeated="140"/>
          <table:table-cell table:style-name="ce12" office:value-type="string" calcext:value-type="string">
            <text:p>ernalformat GL_OES_rgb8_rgba8 GL_OES_standard_derivatives GL_OES_surfaceless_context GL_OES_texture_float GL_OES_texture_half_float GL_OES_vertex_array_object</text:p>
          </table:table-cell>
          <table:table-cell table:style-name="ce7" table:number-columns-repeated="77"/>
          <table:table-cell table:style-name="ce7" office:value-type="string" calcext:value-type="string">
            <text:p>[ 570732.918] <text:s/>-&gt; wl_display@1.sync(new id wl_callback@12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id <text:s text:c="4"/>:34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onnector_mask=0</text:p>
          </table:table-cell>
          <table:table-cell table:style-name="ce7" table:number-columns-repeated="140"/>
          <table:table-cell table:style-name="ce12" office:value-type="string" calcext:value-type="string">
            <text:p>GL_OES_vertex_half_float GL_EXT_blend_minmax GL_EXT_discard_framebuffer GL_EXT_multi_draw_arrays GL_EXT_multisampled_render_to_texture GL_EXT_shader_texture_lo</text:p>
          </table:table-cell>
          <table:table-cell table:style-name="ce7" table:number-columns-repeated="77"/>
          <table:table-cell table:style-name="ce7" office:value-type="string" calcext:value-type="string">
            <text:p>[ 570734.881] wl_display@1.delete_id(12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crtc_id <text:s text:c="2"/>:33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encoder_mask=0</text:p>
          </table:table-cell>
          <table:table-cell table:style-name="ce7" table:number-columns-repeated="140"/>
          <table:table-cell table:style-name="ce12" office:value-type="string" calcext:value-type="string">
            <text:p>d GL_EXT_texture_format_BGRA8888 GL_EXT_texture_rg GL_IMG_multisampled_render_to_texture GL_IMG_program_binary GL_IMG_read_format GL_IMG_shader_binary GL_IMG_t</text:p>
          </table:table-cell>
          <table:table-cell table:style-name="ce7" table:number-columns-repeated="77"/>
          <table:table-cell table:style-name="ce7" office:value-type="string" calcext:value-type="string">
            <text:p>[ 570734.946] wl_drm@11.authenticated(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type <text:s text:c="2"/>:3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mode: "": 0 0 0 0 0 0 0 0 0 0 0x0 0x0</text:p>
          </table:table-cell>
          <table:table-cell table:style-name="ce7" table:number-columns-repeated="140"/>
          <table:table-cell table:style-name="ce12" office:value-type="string" calcext:value-type="string">
            <text:p>exture_compression_pvrtc GL_IMG_texture_format_BGRA8888 GL_IMG_texture_npot GL_IMG_uniform_buffer_object GL_KHR_debug GL_EXT_texture_storage"</text:p>
          </table:table-cell>
          <table:table-cell table:style-name="ce7" table:number-columns-repeated="77"/>
          <table:table-cell table:style-name="ce7" office:value-type="string" calcext:value-type="string">
            <text:p>[ 570734.966] wl_callback@12.done(19)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possible_crtcs <text:s/>:0x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connector[34]: DPI-1</text:p>
          </table:table-cell>
          <table:table-cell table:style-name="ce7" table:number-columns-repeated="140"/>
          <table:table-cell table:style-name="ce12" office:value-type="string" calcext:value-type="string">
            <text:p>===================================</text:p>
          </table:table-cell>
          <table:table-cell table:style-name="ce7" table:number-columns-repeated="77"/>
          <table:table-cell table:style-name="ce7" office:value-type="string" calcext:value-type="string">
            <text:p>libGL: Can't open configuration file /etc/drirc: No such file or directory.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possible_clones :0x1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crtc=(null)</text:p>
          </table:table-cell>
          <table:table-cell table:style-name="ce7" table:number-columns-repeated="140"/>
          <table:table-cell table:style-name="ce12" office:value-type="string" calcext:value-type="string">
            <text:p>Using modifier ffffffffffffff</text:p>
          </table:table-cell>
          <table:table-cell table:style-name="ce7" table:number-columns-repeated="77"/>
          <table:table-cell table:style-name="ce7" office:value-type="string" calcext:value-type="string">
            <text:p>libGL: Can't open configuration file /home/weston/.drirc: No such file or directory.</text:p>
          </table:table-cell>
          <table:table-cell table:style-name="ce7" table:number-columns-repeated="7"/>
          <table:table-cell table:style-name="ce8" table:number-columns-repeated="100"/>
          <table:table-cell table:style-name="ce23"/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8"/>self_refresh_aware=0</text:p>
          </table:table-cell>
          <table:table-cell table:style-name="ce7" table:number-columns-repeated="140"/>
          <table:table-cell table:style-name="ce12" office:value-type="string" calcext:value-type="string">
            <text:p>Modifiers failed!</text:p>
          </table:table-cell>
          <table:table-cell table:style-name="ce7" table:number-columns-repeated="77"/>
          <table:table-cell table:style-name="ce7" office:value-type="string" calcext:value-type="string">
            <text:p>libEGL debug: using driver tilcdc for 5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Crtc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table:number-columns-repeated="142"/>
          <table:table-cell table:style-name="ce12" office:value-type="string" calcext:value-type="string">
            <text:p>Using modifier ffffffffffffff</text:p>
          </table:table-cell>
          <table:table-cell table:style-name="ce7" table:number-columns-repeated="85"/>
          <table:table-cell table:style-name="ce8" table:number-columns-repeated="100"/>
          <table:table-cell table:style-name="ce23" office:value-type="string" calcext:value-type="string">
            <text:p><text:s text:c="8"/>id <text:s text:c="12"/>: 33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1/</text:p>
          </table:table-cell>
          <table:table-cell table:style-name="ce7" table:number-columns-repeated="142"/>
          <table:table-cell table:style-name="ce12" office:value-type="string" calcext:value-type="string">
            <text:p>Modifiers failed!</text:p>
          </table:table-cell>
          <table:table-cell table:style-name="ce7" table:number-columns-repeated="77"/>
          <table:table-cell table:style-name="ce7" office:value-type="string" calcext:value-type="string">
            <text:p>libGL: Can't open configuration file /etc/drirc: No such file or directory.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x <text:s text:c="13"/>: 0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clients</text:p>
          </table:table-cell>
          <table:table-cell table:style-name="ce7" table:number-columns-repeated="219"/>
          <table:table-cell table:style-name="ce7" office:value-type="string" calcext:value-type="string">
            <text:p>libGL: Can't open configuration file /home/weston/.drirc: No such file or directory.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y <text:s text:c="13"/>: 0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4" office:value-type="string" calcext:value-type="string">
            <text:p><text:s text:c="13"/>command <text:s text:c="2"/>pid dev master a <text:s text:c="2"/>uid <text:s text:c="5"/>magic</text:p>
          </table:table-cell>
          <table:table-cell table:style-name="ce7" table:number-columns-repeated="218"/>
          <table:table-cell table:style-name="ce7" office:value-type="string" calcext:value-type="string">
            <text:p>libEGL debug: MESA-LOADER: device is not located on the PCI bus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width <text:s text:c="9"/>: 800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227"/>
          <table:table-cell table:style-name="ce8" table:number-columns-repeated="100"/>
          <table:table-cell table:style-name="ce23" office:value-type="string" calcext:value-type="string">
            <text:p><text:s text:c="8"/>height <text:s text:c="8"/>: 480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pvr dev=56000000.gpu unique=56000000.gpu</text:p>
          </table:table-cell>
          <table:table-cell table:style-name="ce7" table:number-columns-repeated="218"/>
          <table:table-cell table:style-name="ce7" office:value-type="string" calcext:value-type="string">
            <text:p>libEGL debug: using driver tilcdc for 5</text:p>
          </table:table-cell>
          <table:table-cell table:style-name="ce7" table:number-columns-repeated="7"/>
          <table:table-cell table:style-name="ce8" table:number-columns-repeated="100"/>
          <table:table-cell table:style-name="ce23" office:value-type="string" calcext:value-type="string">
            <text:p><text:s text:c="8"/>mode <text:s text:c="10"/>: 0x254b4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table:number-columns-repeated="228"/>
          <table:table-cell table:style-name="ce8" table:number-columns-repeated="100"/>
          <table:table-cell table:style-name="ce23" office:value-type="string" calcext:value-type="string">
            <text:p><text:s text:c="8"/>gamma size <text:s text:c="4"/>: 0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128/</text:p>
          </table:table-cell>
          <table:table-cell table:style-name="ce7" table:number-columns-repeated="220"/>
          <table:table-cell table:style-name="ce7" office:value-type="string" calcext:value-type="string">
            <text:p>libEGL debug: MESA-LOADER: dlopen(/usr/lib/dri/tilcdc_dri.so)</text:p>
          </table:table-cell>
          <table:table-cell table:style-name="ce7" table:number-columns-repeated="7"/>
          <table:table-cell table:style-name="ce8" table:number-columns-repeated="100"/>
          <table:table-cell table:style-name="ce23"/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clients</text:p>
          </table:table-cell>
          <table:table-cell table:style-name="ce7" table:number-columns-repeated="227"/>
          <table:table-cell table:style-name="ce8" table:number-columns-repeated="100"/>
          <table:table-cell table:style-name="ce23" office:value-type="string" calcext:value-type="string">
            <text:p>Ok</text:p>
          </table:table-cell>
          <table:table-cell table:style-name="ce8" table:number-columns-repeated="5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<text:s text:c="13"/>command <text:s text:c="2"/>pid dev master a <text:s text:c="2"/>uid <text:s text:c="5"/>magic</text:p>
          </table:table-cell>
          <table:table-cell table:style-name="ce7" table:number-columns-repeated="218"/>
          <table:table-cell table:style-name="ce7" office:value-type="string" calcext:value-type="string">
            <text:p>libEGL debug: found extension `DRI_Core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219"/>
          <table:table-cell table:style-name="ce7" office:value-type="string" calcext:value-type="string">
            <text:p>libEGL info: found extension DRI_Core version 2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4"/>
          <table:table-cell table:style-name="ce12" office:value-type="string" calcext:value-type="string">
            <text:p>pvr dev=56000000.gpu unique=56000000.gpu</text:p>
          </table:table-cell>
          <table:table-cell table:style-name="ce7" table:number-columns-repeated="218"/>
          <table:table-cell table:style-name="ce7" office:value-type="string" calcext:value-type="string">
            <text:p>libEGL debug: found extension `DRI_IMAGE_DRIVER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libEGL debug: found extension `DRI_DRI2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libEGL info: found extension DRI_DRI2 version 4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libEGL debug: found extension `DRI_DriverVtable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/sys/class/drm/</text:p>
          </table:table-cell>
          <table:table-cell table:style-name="ce7" table:number-columns-repeated="221"/>
          <table:table-cell table:style-name="ce7" office:value-type="string" calcext:value-type="string">
            <text:p>libEGL debug: found extension `DRI_Core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card0 <text:s text:c="6"/>-&gt; ../../devices/platform/ocp/48000000.interconnect/48000000.interconnect:segment@300000/4830e000.target-module/4830e000.lcdc/drm/card0/</text:p>
          </table:table-cell>
          <table:table-cell table:style-name="ce7" table:number-columns-repeated="220"/>
          <table:table-cell table:style-name="ce7" office:value-type="string" calcext:value-type="string">
            <text:p>libEGL debug: found extension `DRI_IMAGE_DRIVER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card0-DPI-1 -&gt; ../../devices/platform/ocp/48000000.interconnect/48000000.interconnect:segment@300000/4830e000.target-module/4830e000.lcdc/drm/card0/card0-DPI-1/</text:p>
          </table:table-cell>
          <table:table-cell table:style-name="ce7" table:number-columns-repeated="220"/>
          <table:table-cell table:style-name="ce7" office:value-type="string" calcext:value-type="string">
            <text:p>libEGL debug: found extension `DRI_DRI2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card1 <text:s text:c="6"/>-&gt; ../../devices/platform/ocp/5600fe00.target-module/56000000.gpu/drm/card1/</text:p>
          </table:table-cell>
          <table:table-cell table:style-name="ce7" table:number-columns-repeated="220"/>
          <table:table-cell table:style-name="ce7" office:value-type="string" calcext:value-type="string">
            <text:p>libEGL debug: found extension `DRI_DriverVtable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renderD128 <text:s/>-&gt; ../../devices/platform/ocp/5600fe00.target-module/56000000.gpu/drm/renderD128/</text:p>
          </table:table-cell>
          <table:table-cell table:style-name="ce7" table:number-columns-repeated="220"/>
          <table:table-cell table:style-name="ce7" office:value-type="string" calcext:value-type="string">
            <text:p>libEGL debug: did not find optional extension DRI_ConfigOptions version 1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version</text:p>
          </table:table-cell>
          <table:table-cell table:style-name="ce7" table:number-columns-repeated="220"/>
          <table:table-cell table:style-name="ce7" office:value-type="string" calcext:value-type="string">
            <text:p>libGL: Can't open configuration file /etc/drirc: No such file or directory.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drm 1.1.0 20060810</text:p>
          </table:table-cell>
          <table:table-cell table:style-name="ce7" table:number-columns-repeated="219"/>
          <table:table-cell table:style-name="ce7" office:value-type="string" calcext:value-type="string">
            <text:p>libGL: Can't open configuration file /home/weston/.drirc: No such file or directory.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MESA: info: Loaded libpvr_dri_support.so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libEGL debug: found extension `DRI_TexBuffer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libEGL info: found extension DRI_TexBuffer version 2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/sys/class/graphics/</text:p>
          </table:table-cell>
          <table:table-cell table:style-name="ce7" table:number-columns-repeated="221"/>
          <table:table-cell table:style-name="ce7" office:value-type="string" calcext:value-type="string">
            <text:p>libEGL debug: found extension `DRI2_Flush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fb0 -&gt; ../../devices/platform/ocp/48000000.interconnect/48000000.interconnect:segment@300000/4830e000.target-module/4830e000.lcdc/graphics/fb0/</text:p>
          </table:table-cell>
          <table:table-cell table:style-name="ce7" table:number-columns-repeated="220"/>
          <table:table-cell table:style-name="ce7" office:value-type="string" calcext:value-type="string">
            <text:p>libEGL info: found extension DRI2_Flush version 4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libEGL debug: found extension `DRI_IMAGE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23"/>
          <table:table-cell table:style-name="ce7" office:value-type="string" calcext:value-type="string">
            <text:p>libEGL info: found extension DRI_IMAGE version 8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/sys/devices/platform/ocp/48000000.interconnect/48000000.interconnect:segment@300000/4830e000.target-module/4830e000.lcdc/</text:p>
          </table:table-cell>
          <table:table-cell table:style-name="ce7" table:number-columns-repeated="221"/>
          <table:table-cell table:style-name="ce7" office:value-type="string" calcext:value-type="string">
            <text:p>libEGL debug: found extension `DRI_Robustness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driver -&gt; ../../../../../../../bus/platform/drivers/tilcdc/</text:p>
          </table:table-cell>
          <table:table-cell table:style-name="ce7" table:number-columns-repeated="220"/>
          <table:table-cell table:style-name="ce7" office:value-type="string" calcext:value-type="string">
            <text:p>libEGL debug: found extension `DRI2_Fence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driver_override</text:p>
          </table:table-cell>
          <table:table-cell table:style-name="ce7" table:number-columns-repeated="220"/>
          <table:table-cell table:style-name="ce7" office:value-type="string" calcext:value-type="string">
            <text:p>libEGL debug: found extension `DRI_TexBuffer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(null)</text:p>
          </table:table-cell>
          <table:table-cell table:style-name="ce7" table:number-columns-repeated="219"/>
          <table:table-cell table:style-name="ce7" office:value-type="string" calcext:value-type="string">
            <text:p>libEGL debug: found extension `DRI2_Flush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drm/</text:p>
          </table:table-cell>
          <table:table-cell table:style-name="ce7" table:number-columns-repeated="220"/>
          <table:table-cell table:style-name="ce7" office:value-type="string" calcext:value-type="string">
            <text:p>libEGL debug: found extension `DRI_IMAGE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card0/</text:p>
          </table:table-cell>
          <table:table-cell table:style-name="ce7" table:number-columns-repeated="219"/>
          <table:table-cell table:style-name="ce7" office:value-type="string" calcext:value-type="string">
            <text:p>libEGL info: found extension DRI_IMAGE version 8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card0-DPI-1/</text:p>
          </table:table-cell>
          <table:table-cell table:style-name="ce7" table:number-columns-repeated="218"/>
          <table:table-cell table:style-name="ce7" office:value-type="string" calcext:value-type="string">
            <text:p>libEGL debug: found extension `DRI_Robustness'</text:p>
          </table:table-cell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device -&gt; ../../card0/</text:p>
          </table:table-cell>
          <table:table-cell table:style-name="ce7" table:number-columns-repeated="217"/>
          <table:table-cell table:style-name="ce7" office:value-type="string" calcext:value-type="string">
            <text:p>libEGL info: found extension DRI_Robustness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452] <text:s/>-&gt; wl_compositor@4.create_surface(new id wl_surface@12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dpms</text:p>
          </table:table-cell>
          <table:table-cell table:style-name="ce7" table:number-columns-repeated="77"/>
          <table:table-cell table:style-name="ce7" office:value-type="string" calcext:value-type="string">
            <text:p>fbset</text:p>
          </table:table-cell>
          <table:table-cell table:style-name="ce7" table:number-columns-repeated="28"/>
          <table:table-cell table:style-name="ce7" office:value-type="string" calcext:value-type="string">
            <text:p>modeprint tilcdc</text:p>
          </table:table-cell>
          <table:table-cell table:style-name="ce8"/>
          <table:table-cell table:style-name="ce7" table:number-columns-repeated="109"/>
          <table:table-cell table:style-name="ce7" office:value-type="string" calcext:value-type="string">
            <text:p>libEGL debug: found extension `DRI2_Fence'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518] <text:s/>-&gt; xdg_wm_base@8.get_xdg_surface(new id xdg_surface@9, wl_surface@12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 office:value-type="string" calcext:value-type="string">
            <text:p>On</text:p>
          </table:table-cell>
          <table:table-cell table:style-name="ce7" table:number-columns-repeated="77"/>
          <table:table-cell table:style-name="ce12"/>
          <table:table-cell table:style-name="ce7" table:number-columns-repeated="28"/>
          <table:table-cell table:style-name="ce12" office:value-type="string" calcext:value-type="string">
            <text:p>Starting test</text:p>
          </table:table-cell>
          <table:table-cell table:style-name="ce7" table:number-columns-repeated="109"/>
          <table:table-cell table:style-name="ce7" office:value-type="string" calcext:value-type="string">
            <text:p>libEGL info: found extension DRI2_Fence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565] <text:s/>-&gt; xdg_surface@9.get_toplevel(new id xdg_toplevel@13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edid</text:p>
          </table:table-cell>
          <table:table-cell table:style-name="ce7" table:number-columns-repeated="78"/>
          <table:table-cell table:style-name="ce12" office:value-type="string" calcext:value-type="string">
            <text:p>mode "800x480-0"</text:p>
          </table:table-cell>
          <table:table-cell table:style-name="ce7" table:number-columns-repeated="28"/>
          <table:table-cell table:style-name="ce12" office:value-type="string" calcext:value-type="string">
            <text:p>Resources</text:p>
          </table:table-cell>
          <table:table-cell table:style-name="ce7" table:number-columns-repeated="109"/>
          <table:table-cell table:style-name="ce7" office:value-type="string" calcext:value-type="string">
            <text:p>libEGL debug: did not find optional extension DRI_CONFIG_QUERY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598] <text:s/>-&gt; xdg_toplevel@13.set_title("simple-egl"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/>
          <table:table-cell table:style-name="ce7" table:number-columns-repeated="77"/>
          <table:table-cell table:style-name="ce12" office:value-type="string" calcext:value-type="string">
            <text:p><text:s text:c="8"/># D: 0.000 MHz, H: 0.000 kHz, V: 0.000 Hz</text:p>
          </table:table-cell>
          <table:table-cell table:style-name="ce7" table:number-columns-repeated="28"/>
          <table:table-cell table:style-name="ce12"/>
          <table:table-cell table:style-name="ce7" table:number-columns-repeated="109"/>
          <table:table-cell table:style-name="ce7" office:value-type="string" calcext:value-type="string">
            <text:p>libEGL debug: did not find optional extension DRI2_BufferDamage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623] <text:s/>-&gt; xdg_toplevel@13.set_app_id("org.freedesktop.weston.simple-egl"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enabled</text:p>
          </table:table-cell>
          <table:table-cell table:style-name="ce7" table:number-columns-repeated="78"/>
          <table:table-cell table:style-name="ce12" office:value-type="string" calcext:value-type="string">
            <text:p><text:s text:c="8"/>geometry 800 480 800 480 16</text:p>
          </table:table-cell>
          <table:table-cell table:style-name="ce7" table:number-columns-repeated="28"/>
          <table:table-cell table:style-name="ce12" office:value-type="string" calcext:value-type="string">
            <text:p>count_connectors : 1</text:p>
          </table:table-cell>
          <table:table-cell table:style-name="ce7" table:number-columns-repeated="109"/>
          <table:table-cell table:style-name="ce7" office:value-type="string" calcext:value-type="string">
            <text:p>libEGL debug: did not find optional extension DRI_RENDERER_QUERY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650] <text:s/>-&gt; wl_surface@12.commit(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 office:value-type="string" calcext:value-type="string">
            <text:p>disabled</text:p>
          </table:table-cell>
          <table:table-cell table:style-name="ce7" table:number-columns-repeated="77"/>
          <table:table-cell table:style-name="ce12" office:value-type="string" calcext:value-type="string">
            <text:p><text:s text:c="8"/>timings 0 0 0 0 0 0 0</text:p>
          </table:table-cell>
          <table:table-cell table:style-name="ce7" table:number-columns-repeated="28"/>
          <table:table-cell table:style-name="ce12" office:value-type="string" calcext:value-type="string">
            <text:p>count_encoders <text:s text:c="2"/>: 1</text:p>
          </table:table-cell>
          <table:table-cell table:style-name="ce7" table:number-columns-repeated="109"/>
          <table:table-cell table:style-name="ce7" office:value-type="string" calcext:value-type="string">
            <text:p>libEGL debug: did not find optional extension DRI2_Interop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701] wl_seat@7.capabilities(6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modes</text:p>
          </table:table-cell>
          <table:table-cell table:style-name="ce7" table:number-columns-repeated="78"/>
          <table:table-cell table:style-name="ce12" office:value-type="string" calcext:value-type="string">
            <text:p><text:s text:c="8"/>accel true</text:p>
          </table:table-cell>
          <table:table-cell table:style-name="ce7" table:number-columns-repeated="28"/>
          <table:table-cell table:style-name="ce12" office:value-type="string" calcext:value-type="string">
            <text:p>count_crtcs <text:s text:c="5"/>: 1</text:p>
          </table:table-cell>
          <table:table-cell table:style-name="ce7" table:number-columns-repeated="109"/>
          <table:table-cell table:style-name="ce7" office:value-type="string" calcext:value-type="string">
            <text:p>libEGL debug: did not find optional extension DRI_FlushControl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740] <text:s/>-&gt; wl_seat@7.get_keyboard(new id wl_keyboard@14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 office:value-type="string" calcext:value-type="string">
            <text:p>800x480</text:p>
          </table:table-cell>
          <table:table-cell table:style-name="ce7" table:number-columns-repeated="77"/>
          <table:table-cell table:style-name="ce12" office:value-type="string" calcext:value-type="string">
            <text:p><text:s text:c="8"/>rgba 5/11,6/5,5/0,0/0</text:p>
          </table:table-cell>
          <table:table-cell table:style-name="ce7" table:number-columns-repeated="28"/>
          <table:table-cell table:style-name="ce12" office:value-type="string" calcext:value-type="string">
            <text:p>count_fbs <text:s text:c="7"/>: 0</text:p>
          </table:table-cell>
          <table:table-cell table:style-name="ce7" table:number-columns-repeated="109"/>
          <table:table-cell table:style-name="ce7" office:value-type="string" calcext:value-type="string">
            <text:p>libEGL debug: did not find optional extension DRI2_Blob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2.778] <text:s/>-&gt; wl_seat@7.get_touch(new id wl_touch@15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power/</text:p>
          </table:table-cell>
          <table:table-cell table:style-name="ce7" table:number-columns-repeated="78"/>
          <table:table-cell table:style-name="ce12" office:value-type="string" calcext:value-type="string">
            <text:p>endmode</text:p>
          </table:table-cell>
          <table:table-cell table:style-name="ce7" table:number-columns-repeated="28"/>
          <table:table-cell table:style-name="ce12"/>
          <table:table-cell table:style-name="ce7" table:number-columns-repeated="109"/>
          <table:table-cell table:style-name="ce7" office:value-type="string" calcext:value-type="string">
            <text:p>libEGL debug: did not find optional extension DRI_MutableRenderBufferDriver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6.165] wl_keyboard@14.keymap(1, fd 7, 64434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status</text:p>
          </table:table-cell>
          <table:table-cell table:style-name="ce7" table:number-columns-repeated="78"/>
          <table:table-cell table:style-name="ce12"/>
          <table:table-cell table:style-name="ce7" table:number-columns-repeated="28"/>
          <table:table-cell table:style-name="ce12" office:value-type="string" calcext:value-type="string">
            <text:p>Connector: LVDS-1</text:p>
          </table:table-cell>
          <table:table-cell table:style-name="ce7" table:number-columns-repeated="109"/>
          <table:table-cell table:style-name="ce7" office:value-type="string" calcext:value-type="string">
            <text:p>libEGL debug: did not find optional extension DRI_Kopper version 1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6.405] xdg_toplevel@13.configure(0, 0, array[0]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table:number-columns-repeated="2"/>
          <table:table-cell table:style-name="ce12" office:value-type="string" calcext:value-type="string">
            <text:p>connected</text:p>
          </table:table-cell>
          <table:table-cell table:style-name="ce7" table:number-columns-repeated="106"/>
          <table:table-cell table:style-name="ce12" office:value-type="string" calcext:value-type="string">
            <text:p><text:s text:c="8"/>id <text:s text:c="12"/>: 34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ABGR16F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6.462] xdg_surface@9.configure(20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subsystem -&gt; ../../../../../../../../../../class/drm/</text:p>
          </table:table-cell>
          <table:table-cell table:style-name="ce7" table:number-columns-repeated="107"/>
          <table:table-cell table:style-name="ce12" office:value-type="string" calcext:value-type="string">
            <text:p><text:s text:c="8"/>encoder id <text:s text:c="4"/>: 33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XBGR16F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6.492] <text:s/>-&gt; xdg_surface@9.ack_configure(20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7" office:value-type="string" calcext:value-type="string">
            <text:p>uevent</text:p>
          </table:table-cell>
          <table:table-cell table:style-name="ce7" table:number-columns-repeated="107"/>
          <table:table-cell table:style-name="ce12" office:value-type="string" calcext:value-type="string">
            <text:p><text:s text:c="8"/>conn <text:s text:c="10"/>: connected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XRGB2101010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6.657] <text:s/>-&gt; zwp_linux_dmabuf_v1@10.get_surface_feedback(new id zwp_linux_dmabuf_feedback_v1@16, wl_surface@12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dev</text:p>
          </table:table-cell>
          <table:table-cell table:style-name="ce7" table:number-columns-repeated="108"/>
          <table:table-cell table:style-name="ce12" office:value-type="string" calcext:value-type="string">
            <text:p><text:s text:c="8"/>size <text:s text:c="10"/>: 0x0 (mm)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ARGB2101010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device -&gt; ../../../4830e000.lcdc/</text:p>
          </table:table-cell>
          <table:table-cell table:style-name="ce7" table:number-columns-repeated="108"/>
          <table:table-cell table:style-name="ce12" office:value-type="string" calcext:value-type="string">
            <text:p><text:s text:c="8"/>count_modes <text:s text:c="3"/>: 1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XBGR2101010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46.747] <text:s/>-&gt; wl_display@1.sync(new id wl_callback@17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power/</text:p>
          </table:table-cell>
          <table:table-cell table:style-name="ce7" table:number-columns-repeated="108"/>
          <table:table-cell table:style-name="ce12" office:value-type="string" calcext:value-type="string">
            <text:p><text:s text:c="8"/>count_props <text:s text:c="3"/>: 5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ABGR2101010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2.518] wl_display@1.delete_id(17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subsystem -&gt; ../../../../../../../../../class/drm/</text:p>
          </table:table-cell>
          <table:table-cell table:style-name="ce7" table:number-columns-repeated="108"/>
          <table:table-cell table:style-name="ce12" office:value-type="string" calcext:value-type="string">
            <text:p><text:s text:c="8"/>props <text:s text:c="9"/>: 1 2 5 6 4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ABGR8888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2.584] wl_callback@17.done(20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uevent</text:p>
          </table:table-cell>
          <table:table-cell table:style-name="ce7" table:number-columns-repeated="108"/>
          <table:table-cell table:style-name="ce12" office:value-type="string" calcext:value-type="string">
            <text:p><text:s text:c="8"/>count_encoders : 1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XBGR8888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2.715] zwp_linux_dmabuf_feedback_v1@16.format_table(fd 7, 32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controlD64 -&gt; card0/</text:p>
          </table:table-cell>
          <table:table-cell table:style-name="ce7" table:number-columns-repeated="109"/>
          <table:table-cell table:style-name="ce12" office:value-type="string" calcext:value-type="string">
            <text:p><text:s text:c="8"/>encoders <text:s text:c="6"/>: 33</text:p>
          </table:table-cell>
          <table:table-cell table:style-name="ce7" table:number-columns-repeated="109"/>
          <table:table-cell table:style-name="ce7" office:value-type="string" calcext:value-type="string">
            <text:p>libEGL debug: No DRI config supports native format YUYV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2.858] zwp_linux_dmabuf_feedback_v1@16.main_device(array[8]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graphics/</text:p>
          </table:table-cell>
          <table:table-cell table:style-name="ce7" table:number-columns-repeated="110"/>
          <table:table-cell table:style-name="ce12" office:value-type="string" calcext:value-type="string">
            <text:p>Mode: "800x480" 800x480 56</text:p>
          </table:table-cell>
          <table:table-cell table:style-name="ce7" table:number-columns-repeated="109"/>
          <table:table-cell table:style-name="ce7" office:value-type="string" calcext:value-type="string">
            <text:p>libEGL debug: eglPrintConfigDebug: nothing to print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2.894] zwp_linux_dmabuf_feedback_v1@16.tranche_target_device(array[8]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2" table:style-name="ce7" office:value-type="string" calcext:value-type="string">
            <text:p>|</text:p>
          </table:table-cell>
          <table:table-cell table:style-name="ce7" office:value-type="string" calcext:value-type="string">
            <text:p>fb0/</text:p>
          </table:table-cell>
          <table:table-cell table:style-name="ce7" table:number-columns-repeated="109"/>
          <table:table-cell table:style-name="ce12"/>
          <table:table-cell table:style-name="ce7" table:number-columns-repeated="109"/>
          <table:table-cell table:style-name="ce7" office:value-type="string" calcext:value-type="string">
            <text:p>libEGL debug: ---------------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2.921] zwp_linux_dmabuf_feedback_v1@16.tranche_flags(0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bits_per_pixel</text:p>
          </table:table-cell>
          <table:table-cell table:style-name="ce7" table:number-columns-repeated="108"/>
          <table:table-cell table:style-name="ce12" office:value-type="string" calcext:value-type="string">
            <text:p>Encoder: LVDS</text:p>
          </table:table-cell>
          <table:table-cell table:style-name="ce7" table:number-columns-repeated="109"/>
          <table:table-cell table:style-name="ce7" office:value-type="string" calcext:value-type="string">
            <text:p>libEGL debug: Configurations: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3.234] zwp_linux_dmabuf_feedback_v1@16.tranche_formats(array[4]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16</text:p>
          </table:table-cell>
          <table:table-cell table:style-name="ce7" table:number-columns-repeated="107"/>
          <table:table-cell table:style-name="ce12" office:value-type="string" calcext:value-type="string">
            <text:p><text:s text:c="8"/>id <text:s text:c="4"/>:33</text:p>
          </table:table-cell>
          <table:table-cell table:style-name="ce7" table:number-columns-repeated="109"/>
          <table:table-cell table:style-name="ce7" office:value-type="string" calcext:value-type="string">
            <text:p>libEGL debug: cho <text:s text:c="6"/>bf lv colourbuffer dp st <text:s/>ms <text:s text:c="10"/>vis <text:s/>cav <text:s/>bi <text:s text:c="4"/>renderable <text:s text:c="10"/>supported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3.330] zwp_linux_dmabuf_feedback_v1@16.tranche_done(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blank</text:p>
          </table:table-cell>
          <table:table-cell table:style-name="ce7" table:number-columns-repeated="108"/>
          <table:table-cell table:style-name="ce12" office:value-type="string" calcext:value-type="string">
            <text:p><text:s text:c="8"/>crtc_id <text:s text:c="2"/>:32</text:p>
          </table:table-cell>
          <table:table-cell table:style-name="ce7" table:number-columns-repeated="109"/>
          <table:table-cell table:style-name="ce7" office:value-type="string" calcext:value-type="string">
            <text:p>libEGL debug: sen <text:s text:c="3"/>id sz <text:s/>l <text:s/>r <text:s/>g <text:s/>b <text:s/>a <text:s/>th cl ns b <text:s text:c="10"/>id <text:s/>eat <text:s/>nd <text:s/>gl es es2 es3 vg <text:s text:c="8"/>surfaces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[ 571153.368] zwp_linux_dmabuf_feedback_v1@16.done(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/>
          <table:table-cell table:style-name="ce7" table:number-columns-repeated="65"/>
          <table:table-cell table:style-name="ce7" office:value-type="string" calcext:value-type="string">
            <text:p>U-Boot#bdinfo</text:p>
          </table:table-cell>
          <table:table-cell table:style-name="ce7" table:number-columns-repeated="41"/>
          <table:table-cell table:style-name="ce12" office:value-type="string" calcext:value-type="string">
            <text:p><text:s text:c="8"/>type <text:s text:c="2"/>:3</text:p>
          </table:table-cell>
          <table:table-cell table:style-name="ce7" table:number-columns-repeated="109"/>
          <table:table-cell table:style-name="ce7" office:value-type="string" calcext:value-type="string">
            <text:p>libEGL debug: ---------------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PVR:(Error): Failed to open DMA-HEAP device: Unknown error -1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console</text:p>
          </table:table-cell>
          <table:table-cell table:style-name="ce7" table:number-columns-repeated="66"/>
          <table:table-cell table:style-name="ce12" office:value-type="string" calcext:value-type="string">
            <text:p>boot_params = 0x80000100</text:p>
          </table:table-cell>
          <table:table-cell table:style-name="ce7" table:number-columns-repeated="41"/>
          <table:table-cell table:style-name="ce12" office:value-type="string" calcext:value-type="string">
            <text:p><text:s text:c="8"/>possible_crtcs <text:s/>:0x1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2"/>0 0x001 32 <text:s/>0 <text:s/>8 <text:s/>8 <text:s/>8 <text:s/>8 <text:s text:c="2"/>0 <text:s/>0 <text:s/>0 0 0x00000000-- <text:s text:c="7"/>a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<text:s/>[0, ]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/>
          <table:table-cell table:style-name="ce7" table:number-columns-repeated="65"/>
          <table:table-cell table:style-name="ce12" office:value-type="string" calcext:value-type="string">
            <text:p>DRAM bank <text:s text:c="2"/>= 0x00000000</text:p>
          </table:table-cell>
          <table:table-cell table:style-name="ce7" table:number-columns-repeated="41"/>
          <table:table-cell table:style-name="ce12" office:value-type="string" calcext:value-type="string">
            <text:p><text:s text:c="8"/>possible_clones :0x1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2"/>2 0x002 32 <text:s/>0 <text:s/>8 <text:s/>8 <text:s/>8 <text:s/>8 <text:s text:c="2"/>0 <text:s/>0 <text:s/>4 1 0x00000000-- <text:s text:c="7"/>a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PVR:(Error): PVRDRIBufferCreate: Failed to create plane [0, ]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cursor</text:p>
          </table:table-cell>
          <table:table-cell table:style-name="ce7" table:number-columns-repeated="66"/>
          <table:table-cell table:style-name="ce12" office:value-type="string" calcext:value-type="string">
            <text:p>-&gt; start <text:s text:c="3"/>= 0x80000000</text:p>
          </table:table-cell>
          <table:table-cell table:style-name="ce7" table:number-columns-repeated="41"/>
          <table:table-cell table:style-name="ce12"/>
          <table:table-cell table:style-name="ce7" table:number-columns-repeated="109"/>
          <table:table-cell table:style-name="ce7" office:value-type="string" calcext:value-type="string">
            <text:p>libEGL debug: <text:s text:c="2"/>1 0x003 32 <text:s/>0 <text:s/>8 <text:s/>8 <text:s/>8 <text:s/>8 <text:s/>24 <text:s/>8 <text:s/>0 0 0x00000000-- <text:s text:c="7"/>a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ESA: error: CreateImageShared: Failed to create buffer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/>
          <table:table-cell table:style-name="ce7" table:number-columns-repeated="65"/>
          <table:table-cell table:style-name="ce12" office:value-type="string" calcext:value-type="string">
            <text:p>-&gt; size <text:s text:c="4"/>= 0x20000000</text:p>
          </table:table-cell>
          <table:table-cell table:style-name="ce7" table:number-columns-repeated="41"/>
          <table:table-cell table:style-name="ce12" office:value-type="string" calcext:value-type="string">
            <text:p>Crtc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2"/>3 0x004 32 <text:s/>0 <text:s/>8 <text:s/>8 <text:s/>8 <text:s/>8 <text:s/>24 <text:s/>8 <text:s/>4 1 0x00000000-- <text:s text:c="7"/>a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PVR:(Error): Failed to open DMA-HEAP device: Unknown error -1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dev</text:p>
          </table:table-cell>
          <table:table-cell table:style-name="ce7" table:number-columns-repeated="66"/>
          <table:table-cell table:style-name="ce12" office:value-type="string" calcext:value-type="string">
            <text:p>flashstart <text:s/>= 0x00000000</text:p>
          </table:table-cell>
          <table:table-cell table:style-name="ce7" table:number-columns-repeated="41"/>
          <table:table-cell table:style-name="ce12" office:value-type="string" calcext:value-type="string">
            <text:p><text:s text:c="8"/>id <text:s text:c="12"/>: 32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4"/>0x005 24 <text:s/>0 <text:s/>8 <text:s/>8 <text:s/>8 <text:s/>0 <text:s text:c="2"/>0 <text:s/>0 <text:s/>0 0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<text:s/>[0, ]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29:0</text:p>
          </table:table-cell>
          <table:table-cell table:style-name="ce7" table:number-columns-repeated="65"/>
          <table:table-cell table:style-name="ce12" office:value-type="string" calcext:value-type="string">
            <text:p>flashsize <text:s text:c="2"/>= 0x00000000</text:p>
          </table:table-cell>
          <table:table-cell table:style-name="ce7" table:number-columns-repeated="41"/>
          <table:table-cell table:style-name="ce12" office:value-type="string" calcext:value-type="string">
            <text:p><text:s text:c="8"/>x <text:s text:c="13"/>: 0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4"/>0x006 24 <text:s/>0 <text:s/>8 <text:s/>8 <text:s/>8 <text:s/>0 <text:s text:c="2"/>0 <text:s/>0 <text:s/>4 1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PVR:(Error): PVRDRIBufferCreate: Failed to create plane [0, ]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device -&gt; ../../../4830e000.lcdc/</text:p>
          </table:table-cell>
          <table:table-cell table:style-name="ce7" table:number-columns-repeated="66"/>
          <table:table-cell table:style-name="ce12" office:value-type="string" calcext:value-type="string">
            <text:p>flashoffset = 0x00000000</text:p>
          </table:table-cell>
          <table:table-cell table:style-name="ce7" table:number-columns-repeated="41"/>
          <table:table-cell table:style-name="ce12" office:value-type="string" calcext:value-type="string">
            <text:p><text:s text:c="8"/>y <text:s text:c="13"/>: 0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4"/>0x007 24 <text:s/>0 <text:s/>8 <text:s/>8 <text:s/>8 <text:s/>0 <text:s/>24 <text:s/>8 <text:s/>0 0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ESA: error: CreateImageShared: Failed to create buffer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mode</text:p>
          </table:table-cell>
          <table:table-cell table:style-name="ce7" table:number-columns-repeated="66"/>
          <table:table-cell table:style-name="ce12" office:value-type="string" calcext:value-type="string">
            <text:p>baudrate <text:s text:c="3"/>= 115200 bps</text:p>
          </table:table-cell>
          <table:table-cell table:style-name="ce7" table:number-columns-repeated="41"/>
          <table:table-cell table:style-name="ce12" office:value-type="string" calcext:value-type="string">
            <text:p><text:s text:c="8"/>width <text:s text:c="9"/>: 800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4"/>0x008 24 <text:s/>0 <text:s/>8 <text:s/>8 <text:s/>8 <text:s/>0 <text:s/>24 <text:s/>8 <text:s/>4 1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libEGL debug: EGL user error 0x3003 (EGL_BAD_ALLOC) in eglMakeCurrent: failed to allocate color buffer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/>
          <table:table-cell table:style-name="ce7" table:number-columns-repeated="65"/>
          <table:table-cell table:style-name="ce12" office:value-type="string" calcext:value-type="string">
            <text:p>relocaddr <text:s text:c="2"/>= 0x9ee9c000</text:p>
          </table:table-cell>
          <table:table-cell table:style-name="ce7" table:number-columns-repeated="41"/>
          <table:table-cell table:style-name="ce12" office:value-type="string" calcext:value-type="string">
            <text:p><text:s text:c="8"/>height <text:s text:c="8"/>: 480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4"/>0x009 16 <text:s/>0 <text:s/>5 <text:s/>6 <text:s/>5 <text:s/>0 <text:s text:c="2"/>0 <text:s/>0 <text:s/>0 0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/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modes</text:p>
          </table:table-cell>
          <table:table-cell table:style-name="ce7" table:number-columns-repeated="66"/>
          <table:table-cell table:style-name="ce12" office:value-type="string" calcext:value-type="string">
            <text:p>reloc off <text:s text:c="2"/>= 0x1e69c000</text:p>
          </table:table-cell>
          <table:table-cell table:style-name="ce7" table:number-columns-repeated="41"/>
          <table:table-cell table:style-name="ce12" office:value-type="string" calcext:value-type="string">
            <text:p><text:s text:c="8"/>mode <text:s text:c="10"/>: 0x254b4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4"/>0x00a 16 <text:s/>0 <text:s/>5 <text:s/>6 <text:s/>5 <text:s/>0 <text:s text:c="2"/>0 <text:s/>0 <text:s/>4 1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ESA: error: PVRImageDrawableGetNativeInfo: Image get buffers call failed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U:800x480p-0</text:p>
          </table:table-cell>
          <table:table-cell table:style-name="ce7" table:number-columns-repeated="65"/>
          <table:table-cell table:style-name="ce12" office:value-type="string" calcext:value-type="string">
            <text:p>Build <text:s text:c="6"/>= 32-bit</text:p>
          </table:table-cell>
          <table:table-cell table:style-name="ce7" table:number-columns-repeated="41"/>
          <table:table-cell table:style-name="ce12" office:value-type="string" calcext:value-type="string">
            <text:p><text:s text:c="8"/>gamma size <text:s text:c="4"/>: 0</text:p>
          </table:table-cell>
          <table:table-cell table:style-name="ce7" table:number-columns-repeated="109"/>
          <table:table-cell table:style-name="ce7" office:value-type="string" calcext:value-type="string">
            <text:p>libEGL debug: <text:s text:c="4"/>0x00b 16 <text:s/>0 <text:s/>5 <text:s/>6 <text:s/>5 <text:s/>0 <text:s/>24 <text:s/>8 <text:s/>0 0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MESA: error: PVRDRIMakeCurrent: Couldn't initialise write drawable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66"/>
          <table:table-cell table:style-name="ce12" office:value-type="string" calcext:value-type="string">
            <text:p>current eth = ethernet@4a100000</text:p>
          </table:table-cell>
          <table:table-cell table:style-name="ce7" table:number-columns-repeated="41"/>
          <table:table-cell table:style-name="ce12"/>
          <table:table-cell table:style-name="ce7" table:number-columns-repeated="109"/>
          <table:table-cell table:style-name="ce7" office:value-type="string" calcext:value-type="string">
            <text:p>libEGL debug: <text:s text:c="4"/>0x00c 16 <text:s/>0 <text:s/>5 <text:s/>6 <text:s/>5 <text:s/>0 <text:s/>24 <text:s/>8 <text:s/>4 1 0x00000000-- <text:s text:c="7"/>y <text:s text:c="5"/>y <text:s text:c="2"/>y <text:s text:c="16"/>win,pb,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libEGL warning: DRI2: failed to rebind the previous context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tilcdcdrmfb</text:p>
          </table:table-cell>
          <table:table-cell table:style-name="ce7" table:number-columns-repeated="65"/>
          <table:table-cell table:style-name="ce12" office:value-type="string" calcext:value-type="string">
            <text:p>eth2addr <text:s text:c="3"/>= 04:79:b7:af:16:ec</text:p>
          </table:table-cell>
          <table:table-cell table:style-name="ce7" table:number-columns-repeated="41"/>
          <table:table-cell table:style-name="ce12" office:value-type="string" calcext:value-type="string">
            <text:p>Ok</text:p>
          </table:table-cell>
          <table:table-cell table:style-name="ce7" table:number-columns-repeated="109"/>
          <table:table-cell table:style-name="ce7" office:value-type="string" calcext:value-type="string">
            <text:p>has EGL_EXT_buffer_age and EGL_EXT_swap_buffers_with_damage</text:p>
          </table:table-cell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libEGL debug: EGL user error 0x3009 (EGL_BAD_MATCH) in eglMakeCurrent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pan</text:p>
          </table:table-cell>
          <table:table-cell table:style-name="ce7" table:number-columns-repeated="66"/>
          <table:table-cell table:style-name="ce12" office:value-type="string" calcext:value-type="string">
            <text:p>IP addr <text:s text:c="4"/>= &lt;NULL&gt;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50"/>
          <table:table-cell table:style-name="ce7"/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0,0</text:p>
          </table:table-cell>
          <table:table-cell table:style-name="ce7" table:number-columns-repeated="65"/>
          <table:table-cell table:style-name="ce12" office:value-type="string" calcext:value-type="string">
            <text:p>fdt_blob <text:s text:c="3"/>= 0x9ce787e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weston-simple-egl: ../../../../../../workspace/sources/weston/clients/simple-egl.c:277: init_gl: Assertion `ret ==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power/</text:p>
          </table:table-cell>
          <table:table-cell table:style-name="ce7" table:number-columns-repeated="66"/>
          <table:table-cell table:style-name="ce12" office:value-type="string" calcext:value-type="string">
            <text:p>new_fdt <text:s text:c="4"/>= 0x9ce787e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EGL_TRUE' failed.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rotate</text:p>
          </table:table-cell>
          <table:table-cell table:style-name="ce7" table:number-columns-repeated="66"/>
          <table:table-cell table:style-name="ce12" office:value-type="string" calcext:value-type="string">
            <text:p>fdt_size <text:s text:c="3"/>= 0x000036a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50"/>
          <table:table-cell table:style-name="ce7" office:value-type="string" calcext:value-type="string">
            <text:p>Aborted (core dumped)</text:p>
          </table:table-cell>
          <table:table-cell table:style-name="ce8" table:number-columns-repeated="103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0</text:p>
          </table:table-cell>
          <table:table-cell table:style-name="ce7" table:number-columns-repeated="65"/>
          <table:table-cell table:style-name="ce12" office:value-type="string" calcext:value-type="string">
            <text:p>Video <text:s text:c="6"/>= lcdc@0 active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state</text:p>
          </table:table-cell>
          <table:table-cell table:style-name="ce7" table:number-columns-repeated="66"/>
          <table:table-cell table:style-name="ce12" office:value-type="string" calcext:value-type="string">
            <text:p>FB base <text:s text:c="4"/>= 0x9ef0002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0</text:p>
          </table:table-cell>
          <table:table-cell table:style-name="ce7" table:number-columns-repeated="65"/>
          <table:table-cell table:style-name="ce12" office:value-type="string" calcext:value-type="string">
            <text:p>FB size <text:s text:c="4"/>= 800x480x16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stride</text:p>
          </table:table-cell>
          <table:table-cell table:style-name="ce7" table:number-columns-repeated="66"/>
          <table:table-cell table:style-name="ce12" office:value-type="string" calcext:value-type="string">
            <text:p>lmb_dump_all: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1600</text:p>
          </table:table-cell>
          <table:table-cell table:style-name="ce7" table:number-columns-repeated="65"/>
          <table:table-cell table:style-name="ce12" office:value-type="string" calcext:value-type="string">
            <text:p><text:s/>memory.cnt = 0x1 / max = 0x1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subsystem -&gt; ../../../../../../../../../class/graphics/</text:p>
          </table:table-cell>
          <table:table-cell table:style-name="ce7" table:number-columns-repeated="66"/>
          <table:table-cell table:style-name="ce12" office:value-type="string" calcext:value-type="string">
            <text:p><text:s/>memory[0] <text:s text:c="5"/>[0x80000000-0x9fffffff], 0x20000000 bytes flags: 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uevent</text:p>
          </table:table-cell>
          <table:table-cell table:style-name="ce7" table:number-columns-repeated="66"/>
          <table:table-cell table:style-name="ce12" office:value-type="string" calcext:value-type="string">
            <text:p><text:s/>reserved.cnt = 0x1 / max = 0x1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 office:value-type="string" calcext:value-type="string">
            <text:p>virtual_size</text:p>
          </table:table-cell>
          <table:table-cell table:style-name="ce7" table:number-columns-repeated="66"/>
          <table:table-cell table:style-name="ce12" office:value-type="string" calcext:value-type="string">
            <text:p><text:s/>reserved[0] <text:s text:c="3"/>[0x9ce73d38-0x9fffffff], 0x0318c2c8 bytes flags: 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number-columns-repeated="3" table:style-name="ce7" office:value-type="string" calcext:value-type="string">
            <text:p>|</text:p>
          </table:table-cell>
          <table:table-cell table:style-name="ce7"/>
          <table:table-cell table:style-name="ce12" office:value-type="string" calcext:value-type="string">
            <text:p>800,480</text:p>
          </table:table-cell>
          <table:table-cell table:style-name="ce7" table:number-columns-repeated="65"/>
          <table:table-cell table:style-name="ce12" office:value-type="string" calcext:value-type="string">
            <text:p>devicetree <text:s/>= separate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modalias</text:p>
          </table:table-cell>
          <table:table-cell table:style-name="ce7" table:number-columns-repeated="68"/>
          <table:table-cell table:style-name="ce12" office:value-type="string" calcext:value-type="string">
            <text:p>arch_number = 0x0000000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of_node -&gt; ../../../../../../../firmware/devicetree/base/ocp/interconnect@48000000/segment@300000/target-module@e000/lcdc@0/</text:p>
          </table:table-cell>
          <table:table-cell table:style-name="ce7" table:number-columns-repeated="68"/>
          <table:table-cell table:style-name="ce12" office:value-type="string" calcext:value-type="string">
            <text:p>TLB addr <text:s text:c="3"/>= 0x9fff000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power/</text:p>
          </table:table-cell>
          <table:table-cell table:style-name="ce7" table:number-columns-repeated="68"/>
          <table:table-cell table:style-name="ce12" office:value-type="string" calcext:value-type="string">
            <text:p>irq_sp <text:s text:c="5"/>= 0x9ce787d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subsystem -&gt; ../../../../../../../bus/platform/</text:p>
          </table:table-cell>
          <table:table-cell table:style-name="ce7" table:number-columns-repeated="68"/>
          <table:table-cell table:style-name="ce12" office:value-type="string" calcext:value-type="string">
            <text:p>sp start <text:s text:c="3"/>= 0x9ce787c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|</text:p>
          </table:table-cell>
          <table:table-cell table:style-name="ce7" office:value-type="string" calcext:value-type="string">
            <text:p>uevent</text:p>
          </table:table-cell>
          <table:table-cell table:style-name="ce7" table:number-columns-repeated="68"/>
          <table:table-cell table:style-name="ce12" office:value-type="string" calcext:value-type="string">
            <text:p>Early malloc usage: fd0 / 2000</text:p>
          </table:table-cell>
          <table:table-cell table:style-name="ce7" table:number-columns-repeated="151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 table:number-rows-repeated="6">
          <table:table-cell table:style-name="ce7" table:number-columns-repeated="223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8" table:number-columns-repeated="14"/>
          <table:table-cell table:style-name="ce7" table:number-columns-repeated="100"/>
          <table:table-cell table:style-name="ce7" office:value-type="string" calcext:value-type="string">
            <text:p><text:s/></text:p>
          </table:table-cell>
          <table:table-cell table:style-name="ce7" table:number-columns-repeated="27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6"/>
          <table:table-cell table:style-name="ce7" office:value-type="string" calcext:value-type="string">
            <text:p><text:s/></text:p>
          </table:table-cell>
          <table:table-cell table:style-name="ce8" table:number-columns-repeated="154"/>
          <table:table-cell table:number-columns-repeated="15999"/>
        </table:table-row>
        <table:table-row table:style-name="ro2" table:number-rows-repeated="4">
          <table:table-cell table:style-name="ce7" table:number-columns-repeated="81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44"/>
          <table:table-cell table:style-name="ce7" office:value-type="string" calcext:value-type="string">
            <text:p>simplefb_probe</text:p>
          </table:table-cell>
          <table:table-cell table:style-name="ce7" table:number-columns-repeated="36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45"/>
          <table:table-cell table:style-name="ce7" office:value-type="string" calcext:value-type="string">
            <text:p>framebuffer_alloc</text:p>
          </table:table-cell>
          <table:table-cell table:style-name="ce7" table:number-columns-repeated="35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45"/>
          <table:table-cell table:style-name="ce7" office:value-type="string" calcext:value-type="string">
            <text:p>register_framebuffer</text:p>
          </table:table-cell>
          <table:table-cell table:style-name="ce7" table:number-columns-repeated="33"/>
          <table:table-cell table:style-name="ce7" office:value-type="string" calcext:value-type="string">
            <text:p>tilcdc_pdev_probe</text:p>
          </table:table-cell>
          <table:table-cell table:style-name="ce7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0"/>
          <table:table-cell table:style-name="ce7" office:value-type="string" calcext:value-type="string">
            <text:p>lcdc@0</text:p>
          </table:table-cell>
          <table:table-cell table:style-name="ce7" table:number-columns-repeated="69"/>
          <table:table-cell table:style-name="ce7" office:value-type="string" calcext:value-type="string">
            <text:p>tilcdc_init</text:p>
          </table:table-cell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compatible = "ti,am33xx-tilcdc";</text:p>
          </table:table-cell>
          <table:table-cell table:style-name="ce7" table:number-columns-repeated="69"/>
          <table:table-cell table:style-name="ce8" office:value-type="string" calcext:value-type="string">
            <text:p>tilcdc_crt_create(drm_device)</text:p>
          </table:table-cell>
          <table:table-cell table:style-name="ce8" table:number-columns-repeated="13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port</text:p>
          </table:table-cell>
          <table:table-cell table:style-name="ce7" table:number-columns-repeated="69"/>
          <table:table-cell table:style-name="ce8"/>
          <table:table-cell table:style-name="ce8" office:value-type="string" calcext:value-type="string">
            <text:p>tilcdc_plane_init</text:p>
          </table:table-cell>
          <table:table-cell table:style-name="ce8" table:number-columns-repeated="12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office:value-type="string" calcext:value-type="string">
            <text:p>phandle = &lt;0x5a&gt;;</text:p>
          </table:table-cell>
          <table:table-cell table:style-name="ce7" table:number-columns-repeated="11"/>
          <table:table-cell table:style-name="ce7" office:value-type="string" calcext:value-type="string">
            <text:p>endpoint@0 </text:p>
          </table:table-cell>
          <table:table-cell table:style-name="ce7" table:number-columns-repeated="68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3"/>
          <table:table-cell table:style-name="ce7" office:value-type="string" calcext:value-type="string">
            <text:p>remote-endpoint = &lt;0x3c&gt;;</text:p>
          </table:table-cell>
          <table:table-cell table:style-name="ce7" table:number-columns-repeated="67"/>
          <table:table-cell table:style-name="ce8"/>
          <table:table-cell table:style-name="ce8" office:value-type="string" calcext:value-type="string">
            <text:p>drm_crtc_init_with_planes</text:p>
          </table:table-cell>
          <table:table-cell table:style-name="ce8" table:number-columns-repeated="12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8" table:number-columns-repeated="14"/>
          <table:table-cell table:style-name="ce7" table:number-columns-repeated="128"/>
          <table:table-cell table:style-name="ce8"/>
          <table:table-cell table:style-name="ce7" table:number-columns-repeated="7"/>
          <table:table-cell table:style-name="ce8" table:number-columns-repeated="154"/>
          <table:table-cell table:number-columns-repeated="15999"/>
        </table:table-row>
        <table:table-row table:style-name="ro2" table:number-rows-repeated="9">
          <table:table-cell table:style-name="ce7" table:number-columns-repeated="81"/>
          <table:table-cell table:style-name="ce8" table:number-columns-repeated="14"/>
          <table:table-cell table:style-name="ce7" table:number-columns-repeated="13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office:value-type="string" calcext:value-type="string">
            <text:p>phandle = &lt;0x02&gt;;</text:p>
          </table:table-cell>
          <table:table-cell table:style-name="ce7" table:number-columns-repeated="9"/>
          <table:table-cell table:style-name="ce7" office:value-type="string" calcext:value-type="string">
            <text:p>lcd_panel0</text:p>
          </table:table-cell>
          <table:table-cell table:style-name="ce7" table:number-columns-repeated="40"/>
          <table:table-cell table:style-name="ce7" office:value-type="string" calcext:value-type="string">
            <text:p>reserved-memory {</text:p>
          </table:table-cell>
          <table:table-cell table:style-name="ce7" table:number-columns-repeated="29"/>
          <table:table-cell table:style-name="ce8" office:value-type="string" calcext:value-type="string">
            <text:p># drmdevice</text:p>
          </table:table-cell>
          <table:table-cell table:style-name="ce8" table:number-columns-repeated="13"/>
          <table:table-cell table:style-name="ce7" table:number-columns-repeated="13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compatible = "innolux,at070tn92";</text:p>
          </table:table-cell>
          <table:table-cell table:style-name="ce7" table:number-columns-repeated="40"/>
          <table:table-cell table:style-name="ce7" office:value-type="string" calcext:value-type="string">
            <text:p>#address-cells = &lt;1&gt;;</text:p>
          </table:table-cell>
          <table:table-cell table:style-name="ce7" table:number-columns-repeated="28"/>
          <table:table-cell table:style-name="ce8" office:value-type="string" calcext:value-type="string">
            <text:p>--- Checking the number of DRM device available ---</text:p>
          </table:table-cell>
          <table:table-cell table:style-name="ce8" table:number-columns-repeated="13"/>
          <table:table-cell table:style-name="ce7" table:number-columns-repeated="13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52"/>
          <table:table-cell table:style-name="ce7" office:value-type="string" calcext:value-type="string">
            <text:p>#size-cells = &lt;1&gt;;</text:p>
          </table:table-cell>
          <table:table-cell table:style-name="ce7" table:number-columns-repeated="28"/>
          <table:table-cell table:style-name="ce8" office:value-type="string" calcext:value-type="string">
            <text:p>--- Devices reported 2 ---</text:p>
          </table:table-cell>
          <table:table-cell table:style-name="ce8" table:number-columns-repeated="13"/>
          <table:table-cell table:style-name="ce7" table:number-columns-repeated="13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display-timings</text:p>
          </table:table-cell>
          <table:table-cell table:style-name="ce7" table:number-columns-repeated="40"/>
          <table:table-cell table:style-name="ce7" office:value-type="string" calcext:value-type="string">
            <text:p>ranges;</text:p>
          </table:table-cell>
          <table:table-cell table:style-name="ce7" table:number-columns-repeated="28"/>
          <table:table-cell table:style-name="ce8" office:value-type="string" calcext:value-type="string">
            <text:p>--- Retrieving devices information (PCI device revision is ignored) ---</text:p>
          </table:table-cell>
          <table:table-cell table:style-name="ce8" table:number-columns-repeated="13"/>
          <table:table-cell table:style-name="ce7" table:number-columns-repeated="13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2"/>
          <table:table-cell table:style-name="ce7" office:value-type="string" calcext:value-type="string">
            <text:p>800x480</text:p>
          </table:table-cell>
          <table:table-cell table:style-name="ce7" table:number-columns-repeated="68"/>
          <table:table-cell table:style-name="ce7" office:value-type="string" calcext:value-type="string">
            <text:p>device[0]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52"/>
          <table:table-cell table:style-name="ce7" office:value-type="string" calcext:value-type="string">
            <text:p>display_reserved: framebuffer@3FE00000</text:p>
          </table:table-cell>
          <table:table-cell table:style-name="ce7" table:number-columns-repeated="28"/>
          <table:table-cell table:style-name="ce7" office:value-type="string" calcext:value-type="string">
            <text:p>+-&gt; available_nodes 0x05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panel-info</text:p>
          </table:table-cell>
          <table:table-cell table:style-name="ce7" table:number-columns-repeated="41"/>
          <table:table-cell table:style-name="ce7" office:value-type="string" calcext:value-type="string">
            <text:p>reg = &lt;0x3FE00000 0x100000&gt;;</text:p>
          </table:table-cell>
          <table:table-cell table:style-name="ce7" table:number-columns-repeated="27"/>
          <table:table-cell table:style-name="ce7" office:value-type="string" calcext:value-type="string">
            <text:p>+-&gt; nodes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| <text:s text:c="2"/>+-&gt; nodes[0] /dev/dri/card1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port</text:p>
          </table:table-cell>
          <table:table-cell table:style-name="ce7" table:number-columns-repeated="69"/>
          <table:table-cell table:style-name="ce7" office:value-type="string" calcext:value-type="string">
            <text:p>| <text:s text:c="2"/>+-&gt; nodes[2] /dev/dri/renderD128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office:value-type="string" calcext:value-type="string">
            <text:p>phandle = &lt;0x3c&gt;;</text:p>
          </table:table-cell>
          <table:table-cell table:style-name="ce7" table:number-columns-repeated="11"/>
          <table:table-cell table:style-name="ce7" office:value-type="string" calcext:value-type="string">
            <text:p>endpoint@0 </text:p>
          </table:table-cell>
          <table:table-cell table:style-name="ce7" table:number-columns-repeated="68"/>
          <table:table-cell table:style-name="ce7" office:value-type="string" calcext:value-type="string">
            <text:p>+-&gt; bustype 0002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3"/>
          <table:table-cell table:style-name="ce7" office:value-type="string" calcext:value-type="string">
            <text:p>remote-endpoint = &lt;0x5a&gt;;</text:p>
          </table:table-cell>
          <table:table-cell table:style-name="ce7" table:number-columns-repeated="67"/>
          <table:table-cell table:style-name="ce7" office:value-type="string" calcext:value-type="string">
            <text:p>| <text:s text:c="2"/>+-&gt; platform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| <text:s text:c="6"/>+-&gt; fullname <text:s text:c="3"/>/ocp/target-module@56000000/gpu@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+-&gt; deviceinfo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<text:s text:c="4"/>+-&gt; platform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43"/>
          <table:table-cell table:style-name="ce7" office:value-type="string" calcext:value-type="string">
            <text:p>memory-region = &lt;&amp;display_reserved&gt;;</text:p>
          </table:table-cell>
          <table:table-cell table:style-name="ce7" table:number-columns-repeated="37"/>
          <table:table-cell table:style-name="ce7" office:value-type="string" calcext:value-type="string">
            <text:p><text:s text:c="8"/>+-&gt; compatible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<text:s text:c="20"/>ti,am3352-sgx53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<text:s text:c="20"/>img,sgx53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31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--- Opening device node /dev/dri/card1 ---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--- Retrieving device info, for node /dev/dri/card1 ---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device[0]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0"/>
          <table:table-cell table:style-name="ce7" office:value-type="string" calcext:value-type="string">
            <text:p>chosen</text:p>
          </table:table-cell>
          <table:table-cell table:style-name="ce7" table:number-columns-repeated="70"/>
          <table:table-cell table:style-name="ce7" office:value-type="string" calcext:value-type="string">
            <text:p>+-&gt; available_nodes 0x05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framebuffer@9ef00020</text:p>
          </table:table-cell>
          <table:table-cell table:style-name="ce7" table:number-columns-repeated="69"/>
          <table:table-cell table:style-name="ce7" office:value-type="string" calcext:value-type="string">
            <text:p>+-&gt; nodes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2"/>
          <table:table-cell table:style-name="ce7" office:value-type="string" calcext:value-type="string">
            <text:p>compatible = "simple-framebuffer";</text:p>
          </table:table-cell>
          <table:table-cell table:style-name="ce7" table:number-columns-repeated="68"/>
          <table:table-cell table:style-name="ce7" office:value-type="string" calcext:value-type="string">
            <text:p>| <text:s text:c="2"/>+-&gt; nodes[0] /dev/dri/card1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| <text:s text:c="2"/>+-&gt; nodes[2] /dev/dri/renderD128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2"/>
          <table:table-cell table:style-name="ce7" office:value-type="string" calcext:value-type="string">
            <text:p>clocks = &lt;0x03 0x04&gt;;</text:p>
          </table:table-cell>
          <table:table-cell table:style-name="ce7" table:number-columns-repeated="68"/>
          <table:table-cell table:style-name="ce7" office:value-type="string" calcext:value-type="string">
            <text:p>+-&gt; bustype 0002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2"/>
          <table:table-cell table:style-name="ce7" office:value-type="string" calcext:value-type="string">
            <text:p>display = &lt;0x02&gt;;</text:p>
          </table:table-cell>
          <table:table-cell table:style-name="ce7" table:number-columns-repeated="61"/>
          <table:table-cell table:style-name="ce8"/>
          <table:table-cell table:style-name="ce7" table:number-columns-repeated="6"/>
          <table:table-cell table:style-name="ce7" office:value-type="string" calcext:value-type="string">
            <text:p>| <text:s text:c="2"/>+-&gt; platform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45"/>
          <table:table-cell table:style-name="ce7" office:value-type="string" calcext:value-type="string">
            <text:p>/sys/module/kernel/parameters/consoleblank</text:p>
          </table:table-cell>
          <table:table-cell table:style-name="ce7" table:number-columns-repeated="35"/>
          <table:table-cell table:style-name="ce7" office:value-type="string" calcext:value-type="string">
            <text:p>| <text:s text:c="6"/>+-&gt; fullname <text:s text:c="3"/>/ocp/target-module@56000000/gpu@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+-&gt; deviceinfo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<text:s text:c="4"/>+-&gt; platform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73"/>
          <table:table-cell table:style-name="ce8" table:number-columns-repeated="8"/>
          <table:table-cell table:style-name="ce8" office:value-type="string" calcext:value-type="string">
            <text:p><text:s text:c="8"/>+-&gt; compatible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0"/>
          <table:table-cell table:style-name="ce7" office:value-type="string" calcext:value-type="string">
            <text:p>reserved-memory</text:p>
          </table:table-cell>
          <table:table-cell table:style-name="ce7" table:number-columns-repeated="62"/>
          <table:table-cell table:style-name="ce8" table:number-columns-repeated="8"/>
          <table:table-cell table:style-name="ce8" office:value-type="string" calcext:value-type="string">
            <text:p><text:s text:c="20"/>ti,am3352-sgx530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#address-cells = &lt;0x01&gt;;</text:p>
          </table:table-cell>
          <table:table-cell table:style-name="ce7" table:number-columns-repeated="61"/>
          <table:table-cell table:style-name="ce8" table:number-columns-repeated="8"/>
          <table:table-cell table:style-name="ce8" office:value-type="string" calcext:value-type="string">
            <text:p><text:s text:c="20"/>img,sgx530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#size-cells = &lt;0x01&gt;;</text:p>
          </table:table-cell>
          <table:table-cell table:style-name="ce7" table:number-columns-repeated="61"/>
          <table:table-cell table:style-name="ce8" table:number-columns-repeated="12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ranges;</text:p>
          </table:table-cell>
          <table:table-cell table:style-name="ce7" table:number-columns-repeated="61"/>
          <table:table-cell table:style-name="ce8" table:number-columns-repeated="8"/>
          <table:table-cell table:style-name="ce8" office:value-type="string" calcext:value-type="string">
            <text:p>--- Opening device node /dev/dri/renderD128 ---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73"/>
          <table:table-cell table:style-name="ce8" table:number-columns-repeated="8"/>
          <table:table-cell table:style-name="ce8" office:value-type="string" calcext:value-type="string">
            <text:p>--- Retrieving device info, for node /dev/dri/renderD128 ---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1"/>
          <table:table-cell table:style-name="ce7" office:value-type="string" calcext:value-type="string">
            <text:p>framebuffer@9ef00000</text:p>
          </table:table-cell>
          <table:table-cell table:style-name="ce7" table:number-columns-repeated="61"/>
          <table:table-cell table:style-name="ce8" table:number-columns-repeated="8"/>
          <table:table-cell table:style-name="ce8" office:value-type="string" calcext:value-type="string">
            <text:p>device[0]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2"/>
          <table:table-cell table:style-name="ce7" office:value-type="string" calcext:value-type="string">
            <text:p>reg = &lt;0x9ef00000 0x10f0000&gt;;</text:p>
          </table:table-cell>
          <table:table-cell table:style-name="ce7" table:number-columns-repeated="60"/>
          <table:table-cell table:style-name="ce8" table:number-columns-repeated="8"/>
          <table:table-cell table:style-name="ce8" office:value-type="string" calcext:value-type="string">
            <text:p>+-&gt; available_nodes 0x05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12"/>
          <table:table-cell table:style-name="ce7" office:value-type="string" calcext:value-type="string">
            <text:p>no-map;</text:p>
          </table:table-cell>
          <table:table-cell table:style-name="ce7" table:number-columns-repeated="23"/>
          <table:table-cell table:style-name="ce7" office:value-type="string" calcext:value-type="string">
            <text:p>framebuffer@9ef00020</text:p>
          </table:table-cell>
          <table:table-cell table:style-name="ce7" table:number-columns-repeated="36"/>
          <table:table-cell table:style-name="ce8" table:number-columns-repeated="8"/>
          <table:table-cell table:style-name="ce8" office:value-type="string" calcext:value-type="string">
            <text:p>+-&gt; nodes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status = "okay";</text:p>
          </table:table-cell>
          <table:table-cell table:style-name="ce7" table:number-columns-repeated="35"/>
          <table:table-cell table:style-name="ce8" table:number-columns-repeated="8"/>
          <table:table-cell table:style-name="ce8" office:value-type="string" calcext:value-type="string">
            <text:p>| <text:s text:c="2"/>+-&gt; nodes[0] /dev/dri/card1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format = "r5g6b5";</text:p>
          </table:table-cell>
          <table:table-cell table:style-name="ce7" table:number-columns-repeated="35"/>
          <table:table-cell table:style-name="ce8" table:number-columns-repeated="8"/>
          <table:table-cell table:style-name="ce8" office:value-type="string" calcext:value-type="string">
            <text:p>| <text:s text:c="2"/>+-&gt; nodes[2] /dev/dri/renderD128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stride = &lt;0x640&gt;;</text:p>
          </table:table-cell>
          <table:table-cell table:style-name="ce7" table:number-columns-repeated="35"/>
          <table:table-cell table:style-name="ce8" table:number-columns-repeated="8"/>
          <table:table-cell table:style-name="ce8" office:value-type="string" calcext:value-type="string">
            <text:p>+-&gt; bustype 0002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height = &lt;0x1e0&gt;;</text:p>
          </table:table-cell>
          <table:table-cell table:style-name="ce7" table:number-columns-repeated="35"/>
          <table:table-cell table:style-name="ce8" table:number-columns-repeated="8"/>
          <table:table-cell table:style-name="ce8" office:value-type="string" calcext:value-type="string">
            <text:p>| <text:s text:c="2"/>+-&gt; platform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width = &lt;0x320&gt;;</text:p>
          </table:table-cell>
          <table:table-cell table:style-name="ce7" table:number-columns-repeated="35"/>
          <table:table-cell table:style-name="ce8" table:number-columns-repeated="8"/>
          <table:table-cell table:style-name="ce8" office:value-type="string" calcext:value-type="string">
            <text:p>| <text:s text:c="6"/>+-&gt; fullname <text:s text:c="3"/>/ocp/target-module@56000000/gpu@0</text:p>
          </table:table-cell>
          <table:table-cell table:style-name="ce8" table:number-columns-repeated="3"/>
          <table:table-cell table:style-name="ce7" table:number-columns-repeated="146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reg = &lt;0x9ef00020 0xbb800&gt;;</text:p>
          </table:table-cell>
          <table:table-cell table:style-name="ce7" table:number-columns-repeated="43"/>
          <table:table-cell table:style-name="ce7" office:value-type="string" calcext:value-type="string">
            <text:p>+-&gt; deviceinfo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compatible = "simple-framebuffer";</text:p>
          </table:table-cell>
          <table:table-cell table:style-name="ce7" table:number-columns-repeated="43"/>
          <table:table-cell table:style-name="ce7" office:value-type="string" calcext:value-type="string">
            <text:p><text:s text:c="4"/>+-&gt; platform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display = &lt;0x02&gt;;</text:p>
          </table:table-cell>
          <table:table-cell table:style-name="ce7" table:number-columns-repeated="43"/>
          <table:table-cell table:style-name="ce7" office:value-type="string" calcext:value-type="string">
            <text:p><text:s text:c="8"/>+-&gt; compatible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37"/>
          <table:table-cell table:style-name="ce7" office:value-type="string" calcext:value-type="string">
            <text:p>clocks = &lt;0x03 0x04&gt;;</text:p>
          </table:table-cell>
          <table:table-cell table:style-name="ce7" table:number-columns-repeated="43"/>
          <table:table-cell table:style-name="ce7" office:value-type="string" calcext:value-type="string">
            <text:p><text:s text:c="20"/>ti,am3352-sgx53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<text:s text:c="20"/>img,sgx53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231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device[1]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+-&gt; available_nodes 0x01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+-&gt; nodes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| <text:s text:c="2"/>+-&gt; nodes[0] /dev/dri/card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 table:number-columns-repeated="81"/>
          <table:table-cell table:style-name="ce7" office:value-type="string" calcext:value-type="string">
            <text:p>+-&gt; bustype 0002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am335x-evm.dts</text:p>
          </table:table-cell>
          <table:table-cell table:style-name="ce7" table:number-columns-repeated="79"/>
          <table:table-cell table:style-name="ce7" office:value-type="string" calcext:value-type="string">
            <text:p>| <text:s text:c="2"/>+-&gt; platform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am335x-evmsk.dts</text:p>
          </table:table-cell>
          <table:table-cell table:style-name="ce7" table:number-columns-repeated="29"/>
          <table:table-cell table:style-name="ce7" office:value-type="string" calcext:value-type="string">
            <text:p>dd if=/dev/urandom of=/dev/fb0</text:p>
          </table:table-cell>
          <table:table-cell table:style-name="ce7" table:number-columns-repeated="49"/>
          <table:table-cell table:style-name="ce7" office:value-type="string" calcext:value-type="string">
            <text:p>| <text:s text:c="6"/>+-&gt; fullname <text:s text:c="3"/>/ocp/interconnect@48000000/segment@300000/target-module@e000/lcdc@0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am335x-osd3358-sm-red.dts</text:p>
          </table:table-cell>
          <table:table-cell table:style-name="ce7" table:number-columns-repeated="29"/>
          <table:table-cell table:style-name="ce7" office:value-type="string" calcext:value-type="string">
            <text:p>dd if=/dev/urandom of=/dev/fb1</text:p>
          </table:table-cell>
          <table:table-cell table:style-name="ce7" table:number-columns-repeated="49"/>
          <table:table-cell table:style-name="ce7" office:value-type="string" calcext:value-type="string">
            <text:p>+-&gt; deviceinfo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7"/>
          <table:table-cell table:style-name="ce7" office:value-type="string" calcext:value-type="string">
            <text:p>am335x-sl50.dts</text:p>
          </table:table-cell>
          <table:table-cell table:style-name="ce7" table:number-columns-repeated="79"/>
          <table:table-cell table:style-name="ce7" office:value-type="string" calcext:value-type="string">
            <text:p><text:s text:c="4"/>+-&gt; platform</text:p>
          </table:table-cell>
          <table:table-cell table:style-name="ce7" table:number-columns-repeated="149"/>
          <table:table-cell table:style-name="ce8" table:number-columns-repeated="154"/>
          <table:table-cell table:number-columns-repeated="15999"/>
        </table:table-row>
        <table:table-row table:style-name="ro2">
          <table:table-cell table:style-name="ce8" table:number-columns-repeated="31"/>
          <table:table-cell table:style-name="ce8" office:value-type="string" calcext:value-type="string">
            <text:p>printk(KERN_ALERT "DEBUG: Passed %s %d \n",__FUNCTION__,__LINE__);</text:p>
          </table:table-cell>
          <table:table-cell table:style-name="ce8" table:number-columns-repeated="49"/>
          <table:table-cell table:style-name="ce8" office:value-type="string" calcext:value-type="string">
            <text:p><text:s text:c="8"/>+-&gt; compatible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<text:s text:c="20"/>ti,am33xx-tilcdc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385"/>
          <table:table-cell table:number-columns-repeated="15999"/>
        </table:table-row>
        <table:table-row table:style-name="ro2">
          <table:table-cell table:style-name="ce8" table:number-columns-repeated="31"/>
          <table:table-cell table:style-name="ce8" office:value-type="string" calcext:value-type="string">
            <text:p>modetest -M tilcdc</text:p>
          </table:table-cell>
          <table:table-cell table:style-name="ce8" table:number-columns-repeated="49"/>
          <table:table-cell table:style-name="ce8" office:value-type="string" calcext:value-type="string">
            <text:p>--- Opening device node /dev/dri/card0 ---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31"/>
          <table:table-cell table:style-name="ce8" office:value-type="string" calcext:value-type="string">
            <text:p>modeprint tilcdc -v</text:p>
          </table:table-cell>
          <table:table-cell table:style-name="ce8" table:number-columns-repeated="49"/>
          <table:table-cell table:style-name="ce8" office:value-type="string" calcext:value-type="string">
            <text:p>--- Retrieving device info, for node /dev/dri/card0 ---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device[1]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+-&gt; available_nodes 0x01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+-&gt; nodes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| <text:s text:c="2"/>+-&gt; nodes[0] /dev/dri/card0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+-&gt; bustype 0002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| <text:s text:c="2"/>+-&gt; platform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| <text:s text:c="6"/>+-&gt; fullname <text:s text:c="3"/>/ocp/interconnect@48000000/segment@300000/target-module@e000/lcdc@0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+-&gt; deviceinfo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<text:s text:c="4"/>+-&gt; platform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<text:s text:c="8"/>+-&gt; compatible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table:number-columns-repeated="81"/>
          <table:table-cell table:style-name="ce8" office:value-type="string" calcext:value-type="string">
            <text:p><text:s text:c="20"/>ti,am33xx-tilcdc</text:p>
          </table:table-cell>
          <table:table-cell table:style-name="ce8" table:number-columns-repeated="303"/>
          <table:table-cell table:number-columns-repeated="15999"/>
        </table:table-row>
        <table:table-row table:style-name="ro2">
          <table:table-cell table:style-name="ce8" office:value-type="string" calcext:value-type="string">
            <text:p>modinfo pvrsrvkm</text:p>
          </table:table-cell>
          <table:table-cell table:style-name="ce8" table:number-columns-repeated="384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filename: <text:s text:c="6"/>/lib/modules/6.1.46-g247b2535b2/extra/pvrsrvkm.ko</text:p>
          </table:table-cell>
          <table:table-cell table:style-name="ce8" table:number-columns-repeated="66"/>
          <table:table-cell table:style-name="ce8" office:value-type="string" calcext:value-type="string">
            <text:p># ps</text:p>
          </table:table-cell>
          <table:table-cell table:style-name="ce8" table:number-columns-repeated="31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license: <text:s text:c="7"/>Dual MIT/GPL</text:p>
          </table:table-cell>
          <table:table-cell table:style-name="ce8" table:number-columns-repeated="66"/>
          <table:table-cell table:style-name="ce8" office:value-type="string" calcext:value-type="string">
            <text:p><text:s text:c="2"/>PID USER <text:s text:c="6"/>VSZ STAT COMMAND</text:p>
          </table:table-cell>
          <table:table-cell table:style-name="ce8" table:number-columns-repeated="29"/>
          <table:table-cell table:style-name="ce8" office:value-type="string" calcext:value-type="string">
            <text:p><text:s text:c="2"/>PID USER <text:s text:c="6"/>VSZ STAT COMMAN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uthor: <text:s text:c="8"/>Imagination Technologies Ltd. &lt;gpl-support@imgtec.com&gt;</text:p>
          </table:table-cell>
          <table:table-cell table:style-name="ce8" table:number-columns-repeated="66"/>
          <table:table-cell table:style-name="ce8" office:value-type="string" calcext:value-type="string">
            <text:p><text:s text:c="4"/>1 root <text:s text:c="4"/>24920 S <text:s text:c="3"/>{systemd} /sbin/init</text:p>
          </table:table-cell>
          <table:table-cell table:style-name="ce8" table:number-columns-repeated="29"/>
          <table:table-cell table:style-name="ce8" office:value-type="string" calcext:value-type="string">
            <text:p><text:s text:c="4"/>1 root <text:s text:c="5"/>7484 S <text:s text:c="3"/>{systemd} /sbin/init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import_ns: <text:s text:c="5"/>DMA_BUF</text:p>
          </table:table-cell>
          <table:table-cell table:style-name="ce8" table:number-columns-repeated="66"/>
          <table:table-cell table:style-name="ce8" office:value-type="string" calcext:value-type="string">
            <text:p><text:s text:c="4"/>2 root <text:s text:c="8"/>0 SW <text:s text:c="2"/>[kthreadd]</text:p>
          </table:table-cell>
          <table:table-cell table:style-name="ce8" table:number-columns-repeated="29"/>
          <table:table-cell table:style-name="ce8" office:value-type="string" calcext:value-type="string">
            <text:p><text:s text:c="4"/>2 root <text:s text:c="8"/>0 SW <text:s text:c="2"/>[kthreadd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license: <text:s text:c="7"/>Dual MIT/GPL</text:p>
          </table:table-cell>
          <table:table-cell table:style-name="ce8" table:number-columns-repeated="66"/>
          <table:table-cell table:style-name="ce8" office:value-type="string" calcext:value-type="string">
            <text:p><text:s text:c="4"/>3 root <text:s text:c="8"/>0 IW&lt; <text:s/>[rcu_gp]</text:p>
          </table:table-cell>
          <table:table-cell table:style-name="ce8" table:number-columns-repeated="29"/>
          <table:table-cell table:style-name="ce8" office:value-type="string" calcext:value-type="string">
            <text:p><text:s text:c="4"/>3 root <text:s text:c="8"/>0 IW&lt; <text:s/>[rcu_gp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uthor: <text:s text:c="8"/>Imagination Technologies Ltd. &lt;gpl-support@imgtec.com&gt;</text:p>
          </table:table-cell>
          <table:table-cell table:style-name="ce8" table:number-columns-repeated="66"/>
          <table:table-cell table:style-name="ce8" office:value-type="string" calcext:value-type="string">
            <text:p><text:s text:c="4"/>4 root <text:s text:c="8"/>0 IW&lt; <text:s/>[rcu_par_gp]</text:p>
          </table:table-cell>
          <table:table-cell table:style-name="ce8" table:number-columns-repeated="29"/>
          <table:table-cell table:style-name="ce8" office:value-type="string" calcext:value-type="string">
            <text:p><text:s text:c="4"/>4 root <text:s text:c="8"/>0 IW&lt; <text:s/>[rcu_par_gp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omap4-sgx540-120C*</text:p>
          </table:table-cell>
          <table:table-cell table:style-name="ce8" table:number-columns-repeated="66"/>
          <table:table-cell table:style-name="ce8" office:value-type="string" calcext:value-type="string">
            <text:p><text:s text:c="4"/>5 root <text:s text:c="8"/>0 IW&lt; <text:s/>[slub_flushwq]</text:p>
          </table:table-cell>
          <table:table-cell table:style-name="ce8" table:number-columns-repeated="29"/>
          <table:table-cell table:style-name="ce8" office:value-type="string" calcext:value-type="string">
            <text:p><text:s text:c="4"/>5 root <text:s text:c="8"/>0 IW&lt; <text:s/>[slub_flushwq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omap4-sgx540-120</text:p>
          </table:table-cell>
          <table:table-cell table:style-name="ce8" table:number-columns-repeated="66"/>
          <table:table-cell table:style-name="ce8" office:value-type="string" calcext:value-type="string">
            <text:p><text:s text:c="4"/>7 root <text:s text:c="8"/>0 IW&lt; <text:s/>[kworker/0:0H-ev]</text:p>
          </table:table-cell>
          <table:table-cell table:style-name="ce8" table:number-columns-repeated="29"/>
          <table:table-cell table:style-name="ce8" office:value-type="string" calcext:value-type="string">
            <text:p><text:s text:c="4"/>6 root <text:s text:c="8"/>0 IW <text:s text:c="2"/>[kworker/0:0-eve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omap3-sgx530-121C*</text:p>
          </table:table-cell>
          <table:table-cell table:style-name="ce8" table:number-columns-repeated="66"/>
          <table:table-cell table:style-name="ce8" office:value-type="string" calcext:value-type="string">
            <text:p><text:s text:c="4"/>9 root <text:s text:c="8"/>0 IW&lt; <text:s/>[mm_percpu_wq]</text:p>
          </table:table-cell>
          <table:table-cell table:style-name="ce8" table:number-columns-repeated="29"/>
          <table:table-cell table:style-name="ce8" office:value-type="string" calcext:value-type="string">
            <text:p><text:s text:c="4"/>7 root <text:s text:c="8"/>0 IW&lt; <text:s/>[kworker/0:0H-ev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omap3-sgx530-121</text:p>
          </table:table-cell>
          <table:table-cell table:style-name="ce8" table:number-columns-repeated="26"/>
          <table:table-cell table:style-name="ce8" office:value-type="string" calcext:value-type="string">
            <text:p>/sys/devices/platform/ocp/5600fe00.target-module/56000000.gpu# cat modalias</text:p>
          </table:table-cell>
          <table:table-cell table:style-name="ce8" table:number-columns-repeated="39"/>
          <table:table-cell table:style-name="ce8" office:value-type="string" calcext:value-type="string">
            <text:p><text:s text:c="3"/>10 root <text:s text:c="8"/>0 SW <text:s text:c="2"/>[ksoftirqd/0]</text:p>
          </table:table-cell>
          <table:table-cell table:style-name="ce8" table:number-columns-repeated="29"/>
          <table:table-cell table:style-name="ce8" office:value-type="string" calcext:value-type="string">
            <text:p><text:s text:c="4"/>8 root <text:s text:c="8"/>0 IW <text:s text:c="2"/>[kworker/u2:0-ev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am3352-sgx530C*</text:p>
          </table:table-cell>
          <table:table-cell table:style-name="ce8" table:number-columns-repeated="27"/>
          <table:table-cell table:style-name="ce8" office:value-type="string" calcext:value-type="string">
            <text:p>of:NgpuT(null)Cti,am3352-sgx530Cimg,sgx530</text:p>
          </table:table-cell>
          <table:table-cell table:style-name="ce8" table:number-columns-repeated="38"/>
          <table:table-cell table:style-name="ce8" office:value-type="string" calcext:value-type="string">
            <text:p><text:s text:c="3"/>11 root <text:s text:c="8"/>0 IW <text:s text:c="2"/>[rcu_preempt]</text:p>
          </table:table-cell>
          <table:table-cell table:style-name="ce8" table:number-columns-repeated="29"/>
          <table:table-cell table:style-name="ce8" office:value-type="string" calcext:value-type="string">
            <text:p><text:s text:c="4"/>9 root <text:s text:c="8"/>0 IW&lt; <text:s/>[mm_percpu_wq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am3352-sgx530</text:p>
          </table:table-cell>
          <table:table-cell table:style-name="ce8" table:number-columns-repeated="66"/>
          <table:table-cell table:style-name="ce8" office:value-type="string" calcext:value-type="string">
            <text:p><text:s text:c="3"/>12 root <text:s text:c="8"/>0 SW <text:s text:c="2"/>[kdevtmpfs]</text:p>
          </table:table-cell>
          <table:table-cell table:style-name="ce8" table:number-columns-repeated="29"/>
          <table:table-cell table:style-name="ce8" office:value-type="string" calcext:value-type="string">
            <text:p><text:s text:c="3"/>10 root <text:s text:c="8"/>0 SW <text:s text:c="2"/>[ksoftirqd/0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am4376-sgx530C*</text:p>
          </table:table-cell>
          <table:table-cell table:style-name="ce8" table:number-columns-repeated="66"/>
          <table:table-cell table:style-name="ce8" office:value-type="string" calcext:value-type="string">
            <text:p><text:s text:c="3"/>13 root <text:s text:c="8"/>0 IW&lt; <text:s/>[inet_frag_wq]</text:p>
          </table:table-cell>
          <table:table-cell table:style-name="ce8" table:number-columns-repeated="29"/>
          <table:table-cell table:style-name="ce8" office:value-type="string" calcext:value-type="string">
            <text:p><text:s text:c="3"/>11 root <text:s text:c="8"/>0 IW <text:s text:c="2"/>[rcu_preempt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am4376-sgx530</text:p>
          </table:table-cell>
          <table:table-cell table:style-name="ce8" table:number-columns-repeated="66"/>
          <table:table-cell table:style-name="ce8" office:value-type="string" calcext:value-type="string">
            <text:p><text:s text:c="3"/>15 root <text:s text:c="8"/>0 SW <text:s text:c="2"/>[oom_reaper]</text:p>
          </table:table-cell>
          <table:table-cell table:style-name="ce8" table:number-columns-repeated="29"/>
          <table:table-cell table:style-name="ce8" office:value-type="string" calcext:value-type="string">
            <text:p><text:s text:c="3"/>12 root <text:s text:c="8"/>0 SW <text:s text:c="2"/>[kdevtmpfs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dra7-sgx544C*</text:p>
          </table:table-cell>
          <table:table-cell table:style-name="ce8" table:number-columns-repeated="66"/>
          <table:table-cell table:style-name="ce8" office:value-type="string" calcext:value-type="string">
            <text:p><text:s text:c="3"/>16 root <text:s text:c="8"/>0 IW&lt; <text:s/>[writeback]</text:p>
          </table:table-cell>
          <table:table-cell table:style-name="ce8" table:number-columns-repeated="29"/>
          <table:table-cell table:style-name="ce8" office:value-type="string" calcext:value-type="string">
            <text:p><text:s text:c="3"/>13 root <text:s text:c="8"/>0 IW&lt; <text:s/>[inet_frag_wq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dra7-sgx544</text:p>
          </table:table-cell>
          <table:table-cell table:style-name="ce8" table:number-columns-repeated="66"/>
          <table:table-cell table:style-name="ce8" office:value-type="string" calcext:value-type="string">
            <text:p><text:s text:c="3"/>17 root <text:s text:c="8"/>0 SW <text:s text:c="2"/>[kcompactd0]</text:p>
          </table:table-cell>
          <table:table-cell table:style-name="ce8" table:number-columns-repeated="29"/>
          <table:table-cell table:style-name="ce8" office:value-type="string" calcext:value-type="string">
            <text:p><text:s text:c="3"/>14 root <text:s text:c="8"/>0 IW <text:s text:c="2"/>[kworker/0:1-eve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am654-sgx544C*</text:p>
          </table:table-cell>
          <table:table-cell table:style-name="ce8" table:number-columns-repeated="66"/>
          <table:table-cell table:style-name="ce8" office:value-type="string" calcext:value-type="string">
            <text:p><text:s text:c="3"/>18 root <text:s text:c="8"/>0 IW&lt; <text:s/>[devfreq_wq]</text:p>
          </table:table-cell>
          <table:table-cell table:style-name="ce8" table:number-columns-repeated="29"/>
          <table:table-cell table:style-name="ce8" office:value-type="string" calcext:value-type="string">
            <text:p><text:s text:c="3"/>15 root <text:s text:c="8"/>0 SW <text:s text:c="2"/>[oom_reaper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alias: <text:s text:c="9"/>of:N*T*Cti,am654-sgx544</text:p>
          </table:table-cell>
          <table:table-cell table:style-name="ce8" table:number-columns-repeated="66"/>
          <table:table-cell table:style-name="ce8" office:value-type="string" calcext:value-type="string">
            <text:p><text:s text:c="3"/>19 root <text:s text:c="8"/>0 IW&lt; <text:s/>[kworker/0:1H]</text:p>
          </table:table-cell>
          <table:table-cell table:style-name="ce8" table:number-columns-repeated="29"/>
          <table:table-cell table:style-name="ce8" office:value-type="string" calcext:value-type="string">
            <text:p><text:s text:c="3"/>16 root <text:s text:c="8"/>0 IW&lt; <text:s/>[writeback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depends:</text:p>
          </table:table-cell>
          <table:table-cell table:style-name="ce8" table:number-columns-repeated="66"/>
          <table:table-cell table:style-name="ce8" office:value-type="string" calcext:value-type="string">
            <text:p><text:s text:c="3"/>20 root <text:s text:c="8"/>0 SW <text:s text:c="2"/>[kswapd0]</text:p>
          </table:table-cell>
          <table:table-cell table:style-name="ce8" table:number-columns-repeated="29"/>
          <table:table-cell table:style-name="ce8" office:value-type="string" calcext:value-type="string">
            <text:p><text:s text:c="3"/>17 root <text:s text:c="8"/>0 SW <text:s text:c="2"/>[kcompactd0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name: <text:s text:c="10"/>pvrsrvkm</text:p>
          </table:table-cell>
          <table:table-cell table:style-name="ce8" table:number-columns-repeated="66"/>
          <table:table-cell table:style-name="ce8" office:value-type="string" calcext:value-type="string">
            <text:p><text:s text:c="3"/>21 root <text:s text:c="8"/>0 IW&lt; <text:s/>[mld]</text:p>
          </table:table-cell>
          <table:table-cell table:style-name="ce8" table:number-columns-repeated="29"/>
          <table:table-cell table:style-name="ce8" office:value-type="string" calcext:value-type="string">
            <text:p><text:s text:c="3"/>18 root <text:s text:c="8"/>0 IW&lt; <text:s/>[devfreq_wq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vermagic: <text:s text:c="6"/>6.1.46-g247b2535b2 preempt ARMv7 p2v8</text:p>
          </table:table-cell>
          <table:table-cell table:style-name="ce8" table:number-columns-repeated="66"/>
          <table:table-cell table:style-name="ce8" office:value-type="string" calcext:value-type="string">
            <text:p><text:s text:c="3"/>22 root <text:s text:c="8"/>0 IW&lt; <text:s/>[ipv6_addrconf]</text:p>
          </table:table-cell>
          <table:table-cell table:style-name="ce8" table:number-columns-repeated="29"/>
          <table:table-cell table:style-name="ce8" office:value-type="string" calcext:value-type="string">
            <text:p><text:s text:c="3"/>19 root <text:s text:c="8"/>0 IW&lt; <text:s/>[kworker/0:1H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/>
          <table:table-cell table:style-name="ce8" office:value-type="string" calcext:value-type="string">
            <text:p>parm: <text:s text:c="10"/>gPVRDebugLevel:Sets the level of debug output (default 0x7) (uint)</text:p>
          </table:table-cell>
          <table:table-cell table:style-name="ce8" table:number-columns-repeated="66"/>
          <table:table-cell table:style-name="ce8" office:value-type="string" calcext:value-type="string">
            <text:p><text:s text:c="3"/>41 root <text:s text:c="8"/>0 IW <text:s text:c="2"/>[kworker/0:3-pvr]</text:p>
          </table:table-cell>
          <table:table-cell table:style-name="ce8" table:number-columns-repeated="29"/>
          <table:table-cell table:style-name="ce8" office:value-type="string" calcext:value-type="string">
            <text:p><text:s text:c="3"/>20 root <text:s text:c="8"/>0 SW <text:s text:c="2"/>[kswapd0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42 root <text:s text:c="8"/>0 SW <text:s text:c="2"/>[irq/18-4802a000]</text:p>
          </table:table-cell>
          <table:table-cell table:style-name="ce8" table:number-columns-repeated="29"/>
          <table:table-cell table:style-name="ce8" office:value-type="string" calcext:value-type="string">
            <text:p><text:s text:c="3"/>21 root <text:s text:c="8"/>0 IW&lt; <text:s/>[mld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43 root <text:s text:c="8"/>0 SW <text:s text:c="2"/>[hwrng]</text:p>
          </table:table-cell>
          <table:table-cell table:style-name="ce8" table:number-columns-repeated="29"/>
          <table:table-cell table:style-name="ce8" office:value-type="string" calcext:value-type="string">
            <text:p><text:s text:c="3"/>22 root <text:s text:c="8"/>0 IW&lt; <text:s/>[ipv6_addrconf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45 root <text:s text:c="8"/>0 SW <text:s text:c="2"/>[irq/37-44e0b000]</text:p>
          </table:table-cell>
          <table:table-cell table:style-name="ce8" table:number-columns-repeated="29"/>
          <table:table-cell table:style-name="ce8" office:value-type="string" calcext:value-type="string">
            <text:p><text:s text:c="3"/>38 root <text:s text:c="8"/>0 IW <text:s text:c="2"/>[kworker/u2:1-ev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46 root <text:s text:c="8"/>0 SW <text:s text:c="2"/>[irq/38-tps65217]</text:p>
          </table:table-cell>
          <table:table-cell table:style-name="ce8" table:number-columns-repeated="29"/>
          <table:table-cell table:style-name="ce8" office:value-type="string" calcext:value-type="string">
            <text:p><text:s text:c="3"/>39 root <text:s text:c="8"/>0 IW <text:s text:c="2"/>[kworker/0:2-eve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47 root <text:s text:c="8"/>0 SW <text:s text:c="2"/>[card0-crtc0]</text:p>
          </table:table-cell>
          <table:table-cell table:style-name="ce8" table:number-columns-repeated="29"/>
          <table:table-cell table:style-name="ce8" office:value-type="string" calcext:value-type="string">
            <text:p><text:s text:c="3"/>40 root <text:s text:c="8"/>0 IW <text:s text:c="2"/>[kworker/u2:2-ev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48 root <text:s text:c="8"/>0 SW <text:s text:c="2"/>[ubi_bgt0d]</text:p>
          </table:table-cell>
          <table:table-cell table:style-name="ce8" table:number-columns-repeated="29"/>
          <table:table-cell table:style-name="ce8" office:value-type="string" calcext:value-type="string">
            <text:p><text:s text:c="3"/>41 root <text:s text:c="8"/>0 IW <text:s text:c="2"/>[kworker/0:3-eve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49 root <text:s text:c="8"/>0 SW <text:s text:c="2"/>[ubifs_bgt0_0]</text:p>
          </table:table-cell>
          <table:table-cell table:style-name="ce8" table:number-columns-repeated="29"/>
          <table:table-cell table:style-name="ce8" office:value-type="string" calcext:value-type="string">
            <text:p><text:s text:c="3"/>42 root <text:s text:c="8"/>0 SW <text:s text:c="2"/>[irq/18-4802a000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65 root <text:s text:c="4"/>13964 S <text:s text:c="3"/>/lib/systemd/systemd-journald</text:p>
          </table:table-cell>
          <table:table-cell table:style-name="ce8" table:number-columns-repeated="29"/>
          <table:table-cell table:style-name="ce8" office:value-type="string" calcext:value-type="string">
            <text:p><text:s text:c="3"/>43 root <text:s text:c="8"/>0 SW <text:s text:c="2"/>[hwrng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80 root <text:s text:c="5"/>6116 S <text:s text:c="3"/>/lib/systemd/systemd-udevd</text:p>
          </table:table-cell>
          <table:table-cell table:style-name="ce8" table:number-columns-repeated="29"/>
          <table:table-cell table:style-name="ce8" office:value-type="string" calcext:value-type="string">
            <text:p><text:s text:c="3"/>45 root <text:s text:c="8"/>0 SW <text:s text:c="2"/>[irq/37-44e0b000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88 systemd- <text:s/>6596 S <text:s text:c="3"/>/lib/systemd/systemd-networkd</text:p>
          </table:table-cell>
          <table:table-cell table:style-name="ce8" table:number-columns-repeated="29"/>
          <table:table-cell table:style-name="ce8" office:value-type="string" calcext:value-type="string">
            <text:p><text:s text:c="3"/>46 root <text:s text:c="8"/>0 SW <text:s text:c="2"/>[irq/38-tps65217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3"/>95 systemd- 14964 S <text:s text:c="3"/>/lib/systemd/systemd-timesyncd</text:p>
          </table:table-cell>
          <table:table-cell table:style-name="ce8" table:number-columns-repeated="29"/>
          <table:table-cell table:style-name="ce8" office:value-type="string" calcext:value-type="string">
            <text:p><text:s text:c="3"/>47 root <text:s text:c="8"/>0 SW <text:s text:c="2"/>[card0-crtc0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05 root <text:s text:c="8"/>0 SW <text:s text:c="2"/>[irq/40-gt911]</text:p>
          </table:table-cell>
          <table:table-cell table:style-name="ce8" table:number-columns-repeated="29"/>
          <table:table-cell table:style-name="ce8" office:value-type="string" calcext:value-type="string">
            <text:p><text:s text:c="3"/>48 root <text:s text:c="8"/>0 SW <text:s text:c="2"/>[ubi_bgt0d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06 systemd- <text:s/>5808 S <text:s text:c="3"/>/lib/systemd/systemd-resolved</text:p>
          </table:table-cell>
          <table:table-cell table:style-name="ce8" table:number-columns-repeated="29"/>
          <table:table-cell table:style-name="ce8" office:value-type="string" calcext:value-type="string">
            <text:p><text:s text:c="3"/>49 root <text:s text:c="8"/>0 SW <text:s text:c="2"/>[ubifs_bgt0_0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08 root <text:s text:c="8"/>0 SW <text:s text:c="2"/>[53100000.sham-e]</text:p>
          </table:table-cell>
          <table:table-cell table:style-name="ce8" table:number-columns-repeated="29"/>
          <table:table-cell table:style-name="ce8" office:value-type="string" calcext:value-type="string">
            <text:p><text:s text:c="3"/>65 root <text:s text:c="4"/>13964 S <text:s text:c="3"/>/lib/systemd/systemd-journal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19 root <text:s text:c="8"/>0 SW <text:s text:c="2"/>[53500000.aes-en]</text:p>
          </table:table-cell>
          <table:table-cell table:style-name="ce8" table:number-columns-repeated="29"/>
          <table:table-cell table:style-name="ce8" office:value-type="string" calcext:value-type="string">
            <text:p><text:s text:c="3"/>77 root <text:s text:c="5"/>6116 S <text:s text:c="3"/>/lib/systemd/systemd-udev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28 root <text:s text:c="8"/>0 IW&lt; <text:s/>[pvr_timer]</text:p>
          </table:table-cell>
          <table:table-cell table:style-name="ce8" table:number-columns-repeated="29"/>
          <table:table-cell table:style-name="ce8" office:value-type="string" calcext:value-type="string">
            <text:p><text:s text:c="3"/>80 systemd- 14964 S <text:s text:c="3"/>/lib/systemd/systemd-timesync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29 root <text:s text:c="8"/>0 IW&lt; <text:s/>[PVR Linux Fence]</text:p>
          </table:table-cell>
          <table:table-cell table:style-name="ce8" table:number-columns-repeated="29"/>
          <table:table-cell table:style-name="ce8" office:value-type="string" calcext:value-type="string">
            <text:p><text:s text:c="3"/>88 systemd- <text:s/>6596 S <text:s text:c="3"/>/lib/systemd/systemd-network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35 root <text:s text:c="8"/>0 IW&lt; <text:s/>[pvr_workqueue]</text:p>
          </table:table-cell>
          <table:table-cell table:style-name="ce8" table:number-columns-repeated="29"/>
          <table:table-cell table:style-name="ce8" office:value-type="string" calcext:value-type="string">
            <text:p><text:s text:c="3"/>95 root <text:s text:c="8"/>0 SW <text:s text:c="2"/>[irq/40-gt911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54 root <text:s text:c="5"/>2224 S <text:s text:c="3"/>/sbin/klogd -n</text:p>
          </table:table-cell>
          <table:table-cell table:style-name="ce8" table:number-columns-repeated="29"/>
          <table:table-cell table:style-name="ce8" office:value-type="string" calcext:value-type="string">
            <text:p><text:s text:c="3"/>98 root <text:s text:c="8"/>0 IW <text:s text:c="2"/>[kworker/u2:3-ev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55 root <text:s text:c="5"/>2224 S <text:s text:c="3"/>/sbin/syslogd -n</text:p>
          </table:table-cell>
          <table:table-cell table:style-name="ce8" table:number-columns-repeated="29"/>
          <table:table-cell table:style-name="ce8" office:value-type="string" calcext:value-type="string">
            <text:p><text:s text:c="3"/>99 systemd- <text:s/>5808 S <text:s text:c="3"/>/lib/systemd/systemd-resolve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56 messageb <text:s/>3396 S <text:s text:c="3"/>/usr/bin/dbus-daemon --system --address=systemd: --nofork --nopidfile --systemd-activation --syslog-only</text:p>
          </table:table-cell>
          <table:table-cell table:style-name="ce8" table:number-columns-repeated="29"/>
          <table:table-cell table:style-name="ce8" office:value-type="string" calcext:value-type="string">
            <text:p><text:s text:c="2"/>102 root <text:s text:c="8"/>0 SW <text:s text:c="2"/>[53100000.sham-e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57 root <text:s text:c="4"/>14088 S <text:s text:c="3"/>/lib/systemd/systemd-logind</text:p>
          </table:table-cell>
          <table:table-cell table:style-name="ce8" table:number-columns-repeated="29"/>
          <table:table-cell table:style-name="ce8" office:value-type="string" calcext:value-type="string">
            <text:p><text:s text:c="2"/>103 root <text:s text:c="8"/>0 SW <text:s text:c="2"/>[53500000.aes-en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60 root <text:s text:c="5"/>1604 S <text:s text:c="3"/>/sbin/agetty -o -p -- \u --noclear - linux</text:p>
          </table:table-cell>
          <table:table-cell table:style-name="ce8" table:number-columns-repeated="29"/>
          <table:table-cell table:style-name="ce8" office:value-type="string" calcext:value-type="string">
            <text:p><text:s text:c="2"/>107 root <text:s text:c="5"/>2224 S <text:s text:c="3"/>/sbin/klogd -n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61 root <text:s text:c="5"/>4036 S <text:s text:c="3"/>/bin/login -p --</text:p>
          </table:table-cell>
          <table:table-cell table:style-name="ce8" table:number-columns-repeated="29"/>
          <table:table-cell table:style-name="ce8" office:value-type="string" calcext:value-type="string">
            <text:p><text:s text:c="2"/>115 root <text:s text:c="5"/>2224 S <text:s text:c="3"/>/sbin/syslogd -n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64 weston <text:s text:c="2"/>35872 S <text:s text:c="3"/>/usr/bin/weston --modules=systemd-notify.so</text:p>
          </table:table-cell>
          <table:table-cell table:style-name="ce8" table:number-columns-repeated="29"/>
          <table:table-cell table:style-name="ce8" office:value-type="string" calcext:value-type="string">
            <text:p><text:s text:c="2"/>119 messageb <text:s/>3396 S <text:s text:c="3"/>/usr/bin/dbus-daemon --system --address=systemd: --nofork --nopidfile --systemd-activation --syslog-only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66 root <text:s text:c="5"/>5532 S <text:s text:c="3"/>/lib/systemd/systemd-userdbd</text:p>
          </table:table-cell>
          <table:table-cell table:style-name="ce8" table:number-columns-repeated="29"/>
          <table:table-cell table:style-name="ce8" office:value-type="string" calcext:value-type="string">
            <text:p><text:s text:c="2"/>120 root <text:s text:c="8"/>0 IW&lt; <text:s/>[pvr_timer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77 weston <text:s text:c="3"/>6760 S <text:s text:c="3"/>/lib/systemd/systemd --user</text:p>
          </table:table-cell>
          <table:table-cell table:style-name="ce8" table:number-columns-repeated="29"/>
          <table:table-cell table:style-name="ce8" office:value-type="string" calcext:value-type="string">
            <text:p><text:s text:c="2"/>121 root <text:s text:c="8"/>0 IW&lt; <text:s/>[PVR Linux Fence]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78 weston <text:s text:c="3"/>8632 S <text:s text:c="3"/>(sd-pam)</text:p>
          </table:table-cell>
          <table:table-cell table:style-name="ce8" table:number-columns-repeated="29"/>
          <table:table-cell table:style-name="ce8" office:value-type="string" calcext:value-type="string">
            <text:p><text:s text:c="2"/>122 root <text:s text:c="4"/>22280 S <text:s text:c="3"/>/lib/systemd/systemd-login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83 weston <text:s text:c="3"/>8468 S <text:s text:c="3"/>(sd-pam)</text:p>
          </table:table-cell>
          <table:table-cell table:style-name="ce8" table:number-columns-repeated="29"/>
          <table:table-cell table:style-name="ce8" office:value-type="string" calcext:value-type="string">
            <text:p><text:s text:c="2"/>134 root <text:s text:c="5"/>1604 S <text:s text:c="3"/>/sbin/agetty -o -p -- \u --noclear - linux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84 weston <text:s text:c="2"/>12936 S <text:s text:c="3"/>/usr/libexec/weston-keyboard</text:p>
          </table:table-cell>
          <table:table-cell table:style-name="ce8" table:number-columns-repeated="29"/>
          <table:table-cell table:style-name="ce8" office:value-type="string" calcext:value-type="string">
            <text:p><text:s text:c="2"/>135 root <text:s text:c="5"/>4036 S <text:s text:c="3"/>/bin/login -p --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186 weston <text:s text:c="2"/>13864 S <text:s text:c="3"/>/usr/libexec/weston-desktop-shell</text:p>
          </table:table-cell>
          <table:table-cell table:style-name="ce8" table:number-columns-repeated="29"/>
          <table:table-cell table:style-name="ce8" office:value-type="string" calcext:value-type="string">
            <text:p><text:s text:c="2"/>137 weston <text:s text:c="3"/>235m S <text:s text:c="3"/>/usr/bin/weston --modules=systemd-notify.so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210 root <text:s text:c="5"/>6760 S <text:s text:c="3"/>/lib/systemd/systemd --user</text:p>
          </table:table-cell>
          <table:table-cell table:style-name="ce8" table:number-columns-repeated="29"/>
          <table:table-cell table:style-name="ce8" office:value-type="string" calcext:value-type="string">
            <text:p><text:s text:c="2"/>138 root <text:s text:c="5"/>5532 S <text:s text:c="3"/>/lib/systemd/systemd-userdb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211 root <text:s text:c="5"/>8632 S <text:s text:c="3"/>(sd-pam)</text:p>
          </table:table-cell>
          <table:table-cell table:style-name="ce8" table:number-columns-repeated="29"/>
          <table:table-cell table:style-name="ce8" office:value-type="string" calcext:value-type="string">
            <text:p><text:s text:c="2"/>139 root <text:s text:c="5"/>5796 S <text:s text:c="3"/>systemd-userwork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216 root <text:s text:c="5"/>2312 S <text:s text:c="3"/>-sh</text:p>
          </table:table-cell>
          <table:table-cell table:style-name="ce8" table:number-columns-repeated="29"/>
          <table:table-cell table:style-name="ce8" office:value-type="string" calcext:value-type="string">
            <text:p><text:s text:c="2"/>140 root <text:s text:c="5"/>5796 S <text:s text:c="3"/>systemd-userwork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33 root <text:s text:c="8"/>0 IW <text:s text:c="2"/>[kworker/u2:2-ev]</text:p>
          </table:table-cell>
          <table:table-cell table:style-name="ce8" table:number-columns-repeated="29"/>
          <table:table-cell table:style-name="ce8" office:value-type="string" calcext:value-type="string">
            <text:p><text:s text:c="2"/>141 root <text:s text:c="5"/>5796 S <text:s text:c="3"/>systemd-userwork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41 root <text:s text:c="8"/>0 IW <text:s text:c="2"/>[kworker/u2:0-pv]</text:p>
          </table:table-cell>
          <table:table-cell table:style-name="ce8" table:number-columns-repeated="29"/>
          <table:table-cell table:style-name="ce8" office:value-type="string" calcext:value-type="string">
            <text:p><text:s text:c="2"/>143 weston <text:s text:c="3"/>6792 S <text:s text:c="3"/>/lib/systemd/systemd --user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42 root <text:s text:c="8"/>0 IW <text:s text:c="2"/>[kworker/0:1-pvr]</text:p>
          </table:table-cell>
          <table:table-cell table:style-name="ce8" table:number-columns-repeated="29"/>
          <table:table-cell table:style-name="ce8" office:value-type="string" calcext:value-type="string">
            <text:p><text:s text:c="2"/>144 weston <text:s text:c="3"/>8612 S <text:s text:c="3"/>(sd-pam)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55 root <text:s text:c="8"/>0 IW <text:s text:c="2"/>[kworker/0:0-pvr]</text:p>
          </table:table-cell>
          <table:table-cell table:style-name="ce8" table:number-columns-repeated="29"/>
          <table:table-cell table:style-name="ce8" office:value-type="string" calcext:value-type="string">
            <text:p><text:s text:c="2"/>149 weston <text:s text:c="3"/>8404 S <text:s text:c="3"/>(sd-pam)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56 root <text:s text:c="8"/>0 IW <text:s text:c="2"/>[kworker/u2:1-pv]</text:p>
          </table:table-cell>
          <table:table-cell table:style-name="ce8" table:number-columns-repeated="29"/>
          <table:table-cell table:style-name="ce8" office:value-type="string" calcext:value-type="string">
            <text:p><text:s text:c="2"/>150 root <text:s text:c="5"/>5544 S <text:s text:c="3"/>/lib/systemd/systemd-hostname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57 root <text:s text:c="5"/>5540 S <text:s text:c="3"/>systemd-userwork</text:p>
          </table:table-cell>
          <table:table-cell table:style-name="ce8" table:number-columns-repeated="29"/>
          <table:table-cell table:style-name="ce8" office:value-type="string" calcext:value-type="string">
            <text:p><text:s text:c="2"/>151 weston <text:s text:c="2"/>12936 S <text:s text:c="3"/>/usr/libexec/weston-keyboard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58 root <text:s text:c="5"/>5540 S <text:s text:c="3"/>systemd-userwork</text:p>
          </table:table-cell>
          <table:table-cell table:style-name="ce8" table:number-columns-repeated="29"/>
          <table:table-cell table:style-name="ce8" office:value-type="string" calcext:value-type="string">
            <text:p><text:s text:c="2"/>152 weston <text:s text:c="2"/>13136 S <text:s text:c="3"/>weston-calibrator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59 root <text:s text:c="5"/>5540 S <text:s text:c="3"/>systemd-userwork</text:p>
          </table:table-cell>
          <table:table-cell table:style-name="ce8" table:number-columns-repeated="29"/>
          <table:table-cell table:style-name="ce8" office:value-type="string" calcext:value-type="string">
            <text:p><text:s text:c="2"/>153 weston <text:s text:c="2"/>13864 S <text:s text:c="3"/>/usr/libexec/weston-desktop-shell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68"/>
          <table:table-cell table:style-name="ce8" office:value-type="string" calcext:value-type="string">
            <text:p><text:s text:c="2"/>460 root <text:s text:c="5"/>2312 R <text:s text:c="3"/>ps</text:p>
          </table:table-cell>
          <table:table-cell table:style-name="ce8" table:number-columns-repeated="29"/>
          <table:table-cell table:style-name="ce8" office:value-type="string" calcext:value-type="string">
            <text:p><text:s text:c="2"/>156 root <text:s text:c="5"/>6792 S <text:s text:c="3"/>/lib/systemd/systemd --user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98"/>
          <table:table-cell table:style-name="ce8" office:value-type="string" calcext:value-type="string">
            <text:p><text:s text:c="2"/>157 root <text:s text:c="5"/>8612 S <text:s text:c="3"/>(sd-pam)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98"/>
          <table:table-cell table:style-name="ce8" office:value-type="string" calcext:value-type="string">
            <text:p><text:s text:c="2"/>162 root <text:s text:c="5"/>2312 S <text:s text:c="3"/>-sh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style-name="ce8" table:number-columns-repeated="98"/>
          <table:table-cell table:style-name="ce8" office:value-type="string" calcext:value-type="string">
            <text:p><text:s text:c="2"/>171 root <text:s text:c="5"/>2312 R <text:s text:c="3"/>ps</text:p>
          </table:table-cell>
          <table:table-cell table:style-name="ce8" table:number-columns-repeated="286"/>
          <table:table-cell table:number-columns-repeated="15999"/>
        </table:table-row>
        <table:table-row table:style-name="ro2">
          <table:table-cell table:number-columns-repeated="98"/>
          <table:table-cell table:style-name="Default" table:number-columns-repeated="2"/>
          <table:table-cell table:number-columns-repeated="16284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ystemd" table:style-name="ta2"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2" table:number-columns-repeated="16381" table:default-cell-style-name="ce61"/>
        <table:table-row table:style-name="ro4">
          <table:table-cell table:number-columns-repeated="16384"/>
        </table:table-row>
        <table:table-row table:style-name="ro4">
          <table:table-cell table:number-columns-repeated="79"/>
          <table:table-cell office:value-type="string" calcext:value-type="string">
            <text:p><text:s text:c="2"/>UNIT <text:s text:c="50"/>LOAD <text:s text:c="2"/>ACTIVE SUB <text:s text:c="6"/>DESCRIPTION</text:p>
          </table:table-cell>
          <table:table-cell table:number-columns-repeated="16304"/>
        </table:table-row>
        <table:table-row table:style-name="ro4">
          <table:table-cell table:number-columns-repeated="79"/>
          <table:table-cell office:value-type="string" calcext:value-type="string">
            <text:p><text:s text:c="2"/>dev-disk-by\x2duuid-cabed48e\x2d3fe4\x2d45f7\x2da... loaded <text:s text:c="3"/>active <text:s text:c="2"/>plugged <text:s text:c="2"/>/dev/disk/by-uuid/cabed48e-3fe4-45f7-a95b-bbf84c7...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<text:s text:c="2"/>dev-ttyS0.device <text:s text:c="36"/>loaded <text:s text:c="3"/>active <text:s text:c="2"/>plugged <text:s text:c="2"/>/dev/ttyS0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<text:s text:c="2"/>dev-ubi0.device <text:s text:c="37"/>loaded <text:s text:c="3"/>active <text:s text:c="2"/>plugged <text:s text:c="2"/>/dev/ubi0</text:p>
          </table:table-cell>
          <table:table-cell table:number-columns-repeated="68"/>
          <table:table-cell table:style-name="Default"/>
          <table:table-cell/>
          <table:table-cell table:style-name="ce30" table:number-columns-repeated="16234"/>
        </table:table-row>
        <table:table-row table:style-name="ro4">
          <table:table-cell table:number-columns-repeated="79"/>
          <table:table-cell office:value-type="string" calcext:value-type="string">
            <text:p><text:s text:c="2"/>dev-ubi0_0.device <text:s text:c="35"/>loaded <text:s text:c="3"/>active <text:s text:c="2"/>plugged <text:s text:c="2"/>/dev/ubi0_0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-devices-platform-ocp-44c00000.interconnect-44c0... loaded active plugged <text:s text:c="2"/>/sys/devices/platform/ocp/44c00000.interconnect/44c0...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-devices-platform-ocp-4a000000.interconnect-4a00... loaded active plugged <text:s text:c="2"/>/sys/devices/platform/ocp/4a000000.interconnect/4a00...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-devices-platform-panel_backlight0-backlight-pan... loaded active plugged <text:s text:c="2"/>/sys/devices/platform/panel_backlight0/backlight/pan...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-devices-virtual-net-sit0.device <text:s text:c="19"/>loaded active plugged <text:s text:c="2"/>/sys/devices/virtual/net/sit0</text:p>
          </table:table-cell>
          <table:table-cell table:number-columns-repeated="69"/>
          <table:table-cell table:style-name="Default"/>
          <table:table-cell table:number-columns-repeated="1623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-devices-virtual-ubi-ubi0-ubi0_0.device <text:s text:c="12"/>loaded active plugged <text:s text:c="2"/>/sys/devices/virtual/ubi/ubi0/ubi0_0</text:p>
          </table:table-cell>
          <table:table-cell table:number-columns-repeated="69"/>
          <table:table-cell table:style-name="Default"/>
          <table:table-cell table:number-columns-repeated="1623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-devices-virtual-ubi-ubi0.device <text:s text:c="19"/>loaded active plugged <text:s text:c="2"/>/sys/devices/virtual/ubi/ubi0</text:p>
          </table:table-cell>
          <table:table-cell table:number-columns-repeated="69"/>
          <table:table-cell table:style-name="Default"/>
          <table:table-cell table:number-columns-repeated="16234"/>
        </table:table-row>
        <table:table-row table:style-name="ro4">
          <table:table-cell/>
          <table:table-cell office:value-type="string" calcext:value-type="string">
            <text:p>/etc/systemd/system/</text:p>
          </table:table-cell>
          <table:table-cell table:number-columns-repeated="77"/>
          <table:table-cell table:style-name="ce76" office:value-type="string" calcext:value-type="string">
            <text:p><text:s text:c="2"/>sys-module-configfs.device <text:s text:c="28"/>loaded active plugged <text:s text:c="2"/>/sys/module/configfs</text:p>
          </table:table-cell>
          <table:table-cell table:number-columns-repeated="69"/>
          <table:table-cell table:style-name="Default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/lib/systemd/system/</text:p>
          </table:table-cell>
          <table:table-cell table:number-columns-repeated="76"/>
          <table:table-cell table:style-name="ce76" office:value-type="string" calcext:value-type="string">
            <text:p><text:s text:c="2"/>sys-subsystem-net-devices-eth0.device <text:s text:c="17"/>loaded active plugged <text:s text:c="2"/>/sys/subsystem/net/devices/eth0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-subsystem-net-devices-sit0.device <text:s text:c="17"/>loaded active plugged <text:s text:c="2"/>/sys/subsystem/net/devices/sit0</text:p>
          </table:table-cell>
          <table:table-cell table:number-columns-repeated="16304"/>
        </table:table-row>
        <table:table-row table:style-name="ro4">
          <table:table-cell table:style-name="ce30" table:number-columns-repeated="79"/>
          <table:table-cell table:style-name="ce77"/>
          <table:table-cell table:style-name="ce30" table:number-columns-repeated="70"/>
          <table:table-cell table:number-columns-repeated="16234"/>
        </table:table-row>
        <table:table-row table:style-name="ro4">
          <table:table-cell table:number-columns-repeated="47"/>
          <table:table-cell office:value-type="string" calcext:value-type="string">
            <text:p>-.mount <text:s text:c="31"/>generated <text:s text:c="6"/>-</text:p>
          </table:table-cell>
          <table:table-cell table:number-columns-repeated="31"/>
          <table:table-cell table:style-name="ce76" office:value-type="string" calcext:value-type="string">
            <text:p><text:s text:c="2"/>-.mount <text:s text:c="47"/>loaded active mounted <text:s text:c="2"/>Root Moun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ev-hugepages.mount</text:p>
          </table:table-cell>
          <table:table-cell table:number-columns-repeated="44"/>
          <table:table-cell office:value-type="string" calcext:value-type="string">
            <text:p>dev-hugepages.mount <text:s text:c="19"/>static <text:s text:c="9"/>-</text:p>
          </table:table-cell>
          <table:table-cell table:number-columns-repeated="31"/>
          <table:table-cell office:value-type="string" calcext:value-type="string">
            <text:p><text:s text:c="2"/>dev-hugepages.mount <text:s text:c="33"/>loaded <text:s text:c="3"/>inactive dead <text:s text:c="5"/>Huge Pages File System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dev-mqueue.mount</text:p>
          </table:table-cell>
          <table:table-cell table:number-columns-repeated="44"/>
          <table:table-cell office:value-type="string" calcext:value-type="string">
            <text:p>dev-mqueue.mount <text:s text:c="22"/>static <text:s text:c="9"/>-</text:p>
          </table:table-cell>
          <table:table-cell table:number-columns-repeated="31"/>
          <table:table-cell office:value-type="string" calcext:value-type="string">
            <text:p><text:s text:c="2"/>dev-mqueue.mount <text:s text:c="36"/>loaded <text:s text:c="3"/>inactive dead <text:s text:c="5"/>POSIX Message Queue File System</text:p>
          </table:table-cell>
          <table:table-cell table:number-columns-repeated="68"/>
          <table:table-cell table:style-name="Default"/>
          <table:table-cell/>
          <table:table-cell table:style-name="ce30" table:number-columns-repeated="16234"/>
        </table:table-row>
        <table:table-row table:style-name="ro4">
          <table:table-cell table:number-columns-repeated="79"/>
          <table:table-cell office:value-type="string" calcext:value-type="string">
            <text:p>* home.mount <text:s text:c="42"/>not-found inactive dead <text:s text:c="5"/>home.moun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47"/>
          <table:table-cell office:value-type="string" calcext:value-type="string">
            <text:p>media-ram.mount <text:s text:c="23"/>generated <text:s text:c="6"/>-</text:p>
          </table:table-cell>
          <table:table-cell table:number-columns-repeated="31"/>
          <table:table-cell table:style-name="ce76" office:value-type="string" calcext:value-type="string">
            <text:p><text:s text:c="2"/>media-ram.mount <text:s text:c="39"/>loaded active mounted <text:s text:c="2"/>/media/ram</text:p>
          </table:table-cell>
          <table:table-cell table:number-columns-repeated="16304"/>
        </table:table-row>
        <table:table-row table:style-name="ro4">
          <table:table-cell table:number-columns-repeated="47"/>
          <table:table-cell office:value-type="string" calcext:value-type="string">
            <text:p>proc-bus-usb.mount <text:s text:c="20"/>generated <text:s text:c="6"/>-</text:p>
          </table:table-cell>
          <table:table-cell table:number-columns-repeated="31"/>
          <table:table-cell table:style-name="ce76"/>
          <table:table-cell table:number-columns-repeated="70"/>
          <table:table-cell table:style-name="ce30" table:number-columns-repeated="1623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run-user-0.mount <text:s text:c="38"/>loaded active mounted <text:s text:c="2"/>/run/user/0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-fs-fuse-connections.mount</text:p>
          </table:table-cell>
          <table:table-cell table:number-columns-repeated="44"/>
          <table:table-cell office:value-type="string" calcext:value-type="string">
            <text:p>sys-fs-fuse-connections.mount <text:s text:c="9"/>static <text:s text:c="9"/>-</text:p>
          </table:table-cell>
          <table:table-cell table:number-columns-repeated="31"/>
          <table:table-cell office:value-type="string" calcext:value-type="string">
            <text:p><text:s text:c="2"/>sys-fs-fuse-connections.mount <text:s text:c="23"/>loaded <text:s text:c="3"/>inactive dead <text:s text:c="5"/>FUSE Control File System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-kernel-config.mount</text:p>
          </table:table-cell>
          <table:table-cell table:number-columns-repeated="44"/>
          <table:table-cell office:value-type="string" calcext:value-type="string">
            <text:p>sys-kernel-config.mount <text:s text:c="1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-kernel-config.mount <text:s text:c="31"/>loaded active mounted <text:s text:c="2"/>Kernel Configuration File System</text:p>
          </table:table-cell>
          <table:table-cell table:number-columns-repeated="70"/>
          <table:table-cell table:style-name="ce30"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-kernel-debug.mount</text:p>
          </table:table-cell>
          <table:table-cell table:number-columns-repeated="44"/>
          <table:table-cell office:value-type="string" calcext:value-type="string">
            <text:p>sys-kernel-debug.mount <text:s text:c="1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-kernel-debug.mount <text:s text:c="32"/>loaded active mounted <text:s text:c="2"/>Kernel Debug File System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-kernel-tracing.mount</text:p>
          </table:table-cell>
          <table:table-cell table:number-columns-repeated="44"/>
          <table:table-cell office:value-type="string" calcext:value-type="string">
            <text:p>sys-kernel-tracing.mount <text:s text:c="14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-kernel-tracing.mount <text:s text:c="30"/>loaded active mounted <text:s text:c="2"/>Kernel Trace File System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tmp.mount</text:p>
          </table:table-cell>
          <table:table-cell table:number-columns-repeated="44"/>
          <table:table-cell office:value-type="string" calcext:value-type="string">
            <text:p>tmp.mount <text:s text:c="29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tmp.mount <text:s text:c="45"/>loaded active mounted <text:s text:c="2"/>Temporary Directory /tmp</text:p>
          </table:table-cell>
          <table:table-cell table:number-columns-repeated="16304"/>
        </table:table-row>
        <table:table-row table:style-name="ro4">
          <table:table-cell table:number-columns-repeated="47"/>
          <table:table-cell office:value-type="string" calcext:value-type="string">
            <text:p>var-volatile.mount <text:s text:c="20"/>generated <text:s text:c="6"/>-</text:p>
          </table:table-cell>
          <table:table-cell table:number-columns-repeated="31"/>
          <table:table-cell table:style-name="ce76" office:value-type="string" calcext:value-type="string">
            <text:p><text:s text:c="2"/>var-volatile.mount <text:s text:c="36"/>loaded active mounted <text:s text:c="2"/>/var/volatile</text:p>
          </table:table-cell>
          <table:table-cell table:number-columns-repeated="16304"/>
        </table:table-row>
        <table:table-row table:style-name="ro4">
          <table:table-cell table:style-name="ce30" table:number-columns-repeated="79"/>
          <table:table-cell table:style-name="ce77"/>
          <table:table-cell table:style-name="ce30" table:number-columns-repeated="70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ask-password-console.path</text:p>
          </table:table-cell>
          <table:table-cell table:number-columns-repeated="44"/>
          <table:table-cell office:value-type="string" calcext:value-type="string">
            <text:p>systemd-ask-password-console.path <text:s text:c="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ask-password-console.path <text:s text:c="21"/>loaded active waiting <text:s text:c="2"/>Dispatch Password Requests to Console Directory Watch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ask-password-wall.path</text:p>
          </table:table-cell>
          <table:table-cell table:number-columns-repeated="44"/>
          <table:table-cell office:value-type="string" calcext:value-type="string">
            <text:p>systemd-ask-password-wall.path <text:s text:c="8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ask-password-wall.path <text:s text:c="24"/>loaded active waiting <text:s text:c="2"/>Forward Password Requests to Wall Directory Watch</text:p>
          </table:table-cell>
          <table:table-cell table:number-columns-repeated="16304"/>
        </table:table-row>
        <table:table-row table:style-name="ro4">
          <table:table-cell table:style-name="ce30" table:number-columns-repeated="79"/>
          <table:table-cell table:style-name="ce77"/>
          <table:table-cell table:style-name="ce30" table:number-columns-repeated="70"/>
          <table:table-cell table:number-columns-repeated="1623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init.scope <text:s text:c="44"/>loaded active running <text:s text:c="2"/>System and Service Manager</text:p>
          </table:table-cell>
          <table:table-cell table:number-columns-repeated="16304"/>
        </table:table-row>
        <table:table-row table:style-name="ro4">
          <table:table-cell table:number-columns-repeated="47"/>
          <table:table-cell office:value-type="string" calcext:value-type="string">
            <text:p>session-c1.scope <text:s text:c="22"/>transient <text:s text:c="6"/>-</text:p>
          </table:table-cell>
          <table:table-cell table:number-columns-repeated="31"/>
          <table:table-cell table:style-name="ce76" office:value-type="string" calcext:value-type="string">
            <text:p><text:s text:c="2"/>session-c1.scope <text:s text:c="38"/>loaded active running <text:s text:c="2"/>Session c1 of User root</text:p>
          </table:table-cell>
          <table:table-cell table:number-columns-repeated="16304"/>
        </table:table-row>
        <table:table-row table:style-name="ro4">
          <table:table-cell table:style-name="ce30" table:number-columns-repeated="79"/>
          <table:table-cell table:style-name="ce77"/>
          <table:table-cell table:style-name="ce30" table:number-columns-repeated="70"/>
          <table:table-cell table:number-columns-repeated="16234"/>
        </table:table-row>
        <table:table-row table:style-name="ro4">
          <table:table-cell table:number-columns-repeated="79"/>
          <table:table-cell office:value-type="string" calcext:value-type="string">
            <text:p>* auditd.service <text:s text:c="38"/>not-found inactive dead <text:s text:c="5"/>auditd.servic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autovt@.service -&gt; getty@.service</text:p>
          </table:table-cell>
          <table:table-cell table:number-columns-repeated="44"/>
          <table:table-cell office:value-type="string" calcext:value-type="string">
            <text:p>autovt@.service <text:s text:c="23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busybox-klogd.service</text:p>
          </table:table-cell>
          <table:table-cell table:number-columns-repeated="44"/>
          <table:table-cell office:value-type="string" calcext:value-type="string">
            <text:p>busybox-klogd.service <text:s text:c="17"/>enabled <text:s text:c="8"/>disabled</text:p>
          </table:table-cell>
          <table:table-cell table:number-columns-repeated="31"/>
          <table:table-cell table:style-name="ce76" office:value-type="string" calcext:value-type="string">
            <text:p><text:s text:c="2"/>busybox-klogd.service <text:s text:c="33"/>loaded active running <text:s text:c="2"/>Kernel Logging Service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busybox-syslog.service</text:p>
          </table:table-cell>
          <table:table-cell table:number-columns-repeated="44"/>
          <table:table-cell office:value-type="string" calcext:value-type="string">
            <text:p>busybox-syslog.service <text:s text:c="16"/>enabled <text:s text:c="8"/>enabled</text:p>
          </table:table-cell>
          <table:table-cell table:number-columns-repeated="31"/>
          <table:table-cell table:style-name="ce76" office:value-type="string" calcext:value-type="string">
            <text:p><text:s text:c="2"/>busybox-syslog.service <text:s text:c="32"/>loaded active running <text:s text:c="2"/>System Logging Service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console-getty.service</text:p>
          </table:table-cell>
          <table:table-cell table:number-columns-repeated="44"/>
          <table:table-cell office:value-type="string" calcext:value-type="string">
            <text:p>console-getty.service <text:s text:c="17"/>disabled <text:s text:c="7"/>disabled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container-getty@.service</text:p>
          </table:table-cell>
          <table:table-cell table:number-columns-repeated="44"/>
          <table:table-cell office:value-type="string" calcext:value-type="string">
            <text:p>container-getty@.service <text:s text:c="14"/>static <text:s text:c="9"/>-</text:p>
          </table:table-cell>
          <table:table-cell table:number-columns-repeated="31"/>
          <table:table-cell table:style-name="ce76"/>
          <table:table-cell table:number-columns-repeated="70"/>
          <table:table-cell table:style-name="Default"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dbus-org.freedesktop.hostname1.service -&gt; systemd-hostnamed.service</text:p>
          </table:table-cell>
          <table:table-cell table:number-columns-repeated="44"/>
          <table:table-cell office:value-type="string" calcext:value-type="string">
            <text:p>dbus-org.freedesktop.hostname1.service alias <text:s text:c="10"/>-</text:p>
          </table:table-cell>
          <table:table-cell table:number-columns-repeated="31"/>
          <table:table-cell table:style-name="ce76"/>
          <table:table-cell table:number-columns-repeated="70"/>
          <table:table-cell table:style-name="Default"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dbus-org.freedesktop.locale1.service -&gt; systemd-localed.service</text:p>
          </table:table-cell>
          <table:table-cell table:number-columns-repeated="44"/>
          <table:table-cell office:value-type="string" calcext:value-type="string">
            <text:p>dbus-org.freedesktop.locale1.service <text:s text:c="2"/>alias <text:s text:c="10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bus-org.freedesktop.login1.service -&gt; systemd-logind.service</text:p>
          </table:table-cell>
          <table:table-cell table:number-columns-repeated="44"/>
          <table:table-cell office:value-type="string" calcext:value-type="string">
            <text:p>dbus-org.freedesktop.login1.service <text:s text:c="3"/>alias <text:s text:c="10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dbus-org.freedesktop.network1.service -&gt; /lib/systemd/system/systemd-networkd.service</text:p>
          </table:table-cell>
          <table:table-cell table:number-columns-repeated="45"/>
          <table:table-cell office:value-type="string" calcext:value-type="string">
            <text:p>dbus-org.freedesktop.network1.service <text:s/>alias <text:s text:c="10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dbus-org.freedesktop.resolve1.service -&gt; /lib/systemd/system/systemd-resolved.service</text:p>
          </table:table-cell>
          <table:table-cell table:number-columns-repeated="45"/>
          <table:table-cell office:value-type="string" calcext:value-type="string">
            <text:p>dbus-org.freedesktop.resolve1.service <text:s/>alias <text:s text:c="10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bus-org.freedesktop.timedate1.service -&gt; systemd-timedated.service</text:p>
          </table:table-cell>
          <table:table-cell table:number-columns-repeated="44"/>
          <table:table-cell office:value-type="string" calcext:value-type="string">
            <text:p>dbus-org.freedesktop.timedate1.service alias <text:s text:c="10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dbus-org.freedesktop.timesync1.service -&gt; /lib/systemd/system/systemd-timesyncd.service</text:p>
          </table:table-cell>
          <table:table-cell table:number-columns-repeated="45"/>
          <table:table-cell office:value-type="string" calcext:value-type="string">
            <text:p>dbus-org.freedesktop.timesync1.service alias <text:s text:c="10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bus.service</text:p>
          </table:table-cell>
          <table:table-cell table:number-columns-repeated="44"/>
          <table:table-cell office:value-type="string" calcext:value-type="string">
            <text:p>dbus.service <text:s text:c="2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dbus.service <text:s text:c="42"/>loaded active running <text:s text:c="2"/>D-Bus System Message Bu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ebug-shell.service</text:p>
          </table:table-cell>
          <table:table-cell table:number-columns-repeated="44"/>
          <table:table-cell office:value-type="string" calcext:value-type="string">
            <text:p>debug-shell.service <text:s text:c="19"/>disabled <text:s text:c="7"/>disabled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79"/>
          <table:table-cell office:value-type="string" calcext:value-type="string">
            <text:p>* display-manager.service <text:s text:c="29"/>not-found inactive dead <text:s text:c="5"/>display-manager.servic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style-name="Default"/>
          <table:table-cell/>
          <table:table-cell office:value-type="string" calcext:value-type="string">
            <text:p>emergency.service</text:p>
          </table:table-cell>
          <table:table-cell table:number-columns-repeated="44"/>
          <table:table-cell office:value-type="string" calcext:value-type="string">
            <text:p>emergency.service <text:s text:c="21"/>static <text:s text:c="9"/>-</text:p>
          </table:table-cell>
          <table:table-cell table:number-columns-repeated="31"/>
          <table:table-cell office:value-type="string" calcext:value-type="string">
            <text:p><text:s text:c="2"/>emergency.service <text:s text:c="35"/>loaded <text:s text:c="3"/>inactive dead <text:s text:c="5"/>Emergency Shell</text:p>
          </table:table-cell>
          <table:table-cell table:style-name="Default" table:number-columns-repeated="70"/>
          <table:table-cell table:number-columns-repeated="16234"/>
        </table:table-row>
        <table:table-row table:style-name="ro4">
          <table:table-cell table:style-name="Default"/>
          <table:table-cell/>
          <table:table-cell office:value-type="string" calcext:value-type="string">
            <text:p>getty@.service</text:p>
          </table:table-cell>
          <table:table-cell table:number-columns-repeated="44"/>
          <table:table-cell office:value-type="string" calcext:value-type="string">
            <text:p>getty@.service <text:s text:c="24"/>enabled <text:s text:c="8"/>enabled</text:p>
          </table:table-cell>
          <table:table-cell table:number-columns-repeated="32"/>
          <table:table-cell table:style-name="Default" table:number-columns-repeated="70"/>
          <table:table-cell table:number-columns-repeated="1623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getty@tty1.service <text:s text:c="36"/>loaded active running <text:s text:c="2"/>Getty on tty1</text:p>
          </table:table-cell>
          <table:table-cell table:number-columns-repeated="16304"/>
        </table:table-row>
        <table:table-row table:style-name="ro4">
          <table:table-cell table:style-name="Default"/>
          <table:table-cell/>
          <table:table-cell office:value-type="string" calcext:value-type="string">
            <text:p>initrd-cleanup.service</text:p>
          </table:table-cell>
          <table:table-cell table:number-columns-repeated="44"/>
          <table:table-cell office:value-type="string" calcext:value-type="string">
            <text:p>initrd-cleanup.service <text:s text:c="16"/>static <text:s text:c="9"/>-</text:p>
          </table:table-cell>
          <table:table-cell table:number-columns-repeated="31"/>
          <table:table-cell office:value-type="string" calcext:value-type="string">
            <text:p><text:s text:c="2"/>initrd-cleanup.service <text:s text:c="30"/>loaded <text:s text:c="3"/>inactive dead <text:s text:c="5"/>Cleaning Up and Shutting Down Daemon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parse-etc.service</text:p>
          </table:table-cell>
          <table:table-cell table:number-columns-repeated="44"/>
          <table:table-cell office:value-type="string" calcext:value-type="string">
            <text:p>initrd-parse-etc.service <text:s text:c="14"/>static <text:s text:c="9"/>-</text:p>
          </table:table-cell>
          <table:table-cell table:number-columns-repeated="31"/>
          <table:table-cell office:value-type="string" calcext:value-type="string">
            <text:p><text:s text:c="2"/>initrd-parse-etc.service <text:s text:c="28"/>loaded <text:s text:c="3"/>inactive dead <text:s text:c="5"/>Reload Configuration from the Real Roo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switch-root.service</text:p>
          </table:table-cell>
          <table:table-cell table:number-columns-repeated="44"/>
          <table:table-cell office:value-type="string" calcext:value-type="string">
            <text:p>initrd-switch-root.service <text:s text:c="12"/>static <text:s text:c="9"/>-</text:p>
          </table:table-cell>
          <table:table-cell table:number-columns-repeated="31"/>
          <table:table-cell office:value-type="string" calcext:value-type="string">
            <text:p><text:s text:c="2"/>initrd-switch-root.service <text:s text:c="26"/>loaded <text:s text:c="3"/>inactive dead <text:s text:c="5"/>Switch Roo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udevadm-cleanup-db.service</text:p>
          </table:table-cell>
          <table:table-cell table:number-columns-repeated="44"/>
          <table:table-cell office:value-type="string" calcext:value-type="string">
            <text:p>initrd-udevadm-cleanup-db.service <text:s text:c="5"/>static <text:s text:c="9"/>-</text:p>
          </table:table-cell>
          <table:table-cell table:number-columns-repeated="31"/>
          <table:table-cell office:value-type="string" calcext:value-type="string">
            <text:p><text:s text:c="2"/>initrd-udevadm-cleanup-db.service <text:s text:c="19"/>loaded <text:s text:c="3"/>inactive dead <text:s text:c="5"/>Cleanup udev Databas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kmod-static-nodes.service</text:p>
          </table:table-cell>
          <table:table-cell table:number-columns-repeated="44"/>
          <table:table-cell office:value-type="string" calcext:value-type="string">
            <text:p>kmod-static-nodes.service <text:s text:c="13"/>static <text:s text:c="9"/>-</text:p>
          </table:table-cell>
          <table:table-cell table:number-columns-repeated="31"/>
          <table:table-cell office:value-type="string" calcext:value-type="string">
            <text:p><text:s text:c="2"/>kmod-static-nodes.service <text:s text:c="27"/>loaded <text:s text:c="3"/>inactive dead <text:s text:c="5"/>Create List of Static Device Node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ldconfig.service</text:p>
          </table:table-cell>
          <table:table-cell table:number-columns-repeated="44"/>
          <table:table-cell office:value-type="string" calcext:value-type="string">
            <text:p>ldconfig.service <text:s text:c="22"/>static <text:s text:c="9"/>-</text:p>
          </table:table-cell>
          <table:table-cell table:number-columns-repeated="31"/>
          <table:table-cell office:value-type="string" calcext:value-type="string">
            <text:p><text:s text:c="2"/>ldconfig.service <text:s text:c="36"/>loaded <text:s text:c="3"/>inactive dead <text:s text:c="5"/>Rebuild Dynamic Linker Cach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modprobe@.service</text:p>
          </table:table-cell>
          <table:table-cell table:number-columns-repeated="44"/>
          <table:table-cell office:value-type="string" calcext:value-type="string">
            <text:p>modprobe@.service <text:s text:c="21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<text:s text:c="2"/>modprobe@configfs.service <text:s text:c="27"/>loaded <text:s text:c="3"/>inactive dead <text:s text:c="5"/>Load Kernel Module configf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<text:s text:c="2"/>modprobe@drm.service <text:s text:c="32"/>loaded <text:s text:c="3"/>inactive dead <text:s text:c="5"/>Load Kernel Module drm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<text:s text:c="2"/>modprobe@fuse.service <text:s text:c="31"/>loaded <text:s text:c="3"/>inactive dead <text:s text:c="5"/>Load Kernel Module fus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pam_namespace.service</text:p>
          </table:table-cell>
          <table:table-cell table:number-columns-repeated="44"/>
          <table:table-cell office:value-type="string" calcext:value-type="string">
            <text:p>pam_namespace.service <text:s text:c="17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* plymouth-quit-wait.service <text:s text:c="26"/>not-found inactive dead <text:s text:c="5"/>plymouth-quit-wait.servic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* plymouth-start.service <text:s text:c="30"/>not-found inactive dead <text:s text:c="5"/>plymouth-start.servic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quotaon.service</text:p>
          </table:table-cell>
          <table:table-cell table:number-columns-repeated="44"/>
          <table:table-cell office:value-type="string" calcext:value-type="string">
            <text:p>quotaon.service <text:s text:c="23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c-local.service</text:p>
          </table:table-cell>
          <table:table-cell table:number-columns-repeated="44"/>
          <table:table-cell office:value-type="string" calcext:value-type="string">
            <text:p>rc-local.service <text:s text:c="22"/>static <text:s text:c="9"/>-</text:p>
          </table:table-cell>
          <table:table-cell table:number-columns-repeated="31"/>
          <table:table-cell office:value-type="string" calcext:value-type="string">
            <text:p><text:s text:c="2"/>rc-local.service <text:s text:c="36"/>loaded <text:s text:c="3"/>inactive dead <text:s text:c="5"/>/etc/rc.local Compatibility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escue.service</text:p>
          </table:table-cell>
          <table:table-cell table:number-columns-repeated="44"/>
          <table:table-cell office:value-type="string" calcext:value-type="string">
            <text:p>rescue.service <text:s text:c="24"/>static <text:s text:c="9"/>-</text:p>
          </table:table-cell>
          <table:table-cell table:number-columns-repeated="31"/>
          <table:table-cell office:value-type="string" calcext:value-type="string">
            <text:p><text:s text:c="2"/>rescue.service <text:s text:c="38"/>loaded <text:s text:c="3"/>inactive dead <text:s text:c="5"/>Rescue Shell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-postinsts.service</text:p>
          </table:table-cell>
          <table:table-cell table:number-columns-repeated="44"/>
          <table:table-cell office:value-type="string" calcext:value-type="string">
            <text:p>run-postinsts.service <text:s text:c="17"/>disabled <text:s text:c="7"/>enabled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erial-getty@.service</text:p>
          </table:table-cell>
          <table:table-cell table:number-columns-repeated="44"/>
          <table:table-cell office:value-type="string" calcext:value-type="string">
            <text:p>serial-getty@.service <text:s text:c="17"/>indirect <text:s text:c="7"/>disabled</text:p>
          </table:table-cell>
          <table:table-cell table:number-columns-repeated="31"/>
          <table:table-cell table:style-name="ce76" office:value-type="string" calcext:value-type="string">
            <text:p><text:s text:c="2"/>serial-getty@ttyS0.service <text:s text:c="28"/>loaded active running <text:s text:c="2"/>Serial Getty on ttyS0</text:p>
          </table:table-cell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nc-clocks.service</text:p>
          </table:table-cell>
          <table:table-cell table:number-columns-repeated="45"/>
          <table:table-cell office:value-type="string" calcext:value-type="string">
            <text:p>sync-clocks.service <text:s text:c="19"/>enabled <text:s text:c="8"/>disabled</text:p>
          </table:table-cell>
          <table:table-cell table:number-columns-repeated="31"/>
          <table:table-cell office:value-type="string" calcext:value-type="string">
            <text:p><text:s text:c="2"/>sync-clocks.service <text:s text:c="33"/>loaded <text:s text:c="3"/>inactive dead <text:s text:c="5"/>Synchronize System and HW clocks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/>
          <table:table-cell office:value-type="string" calcext:value-type="string">
            <text:p>syslog.service -&gt; /lib/systemd/system/busybox-syslog.service</text:p>
          </table:table-cell>
          <table:table-cell table:number-columns-repeated="45"/>
          <table:table-cell office:value-type="string" calcext:value-type="string">
            <text:p>syslog.service <text:s text:c="24"/>alias <text:s text:c="10"/>-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-update-cleanup.service</text:p>
          </table:table-cell>
          <table:table-cell table:number-columns-repeated="44"/>
          <table:table-cell office:value-type="string" calcext:value-type="string">
            <text:p>system-update-cleanup.service <text:s text:c="9"/>static <text:s text:c="9"/>-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ask-password-console.service</text:p>
          </table:table-cell>
          <table:table-cell table:number-columns-repeated="44"/>
          <table:table-cell office:value-type="string" calcext:value-type="string">
            <text:p>systemd-ask-password-console.service <text:s text:c="2"/>static <text:s text:c="9"/>-</text:p>
          </table:table-cell>
          <table:table-cell table:number-columns-repeated="31"/>
          <table:table-cell office:value-type="string" calcext:value-type="string">
            <text:p><text:s text:c="2"/>systemd-ask-password-console.service <text:s text:c="16"/>loaded <text:s text:c="3"/>inactive dead <text:s text:c="5"/>Dispatch Password Requests to Console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ask-password-wall.service</text:p>
          </table:table-cell>
          <table:table-cell table:number-columns-repeated="44"/>
          <table:table-cell office:value-type="string" calcext:value-type="string">
            <text:p>systemd-ask-password-wall.service <text:s text:c="5"/>static <text:s text:c="9"/>-</text:p>
          </table:table-cell>
          <table:table-cell table:number-columns-repeated="31"/>
          <table:table-cell office:value-type="string" calcext:value-type="string">
            <text:p><text:s text:c="2"/>systemd-ask-password-wall.service <text:s text:c="19"/>loaded <text:s text:c="3"/>inactive dead <text:s text:c="5"/>Forward Password Requests to Wall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79"/>
          <table:table-cell office:value-type="string" calcext:value-type="string">
            <text:p>* systemd-backlight@backlight:panel_backlight0.service not-found inactive dead <text:s text:c="5"/>systemd-backlight@backlight:panel_backlight0.service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boot-check-no-failures.service</text:p>
          </table:table-cell>
          <table:table-cell table:number-columns-repeated="44"/>
          <table:table-cell office:value-type="string" calcext:value-type="string">
            <text:p>systemd-boot-check-no-failures.service disabled <text:s text:c="7"/>disabled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coredump@.service</text:p>
          </table:table-cell>
          <table:table-cell table:number-columns-repeated="44"/>
          <table:table-cell office:value-type="string" calcext:value-type="string">
            <text:p>systemd-coredump@.service <text:s text:c="13"/>static <text:s text:c="9"/>-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exit.service</text:p>
          </table:table-cell>
          <table:table-cell table:number-columns-repeated="44"/>
          <table:table-cell office:value-type="string" calcext:value-type="string">
            <text:p>systemd-exit.service <text:s text:c="18"/>static <text:s text:c="9"/>-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fsck-root.service</text:p>
          </table:table-cell>
          <table:table-cell table:number-columns-repeated="44"/>
          <table:table-cell office:value-type="string" calcext:value-type="string">
            <text:p>systemd-fsck-root.service <text:s text:c="13"/>enabled-runtime disabled</text:p>
          </table:table-cell>
          <table:table-cell table:number-columns-repeated="31"/>
          <table:table-cell office:value-type="string" calcext:value-type="string">
            <text:p><text:s text:c="2"/>systemd-fsck-root.service <text:s text:c="27"/>loaded <text:s text:c="3"/>inactive dead <text:s text:c="5"/>File System Check on Root Device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fsck@.service</text:p>
          </table:table-cell>
          <table:table-cell table:number-columns-repeated="44"/>
          <table:table-cell office:value-type="string" calcext:value-type="string">
            <text:p>systemd-fsck@.service <text:s text:c="17"/>static <text:s text:c="9"/>-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halt.service</text:p>
          </table:table-cell>
          <table:table-cell table:number-columns-repeated="44"/>
          <table:table-cell office:value-type="string" calcext:value-type="string">
            <text:p>systemd-halt.service <text:s text:c="18"/>static <text:s text:c="9"/>-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/>
          <table:table-cell office:value-type="string" calcext:value-type="string">
            <text:p>systemd-hostnamed.service</text:p>
          </table:table-cell>
          <table:table-cell table:number-columns-repeated="45"/>
          <table:table-cell office:value-type="string" calcext:value-type="string">
            <text:p>systemd-hostnamed.service <text:s text:c="13"/>static <text:s text:c="9"/>-</text:p>
          </table:table-cell>
          <table:table-cell table:number-columns-repeated="100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hostnamed.service</text:p>
          </table:table-cell>
          <table:table-cell table:number-columns-repeated="145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hwdb-update.service</text:p>
          </table:table-cell>
          <table:table-cell table:number-columns-repeated="44"/>
          <table:table-cell office:value-type="string" calcext:value-type="string">
            <text:p>systemd-hwdb-update.service <text:s text:c="11"/>static <text:s text:c="9"/>-</text:p>
          </table:table-cell>
          <table:table-cell table:number-columns-repeated="31"/>
          <table:table-cell office:value-type="string" calcext:value-type="string">
            <text:p><text:s text:c="2"/>systemd-hwdb-update.service <text:s text:c="25"/>loaded <text:s text:c="3"/>inactive dead <text:s text:c="5"/>Rebuild Hardware Database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initctl.service</text:p>
          </table:table-cell>
          <table:table-cell table:number-columns-repeated="44"/>
          <table:table-cell office:value-type="string" calcext:value-type="string">
            <text:p>systemd-initctl.service <text:s text:c="15"/>static <text:s text:c="9"/>-</text:p>
          </table:table-cell>
          <table:table-cell table:number-columns-repeated="31"/>
          <table:table-cell office:value-type="string" calcext:value-type="string">
            <text:p><text:s text:c="2"/>systemd-initctl.service <text:s text:c="29"/>loaded <text:s text:c="3"/>inactive dead <text:s text:c="5"/>initctl Compatibility Daemon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journal-catalog-update.service</text:p>
          </table:table-cell>
          <table:table-cell table:number-columns-repeated="44"/>
          <table:table-cell office:value-type="string" calcext:value-type="string">
            <text:p>systemd-journal-catalog-update.service static <text:s text:c="9"/>-</text:p>
          </table:table-cell>
          <table:table-cell table:number-columns-repeated="31"/>
          <table:table-cell office:value-type="string" calcext:value-type="string">
            <text:p><text:s text:c="2"/>systemd-journal-catalog-update.service <text:s text:c="14"/>loaded <text:s text:c="3"/>inactive dead <text:s text:c="5"/>Rebuild Journal Catalog</text:p>
          </table:table-cell>
          <table:table-cell table:number-columns-repeated="6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journal-flush.service</text:p>
          </table:table-cell>
          <table:table-cell table:number-columns-repeated="44"/>
          <table:table-cell office:value-type="string" calcext:value-type="string">
            <text:p>systemd-journal-flush.service <text:s text:c="9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journal-flush.service <text:s text:c="25"/>loaded active exited <text:s text:c="3"/>Flush Journal to Persistent Storage</text:p>
          </table:table-cell>
          <table:table-cell table:number-columns-repeated="69"/>
          <table:table-cell table:style-name="Default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journald.service</text:p>
          </table:table-cell>
          <table:table-cell table:number-columns-repeated="44"/>
          <table:table-cell office:value-type="string" calcext:value-type="string">
            <text:p>systemd-journald.service <text:s text:c="14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journald.service <text:s text:c="30"/>loaded active running <text:s text:c="2"/>Journal Service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@.service</text:p>
          </table:table-cell>
          <table:table-cell table:number-columns-repeated="44"/>
          <table:table-cell office:value-type="string" calcext:value-type="string">
            <text:p>systemd-journald@.service <text:s text:c="13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kexec.service</text:p>
          </table:table-cell>
          <table:table-cell table:number-columns-repeated="44"/>
          <table:table-cell office:value-type="string" calcext:value-type="string">
            <text:p>systemd-kexec.service <text:s text:c="17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localed.service</text:p>
          </table:table-cell>
          <table:table-cell table:number-columns-repeated="44"/>
          <table:table-cell office:value-type="string" calcext:value-type="string">
            <text:p>systemd-localed.service <text:s text:c="15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logind.service</text:p>
          </table:table-cell>
          <table:table-cell table:number-columns-repeated="44"/>
          <table:table-cell office:value-type="string" calcext:value-type="string">
            <text:p>systemd-logind.service <text:s text:c="1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logind.service <text:s text:c="32"/>loaded active running <text:s text:c="2"/>User Login Managemen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machine-id-commit.service</text:p>
          </table:table-cell>
          <table:table-cell table:number-columns-repeated="44"/>
          <table:table-cell office:value-type="string" calcext:value-type="string">
            <text:p>systemd-machine-id-commit.service <text:s text:c="5"/>static <text:s text:c="9"/>-</text:p>
          </table:table-cell>
          <table:table-cell table:number-columns-repeated="31"/>
          <table:table-cell office:value-type="string" calcext:value-type="string">
            <text:p><text:s text:c="2"/>systemd-machine-id-commit.service <text:s text:c="19"/>loaded <text:s text:c="3"/>inactive dead <text:s text:c="5"/>Commit a transient machine-id on disk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modules-load.service</text:p>
          </table:table-cell>
          <table:table-cell table:number-columns-repeated="44"/>
          <table:table-cell office:value-type="string" calcext:value-type="string">
            <text:p>systemd-modules-load.service <text:s text:c="10"/>static <text:s text:c="9"/>-</text:p>
          </table:table-cell>
          <table:table-cell table:number-columns-repeated="31"/>
          <table:table-cell office:value-type="string" calcext:value-type="string">
            <text:p><text:s text:c="2"/>systemd-modules-load.service <text:s text:c="24"/>loaded <text:s text:c="3"/>inactive dead <text:s text:c="5"/>Load Kernel Module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network-generator.service</text:p>
          </table:table-cell>
          <table:table-cell table:number-columns-repeated="44"/>
          <table:table-cell office:value-type="string" calcext:value-type="string">
            <text:p>systemd-network-generator.service <text:s text:c="5"/>enabled <text:s text:c="8"/>enabled</text:p>
          </table:table-cell>
          <table:table-cell table:number-columns-repeated="31"/>
          <table:table-cell table:style-name="ce76" office:value-type="string" calcext:value-type="string">
            <text:p><text:s text:c="2"/>systemd-network-generator.service <text:s text:c="21"/>loaded active exited <text:s text:c="3"/>Generate network units from Kernel command line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networkd-wait-online.service</text:p>
          </table:table-cell>
          <table:table-cell table:number-columns-repeated="44"/>
          <table:table-cell office:value-type="string" calcext:value-type="string">
            <text:p>systemd-networkd-wait-online.service <text:s text:c="2"/>enabled <text:s text:c="8"/>disabled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networkd.service</text:p>
          </table:table-cell>
          <table:table-cell table:number-columns-repeated="44"/>
          <table:table-cell office:value-type="string" calcext:value-type="string">
            <text:p>systemd-networkd.service <text:s text:c="14"/>enabled <text:s text:c="8"/>enabled</text:p>
          </table:table-cell>
          <table:table-cell table:number-columns-repeated="31"/>
          <table:table-cell table:style-name="ce76" office:value-type="string" calcext:value-type="string">
            <text:p><text:s text:c="2"/>systemd-networkd.service <text:s text:c="30"/>loaded active running <text:s text:c="2"/>Network Configuration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poweroff.service</text:p>
          </table:table-cell>
          <table:table-cell table:number-columns-repeated="44"/>
          <table:table-cell office:value-type="string" calcext:value-type="string">
            <text:p>systemd-poweroff.service <text:s text:c="14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pstore.service</text:p>
          </table:table-cell>
          <table:table-cell table:number-columns-repeated="44"/>
          <table:table-cell office:value-type="string" calcext:value-type="string">
            <text:p>systemd-pstore.service <text:s text:c="16"/>enabled <text:s text:c="8"/>enabled</text:p>
          </table:table-cell>
          <table:table-cell table:number-columns-repeated="31"/>
          <table:table-cell office:value-type="string" calcext:value-type="string">
            <text:p><text:s text:c="2"/>systemd-pstore.service <text:s text:c="30"/>loaded <text:s text:c="3"/>inactive dead <text:s text:c="5"/>Platform Persistent Storage Archival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quotacheck.service</text:p>
          </table:table-cell>
          <table:table-cell table:number-columns-repeated="44"/>
          <table:table-cell office:value-type="string" calcext:value-type="string">
            <text:p>systemd-quotacheck.service <text:s text:c="12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random-seed.service</text:p>
          </table:table-cell>
          <table:table-cell table:number-columns-repeated="44"/>
          <table:table-cell office:value-type="string" calcext:value-type="string">
            <text:p>systemd-random-seed.service <text:s text:c="11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random-seed.service <text:s text:c="27"/>loaded active exited <text:s text:c="3"/>Load/Save Random Seed</text:p>
          </table:table-cell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var-volatile-lib.service -&gt; /lib/systemd/system/var-volatile-lib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reboot.service</text:p>
          </table:table-cell>
          <table:table-cell table:number-columns-repeated="44"/>
          <table:table-cell office:value-type="string" calcext:value-type="string">
            <text:p>systemd-reboot.service <text:s text:c="16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remount-fs.service</text:p>
          </table:table-cell>
          <table:table-cell table:number-columns-repeated="44"/>
          <table:table-cell office:value-type="string" calcext:value-type="string">
            <text:p>systemd-remount-fs.service <text:s text:c="12"/>enabled-runtime disabled</text:p>
          </table:table-cell>
          <table:table-cell table:number-columns-repeated="31"/>
          <table:table-cell table:style-name="ce76" office:value-type="string" calcext:value-type="string">
            <text:p><text:s text:c="2"/>systemd-remount-fs.service <text:s text:c="28"/>loaded active exited <text:s text:c="3"/>Remount Root and Kernel File System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resolved.service</text:p>
          </table:table-cell>
          <table:table-cell table:number-columns-repeated="44"/>
          <table:table-cell office:value-type="string" calcext:value-type="string">
            <text:p>systemd-resolved.service <text:s text:c="14"/>enabled <text:s text:c="8"/>enabled</text:p>
          </table:table-cell>
          <table:table-cell table:number-columns-repeated="31"/>
          <table:table-cell table:style-name="ce76" office:value-type="string" calcext:value-type="string">
            <text:p><text:s text:c="2"/>systemd-resolved.service <text:s text:c="30"/>loaded active running <text:s text:c="2"/>Network Name Resolution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suspend.service</text:p>
          </table:table-cell>
          <table:table-cell table:number-columns-repeated="44"/>
          <table:table-cell office:value-type="string" calcext:value-type="string">
            <text:p>systemd-suspend.service <text:s text:c="15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sysctl.service</text:p>
          </table:table-cell>
          <table:table-cell table:number-columns-repeated="44"/>
          <table:table-cell office:value-type="string" calcext:value-type="string">
            <text:p>systemd-sysctl.service <text:s text:c="1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sysctl.service <text:s text:c="32"/>loaded active exited <text:s text:c="3"/>Apply Kernel Variable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sysext.service</text:p>
          </table:table-cell>
          <table:table-cell table:number-columns-repeated="44"/>
          <table:table-cell office:value-type="string" calcext:value-type="string">
            <text:p>systemd-sysext.service <text:s text:c="16"/>disabled <text:s text:c="7"/>disabled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sysusers.service</text:p>
          </table:table-cell>
          <table:table-cell table:number-columns-repeated="44"/>
          <table:table-cell office:value-type="string" calcext:value-type="string">
            <text:p>systemd-sysusers.service <text:s text:c="14"/>static <text:s text:c="9"/>-</text:p>
          </table:table-cell>
          <table:table-cell table:number-columns-repeated="31"/>
          <table:table-cell office:value-type="string" calcext:value-type="string">
            <text:p><text:s text:c="2"/>systemd-sysusers.service <text:s text:c="28"/>loaded <text:s text:c="3"/>inactive dead <text:s text:c="5"/>Create System User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time-wait-sync.service</text:p>
          </table:table-cell>
          <table:table-cell table:number-columns-repeated="44"/>
          <table:table-cell office:value-type="string" calcext:value-type="string">
            <text:p>systemd-time-wait-sync.service <text:s text:c="8"/>disabled <text:s text:c="7"/>disabled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timedated.service</text:p>
          </table:table-cell>
          <table:table-cell table:number-columns-repeated="44"/>
          <table:table-cell office:value-type="string" calcext:value-type="string">
            <text:p>systemd-timedated.service <text:s text:c="13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timesyncd.service <text:s text:c="29"/>loaded active running <text:s text:c="2"/>Network Time Synchronization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timesyncd.service</text:p>
          </table:table-cell>
          <table:table-cell table:number-columns-repeated="44"/>
          <table:table-cell office:value-type="string" calcext:value-type="string">
            <text:p>systemd-timesyncd.service <text:s text:c="13"/>enabled <text:s text:c="8"/>enabled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tmpfiles-clean.service</text:p>
          </table:table-cell>
          <table:table-cell table:number-columns-repeated="44"/>
          <table:table-cell office:value-type="string" calcext:value-type="string">
            <text:p>systemd-tmpfiles-clean.service <text:s text:c="8"/>static <text:s text:c="9"/>-</text:p>
          </table:table-cell>
          <table:table-cell table:number-columns-repeated="31"/>
          <table:table-cell office:value-type="string" calcext:value-type="string">
            <text:p><text:s text:c="2"/>systemd-tmpfiles-clean.service <text:s text:c="22"/>loaded <text:s text:c="3"/>inactive dead <text:s text:c="5"/>Cleanup of Temporary Directorie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tmpfiles-setup-dev.service</text:p>
          </table:table-cell>
          <table:table-cell table:number-columns-repeated="44"/>
          <table:table-cell office:value-type="string" calcext:value-type="string">
            <text:p>systemd-tmpfiles-setup-dev.service <text:s text:c="4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tmpfiles-setup-dev.service <text:s text:c="20"/>loaded active exited <text:s text:c="3"/>Create Static Device Nodes in /dev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tmpfiles-setup.service</text:p>
          </table:table-cell>
          <table:table-cell table:number-columns-repeated="44"/>
          <table:table-cell office:value-type="string" calcext:value-type="string">
            <text:p>systemd-tmpfiles-setup.service <text:s text:c="8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tmpfiles-setup.service <text:s text:c="24"/>loaded active exited <text:s text:c="3"/>Create Volatile Files and Directorie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dev-settle.service</text:p>
          </table:table-cell>
          <table:table-cell table:number-columns-repeated="44"/>
          <table:table-cell office:value-type="string" calcext:value-type="string">
            <text:p>systemd-udev-settle.service <text:s text:c="11"/>static <text:s text:c="9"/>-</text:p>
          </table:table-cell>
          <table:table-cell table:number-columns-repeated="31"/>
          <table:table-cell office:value-type="string" calcext:value-type="string">
            <text:p><text:s text:c="2"/>systemd-udev-settle.service <text:s text:c="25"/>loaded <text:s text:c="3"/>inactive dead <text:s text:c="5"/>Wait for udev To Complete Device Initialization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udev-trigger.service</text:p>
          </table:table-cell>
          <table:table-cell table:number-columns-repeated="44"/>
          <table:table-cell office:value-type="string" calcext:value-type="string">
            <text:p>systemd-udev-trigger.service <text:s text:c="10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udev-trigger.service <text:s text:c="26"/>loaded active exited <text:s text:c="3"/>Coldplug All udev Devices</text:p>
          </table:table-cell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udevd.service</text:p>
          </table:table-cell>
          <table:table-cell table:number-columns-repeated="45"/>
          <table:table-cell office:value-type="string" calcext:value-type="string">
            <text:p>systemd-udevd.service <text:s text:c="17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udevd.service <text:s text:c="33"/>loaded active running <text:s text:c="2"/>Rule-based Manager for Device Events and File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devd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pdate-done.service</text:p>
          </table:table-cell>
          <table:table-cell table:number-columns-repeated="44"/>
          <table:table-cell office:value-type="string" calcext:value-type="string">
            <text:p>systemd-update-done.service <text:s text:c="11"/>static <text:s text:c="9"/>-</text:p>
          </table:table-cell>
          <table:table-cell table:number-columns-repeated="31"/>
          <table:table-cell office:value-type="string" calcext:value-type="string">
            <text:p><text:s text:c="2"/>systemd-update-done.service <text:s text:c="25"/>loaded <text:s text:c="3"/>inactive dead <text:s text:c="5"/>Update is Completed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update-utmp-runlevel.service</text:p>
          </table:table-cell>
          <table:table-cell table:number-columns-repeated="44"/>
          <table:table-cell office:value-type="string" calcext:value-type="string">
            <text:p>systemd-update-utmp-runlevel.service <text:s text:c="2"/>static <text:s text:c="9"/>-</text:p>
          </table:table-cell>
          <table:table-cell table:number-columns-repeated="31"/>
          <table:table-cell office:value-type="string" calcext:value-type="string">
            <text:p><text:s text:c="2"/>systemd-update-utmp-runlevel.service <text:s text:c="16"/>loaded <text:s text:c="3"/>inactive dead <text:s text:c="5"/>Record Runlevel Change in UTMP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update-utmp.service</text:p>
          </table:table-cell>
          <table:table-cell table:number-columns-repeated="44"/>
          <table:table-cell office:value-type="string" calcext:value-type="string">
            <text:p>systemd-update-utmp.service <text:s text:c="11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update-utmp.service <text:s text:c="27"/>loaded active exited <text:s text:c="3"/>Record System Boot/Shutdown in UTMP</text:p>
          </table:table-cell>
          <table:table-cell table:number-columns-repeated="70"/>
          <table:table-cell table:style-name="Default"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user-sessions.service</text:p>
          </table:table-cell>
          <table:table-cell table:number-columns-repeated="44"/>
          <table:table-cell office:value-type="string" calcext:value-type="string">
            <text:p>systemd-user-sessions.service <text:s text:c="9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user-sessions.service <text:s text:c="25"/>loaded active exited <text:s text:c="3"/>Permit User Sessions</text:p>
          </table:table-cell>
          <table:table-cell table:number-columns-repeated="70"/>
          <table:table-cell table:style-name="ce31"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userdbd.service</text:p>
          </table:table-cell>
          <table:table-cell table:number-columns-repeated="44"/>
          <table:table-cell office:value-type="string" calcext:value-type="string">
            <text:p>systemd-userdbd.service <text:s text:c="15"/>indirect <text:s text:c="7"/>disabled</text:p>
          </table:table-cell>
          <table:table-cell table:number-columns-repeated="31"/>
          <table:table-cell table:style-name="ce76" office:value-type="string" calcext:value-type="string">
            <text:p><text:s text:c="2"/>systemd-userdbd.service <text:s text:c="31"/>loaded active running <text:s text:c="2"/>User Database Manager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vconsole-setup.service</text:p>
          </table:table-cell>
          <table:table-cell table:number-columns-repeated="44"/>
          <table:table-cell office:value-type="string" calcext:value-type="string">
            <text:p>systemd-vconsole-setup.service <text:s text:c="8"/>static <text:s text:c="9"/>-</text:p>
          </table:table-cell>
          <table:table-cell table:number-columns-repeated="31"/>
          <table:table-cell office:value-type="string" calcext:value-type="string">
            <text:p><text:s text:c="2"/>systemd-vconsole-setup.service <text:s text:c="22"/>loaded <text:s text:c="3"/>inactive dead <text:s text:c="5"/>Setup Virtual Consol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volatile-root.service</text:p>
          </table:table-cell>
          <table:table-cell table:number-columns-repeated="44"/>
          <table:table-cell office:value-type="string" calcext:value-type="string">
            <text:p>systemd-volatile-root.service <text:s text:c="9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user-runtime-dir@.service</text:p>
          </table:table-cell>
          <table:table-cell table:number-columns-repeated="44"/>
          <table:table-cell office:value-type="string" calcext:value-type="string">
            <text:p>user-runtime-dir@.service <text:s text:c="13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user-runtime-dir@0.service <text:s text:c="28"/>loaded active exited <text:s text:c="3"/>User Runtime Directory /run/user/0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user@.service</text:p>
          </table:table-cell>
          <table:table-cell table:number-columns-repeated="44"/>
          <table:table-cell office:value-type="string" calcext:value-type="string">
            <text:p>user@.service <text:s text:c="2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user@0.service <text:s text:c="40"/>loaded active running <text:s text:c="2"/>User Manager for UID 0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var-volatile-cache.service</text:p>
          </table:table-cell>
          <table:table-cell table:number-columns-repeated="44"/>
          <table:table-cell office:value-type="string" calcext:value-type="string">
            <text:p>var-volatile-cache.service <text:s text:c="12"/>enabled <text:s text:c="8"/>enabled</text:p>
          </table:table-cell>
          <table:table-cell table:number-columns-repeated="31"/>
          <table:table-cell office:value-type="string" calcext:value-type="string">
            <text:p><text:s text:c="2"/>var-volatile-cache.service <text:s text:c="26"/>loaded <text:s text:c="3"/>inactive dead <text:s text:c="5"/>Bind mount volatile /var/cach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var-volatile-lib.service</text:p>
          </table:table-cell>
          <table:table-cell table:number-columns-repeated="44"/>
          <table:table-cell office:value-type="string" calcext:value-type="string">
            <text:p>var-volatile-lib.service <text:s text:c="14"/>enabled <text:s text:c="8"/>enabled</text:p>
          </table:table-cell>
          <table:table-cell table:number-columns-repeated="31"/>
          <table:table-cell office:value-type="string" calcext:value-type="string">
            <text:p><text:s text:c="2"/>var-volatile-lib.service <text:s text:c="28"/>loaded <text:s text:c="3"/>inactive dead <text:s text:c="5"/>Bind mount volatile /var/lib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var-volatile-spool.service</text:p>
          </table:table-cell>
          <table:table-cell table:number-columns-repeated="44"/>
          <table:table-cell office:value-type="string" calcext:value-type="string">
            <text:p>var-volatile-spool.service <text:s text:c="12"/>enabled <text:s text:c="8"/>enabled</text:p>
          </table:table-cell>
          <table:table-cell table:number-columns-repeated="31"/>
          <table:table-cell office:value-type="string" calcext:value-type="string">
            <text:p><text:s text:c="2"/>var-volatile-spool.service <text:s text:c="26"/>loaded <text:s text:c="3"/>inactive dead <text:s text:c="5"/>Bind mount volatile /var/spool</text:p>
          </table:table-cell>
          <table:table-cell table:number-columns-repeated="68"/>
          <table:table-cell table:style-name="Default"/>
          <table:table-cell/>
          <table:table-cell table:style-name="ce30"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var-volatile-srv.service</text:p>
          </table:table-cell>
          <table:table-cell table:number-columns-repeated="44"/>
          <table:table-cell office:value-type="string" calcext:value-type="string">
            <text:p>var-volatile-srv.service <text:s text:c="14"/>enabled <text:s text:c="8"/>enabled</text:p>
          </table:table-cell>
          <table:table-cell table:number-columns-repeated="31"/>
          <table:table-cell office:value-type="string" calcext:value-type="string">
            <text:p><text:s text:c="2"/>var-volatile-srv.service <text:s text:c="28"/>loaded <text:s text:c="3"/>inactive dead <text:s text:c="5"/>Bind mount volatile /srv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style-name="Default"/>
          <table:table-cell/>
          <table:table-cell office:value-type="string" calcext:value-type="string">
            <text:p>weston.service</text:p>
          </table:table-cell>
          <table:table-cell table:number-columns-repeated="44"/>
          <table:table-cell office:value-type="string" calcext:value-type="string">
            <text:p>weston.service <text:s text:c="24"/>enabled <text:s text:c="8"/>enabled</text:p>
          </table:table-cell>
          <table:table-cell table:number-columns-repeated="31"/>
          <table:table-cell office:value-type="string" calcext:value-type="string">
            <text:p><text:s text:c="2"/>weston.service <text:s text:c="38"/>loaded <text:s text:c="3"/>inactive dead <text:s text:c="5"/>Weston, a Wayland compositor, as a system service</text:p>
          </table:table-cell>
          <table:table-cell table:style-name="Default" table:number-columns-repeated="70"/>
          <table:table-cell table:number-columns-repeated="16234"/>
        </table:table-row>
        <table:table-row table:style-name="ro4">
          <table:table-cell table:style-name="ce31"/>
          <table:table-cell table:style-name="ce30" table:number-columns-repeated="79"/>
          <table:table-cell table:style-name="ce31" table:number-columns-repeated="70"/>
          <table:table-cell table:number-columns-repeated="1623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-.slice <text:s text:c="47"/>loaded active active <text:s text:c="3"/>Root Slice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tem-getty.slice <text:s text:c="36"/>loaded active active <text:s text:c="3"/>Slice /system/getty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tem-modprobe.slice <text:s text:c="33"/>loaded active active <text:s text:c="3"/>Slice /system/modprobe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tem-serial\x2dgetty.slice <text:s text:c="26"/>loaded active active <text:s text:c="3"/>Slice /system/serial-getty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system.slice <text:s text:c="42"/>loaded active active <text:s text:c="3"/>System Slice</text:p>
          </table:table-cell>
          <table:table-cell table:number-columns-repeated="16304"/>
        </table:table-row>
        <table:table-row table:style-name="ro4">
          <table:table-cell table:number-columns-repeated="79"/>
          <table:table-cell table:style-name="ce76" office:value-type="string" calcext:value-type="string">
            <text:p><text:s text:c="2"/>user-0.slice <text:s text:c="42"/>loaded active active <text:s text:c="3"/>User Slice of UID 0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user.slice</text:p>
          </table:table-cell>
          <table:table-cell table:number-columns-repeated="44"/>
          <table:table-cell office:value-type="string" calcext:value-type="string">
            <text:p>user.slice <text:s text:c="28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user.slice <text:s text:c="44"/>loaded active active <text:s text:c="3"/>User and Session Slice</text:p>
          </table:table-cell>
          <table:table-cell table:number-columns-repeated="16304"/>
        </table:table-row>
        <table:table-row table:style-name="ro4">
          <table:table-cell table:style-name="ce30" table:number-columns-repeated="79"/>
          <table:table-cell table:style-name="ce77"/>
          <table:table-cell table:style-name="ce30" table:number-columns-repeated="70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dbus.socket</text:p>
          </table:table-cell>
          <table:table-cell table:number-columns-repeated="44"/>
          <table:table-cell office:value-type="string" calcext:value-type="string">
            <text:p>dbus.socket <text:s text:c="27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dbus.socket <text:s text:c="43"/>loaded active running <text:s text:c="2"/>D-Bus System Message Bus Socke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log.socket</text:p>
          </table:table-cell>
          <table:table-cell table:number-columns-repeated="44"/>
          <table:table-cell office:value-type="string" calcext:value-type="string">
            <text:p>syslog.socket <text:s text:c="2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log.socket <text:s text:c="41"/>loaded active running <text:s text:c="2"/>Syslog Socke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coredump.socket</text:p>
          </table:table-cell>
          <table:table-cell table:number-columns-repeated="44"/>
          <table:table-cell office:value-type="string" calcext:value-type="string">
            <text:p>systemd-coredump.socket <text:s text:c="1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coredump.socket <text:s text:c="31"/>loaded active listening Process Core Dump Socke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initctl.socket</text:p>
          </table:table-cell>
          <table:table-cell table:number-columns-repeated="44"/>
          <table:table-cell office:value-type="string" calcext:value-type="string">
            <text:p>systemd-initctl.socket <text:s text:c="1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initctl.socket <text:s text:c="32"/>loaded active listening initctl Compatibility Named Pipe</text:p>
          </table:table-cell>
          <table:table-cell table:number-columns-repeated="70"/>
          <table:table-cell table:style-name="ce30"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journald-audit.socket</text:p>
          </table:table-cell>
          <table:table-cell table:number-columns-repeated="44"/>
          <table:table-cell office:value-type="string" calcext:value-type="string">
            <text:p>systemd-journald-audit.socket <text:s text:c="9"/>static <text:s text:c="9"/>-</text:p>
          </table:table-cell>
          <table:table-cell table:number-columns-repeated="31"/>
          <table:table-cell office:value-type="string" calcext:value-type="string">
            <text:p><text:s text:c="2"/>systemd-journald-audit.socket <text:s text:c="23"/>loaded <text:s text:c="3"/>inactive dead <text:s text:c="5"/>Journal Audit Socke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journald-dev-log.socket</text:p>
          </table:table-cell>
          <table:table-cell table:number-columns-repeated="44"/>
          <table:table-cell office:value-type="string" calcext:value-type="string">
            <text:p>systemd-journald-dev-log.socket <text:s text:c="7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journald-dev-log.socket <text:s text:c="23"/>loaded active running <text:s text:c="2"/>Journal Socket (/dev/log)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-varlink@.socket</text:p>
          </table:table-cell>
          <table:table-cell table:number-columns-repeated="44"/>
          <table:table-cell office:value-type="string" calcext:value-type="string">
            <text:p>systemd-journald-varlink@.socket <text:s text:c="6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.socket</text:p>
          </table:table-cell>
          <table:table-cell table:number-columns-repeated="44"/>
          <table:table-cell office:value-type="string" calcext:value-type="string">
            <text:p>systemd-journald.socket <text:s text:c="1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journald.socket <text:s text:c="31"/>loaded active running <text:s text:c="2"/>Journal Socke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@.socket</text:p>
          </table:table-cell>
          <table:table-cell table:number-columns-repeated="44"/>
          <table:table-cell office:value-type="string" calcext:value-type="string">
            <text:p>systemd-journald@.socket <text:s text:c="14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networkd.socket</text:p>
          </table:table-cell>
          <table:table-cell table:number-columns-repeated="44"/>
          <table:table-cell office:value-type="string" calcext:value-type="string">
            <text:p>systemd-networkd.socket <text:s text:c="15"/>enabled <text:s text:c="8"/>disabled</text:p>
          </table:table-cell>
          <table:table-cell table:number-columns-repeated="31"/>
          <table:table-cell table:style-name="ce76" office:value-type="string" calcext:value-type="string">
            <text:p><text:s text:c="2"/>systemd-networkd.socket <text:s text:c="31"/>loaded active running <text:s text:c="2"/>Network Service Netlink Socket</text:p>
          </table:table-cell>
          <table:table-cell table:number-columns-repeated="69"/>
          <table:table-cell table:style-name="Default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udevd-control.socket</text:p>
          </table:table-cell>
          <table:table-cell table:number-columns-repeated="44"/>
          <table:table-cell office:value-type="string" calcext:value-type="string">
            <text:p>systemd-udevd-control.socket <text:s text:c="10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udevd-control.socket <text:s text:c="26"/>loaded active running <text:s text:c="2"/>udev Control Socke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devd-kernel.socket</text:p>
          </table:table-cell>
          <table:table-cell table:number-columns-repeated="44"/>
          <table:table-cell office:value-type="string" calcext:value-type="string">
            <text:p>systemd-udevd-kernel.socket <text:s text:c="11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udevd-kernel.socket <text:s text:c="27"/>loaded active running <text:s text:c="2"/>udev Kernel Socke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serdbd.socket</text:p>
          </table:table-cell>
          <table:table-cell table:number-columns-repeated="44"/>
          <table:table-cell office:value-type="string" calcext:value-type="string">
            <text:p>systemd-userdbd.socket <text:s text:c="16"/>enabled <text:s text:c="8"/>enabled</text:p>
          </table:table-cell>
          <table:table-cell table:number-columns-repeated="31"/>
          <table:table-cell table:style-name="ce76" office:value-type="string" calcext:value-type="string">
            <text:p><text:s text:c="2"/>systemd-userdbd.socket <text:s text:c="32"/>loaded active running <text:s text:c="2"/>User Database Manager Socket</text:p>
          </table:table-cell>
          <table:table-cell table:number-columns-repeated="16304"/>
        </table:table-row>
        <table:table-row table:style-name="ro4">
          <table:table-cell table:style-name="Default"/>
          <table:table-cell/>
          <table:table-cell office:value-type="string" calcext:value-type="string">
            <text:p>weston.socket</text:p>
          </table:table-cell>
          <table:table-cell table:number-columns-repeated="44"/>
          <table:table-cell office:value-type="string" calcext:value-type="string">
            <text:p>weston.socket <text:s text:c="25"/>enabled <text:s text:c="8"/>enabled</text:p>
          </table:table-cell>
          <table:table-cell table:number-columns-repeated="31"/>
          <table:table-cell table:style-name="ce76" office:value-type="string" calcext:value-type="string">
            <text:p><text:s text:c="2"/>weston.socket <text:s text:c="41"/>loaded active listening Weston socket</text:p>
          </table:table-cell>
          <table:table-cell table:number-columns-repeated="16304"/>
        </table:table-row>
        <table:table-row table:style-name="ro4">
          <table:table-cell table:style-name="ce31"/>
          <table:table-cell table:style-name="ce30" table:number-columns-repeated="78"/>
          <table:table-cell table:style-name="ce77"/>
          <table:table-cell table:style-name="ce30" table:number-columns-repeated="70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basic.target</text:p>
          </table:table-cell>
          <table:table-cell table:number-columns-repeated="44"/>
          <table:table-cell office:value-type="string" calcext:value-type="string">
            <text:p>basic.target <text:s text:c="2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basic.target <text:s text:c="42"/>loaded active active <text:s text:c="3"/>Basic System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blockdev@.target</text:p>
          </table:table-cell>
          <table:table-cell table:number-columns-repeated="44"/>
          <table:table-cell office:value-type="string" calcext:value-type="string">
            <text:p>blockdev@.target <text:s text:c="22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79"/>
          <table:table-cell office:value-type="string" calcext:value-type="string">
            <text:p><text:s text:c="2"/>blockdev@dev-root.target <text:s text:c="28"/>loaded <text:s text:c="3"/>inactive dead <text:s text:c="5"/>Block Device Preparation for /dev/roo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bluetooth.target</text:p>
          </table:table-cell>
          <table:table-cell table:number-columns-repeated="44"/>
          <table:table-cell office:value-type="string" calcext:value-type="string">
            <text:p>bluetooth.target <text:s text:c="22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boot-complete.target</text:p>
          </table:table-cell>
          <table:table-cell table:number-columns-repeated="44"/>
          <table:table-cell office:value-type="string" calcext:value-type="string">
            <text:p>boot-complete.target <text:s text:c="18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/>
          <table:table-cell office:value-type="string" calcext:value-type="string">
            <text:p>ctrl-alt-del.target -&gt; /lib/systemd/system/reboot.target</text:p>
          </table:table-cell>
          <table:table-cell table:number-columns-repeated="45"/>
          <table:table-cell office:value-type="string" calcext:value-type="string">
            <text:p>ctrl-alt-del.target <text:s text:c="19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ctrl-alt-del.target -&gt; reboot.target</text:p>
          </table:table-cell>
          <table:table-cell table:number-columns-repeated="145"/>
          <table:table-cell table:style-name="Default"/>
          <table:table-cell table:number-columns-repeated="16235"/>
        </table:table-row>
        <table:table-row table:style-name="ro4">
          <table:table-cell table:number-columns-repeated="79"/>
          <table:table-cell office:value-type="string" calcext:value-type="string">
            <text:p>* cryptsetup.target <text:s text:c="35"/>not-found inactive dead <text:s text:c="5"/>cryptsetup.targe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/>
          <table:table-cell office:value-type="string" calcext:value-type="string">
            <text:p>default.target -&gt; /lib/systemd/system/multi-user.target</text:p>
          </table:table-cell>
          <table:table-cell table:number-columns-repeated="45"/>
          <table:table-cell office:value-type="string" calcext:value-type="string">
            <text:p>default.target <text:s text:c="24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default.target -&gt; graphical.target</text:p>
          </table:table-cell>
          <table:table-cell table:number-columns-repeated="145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emergency.target</text:p>
          </table:table-cell>
          <table:table-cell table:number-columns-repeated="44"/>
          <table:table-cell office:value-type="string" calcext:value-type="string">
            <text:p>emergency.target <text:s text:c="22"/>static <text:s text:c="9"/>-</text:p>
          </table:table-cell>
          <table:table-cell table:number-columns-repeated="31"/>
          <table:table-cell office:value-type="string" calcext:value-type="string">
            <text:p><text:s text:c="2"/>emergency.target <text:s text:c="36"/>loaded <text:s text:c="3"/>inactive dead <text:s text:c="5"/>Emergency Mod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exit.target</text:p>
          </table:table-cell>
          <table:table-cell table:number-columns-repeated="44"/>
          <table:table-cell office:value-type="string" calcext:value-type="string">
            <text:p>exit.target <text:s text:c="27"/>disabled <text:s text:c="7"/>disabled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factory-reset.target</text:p>
          </table:table-cell>
          <table:table-cell table:number-columns-repeated="44"/>
          <table:table-cell office:value-type="string" calcext:value-type="string">
            <text:p>factory-reset.target <text:s text:c="18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final.target</text:p>
          </table:table-cell>
          <table:table-cell table:number-columns-repeated="44"/>
          <table:table-cell office:value-type="string" calcext:value-type="string">
            <text:p>final.target <text:s text:c="26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first-boot-complete.target</text:p>
          </table:table-cell>
          <table:table-cell table:number-columns-repeated="44"/>
          <table:table-cell office:value-type="string" calcext:value-type="string">
            <text:p>first-boot-complete.target <text:s text:c="12"/>static <text:s text:c="9"/>-</text:p>
          </table:table-cell>
          <table:table-cell table:number-columns-repeated="31"/>
          <table:table-cell office:value-type="string" calcext:value-type="string">
            <text:p><text:s text:c="2"/>first-boot-complete.target <text:s text:c="26"/>loaded <text:s text:c="3"/>inactive dead <text:s text:c="5"/>First Boot Complet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getty-pre.target</text:p>
          </table:table-cell>
          <table:table-cell table:number-columns-repeated="44"/>
          <table:table-cell office:value-type="string" calcext:value-type="string">
            <text:p>getty-pre.target <text:s text:c="22"/>static <text:s text:c="9"/>-</text:p>
          </table:table-cell>
          <table:table-cell table:number-columns-repeated="31"/>
          <table:table-cell office:value-type="string" calcext:value-type="string">
            <text:p><text:s text:c="2"/>getty-pre.target <text:s text:c="36"/>loaded <text:s text:c="3"/>inactive dead <text:s text:c="5"/>Preparation for Login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getty.target</text:p>
          </table:table-cell>
          <table:table-cell table:number-columns-repeated="44"/>
          <table:table-cell office:value-type="string" calcext:value-type="string">
            <text:p>getty.target <text:s text:c="2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getty.target <text:s text:c="42"/>loaded active active <text:s text:c="3"/>Login Prompts</text:p>
          </table:table-cell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getty@tty1.service -&gt; /lib/systemd/system/getty@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graphical.target</text:p>
          </table:table-cell>
          <table:table-cell table:number-columns-repeated="44"/>
          <table:table-cell office:value-type="string" calcext:value-type="string">
            <text:p>graphical.target <text:s text:c="22"/>static <text:s text:c="9"/>-</text:p>
          </table:table-cell>
          <table:table-cell table:number-columns-repeated="31"/>
          <table:table-cell office:value-type="string" calcext:value-type="string">
            <text:p><text:s text:c="2"/>graphical.target <text:s text:c="36"/>loaded <text:s text:c="3"/>inactive dead <text:s text:c="5"/>Graphical Interfac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/>
          <table:table-cell office:value-type="string" calcext:value-type="string">
            <text:p>weston.service -&gt; /lib/systemd/system/weston.service</text:p>
          </table:table-cell>
          <table:table-cell table:number-columns-repeated="146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update-utmp-runlevel.service -&gt; ../systemd-update-utmp-runlevel.service</text:p>
          </table:table-cell>
          <table:table-cell table:number-columns-repeated="145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halt.target</text:p>
          </table:table-cell>
          <table:table-cell table:number-columns-repeated="44"/>
          <table:table-cell office:value-type="string" calcext:value-type="string">
            <text:p>halt.target <text:s text:c="27"/>disabled <text:s text:c="7"/>disabled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fs.target</text:p>
          </table:table-cell>
          <table:table-cell table:number-columns-repeated="44"/>
          <table:table-cell office:value-type="string" calcext:value-type="string">
            <text:p>initrd-fs.target <text:s text:c="22"/>static <text:s text:c="9"/>-</text:p>
          </table:table-cell>
          <table:table-cell table:number-columns-repeated="31"/>
          <table:table-cell office:value-type="string" calcext:value-type="string">
            <text:p><text:s text:c="2"/>initrd-fs.target <text:s text:c="36"/>loaded <text:s text:c="3"/>inactive dead <text:s text:c="5"/>Initrd File System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root-device.target</text:p>
          </table:table-cell>
          <table:table-cell table:number-columns-repeated="44"/>
          <table:table-cell office:value-type="string" calcext:value-type="string">
            <text:p>initrd-root-device.target <text:s text:c="13"/>static <text:s text:c="9"/>-</text:p>
          </table:table-cell>
          <table:table-cell table:number-columns-repeated="31"/>
          <table:table-cell office:value-type="string" calcext:value-type="string">
            <text:p><text:s text:c="2"/>initrd-root-device.target <text:s text:c="27"/>loaded <text:s text:c="3"/>inactive dead <text:s text:c="5"/>Initrd Root Devic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root-fs.target</text:p>
          </table:table-cell>
          <table:table-cell table:number-columns-repeated="44"/>
          <table:table-cell office:value-type="string" calcext:value-type="string">
            <text:p>initrd-root-fs.target <text:s text:c="17"/>static <text:s text:c="9"/>-</text:p>
          </table:table-cell>
          <table:table-cell table:number-columns-repeated="31"/>
          <table:table-cell office:value-type="string" calcext:value-type="string">
            <text:p><text:s text:c="2"/>initrd-root-fs.target <text:s text:c="31"/>loaded <text:s text:c="3"/>inactive dead <text:s text:c="5"/>Initrd Root File System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switch-root.target</text:p>
          </table:table-cell>
          <table:table-cell table:number-columns-repeated="44"/>
          <table:table-cell office:value-type="string" calcext:value-type="string">
            <text:p>initrd-switch-root.target <text:s text:c="13"/>static <text:s text:c="9"/>-</text:p>
          </table:table-cell>
          <table:table-cell table:number-columns-repeated="31"/>
          <table:table-cell office:value-type="string" calcext:value-type="string">
            <text:p><text:s text:c="2"/>initrd-switch-root.target <text:s text:c="27"/>loaded <text:s text:c="3"/>inactive dead <text:s text:c="5"/>Switch Roo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-usr-fs.target</text:p>
          </table:table-cell>
          <table:table-cell table:number-columns-repeated="44"/>
          <table:table-cell office:value-type="string" calcext:value-type="string">
            <text:p>initrd-usr-fs.target <text:s text:c="18"/>static <text:s text:c="9"/>-</text:p>
          </table:table-cell>
          <table:table-cell table:number-columns-repeated="31"/>
          <table:table-cell office:value-type="string" calcext:value-type="string">
            <text:p><text:s text:c="2"/>initrd-usr-fs.target <text:s text:c="32"/>loaded <text:s text:c="3"/>inactive dead <text:s text:c="5"/>Initrd /usr File System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initrd.target</text:p>
          </table:table-cell>
          <table:table-cell table:number-columns-repeated="44"/>
          <table:table-cell office:value-type="string" calcext:value-type="string">
            <text:p>initrd.target <text:s text:c="25"/>static <text:s text:c="9"/>-</text:p>
          </table:table-cell>
          <table:table-cell table:number-columns-repeated="31"/>
          <table:table-cell office:value-type="string" calcext:value-type="string">
            <text:p><text:s text:c="2"/>initrd.target <text:s text:c="39"/>loaded <text:s text:c="3"/>inactive dead <text:s text:c="5"/>Initrd Default Target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kexec.target</text:p>
          </table:table-cell>
          <table:table-cell table:number-columns-repeated="44"/>
          <table:table-cell office:value-type="string" calcext:value-type="string">
            <text:p>kexec.target <text:s text:c="26"/>disabled <text:s text:c="7"/>disabled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local-fs-pre.target</text:p>
          </table:table-cell>
          <table:table-cell table:number-columns-repeated="44"/>
          <table:table-cell office:value-type="string" calcext:value-type="string">
            <text:p>local-fs-pre.target <text:s text:c="19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local-fs-pre.target <text:s text:c="35"/>loaded active active <text:s text:c="3"/>Preparation for Local File System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local-fs.target</text:p>
          </table:table-cell>
          <table:table-cell table:number-columns-repeated="44"/>
          <table:table-cell office:value-type="string" calcext:value-type="string">
            <text:p>local-fs.target <text:s text:c="23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local-fs.target <text:s text:c="39"/>loaded active active <text:s text:c="3"/>Local File System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tmp.mount -&gt; ../tmp.moun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var-volatile-cache.service -&gt; /lib/systemd/system/var-volatile-cache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var-volatile-lib.service -&gt; /lib/systemd/system/var-volatile-lib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var-volatile-spool.service -&gt; /lib/systemd/system/var-volatile-spool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var-volatile-srv.service -&gt; /lib/systemd/system/var-volatile-srv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multi-user.target</text:p>
          </table:table-cell>
          <table:table-cell table:number-columns-repeated="44"/>
          <table:table-cell office:value-type="string" calcext:value-type="string">
            <text:p>multi-user.target <text:s text:c="21"/>indirect <text:s text:c="7"/>disabled</text:p>
          </table:table-cell>
          <table:table-cell table:number-columns-repeated="31"/>
          <table:table-cell table:style-name="ce76" office:value-type="string" calcext:value-type="string">
            <text:p><text:s text:c="2"/>multi-user.target <text:s text:c="37"/>loaded active active <text:s text:c="3"/>Multi-User System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bus.service -&gt; ../dbus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getty.target -&gt; ../getty.targ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ask-password-wall.path -&gt; ../systemd-ask-password-wall.path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logind.service -&gt; ../systemd-logind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pdate-utmp-runlevel.service -&gt; ../systemd-update-utmp-runlevel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ser-sessions.service -&gt; ../systemd-user-sessions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busybox-klogd.service -&gt; /lib/systemd/system/busybox-klogd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busybox-syslog.service -&gt; /lib/systemd/system/busybox-syslog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remote-fs.target -&gt; /lib/systemd/system/remote-fs.target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networkd.service -&gt; /lib/systemd/system/systemd-networkd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resolved.service -&gt; /lib/systemd/system/systemd-resolved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network-online.target</text:p>
          </table:table-cell>
          <table:table-cell table:number-columns-repeated="44"/>
          <table:table-cell office:value-type="string" calcext:value-type="string">
            <text:p>network-online.target <text:s text:c="17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networkd-wait-online.service -&gt; /lib/systemd/system/systemd-networkd-wait-online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network-pre.target</text:p>
          </table:table-cell>
          <table:table-cell table:number-columns-repeated="44"/>
          <table:table-cell office:value-type="string" calcext:value-type="string">
            <text:p>network-pre.target <text:s text:c="20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network-pre.target <text:s text:c="36"/>loaded active active <text:s text:c="3"/>Preparation for Network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network.target</text:p>
          </table:table-cell>
          <table:table-cell table:number-columns-repeated="44"/>
          <table:table-cell office:value-type="string" calcext:value-type="string">
            <text:p>network.target <text:s text:c="24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network.target <text:s text:c="40"/>loaded active active <text:s text:c="3"/>Network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nss-lookup.target</text:p>
          </table:table-cell>
          <table:table-cell table:number-columns-repeated="44"/>
          <table:table-cell office:value-type="string" calcext:value-type="string">
            <text:p>nss-lookup.target <text:s text:c="21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nss-lookup.target <text:s text:c="37"/>loaded active active <text:s text:c="3"/>Host and Network Name Lookup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nss-user-lookup.target</text:p>
          </table:table-cell>
          <table:table-cell table:number-columns-repeated="44"/>
          <table:table-cell office:value-type="string" calcext:value-type="string">
            <text:p>nss-user-lookup.target <text:s text:c="16"/>static <text:s text:c="9"/>-</text:p>
          </table:table-cell>
          <table:table-cell table:number-columns-repeated="31"/>
          <table:table-cell office:value-type="string" calcext:value-type="string">
            <text:p><text:s text:c="2"/>nss-user-lookup.target <text:s text:c="30"/>loaded <text:s text:c="3"/>inactive dead <text:s text:c="5"/>User and Group Name Lookup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paths.target</text:p>
          </table:table-cell>
          <table:table-cell table:number-columns-repeated="44"/>
          <table:table-cell office:value-type="string" calcext:value-type="string">
            <text:p>paths.target <text:s text:c="26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paths.target <text:s text:c="42"/>loaded active active <text:s text:c="3"/>Path Unit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poweroff.target</text:p>
          </table:table-cell>
          <table:table-cell table:number-columns-repeated="44"/>
          <table:table-cell office:value-type="string" calcext:value-type="string">
            <text:p>poweroff.target <text:s text:c="23"/>disabled <text:s text:c="7"/>disabled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pdate-utmp-runlevel.service -&gt; ../systemd-update-utmp-runlevel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printer.target</text:p>
          </table:table-cell>
          <table:table-cell table:number-columns-repeated="44"/>
          <table:table-cell office:value-type="string" calcext:value-type="string">
            <text:p>printer.target <text:s text:c="24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reboot.target</text:p>
          </table:table-cell>
          <table:table-cell table:number-columns-repeated="44"/>
          <table:table-cell office:value-type="string" calcext:value-type="string">
            <text:p>reboot.target <text:s text:c="25"/>enabled <text:s text:c="8"/>enabled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pdate-utmp-runlevel.service -&gt; ../systemd-update-utmp-runlevel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remote-fs-pre.target</text:p>
          </table:table-cell>
          <table:table-cell table:number-columns-repeated="44"/>
          <table:table-cell office:value-type="string" calcext:value-type="string">
            <text:p>remote-fs-pre.target <text:s text:c="18"/>static <text:s text:c="9"/>-</text:p>
          </table:table-cell>
          <table:table-cell table:number-columns-repeated="31"/>
          <table:table-cell office:value-type="string" calcext:value-type="string">
            <text:p><text:s text:c="2"/>remote-fs-pre.target <text:s text:c="32"/>loaded <text:s text:c="3"/>inactive dead <text:s text:c="5"/>Preparation for Remote File System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emote-fs.target</text:p>
          </table:table-cell>
          <table:table-cell table:number-columns-repeated="44"/>
          <table:table-cell office:value-type="string" calcext:value-type="string">
            <text:p>remote-fs.target <text:s text:c="22"/>enabled <text:s text:c="8"/>enabled</text:p>
          </table:table-cell>
          <table:table-cell table:number-columns-repeated="31"/>
          <table:table-cell table:style-name="ce76" office:value-type="string" calcext:value-type="string">
            <text:p><text:s text:c="2"/>remote-fs.target <text:s text:c="38"/>loaded active active <text:s text:c="3"/>Remote File System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rescue.target</text:p>
          </table:table-cell>
          <table:table-cell table:number-columns-repeated="44"/>
          <table:table-cell office:value-type="string" calcext:value-type="string">
            <text:p>rescue.target <text:s text:c="25"/>static <text:s text:c="9"/>-</text:p>
          </table:table-cell>
          <table:table-cell table:number-columns-repeated="31"/>
          <table:table-cell office:value-type="string" calcext:value-type="string">
            <text:p><text:s text:c="2"/>rescue.target <text:s text:c="39"/>loaded <text:s text:c="3"/>inactive dead <text:s text:c="5"/>Rescue Mode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ystemd-update-utmp-runlevel.service -&gt; ../systemd-update-utmp-runlevel.service</text:p>
          </table:table-cell>
          <table:table-cell table:number-columns-repeated="145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pcbind.target</text:p>
          </table:table-cell>
          <table:table-cell table:number-columns-repeated="44"/>
          <table:table-cell office:value-type="string" calcext:value-type="string">
            <text:p>rpcbind.target <text:s text:c="24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level0.target -&gt; poweroff.target</text:p>
          </table:table-cell>
          <table:table-cell table:number-columns-repeated="44"/>
          <table:table-cell office:value-type="string" calcext:value-type="string">
            <text:p>runlevel0.target <text:s text:c="22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level1.target -&gt; rescue.target</text:p>
          </table:table-cell>
          <table:table-cell table:number-columns-repeated="44"/>
          <table:table-cell office:value-type="string" calcext:value-type="string">
            <text:p>runlevel1.target <text:s text:c="22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level2.target -&gt; multi-user.target</text:p>
          </table:table-cell>
          <table:table-cell table:number-columns-repeated="44"/>
          <table:table-cell office:value-type="string" calcext:value-type="string">
            <text:p>runlevel2.target <text:s text:c="22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level3.target -&gt; multi-user.target</text:p>
          </table:table-cell>
          <table:table-cell table:number-columns-repeated="44"/>
          <table:table-cell office:value-type="string" calcext:value-type="string">
            <text:p>runlevel3.target <text:s text:c="22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level4.target -&gt; multi-user.target</text:p>
          </table:table-cell>
          <table:table-cell table:number-columns-repeated="44"/>
          <table:table-cell office:value-type="string" calcext:value-type="string">
            <text:p>runlevel4.target <text:s text:c="22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level5.target -&gt; graphical.target</text:p>
          </table:table-cell>
          <table:table-cell table:number-columns-repeated="44"/>
          <table:table-cell office:value-type="string" calcext:value-type="string">
            <text:p>runlevel5.target <text:s text:c="22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runlevel6.target -&gt; reboot.target</text:p>
          </table:table-cell>
          <table:table-cell table:number-columns-repeated="44"/>
          <table:table-cell office:value-type="string" calcext:value-type="string">
            <text:p>runlevel6.target <text:s text:c="22"/>alias <text:s text:c="10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hutdown.target</text:p>
          </table:table-cell>
          <table:table-cell table:number-columns-repeated="44"/>
          <table:table-cell office:value-type="string" calcext:value-type="string">
            <text:p>shutdown.target <text:s text:c="23"/>static <text:s text:c="9"/>-</text:p>
          </table:table-cell>
          <table:table-cell table:number-columns-repeated="31"/>
          <table:table-cell office:value-type="string" calcext:value-type="string">
            <text:p><text:s text:c="2"/>shutdown.target <text:s text:c="37"/>loaded <text:s text:c="3"/>inactive dead <text:s text:c="5"/>System Shutdown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igpwr.target</text:p>
          </table:table-cell>
          <table:table-cell table:number-columns-repeated="44"/>
          <table:table-cell office:value-type="string" calcext:value-type="string">
            <text:p>sigpwr.target <text:s text:c="25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leep.target</text:p>
          </table:table-cell>
          <table:table-cell table:number-columns-repeated="44"/>
          <table:table-cell office:value-type="string" calcext:value-type="string">
            <text:p>sleep.target <text:s text:c="26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slices.target</text:p>
          </table:table-cell>
          <table:table-cell table:number-columns-repeated="44"/>
          <table:table-cell office:value-type="string" calcext:value-type="string">
            <text:p>slices.target <text:s text:c="2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lices.target <text:s text:c="41"/>loaded active active <text:s text:c="3"/>Slice Unit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martcard.target</text:p>
          </table:table-cell>
          <table:table-cell table:number-columns-repeated="44"/>
          <table:table-cell office:value-type="string" calcext:value-type="string">
            <text:p>smartcard.target <text:s text:c="22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ockets.target</text:p>
          </table:table-cell>
          <table:table-cell table:number-columns-repeated="44"/>
          <table:table-cell office:value-type="string" calcext:value-type="string">
            <text:p>sockets.target <text:s text:c="24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ockets.target <text:s text:c="40"/>loaded active active <text:s text:c="3"/>Socket Units</text:p>
          </table:table-cell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networkd.socket -&gt; /lib/systemd/system/systemd-networkd.socket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userdbd.socket -&gt; /lib/systemd/system/systemd-userdbd.socket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bus.socket -&gt; ../dbus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coredump.socket -&gt; ../systemd-coredump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initctl.socket -&gt; ../systemd-initctl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-audit.socket -&gt; ../systemd-journald-audit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-dev-log.socket -&gt; ../systemd-journald-dev-log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.socket -&gt; ../systemd-journald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devd-control.socket -&gt; ../systemd-udevd-control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devd-kernel.socket -&gt; ../systemd-udevd-kernel.socke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weston.socket -&gt; /lib/systemd/system/weston.socket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ound.target</text:p>
          </table:table-cell>
          <table:table-cell table:number-columns-repeated="44"/>
          <table:table-cell office:value-type="string" calcext:value-type="string">
            <text:p>sound.target <text:s text:c="26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uspend.target</text:p>
          </table:table-cell>
          <table:table-cell table:number-columns-repeated="44"/>
          <table:table-cell office:value-type="string" calcext:value-type="string">
            <text:p>suspend.target <text:s text:c="24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wap.target</text:p>
          </table:table-cell>
          <table:table-cell table:number-columns-repeated="44"/>
          <table:table-cell office:value-type="string" calcext:value-type="string">
            <text:p>swap.target <text:s text:c="27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wap.target <text:s text:c="43"/>loaded active active <text:s text:c="3"/>Swap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init.target</text:p>
          </table:table-cell>
          <table:table-cell table:number-columns-repeated="44"/>
          <table:table-cell office:value-type="string" calcext:value-type="string">
            <text:p>sysinit.target <text:s text:c="24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init.target <text:s text:c="40"/>loaded active active <text:s text:c="3"/>System Initialization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ev-hugepages.mount -&gt; ../dev-hugepages.moun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dev-mqueue.mount -&gt; ../dev-mqueue.moun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kmod-static-nodes.service -&gt; ../kmod-static-nodes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ldconfig.service -&gt; ../ldconfig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-fs-fuse-connections.mount -&gt; ../sys-fs-fuse-connections.moun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-kernel-config.mount -&gt; ../sys-kernel-config.moun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-kernel-debug.mount -&gt; ../sys-kernel-debug.moun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-kernel-tracing.mount -&gt; ../sys-kernel-tracing.mount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ask-password-console.path -&gt; ../systemd-ask-password-console.path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hwdb-update.service -&gt; ../systemd-hwdb-update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-catalog-update.service -&gt; ../systemd-journal-catalog-update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-flush.service -&gt; ../systemd-journal-flush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journald.service -&gt; ../systemd-journald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machine-id-commit.service -&gt; ../systemd-machine-id-commit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modules-load.service -&gt; ../systemd-modules-load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random-seed.service -&gt; ../systemd-random-seed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sysctl.service -&gt; ../systemd-sysctl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sysusers.service -&gt; ../systemd-sysusers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tmpfiles-setup-dev.service -&gt; ../systemd-tmpfiles-setup-dev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tmpfiles-setup.service -&gt; ../systemd-tmpfiles-setup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dev-trigger.service -&gt; ../systemd-udev-trigger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devd.service -&gt; ../systemd-udevd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pdate-done.service -&gt; ../systemd-update-done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update-utmp.service -&gt; ../systemd-update-utmp.service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nc-clocks.service -&gt; ../sync-clocks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network-generator.service -&gt; /lib/systemd/system/systemd-network-generator.service</text:p>
          </table:table-cell>
          <table:table-cell table:number-columns-repeated="77"/>
          <table:table-cell table:style-name="ce76"/>
          <table:table-cell table:number-columns-repeated="70"/>
          <table:table-cell table:style-name="ce30" table:number-columns-repeated="16234"/>
        </table:table-row>
        <table:table-row table:style-name="ro4">
          <table:table-cell/>
          <table:table-cell office:value-type="string" calcext:value-type="string">
            <text:p>systemd-pstore.service -&gt; /lib/systemd/system/systemd-pstore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/>
          <table:table-cell office:value-type="string" calcext:value-type="string">
            <text:p>systemd-timesyncd.service -&gt; /lib/systemd/system/systemd-timesyncd.service</text:p>
          </table:table-cell>
          <table:table-cell table:number-columns-repeated="77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-update-pre.target</text:p>
          </table:table-cell>
          <table:table-cell table:number-columns-repeated="44"/>
          <table:table-cell office:value-type="string" calcext:value-type="string">
            <text:p>system-update-pre.target <text:s text:c="14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-update.target</text:p>
          </table:table-cell>
          <table:table-cell table:number-columns-repeated="44"/>
          <table:table-cell office:value-type="string" calcext:value-type="string">
            <text:p>system-update.target <text:s text:c="18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time-set.target</text:p>
          </table:table-cell>
          <table:table-cell table:number-columns-repeated="44"/>
          <table:table-cell office:value-type="string" calcext:value-type="string">
            <text:p>time-set.target <text:s text:c="23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time-set.target <text:s text:c="39"/>loaded active active <text:s text:c="3"/>System Time Set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time-sync.target</text:p>
          </table:table-cell>
          <table:table-cell table:number-columns-repeated="44"/>
          <table:table-cell office:value-type="string" calcext:value-type="string">
            <text:p>time-sync.target <text:s text:c="22"/>static <text:s text:c="9"/>-</text:p>
          </table:table-cell>
          <table:table-cell table:number-columns-repeated="31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timers.target</text:p>
          </table:table-cell>
          <table:table-cell table:number-columns-repeated="44"/>
          <table:table-cell office:value-type="string" calcext:value-type="string">
            <text:p>timers.target <text:s text:c="25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timers.target <text:s text:c="41"/>loaded active active <text:s text:c="3"/>Timer Units</text:p>
          </table:table-cell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systemd-tmpfiles-clean.timer -&gt; ../systemd-tmpfiles-clean.timer</text:p>
          </table:table-cell>
          <table:table-cell table:number-columns-repeated="76"/>
          <table:table-cell table:style-name="ce76"/>
          <table:table-cell table:number-columns-repeated="16304"/>
        </table:table-row>
        <table:table-row table:style-name="ro4">
          <table:table-cell table:number-columns-repeated="2"/>
          <table:table-cell office:value-type="string" calcext:value-type="string">
            <text:p>umount.target</text:p>
          </table:table-cell>
          <table:table-cell table:number-columns-repeated="44"/>
          <table:table-cell office:value-type="string" calcext:value-type="string">
            <text:p>umount.target <text:s text:c="25"/>static <text:s text:c="9"/>-</text:p>
          </table:table-cell>
          <table:table-cell table:number-columns-repeated="31"/>
          <table:table-cell office:value-type="string" calcext:value-type="string">
            <text:p><text:s text:c="2"/>umount.target <text:s text:c="39"/>loaded <text:s text:c="3"/>inactive dead <text:s text:c="5"/>Unmount All Filesystems</text:p>
          </table:table-cell>
          <table:table-cell table:number-columns-repeated="68"/>
          <table:table-cell table:style-name="Default"/>
          <table:table-cell table:number-columns-repeated="16235"/>
        </table:table-row>
        <table:table-row table:style-name="ro4">
          <table:table-cell table:number-columns-repeated="2"/>
          <table:table-cell office:value-type="string" calcext:value-type="string">
            <text:p>usb-gadget.target</text:p>
          </table:table-cell>
          <table:table-cell table:number-columns-repeated="44"/>
          <table:table-cell office:value-type="string" calcext:value-type="string">
            <text:p>usb-gadget.target <text:s text:c="21"/>static <text:s text:c="9"/>-</text:p>
          </table:table-cell>
          <table:table-cell table:number-columns-repeated="100"/>
          <table:table-cell table:style-name="Default"/>
          <table:table-cell table:number-columns-repeated="16235"/>
        </table:table-row>
        <table:table-row table:style-name="ro4">
          <table:table-cell table:style-name="ce30" table:number-columns-repeated="148"/>
          <table:table-cell table:style-name="ce31"/>
          <table:table-cell table:style-name="ce30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systemd-tmpfiles-clean.timer</text:p>
          </table:table-cell>
          <table:table-cell table:number-columns-repeated="44"/>
          <table:table-cell office:value-type="string" calcext:value-type="string">
            <text:p>systemd-tmpfiles-clean.timer <text:s text:c="10"/>static <text:s text:c="9"/>-</text:p>
          </table:table-cell>
          <table:table-cell table:number-columns-repeated="31"/>
          <table:table-cell table:style-name="ce76" office:value-type="string" calcext:value-type="string">
            <text:p><text:s text:c="2"/>systemd-tmpfiles-clean.timer <text:s text:c="26"/>loaded active waiting <text:s text:c="2"/>Daily Cleanup of Temporary Directories</text:p>
          </table:table-cell>
          <table:table-cell table:number-columns-repeated="16304"/>
        </table:table-row>
        <table:table-row table:style-name="ro4">
          <table:table-cell table:number-columns-repeated="148"/>
          <table:table-cell table:style-name="Default"/>
          <table:table-cell table:number-columns-repeated="16235"/>
        </table:table-row>
        <table:table-row table:style-name="ro4">
          <table:table-cell table:number-columns-repeated="148"/>
          <table:table-cell table:style-name="Default" table:number-columns-repeated="2"/>
          <table:table-cell table:number-columns-repeated="16234"/>
        </table:table-row>
        <table:table-row table:style-name="ro4">
          <table:table-cell table:number-columns-repeated="2"/>
          <table:table-cell office:value-type="string" calcext:value-type="string">
            <text:p>dbus.target.wants/dbus.socket -&gt; ../dbus.socket</text:p>
          </table:table-cell>
          <table:table-cell table:number-columns-repeated="145"/>
          <table:table-cell table:style-name="Default" table:number-columns-repeated="2"/>
          <table:table-cell table:number-columns-repeated="16234"/>
        </table:table-row>
        <table:table-row table:style-name="ro4" table:number-rows-repeated="61">
          <table:table-cell table:number-columns-repeated="47"/>
          <table:table-cell table:style-name="Default"/>
          <table:table-cell table:number-columns-repeated="100"/>
          <table:table-cell table:style-name="Default"/>
          <table:table-cell table:number-columns-repeated="16235"/>
        </table:table-row>
        <table:table-row table:style-name="ro4" table:number-rows-repeated="8">
          <table:table-cell table:number-columns-repeated="47"/>
          <table:table-cell table:style-name="Default"/>
          <table:table-cell table:number-columns-repeated="16336"/>
        </table:table-row>
        <table:table-row table:style-name="ro4" table:number-rows-repeated="104821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ll_libs&amp;providers" table:style-name="ta3">
        <table:table-column table:style-name="co2" table:number-columns-repeated="16384" table:default-cell-style-name="ce81"/>
        <table:table-row table:style-name="ro2">
          <table:table-cell table:style-name="ce78" office:value-type="string" calcext:value-type="string">
            <text:p>libsrv_um.so.1.17.4948957</text:p>
          </table:table-cell>
          <table:table-cell table:style-name="ce82" table:number-columns-repeated="14"/>
          <table:table-cell table:style-name="ce86"/>
          <table:table-cell table:number-columns-repeated="3"/>
          <table:table-cell table:style-name="ce78" office:value-type="string" calcext:value-type="string">
            <text:p>libpvr_dri_support.so.1.17.4948957</text:p>
          </table:table-cell>
          <table:table-cell table:style-name="ce82" table:number-columns-repeated="15"/>
          <table:table-cell table:style-name="ce86"/>
          <table:table-cell/>
          <table:table-cell table:style-name="ce78" office:value-type="string" calcext:value-type="string">
            <text:p>libGLESv1_PVR_MESA.so.1.17.4948957</text:p>
          </table:table-cell>
          <table:table-cell table:style-name="ce82" table:number-columns-repeated="15"/>
          <table:table-cell table:style-name="ce86"/>
          <table:table-cell/>
          <table:table-cell table:style-name="ce78" office:value-type="string" calcext:value-type="string">
            <text:p>libGLESv2_PVR_MESA.so.1.17.4948957</text:p>
          </table:table-cell>
          <table:table-cell table:style-name="ce82" table:number-columns-repeated="17"/>
          <table:table-cell table:style-name="ce86"/>
          <table:table-cell/>
          <table:table-cell table:style-name="ce78" office:value-type="string" calcext:value-type="string">
            <text:p>libpvr2d.so.1.17.4948957</text:p>
          </table:table-cell>
          <table:table-cell table:style-name="ce82" table:number-columns-repeated="13"/>
          <table:table-cell table:style-name="ce86"/>
          <table:table-cell table:number-columns-repeated="5"/>
          <table:table-cell table:style-name="ce78" office:value-type="string" calcext:value-type="string">
            <text:p>libGLESv2.so.2.0.0</text:p>
          </table:table-cell>
          <table:table-cell table:style-name="ce82" table:number-columns-repeated="19"/>
          <table:table-cell table:style-name="ce82" office:value-type="string" calcext:value-type="string">
            <text:p>glGetUniformBlockIndex</text:p>
          </table:table-cell>
          <table:table-cell table:style-name="ce82" table:number-columns-repeated="16"/>
          <table:table-cell table:style-name="ce86"/>
          <table:table-cell/>
          <table:table-cell table:style-name="ce78" office:value-type="string" calcext:value-type="string">
            <text:p>libEGL.so.1.0.0</text:p>
          </table:table-cell>
          <table:table-cell table:style-name="ce82" table:number-columns-repeated="15"/>
          <table:table-cell table:style-name="ce86"/>
          <table:table-cell/>
          <table:table-cell table:style-name="ce78" office:value-type="string" calcext:value-type="string">
            <text:p>libgbm.so.1.0.0</text:p>
          </table:table-cell>
          <table:table-cell table:style-name="ce82" table:number-columns-repeated="19"/>
          <table:table-cell table:style-name="ce86"/>
          <table:table-cell/>
          <table:table-cell table:style-name="Default" table:number-columns-repeated="13"/>
          <table:table-cell table:style-name="ce78" office:value-type="string" calcext:value-type="string">
            <text:p>libdrm.so.2.4.0</text:p>
          </table:table-cell>
          <table:table-cell table:style-name="ce82" table:number-columns-repeated="15"/>
          <table:table-cell table:style-name="ce86"/>
          <table:table-cell table:style-name="Default"/>
          <table:table-cell table:style-name="ce78" office:value-type="string" calcext:value-type="string">
            <text:p>libkms.so.1.0.0</text:p>
          </table:table-cell>
          <table:table-cell table:style-name="ce82" table:number-columns-repeated="7"/>
          <table:table-cell table:style-name="ce86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_PVRDRMClos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Bind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ActiveTextur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ActiveTextur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Bl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ActiveShaderProgram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Uniform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BindAPI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blit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ddBuf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bo_create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_PVRDRMOpenDisplay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CreateRender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AlphaFu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AttachShad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Blt3D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ActiveTextur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UniformIndice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BindTex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create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ddContextPrivateMapping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bo_destroy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_PVRDRMOpenRender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DestroyRender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AlphaFunc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indAttribLocation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Blt3DEx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table:number-columns-repeated="17"/>
          <table:table-cell table:style-name="ce83" table:number-columns-repeated="2"/>
          <table:table-cell office:value-type="string" calcext:value-type="string">
            <text:p>glGetUniform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hooseConfig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create_with_modifiers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ddContextTag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bo_get_prop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PVRSRVAcquireDeviceData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FlagStartFram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indBuf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ind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BltClipped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AttachShad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UniformLocation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lientWaitSy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create_with_modifiers2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ddMap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bo_map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PVRSRVAllocDeviceMem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GetDrawableParamet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indTextur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indFrame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CreateDeviceContext</text:p>
          </table:table-cell>
          <table:table-cell/>
          <table:table-cell table:style-name="ce91"/>
          <table:table-cell table:number-columns-repeated="10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eginQuery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Uniformu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opyBuff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destroy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Acquir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bo_unmap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PVRSRVAllocDeviceMem2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GetImageSour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lendFu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indRender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DestroyDeviceContex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eginTransformFeedback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VertexAttrib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bpp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Allo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create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PVRSRVAllocDeviceMemSpars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GetPDSFragBuf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ufferData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indTextur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EnumerateDevice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AttribLocation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VertexAttribI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device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Bas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destroy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PVRSRVAllocSyncInfo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ResizeRender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ufferSubData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lendColo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FlushToSyncModObj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Buff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VertexAttribIu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PbufferFromClientBuf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fd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Bin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kms_get_prop</text:p>
          </table:table-cell>
          <table:table-cell/>
          <table:table-cell table:style-name="Default"/>
          <table:table-cell table:number-columns-repeated="4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PVRSRVAllocUserModeMem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SurfaceBin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lendEquation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FlushToSyncToken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BufferBas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VertexAttrib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Pbuffer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fd_for_plane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DeviceI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---------------</text:p>
          </table:table-cell>
          <table:table-cell table:number-columns-repeated="6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16112"/>
        </table:table-row>
        <table:table-row table:style-name="ro2">
          <table:table-cell table:style-name="ce79"/>
          <table:table-cell office:value-type="string" calcext:value-type="string">
            <text:p>PVRSRVCallocUserModeMem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SurfaceUnbin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Colo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lendEquationSeparat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FreeUseCode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BufferRang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GetVertexAttribPointer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Pixmap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format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Enab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79"/>
          <table:table-cell office:value-type="string" calcext:value-type="string">
            <text:p>drmGetCap</text:p>
          </table:table-cell>
          <table:table-cell table:number-columns-repeated="6"/>
          <table:table-cell table:style-name="ce87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2"/>
          <table:table-cell table:style-name="Default"/>
          <table:table-cell table:number-columns-repeated="16109"/>
        </table:table-row>
        <table:table-row table:style-name="ro2">
          <table:table-cell table:style-name="ce79"/>
          <table:table-cell office:value-type="string" calcext:value-type="string">
            <text:p>PVRSRVClientEven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KEGLUnbind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Color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lendFunc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GetAPIRev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Framebuff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Hint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PlatformPixmap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handle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Fre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/>
          <table:table-cell table:style-name="ce80"/>
          <table:table-cell table:style-name="ce84" office:value-type="string" calcext:value-type="string">
            <text:p>drmIoctl</text:p>
          </table:table-cell>
          <table:table-cell table:style-name="ce84" table:number-columns-repeated="6"/>
          <table:table-cell table:style-name="ce88"/>
          <table:table-cell table:style-name="Default" table:number-columns-repeated="3"/>
          <table:table-cell table:number-columns-repeated="4"/>
          <table:table-cell table:style-name="Default" table:number-columns-repeated="36"/>
          <table:table-cell table:number-columns-repeated="6"/>
          <table:table-cell table:style-name="Default" table:number-columns-repeated="9"/>
          <table:table-cell table:number-columns-repeated="2"/>
          <table:table-cell table:style-name="Default"/>
          <table:table-cell table:number-columns-repeated="16109"/>
        </table:table-row>
        <table:table-row table:style-name="ro2">
          <table:table-cell table:style-name="ce79"/>
          <table:table-cell office:value-type="string" calcext:value-type="string">
            <text:p>PVRSRVClockus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2BindTex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Depth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lendFuncSeparat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LoadUseCode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ImageTextur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nvalidateFrame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PlatformWindow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handle_for_plane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GetMod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Connec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2ReleaseTex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Depth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ufferData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MemAlloc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ProgramPipelin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nvalidateSubFrame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Sy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height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MemoryAvail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CreateAppHintStat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APIVersion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Stenci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BufferSubData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MemExpor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Renderbuff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CreateWindow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modifier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MemoryUse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CreateDeferredTask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ientActiveTextur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heckFramebufferStatu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MemFree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Sampl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Enable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Destroy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offset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Releas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CreateDeviceMemContex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CreateFromFd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ipPlane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MemMap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Textur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Enabled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Destroy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plane_count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Siz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Create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CreateFromNam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ipPlanex</text:p>
          </table:table-cell>
          <table:table-cell table:number-columns-repeated="3"/>
          <table:table-cell table:style-name="ce90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ClearColo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MemWrap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TransformFeedback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Frame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Destroy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stride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Unbin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CreateRecursive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CreateFromName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lor4f</text:p>
          </table:table-cell>
          <table:table-cell table:number-columns-repeated="3"/>
          <table:table-cell table:style-name="ce90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ClearDepth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ModifyCompleteOp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VertexArray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Program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DestroySy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stride_for_plane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VendorI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CreateSyncInfoModObj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lor4ub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learStencil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ModifyPendingOp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indVertexBuff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ProgramPipelin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ConfigAttrib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user_data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VersionMaj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ebugPrintf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GetF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lor4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lorMask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QueryBlitsComplete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Barri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Query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Config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get_width</text:p>
          </table:table-cell>
          <table:table-cell table:number-columns-repeated="18"/>
          <table:table-cell table:style-name="ce87"/>
          <table:table-cell/>
          <table:table-cell table:style-name="Default" table:number-columns-repeated="13"/>
          <table:table-cell table:style-name="ce79"/>
          <table:table-cell office:value-type="string" calcext:value-type="string">
            <text:p>drmAgpVersionMin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ebugPrintfDumpCCB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GetHandl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lorMask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mpileShad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ReleaseSyncToken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Colo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Render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Current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import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AuthMagi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estroyDeferredTask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BufferGetNam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lorPoint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mpressedTexImage2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Set1555Alpha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Equation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Sampl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CurrentDispla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map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Availab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estroyDeviceMemContex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ClientWaitSync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mpressedTexImage2D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CompressedTexSubImage2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TakeSyncToken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Equation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Shad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Current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set_user_data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heckModesettingSupporte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estroy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CreateContext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mpressedTexSubImage2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pyTexImage2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2DWaitForNextHardwareEven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EquationSeparat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Sync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Displa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unmap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los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estroyRecursive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CreateDrawable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pyTexImage2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pyTexSubImage2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----------------------------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EquationSeparate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Textur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Erro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bo_writ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loseBufferHand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estroySyncInfoModObj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CreateFence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opyTexSubImage2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reateProgram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AcquireDeviceData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Func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TransformFeedback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PlatformDispla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create_devic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loseOnc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Disconnec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CreateScreen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ull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reateShad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AllocDeviceMem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Func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IsVertexArray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ProcAddres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device_destroy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ommandNon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EnumerateDevices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DepthBitsArra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leteBuff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CullFac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CallocUserModeMem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FuncSeparat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LineWidth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GetSyncAttrib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device_get_backend_nam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ommandRea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EventObjectWai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DepthStencilBitArraySiz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leteTextures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DeleteBuffer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Clocku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endFuncSeparate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LinkProgram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Initializ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device_get_fd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ommandWrit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ExportDeviceMem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DestroyContext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pthFunc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DeleteFramebuffer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Connec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litFramebuff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MapBufferRang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MakeCurren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device_get_format_modifier_plane_count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ommandWriteRea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ExportDeviceMem2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DestroyDrawable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pthMask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leteProgram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CreateDeviceMemContex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ufferData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MemoryBarri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QueryAPI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device_is_format_supported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reateContex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FreeAppHintStat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DestroyFence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pthRange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leteRenderbuffer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CreateSyncInfoModObj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BufferSubData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MemoryBarrierByRegion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Query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format_get_nam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reateDrawab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FreeDeviceMem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DestroyFences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pthRang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leteShad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DestroyDeviceMemContex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heckFramebufferStatu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MinSampleShading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QueryString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surface_creat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rtcGetSequenc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FreeSyncInfo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DestroyScreen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isabl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leteTexture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DestroySyncInfoModObj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ObjectLabel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Query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surface_create_with_modifiers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rtcQueueSequenc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FreeUserModeMem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DrawableConfigFromGLMod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isableClientSt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pthFunc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Disconnec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Bufferf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ObjectPtrLabel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ReleaseTex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surface_create_with_modifiers2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tlInstHandle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GetAppHin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FlushBuff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rawArray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pthMask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EnumerateDevice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Bufferf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atchParameter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ReleaseThrea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surface_destroy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CtlUninstHandle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GetCurrentProcessID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FreeResource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rawElement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pthRange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EventObjectWai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Buff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auseTransformFeedback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SurfaceAttrib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surface_has_free_buffers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DelContextTag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GetErrorString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GetLibHandl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Enabl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etachShad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ExportDeviceMem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Bufferu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ixelStore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SwapBuff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surface_lock_front_buffer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DestroyContex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GetLibFuncAddr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GetProcAddres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EnableClientSt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isabl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FreeDeviceMem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Colo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olygonOffset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SwapInterva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bm_surface_release_buffer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DestroyDrawab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GetMiscInfo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Image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inish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isableVertexAttribArray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FreeUserModeMem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Depthf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opDebugGroup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Termin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------------------------------------------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DevicesEqual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InitSrvConnec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ImageCreateFromBuf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lush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rawArray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GetMiscInfo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earStencil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imitiveBoundingBox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WaitClien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rmFreeDevic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DMA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InitSrvDisconnec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ImageDestroyExterna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og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DrawElement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MapDeviceMemory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lientWaitSync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Binary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WaitG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rmFreeDevices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DropMaste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KillDeferredWorker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ImageDup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og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Enabl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MemCopy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lorMask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Parameter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WaitNativ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rmFreeVersion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Err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LoadLibrary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ImageFre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og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EnableVertexAttribArray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MemSe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lorMask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1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eglWaitSy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rmGetDevice2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inish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Lock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ImageGetAttrib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og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inish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ModifyCompleteSyncOp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mpileShad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1fv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drmGetDevices2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re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LockProcessGlobal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ImageSetCallbackData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ront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lush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ModifyPendingSyncOp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mpressedTexImage2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1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MesaGLInteropEGLExportObjec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rmGetVersion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reeBuf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LockRecursive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MarkRendersurfaceInvali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rustum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ramebufferRender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ReleaseMiscInfo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mpressedTexImage3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1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MesaGLInteropEGLFlushObject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rmIoctl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reeBusi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apDeviceMemory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EGLSetFrontBufferCallback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rustum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ramebufferTexture2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SyncOpsFlushToModObj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mpressedTexSubImage2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1u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MesaGLInteropEGLQueryDeviceInfo</text:p>
          </table:table-cell>
          <table:table-cell table:number-columns-repeated="14"/>
          <table:table-cell table:style-name="ce87"/>
          <table:table-cell/>
          <table:table-cell table:style-name="ce79"/>
          <table:table-cell table:number-columns-repeated="19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reeDevic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apDeviceMemory2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GetAPIFu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nBuff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FrontFac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SyncOpsFlushToToken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mpressedTexSubImage3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1u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--------------------------------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wl_buffer_interfac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reeDevic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apDmaBuf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GetDeviceTypeFromF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nTexture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nBuffer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SyncOpsTakeToken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pyBufferSubData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2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__aeabi_uidiv@GCC_3.5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wl_resource_get_user_data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reeReservedContextLis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apFullDmaBuf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GetImageSour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Boolean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nerateMipmap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UnmapDeviceMemory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pyImageSubData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2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__aeabi_uldivmod@GCC_3.5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wl_resource_instance_of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FreeVersion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apPhysToUserSpac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GetNumAPIFunc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BufferParameteri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nFramebuffer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UnwrapExtMemory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pyTexImage2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2i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XML_ErrorString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GetBufInfo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emCopy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IsFirstScreen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ClipPlane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nRenderbuffer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WrapExtMemory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pyTexSubImage2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2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AuthMagi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XML_GetBuffer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GetBusi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emSet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MakeCurrentG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ClipPlan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nTextures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3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opyTexSubImage3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2u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DevicesEqua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XML_GetErrorCod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GetCap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odifyCompleteSyncOps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MakeUnCurrentG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Erro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ActiveAttrib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CreateTransferContex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reateProgram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2u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FreeDevi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XML_ParseBuffer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GetClien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ModifyPendingSyncOps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MaxPBufferHeigh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Fixed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ActiveUniform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DestroyTransferContext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reateShad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3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FreeDevice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XML_ParserCreate</text:p>
          </table:table-cell>
          <table:table-cell table:number-columns-repeated="18"/>
          <table:table-cell table:style-name="ce87"/>
          <table:table-cell table:number-columns-repeated="14"/>
          <table:table-cell table:style-name="ce79"/>
          <table:table-cell office:value-type="string" calcext:value-type="string">
            <text:p>drmGetContextFlag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PollForValu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MaxPBufferWidth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Float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AttachedShader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QueueTransfer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reateShaderProgram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3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FreeVersion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XML_ParserFree</text:p>
          </table:table-cell>
          <table:table-cell table:number-columns-repeated="18"/>
          <table:table-cell table:style-name="ce87"/>
          <table:table-cell table:number-columns-repeated="5"/>
          <table:table-cell table:style-name="Default" table:number-columns-repeated="9"/>
          <table:table-cell table:style-name="ce79"/>
          <table:table-cell office:value-type="string" calcext:value-type="string">
            <text:p>drmGetContextPrivateMapping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QueueDeferredTask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MesaFormatSupporte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Integer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AttribLocation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ScheduleProcessQueues</text:p>
          </table:table-cell>
          <table:table-cell table:number-columns-repeated="12"/>
          <table:table-cell table:style-name="ce87"/>
          <table:table-cell table:number-columns-repeated="5"/>
          <table:table-cell table:style-name="ce79"/>
          <table:table-cell office:value-type="string" calcext:value-type="string">
            <text:p>glCullFac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3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Cap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XML_SetElementHandler</text:p>
          </table:table-cell>
          <table:table-cell table:number-columns-repeated="18"/>
          <table:table-cell table:style-name="ce87"/>
          <table:table-cell table:number-columns-repeated="5"/>
          <table:table-cell table:style-name="Default" table:number-columns-repeated="9"/>
          <table:table-cell table:style-name="ce79"/>
          <table:table-cell office:value-type="string" calcext:value-type="string">
            <text:p>drmGetContextTag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QueueOneTimeDeferredTask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MSAABitArraySiz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Light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Booleanv</text:p>
          </table:table-cell>
          <table:table-cell table:number-columns-repeated="16"/>
          <table:table-cell table:style-name="ce87"/>
          <table:table-cell/>
          <table:table-cell table:style-name="ce80"/>
          <table:table-cell table:style-name="ce84" office:value-type="string" calcext:value-type="string">
            <text:p>SGXSetContextPriority</text:p>
          </table:table-cell>
          <table:table-cell table:style-name="ce84" table:number-columns-repeated="12"/>
          <table:table-cell table:style-name="ce88"/>
          <table:table-cell table:number-columns-repeated="5"/>
          <table:table-cell table:style-name="ce79"/>
          <table:table-cell office:value-type="string" calcext:value-type="string">
            <text:p>glDebugMessageCallback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3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Device2</text:p>
          </table:table-cell>
          <table:table-cell table:number-columns-repeated="14"/>
          <table:table-cell table:style-name="ce87"/>
          <table:table-cell/>
          <table:table-cell table:style-name="ce80"/>
          <table:table-cell table:style-name="ce84" office:value-type="string" calcext:value-type="string">
            <text:p>XML_SetUserData</text:p>
          </table:table-cell>
          <table:table-cell table:style-name="ce84" table:number-columns-repeated="18"/>
          <table:table-cell table:style-name="ce88"/>
          <table:table-cell table:number-columns-repeated="5"/>
          <table:table-cell table:style-name="Default" table:number-columns-repeated="9"/>
          <table:table-cell table:style-name="ce79"/>
          <table:table-cell office:value-type="string" calcext:value-type="string">
            <text:p>drmGetDevic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ReallocUserModeMem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MSAABitsArra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Light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BufferParameteri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DebugMessageControl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3u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DeviceFromDevId</text:p>
          </table:table-cell>
          <table:table-cell table:number-columns-repeated="14"/>
          <table:table-cell table:style-name="ce87"/>
          <table:table-cell table:number-columns-repeated="27"/>
          <table:table-cell table:style-name="Default" table:number-columns-repeated="9"/>
          <table:table-cell table:style-name="ce79"/>
          <table:table-cell office:value-type="string" calcext:value-type="string">
            <text:p>drmGetDevice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ReleaseMiscInfo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PixFmtGetBlockSiz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Material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Error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DebugMessageInsert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3u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DeviceNameFromFd2</text:p>
          </table:table-cell>
          <table:table-cell table:number-columns-repeated="14"/>
          <table:table-cell table:style-name="ce87"/>
          <table:table-cell table:number-columns-repeated="27"/>
          <table:table-cell table:style-name="Default" table:number-columns-repeated="9"/>
          <table:table-cell table:style-name="ce79"/>
          <table:table-cell office:value-type="string" calcext:value-type="string">
            <text:p>drmGetDeviceFromDevI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ReleaseThreadQuanta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PixFmtGetBPP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Material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Floatv</text:p>
          </table:table-cell>
          <table:table-cell table:number-columns-repeated="16"/>
          <table:table-cell table:style-name="ce87"/>
          <table:table-cell/>
          <table:table-cell table:style-name="ce78" office:value-type="string" calcext:value-type="string">
            <text:p>libusc.so.1.17.4948957</text:p>
          </table:table-cell>
          <table:table-cell table:style-name="ce82" table:number-columns-repeated="14"/>
          <table:table-cell table:style-name="ce86"/>
          <table:table-cell table:number-columns-repeated="4"/>
          <table:table-cell table:style-name="ce79"/>
          <table:table-cell office:value-type="string" calcext:value-type="string">
            <text:p>glDeleteBuff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4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Devices2</text:p>
          </table:table-cell>
          <table:table-cell table:number-columns-repeated="14"/>
          <table:table-cell table:style-name="ce87"/>
          <table:table-cell/>
          <table:table-cell table:style-name="ce78" office:value-type="string" calcext:value-type="string">
            <text:p>libglapi.so.0.0.0</text:p>
          </table:table-cell>
          <table:table-cell table:style-name="ce82" table:number-columns-repeated="14"/>
          <table:table-cell table:style-name="ce86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DeviceNameFromF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RetrieveTaskErrorStat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PixFmtGetDepth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Pointer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FramebufferAttachmentParameter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CleanupUniflexHw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Framebuff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4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Magi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add_dispatch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DeviceNameFromFd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SetLocal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RegisterCallback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String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GetInteger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CompileToHw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Program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4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NodeTypeFromF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check_multithread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Devic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SyncOpsFlushToDelta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RegisterVersionedCallbacksV0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Env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ProgramInfoLog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CompileToUspBin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ProgramPipeline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4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RenderDeviceNameFromF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Context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Devices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SyncOpsFlushToModObj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ServerWaitSyncImp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Envi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Program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CreateContext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Querie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4u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GetVersion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destroy_multithread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Entr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SyncOpsFlushToToken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DRIStencilBitsArra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Env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RenderbufferParameter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DestroyContext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Renderbuff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4u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drmIoct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Dispatch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FormatModifierNam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SyncOpsTakeToken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EGLDrawable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Parameter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ShaderInfoLog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DestroyUspBin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Sampl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2fv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_glapi_get_context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FormatModifierVend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loadLibrary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EGLDrawable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Parameteri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Shader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GetInputInstDesc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Shad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2x3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bo_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get_dispatch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HashTab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lock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EGLDrawableDestroyConfig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Parameter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ShaderPrecisionFormat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InitInst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leteSync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2x4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bo_create_with_modifi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get_dispatch_table_size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InterruptFromBusI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lockProcessGlobal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EGLDrawableRe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Hin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ShaderSource</text:p>
          </table:table-cell>
          <table:table-cell table:number-columns-repeated="16"/>
          <table:table-cell table:style-name="ce87"/>
          <table:table-cell/>
          <table:table-cell table:style-name="ce80"/>
          <table:table-cell table:style-name="ce84" office:value-type="string" calcext:value-type="string">
            <text:p>PVRUniFlexInitTextureParameters</text:p>
          </table:table-cell>
          <table:table-cell table:style-name="ce84" table:number-columns-repeated="13"/>
          <table:table-cell table:style-name="ce88"/>
          <table:table-cell table:number-columns-repeated="4"/>
          <table:table-cell table:style-name="ce79"/>
          <table:table-cell office:value-type="string" calcext:value-type="string">
            <text:p>glDeleteTexture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3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bo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get_proc_address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LibVersion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lockRecursiveMutex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glIsBuf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String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DeleteTransformFeedback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3x2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bo_get_bpp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get_proc_name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Lock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mapDeviceMemory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SetupTerminateBuff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IsEnable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Parameter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DeleteVertexArray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3x4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create_devi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get_proc_offset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Magi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mapDmaBuf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glIsTextur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TexParameteriv</text:p>
          </table:table-cell>
          <table:table-cell table:number-columns-repeated="16"/>
          <table:table-cell table:style-name="ce87"/>
          <table:table-cell/>
          <table:table-cell table:style-name="ce78" office:value-type="string" calcext:value-type="string">
            <text:p>libglslcompiler.so.1.17.4948957</text:p>
          </table:table-cell>
          <table:table-cell table:style-name="ce82" table:number-columns-repeated="14"/>
          <table:table-cell table:style-name="ce86"/>
          <table:table-cell table:number-columns-repeated="4"/>
          <table:table-cell table:style-name="ce79"/>
          <table:table-cell office:value-type="string" calcext:value-type="string">
            <text:p>glDepthFunc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4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device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new_nop_table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Map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mapPhysToUserSpac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TQAddBufferToQueu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Uniform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LSLCompileToUniflex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pthMask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4x2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device_get_backend_nam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noop_enable_warnings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NodeTypeFromF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UnwrapExtMemory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TQCleanupBufferQueu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Uniform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LSLDisplayMetrics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pthRangef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rogramUniformMatrix4x3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device_get_f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set_context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PrimaryDeviceNameFromF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WaitDeferredTask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TQMemoryFreeingCallback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Model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UniformLocation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LSLFreeCompiledUniflexProgram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etachShad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PushDebugGroup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format_get_nam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set_dispatch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RenderDeviceNameFromF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PVRSRVWaitus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--------------------------------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Model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VertexAttrib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LSLInitCompiler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isabl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Read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surface_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set_nop_handler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ReservedContextLis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table:style-name="ce83" office:value-type="string" calcext:value-type="string">
            <text:p>PVRSRVWrapExtMemory</text:p>
          </table:table-cell>
          <table:table-cell table:style-name="ce83"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AcquireDeviceData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Model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VertexAttrib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LSLShutDownCompiler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isable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ReadnPixels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gbm_surface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set_warning_func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Stat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-------------------------------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AllocDeviceMem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Model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GetVertexAttribPointerv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4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isableVertexAttribArray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ReadPixels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_glapi_tls_Context</text:p>
          </table:table-cell>
          <table:table-cell table:number-columns-repeated="13"/>
          <table:table-cell table:style-name="ce87"/>
          <table:table-cell table:number-columns-repeated="10"/>
          <table:table-cell table:style-name="Default" table:number-columns-repeated="9"/>
          <table:table-cell table:style-name="ce79"/>
          <table:table-cell office:value-type="string" calcext:value-type="string">
            <text:p>drmGetVersion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Clos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Clocku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Hint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BS_CreateBinaryProgram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ispatchComput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ReleaseShaderCompil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_glapi_get_proc_addres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glapi_tls_Dispatch</text:p>
          </table:table-cell>
          <table:table-cell table:number-columns-repeated="13"/>
          <table:table-cell table:style-name="ce87"/>
          <table:table-cell table:number-columns-repeated="6"/>
          <table:table-cell table:style-name="Default" table:number-columns-repeated="13"/>
          <table:table-cell table:style-name="ce79"/>
          <table:table-cell office:value-type="string" calcext:value-type="string">
            <text:p>drmHandleEven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CommandNon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Connec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ght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Is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BS_CreateBinaryShader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ispatchComputeIndirect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RenderbufferStorage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5"/>
          <table:table-cell table:style-name="ce87"/>
          <table:table-cell/>
          <table:table-cell table:style-name="ce80"/>
          <table:table-cell table:style-name="ce84" office:value-type="string" calcext:value-type="string">
            <text:p>_glthread_GetID</text:p>
          </table:table-cell>
          <table:table-cell table:style-name="ce84" table:number-columns-repeated="13"/>
          <table:table-cell table:style-name="ce88"/>
          <table:table-cell table:number-columns-repeated="6"/>
          <table:table-cell table:style-name="Default" table:number-columns-repeated="13"/>
          <table:table-cell table:style-name="ce79"/>
          <table:table-cell office:value-type="string" calcext:value-type="string">
            <text:p>drmHashCreat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CommandWrite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CreateAppHintSt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neWidth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IsEnable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------------------------------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Array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RenderbufferStorageMultisampl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buffer_interface</text:p>
          </table:table-cell>
          <table:table-cell table:number-columns-repeated="14"/>
          <table:table-cell table:style-name="ce87"/>
          <table:table-cell table:number-columns-repeated="23"/>
          <table:table-cell table:style-name="Default" table:number-columns-repeated="13"/>
          <table:table-cell table:style-name="ce79"/>
          <table:table-cell office:value-type="string" calcext:value-type="string">
            <text:p>drmHashDelet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DropMaster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CreateDeferredTask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neWidthx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IsFrame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SetLocale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ArraysIndirect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ResumeTransformFeedback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callback_interface</text:p>
          </table:table-cell>
          <table:table-cell table:number-columns-repeated="14"/>
          <table:table-cell table:style-name="ce87"/>
          <table:table-cell table:number-columns-repeated="23"/>
          <table:table-cell table:style-name="Default" table:number-columns-repeated="13"/>
          <table:table-cell table:style-name="ce79"/>
          <table:table-cell office:value-type="string" calcext:value-type="string">
            <text:p>drmHashDestro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FreeVersion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CreateDeviceMem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oadIdentit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IsProgram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CompileToUspBin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ArraysInstance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Coverag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client_post_no_memory</text:p>
          </table:table-cell>
          <table:table-cell table:number-columns-repeated="14"/>
          <table:table-cell table:style-name="ce87"/>
          <table:table-cell/>
          <table:table-cell table:style-name="ce78" office:value-type="string" calcext:value-type="string">
            <text:p>dri/tilcdc_dri.so</text:p>
          </table:table-cell>
          <table:table-cell table:style-name="ce82" table:number-columns-repeated="24"/>
          <table:table-cell table:style-name="ce86"/>
          <table:table-cell table:style-name="Default" table:number-columns-repeated="9"/>
          <table:table-cell table:style-name="ce79"/>
          <table:table-cell office:value-type="string" calcext:value-type="string">
            <text:p>drmHashFirs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GetVersion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Create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oadMatrix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IsRenderbuff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CreateContext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Buff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Mask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display_connec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driDriverGetExtensions_kms_swrast</text:p>
          </table:table-cell>
          <table:table-cell/>
          <table:table-cell table:style-name="Default"/>
          <table:table-cell table:number-columns-repeated="21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HashInser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OpenRender</text:p>
          </table:table-cell>
          <table:table-cell table:number-columns-repeated="13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PVRSRVCreateRecursive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oadMatrix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IsShade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DestroyContext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Element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rParameter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display_create_queu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driDriverGetExtensions_pvr</text:p>
          </table:table-cell>
          <table:table-cell/>
          <table:table-cell table:style-name="Default"/>
          <table:table-cell table:number-columns-repeated="21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HashLookup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80"/>
          <table:table-cell table:style-name="ce84" office:value-type="string" calcext:value-type="string">
            <text:p>drmSetInterfaceVersion</text:p>
          </table:table-cell>
          <table:table-cell table:style-name="ce84" table:number-columns-repeated="13"/>
          <table:table-cell table:style-name="ce88"/>
          <table:table-cell table:number-columns-repeated="3"/>
          <table:table-cell table:style-name="ce79"/>
          <table:table-cell office:value-type="string" calcext:value-type="string">
            <text:p>PVRSRVDebugPrint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ogicOp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IsTextur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DestroyUspBin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ElementsBaseVertex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rParameter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display_disconnec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driDriverGetExtensions_sgx</text:p>
          </table:table-cell>
          <table:table-cell/>
          <table:table-cell table:style-name="Default"/>
          <table:table-cell table:number-columns-repeated="21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HashNex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PVRSRVDestroyDeviceMem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aterial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neWidth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GetInputInstDesc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ElementsIndirect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rParameter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display_dispatch_pending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driDriverGetExtensions_swrast</text:p>
          </table:table-cell>
          <table:table-cell/>
          <table:table-cell table:style-name="Default"/>
          <table:table-cell table:number-columns-repeated="21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Ioctl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PVRSRVDestroy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aterial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LinkProgram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UniFlexInitInst</text:p>
          </table:table-cell>
          <table:table-cell table:number-columns-repeated="13"/>
          <table:table-cell table:style-name="ce87"/>
          <table:table-cell table:number-columns-repeated="4"/>
          <table:table-cell table:style-name="ce79"/>
          <table:table-cell office:value-type="string" calcext:value-type="string">
            <text:p>glDrawElementsInstance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rParameterI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display_dispatch_queu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driDriverGetExtensions_tilcdc</text:p>
          </table:table-cell>
          <table:table-cell/>
          <table:table-cell table:style-name="Default"/>
          <table:table-cell table:number-columns-repeated="21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IsKM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8" office:value-type="string" calcext:value-type="string">
            <text:p>libdbm.so.1.17.4948957</text:p>
          </table:table-cell>
          <table:table-cell table:style-name="ce82" table:number-columns-repeated="16"/>
          <table:table-cell table:style-name="ce86"/>
          <table:table-cell/>
          <table:table-cell table:style-name="ce79"/>
          <table:table-cell office:value-type="string" calcext:value-type="string">
            <text:p>PVRSRVDestroyRecursive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aterial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ixelStorei</text:p>
          </table:table-cell>
          <table:table-cell table:number-columns-repeated="16"/>
          <table:table-cell table:style-name="ce87"/>
          <table:table-cell/>
          <table:table-cell table:style-name="ce80"/>
          <table:table-cell table:style-name="ce84" office:value-type="string" calcext:value-type="string">
            <text:p>PVRUniFlexInitTextureParameters</text:p>
          </table:table-cell>
          <table:table-cell table:style-name="ce84" table:number-columns-repeated="13"/>
          <table:table-cell table:style-name="ce88"/>
          <table:table-cell table:number-columns-repeated="4"/>
          <table:table-cell table:style-name="ce79"/>
          <table:table-cell office:value-type="string" calcext:value-type="string">
            <text:p>glDrawElementsInstancedBaseVertex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rParameterIu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wl_display_dispatch_queue_pending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driDriverGetExtensions_virtio_gpu</text:p>
          </table:table-cell>
          <table:table-cell/>
          <table:table-cell table:style-name="Default"/>
          <table:table-cell table:number-columns-repeated="21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IsMaste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pp_from_pixel_format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Disconnec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aterial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lygonOffset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DrawRangeElement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amplerParameteriv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display_flush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----------------------------------------------------</text:p>
          </table:table-cell>
          <table:table-cell table:number-columns-repeated="2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allo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cpu_access_finish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EnumerateDevice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atrixMod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ReadPixels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DrawRangeElementsBaseVertex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cissor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display_inte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atexit@CXXABI_ARM_1.3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ap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13"/>
          <table:table-cell table:number-columns-repeated="4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cpu_access_prepar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EventObjectWai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ultiTexCoord4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ReleaseShaderCompiler</text:p>
          </table:table-cell>
          <table:table-cell table:number-columns-repeated="16"/>
          <table:table-cell table:style-name="ce87"/>
          <table:table-cell/>
          <table:table-cell table:style-name="ce78" office:value-type="string" calcext:value-type="string">
            <text:p>libsrv_init.so.1.17.4948957</text:p>
          </table:table-cell>
          <table:table-cell table:style-name="ce82" table:number-columns-repeated="11"/>
          <table:table-cell table:style-name="ce86"/>
          <table:table-cell table:number-columns-repeated="7"/>
          <table:table-cell table:style-name="ce79"/>
          <table:table-cell office:value-type="string" calcext:value-type="string">
            <text:p>glEnabl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haderBinary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display_roundtrip_queu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d2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apBuf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creat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FreeAppHintSt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ultiTexCoord4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RenderbufferStorag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rvInit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Enable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haderSource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event_queue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d2u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arkBuf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destroy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FreeDeviceMem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ultMatrix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ampleCoverag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------------------------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EnableVertexAttribArray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tencilFunc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global_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f2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ddF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from_fd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GetAppHin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MultMatrix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cissor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AcquireDeviceData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EndQuery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tencilFuncSeparate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global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f2u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ddFB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from_nam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GetErrorString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Normal3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haderBinary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AllocDeviceMem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EndTransformFeedback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tencilMask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proxy_add_listen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idiv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ddFB2WithModifier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get_fd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GetLibFuncAdd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Normal3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haderSourc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AllocUserModeMem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enceSync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tencilMaskSeparate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proxy_create_wrapp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i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AddPropert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get_handl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GetMiscInfo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NormalPoint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tencilFunc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CreateAppHintState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inish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tencilOp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proxy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l2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Allo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get_nam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LoadLibrar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Ortho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tencilFuncSeparat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DebugPrintf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lush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StencilOpSeparate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proxy_get_version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l2f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Commi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get_siz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Lock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Ortho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tencilMask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EnumerateDevices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lushMappedBufferRang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Buffer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proxy_marshal_flag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l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Duplicat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get_user_data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LockRecursive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ixelStorei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tencilMaskSeparat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FreeAppHintState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ramebufferParameter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BufferRange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proxy_set_queu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uidiv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Fre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buffer_set_user_data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MapDmaBu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intParameterf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StencilOp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FreeDeviceMem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ramebufferRenderbuff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Image2D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proxy_wrapper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ui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GetCurs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device_creat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MapFullDmaBu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intParameter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tencilOpSeparate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FreeUserModeMem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ramebufferTextur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Image3D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gistry_inte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ul2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Merg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device_destroy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MemCop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intParameter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TexImage2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GetAppHint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ramebufferTexture2D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Parameterf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ul2f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omicSetCurs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get_buffer_stride_and_siz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MemSe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intParameter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TexParameter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InitSrvConnect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ramebufferTextureLaye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Parameterfv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destro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ul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AttachMod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bm_is_format_and_layout_supported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QueueDeferredTask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intSiz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TexParameter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InitSrvDisconnect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FrontFac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Parameteri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get_user_data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unwind_cpp_pr0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ConnectorSetPropert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----------------------------------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ReleaseMiscInfo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intSizePointerOE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TexParameter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MemCopy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GenBuff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ParameterIiv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instance_o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unwind_cpp_pr1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CreateLeas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FreeVersion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UnloadLibrar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intSiz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TexParameter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MemSet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GenerateMipmap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ParameterIuiv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post_error</text:p>
          </table:table-cell>
          <table:table-cell table:number-columns-repeated="14"/>
          <table:table-cell table:style-name="ce87"/>
          <table:table-cell/>
          <table:table-cell table:style-name="ce79"/>
          <table:table-cell table:number-columns-repeated="10"/>
          <table:table-cell table:style-name="Default"/>
          <table:table-cell table:number-columns-repeated="7"/>
          <table:table-cell office:value-type="string" calcext:value-type="string">
            <text:p>U</text:p>
          </table:table-cell>
          <table:table-cell office:value-type="string" calcext:value-type="string">
            <text:p>crc32</text:p>
          </table:table-cell>
          <table:table-cell table:number-columns-repeated="4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CreatePropertyBlo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GetVersion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Unlock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lygonOffse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TexSubImage2D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DevInitPart2</text:p>
          </table:table-cell>
          <table:table-cell table:number-columns-repeated="10"/>
          <table:table-cell table:style-name="ce87"/>
          <table:table-cell table:number-columns-repeated="7"/>
          <table:table-cell table:style-name="ce79"/>
          <table:table-cell office:value-type="string" calcext:value-type="string">
            <text:p>glGenFramebuff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Parameteriv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post_even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cxa_end_cleanup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CrtcGetGamma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Ioctl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UnlockRecursiveMu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lygonOffset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1f</text:p>
          </table:table-cell>
          <table:table-cell table:number-columns-repeated="16"/>
          <table:table-cell table:style-name="ce87"/>
          <table:table-cell/>
          <table:table-cell table:style-name="ce80"/>
          <table:table-cell table:style-name="ce84" office:value-type="string" calcext:value-type="string">
            <text:p>SGXGetInfoForSrvInit</text:p>
          </table:table-cell>
          <table:table-cell table:style-name="ce84" table:number-columns-repeated="10"/>
          <table:table-cell table:style-name="ce88"/>
          <table:table-cell table:number-columns-repeated="7"/>
          <table:table-cell table:style-name="ce79"/>
          <table:table-cell office:value-type="string" calcext:value-type="string">
            <text:p>glGenProgramPipeline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Storage2D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post_no_memory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cxa_guard_acquire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CrtcSetGamma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79"/>
          <table:table-cell office:value-type="string" calcext:value-type="string">
            <text:p>drmPrimeFDToHandle</text:p>
          </table:table-cell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PVRSRVUnmapDmaBu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PopMatri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1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nQuerie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Storage2DMultisample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resource_set_implementation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cxa_guard_release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DestroyPropertyBlo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style-name="ce80"/>
          <table:table-cell table:style-name="ce84" office:value-type="string" calcext:value-type="string">
            <text:p>drmPrimeHandleToFD</text:p>
          </table:table-cell>
          <table:table-cell table:style-name="ce84" table:number-columns-repeated="15"/>
          <table:table-cell table:style-name="ce88"/>
          <table:table-cell/>
          <table:table-cell table:style-name="ce79"/>
          <table:table-cell table:number-columns-repeated="15"/>
          <table:table-cell table:style-name="ce87"/>
          <table:table-cell/>
          <table:table-cell table:style-name="ce79"/>
          <table:table-cell office:value-type="string" calcext:value-type="string">
            <text:p>glPushMatri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1i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nRenderbuff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Storage3D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shm_inte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cxa_throw_bad_array_new_length@CXXABI_1.3.8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DetachMod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AddRenderTarge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ReadPixel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1iv</text:p>
          </table:table-cell>
          <table:table-cell table:number-columns-repeated="16"/>
          <table:table-cell table:style-name="ce87"/>
          <table:table-cell/>
          <table:table-cell table:style-name="ce78" office:value-type="string" calcext:value-type="string">
            <text:p>libPVRScopeServices.so.1.17.4948957</text:p>
          </table:table-cell>
          <table:table-cell table:style-name="ce82" table:number-columns-repeated="15"/>
          <table:table-cell table:style-name="ce86"/>
          <table:table-cell table:number-columns-repeated="3"/>
          <table:table-cell table:style-name="ce79"/>
          <table:table-cell office:value-type="string" calcext:value-type="string">
            <text:p>glGenSampl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Storage3DMultisample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shm_pool_inte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eflat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DirtyF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CreateRender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Rotate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2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sGetProcAddress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nTexture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SubImage2D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wl_surface_inte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eflateEnd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ormatModifierBlobIterNex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CreateTransfer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Rotatex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Uniform2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---------------------------------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nTransformFeedback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exSubImage3D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XML_ErrorString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deflateInit_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Connect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DestroyRender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ampleCoverage</text:p>
          </table:table-cell>
          <table:table-cell table:number-columns-repeated="3"/>
          <table:table-cell table:style-name="ce91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glUniform2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AcquireDeviceData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nVertexArray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TransformFeedbackVaryings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XML_GetBuf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atexit@CXXABI_ARM_1.3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Crt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DestroyTransferContex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ampleCoverag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2i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Connect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ActiveAttrib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1f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XML_GetErrorCod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d2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Encode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GetClientInfo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cale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3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Disconnect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ActiveUniform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1fv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XML_ParseBuf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d2u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F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IsTQOperationComple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cal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3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EnumerateDevices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ActiveUniformBlock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1i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XML_ParserCreat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f2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FB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QueueTransf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cisso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3i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PVRSRVGetMiscInfo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ActiveUniformBlockNam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1iv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XML_ParserFre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f2ulz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ModeInfo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ReleaseClientInfo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hadeModel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3iv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5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ActiveUniforms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1ui</text:p>
          </table:table-cell>
          <table:table-cell table:number-columns-repeated="16"/>
          <table:table-cell table:style-name="ce87"/>
          <table:table-cell table:style-name="Default"/>
          <table:table-cell table:style-name="ce79"/>
          <table:table-cell office:value-type="string" calcext:value-type="string">
            <text:p>XML_SetElementHandl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__aeabi_idiv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ObjectProperti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79"/>
          <table:table-cell office:value-type="string" calcext:value-type="string">
            <text:p>SGXRemoveRenderTarge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StencilFunc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4f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GetMiscInfo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AttachedShader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1uiv</text:p>
          </table:table-cell>
          <table:table-cell table:number-columns-repeated="16"/>
          <table:table-cell table:style-name="ce87"/>
          <table:table-cell table:style-name="Default"/>
          <table:table-cell table:style-name="ce80"/>
          <table:table-cell table:style-name="ce84" office:value-type="string" calcext:value-type="string">
            <text:p>XML_SetUserData</text:p>
          </table:table-cell>
          <table:table-cell table:style-name="ce84" table:number-columns-repeated="14"/>
          <table:table-cell table:style-name="ce88"/>
          <table:table-cell/>
          <table:table-cell table:style-name="ce79"/>
          <table:table-cell office:value-type="string" calcext:value-type="string">
            <text:p>__aeabi_i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Plan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19"/>
          <table:table-cell table:style-name="ce80"/>
          <table:table-cell table:style-name="ce84" office:value-type="string" calcext:value-type="string">
            <text:p>SGXSetContextPriority</text:p>
          </table:table-cell>
          <table:table-cell table:style-name="ce84" table:number-columns-repeated="14"/>
          <table:table-cell table:style-name="ce88"/>
          <table:table-cell/>
          <table:table-cell table:style-name="ce79"/>
          <table:table-cell office:value-type="string" calcext:value-type="string">
            <text:p>glStencilMask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4fv</text:p>
          </table:table-cell>
          <table:table-cell table:number-columns-repeated="16"/>
          <table:table-cell table:style-name="ce87"/>
          <table:table-cell/>
          <table:table-cell table:style-name="ce79"/>
          <table:table-cell office:value-type="string" calcext:value-type="string">
            <text:p>SGXReadHWPerfCB</text:p>
          </table:table-cell>
          <table:table-cell table:number-columns-repeated="14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AttribLocation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2f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l2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PlaneResourc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StencilOp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4i</text:p>
          </table:table-cell>
          <table:table-cell table:number-columns-repeated="16"/>
          <table:table-cell table:style-name="ce87"/>
          <table:table-cell/>
          <table:table-cell table:style-name="ce79"/>
          <table:table-cell table:number-columns-repeated="15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Booleani_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2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l2f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Propert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CoordPointer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4iv</text:p>
          </table:table-cell>
          <table:table-cell table:number-columns-repeated="16"/>
          <table:table-cell table:style-name="ce87"/>
          <table:table-cell/>
          <table:table-cell table:style-name="ce80"/>
          <table:table-cell table:style-name="ce84" office:value-type="string" calcext:value-type="string">
            <text:p>_ZdlPvj@CXXABI_1.3.9</text:p>
          </table:table-cell>
          <table:table-cell table:style-name="ce84" table:number-columns-repeated="14"/>
          <table:table-cell table:style-name="ce88"/>
          <table:table-cell table:number-columns-repeated="3"/>
          <table:table-cell table:style-name="ce79"/>
          <table:table-cell office:value-type="string" calcext:value-type="string">
            <text:p>glGetBoolean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2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l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PropertyBlo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Env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Matrix2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BufferParameteri64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2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uidiv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FreeResourc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Env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Matrix3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BufferParamet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2u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ui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Connect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Envi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niformMatrix4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BufferPointer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2u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ul2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ConnectorCurren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Envi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UseProgra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DebugMessageLog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3f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ul2f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Crt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Env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alidateProgra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Error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3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uldivmod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Encode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Env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1f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Float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3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unwind_cpp_pr0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F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Image2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1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FragDataLocation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3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aeabi_unwind_cpp_pr1@GCC_3.5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FB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Parameter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2f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FramebufferAttachmentParamet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3u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table:number-columns-repeated="10"/>
          <table:table-cell table:style-name="Default"/>
          <table:table-cell table:number-columns-repeated="7"/>
          <table:table-cell office:value-type="string" calcext:value-type="string">
            <text:p>U</text:p>
          </table:table-cell>
          <table:table-cell office:value-type="string" calcext:value-type="string">
            <text:p>crc32</text:p>
          </table:table-cell>
          <table:table-cell table:number-columns-repeated="4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Leas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Parameterf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2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FramebufferParamet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3u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cxa_end_cleanup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Plan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Parameteri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3f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GraphicsResetStatus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4f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cxa_guard_acquire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PlaneResourc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Parameteri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3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Integer64i_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4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cxa_guard_release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Propert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Parameter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4f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Integer64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4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cxa_throw_bad_array_new_length@CXXABI_1.3.8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PropertyBlo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Parameterxv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4fv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Integeri_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4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eflat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GetResourc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exSubImage2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ertexAttribPointer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Integer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4u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eflateEnd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ListLesse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ranslatef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glViewport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Internalformat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4u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eflateInit_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MoveCurs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Translatex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-------------------------------------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Multisamplef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BlockBinding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FreeDevic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ObjectGetPropertie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VertexPointer</text:p>
          </table:table-cell>
          <table:table-cell table:number-columns-repeated="3"/>
          <table:table-cell table:style-name="ce90"/>
          <table:table-cell table:number-columns-repeated="10"/>
          <table:table-cell table:style-name="ce87"/>
          <table:table-cell/>
          <table:table-cell table:style-name="ce79"/>
          <table:table-cell office:value-type="string" calcext:value-type="string">
            <text:p>KEGLBindImag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nUniformf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2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FreeVersion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ObjectSetPropert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glViewport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CreateRenderSurfac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nUniform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2x3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GetCap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PageFlip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-------------------------------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DestroyRenderSurfac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nUniformu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2x4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GetDevice2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PageFlipTarge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KEGLBindImag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FlagStartFram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ObjectLabel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3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GetNodeTypeFromFd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RevokeLeas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KEGLCreateRender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GetDrawableParameters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ObjectPtrLabel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3x2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GetVersion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RmFB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KEGLDestroyRender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GetImageSourc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ointer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3x4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Ioctl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SetCrtc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37"/>
          <table:table-cell table:style-name="ce79"/>
          <table:table-cell office:value-type="string" calcext:value-type="string">
            <text:p>KEGLFlagStartFram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GetPDSFragBuffer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Binary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4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PrimeFDToHandl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SetCurso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89"/>
          <table:table-cell table:style-name="ce82" office:value-type="string" calcext:value-type="string">
            <text:p>PVRCleanupUniflexHw</text:p>
          </table:table-cell>
          <table:table-cell table:style-name="ce82" table:number-columns-repeated="15"/>
          <table:table-cell table:style-name="ce83"/>
          <table:table-cell office:value-type="string" calcext:value-type="string">
            <text:p>KEGLGetDrawableParameters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ResizeRenderSurfac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InfoLog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4x2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drmPrimeHandleToFD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SetCursor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AllocDeviceMem</text:p>
          </table:table-cell>
          <table:table-cell table:number-columns-repeated="14"/>
          <table:table-cell table:style-name="ce83" table:number-columns-repeated="2"/>
          <table:table-cell office:value-type="string" calcext:value-type="string">
            <text:p>KEGLGetImageSour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KEGLUnbindImag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Interface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iformMatrix4x3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add_dispatch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odeSetPlan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AllocUserModeMem</text:p>
          </table:table-cell>
          <table:table-cell table:number-columns-repeated="14"/>
          <table:table-cell table:style-name="ce83" table:number-columns-repeated="2"/>
          <table:table-cell office:value-type="string" calcext:value-type="string">
            <text:p>KEGLGetPDSFragBuffer</text:p>
          </table:table-cell>
          <table:table-cell table:number-columns-repeated="14"/>
          <table:table-cell table:style-name="ce87"/>
          <table:table-cell/>
          <table:table-cell table:style-name="ce79"/>
          <table:table-cell table:number-columns-repeated="17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nmapBuffer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get_context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Msg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CallocUserModeMem</text:p>
          </table:table-cell>
          <table:table-cell table:number-columns-repeated="14"/>
          <table:table-cell table:style-name="ce83" table:number-columns-repeated="2"/>
          <table:table-cell office:value-type="string" calcext:value-type="string">
            <text:p>KEGLResizeRenderSurface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PVRSRVAllocDeviceMe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PipelineInfoLog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seProgram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get_dispatch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Open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ClientEvent</text:p>
          </table:table-cell>
          <table:table-cell table:number-columns-repeated="14"/>
          <table:table-cell table:style-name="ce83" table:number-columns-repeated="2"/>
          <table:table-cell office:value-type="string" calcext:value-type="string">
            <text:p>KEGLSurfaceBin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PVRSRVAllocUserModeMe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Pipeline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UseProgramStages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get_dispatch_table_siz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OpenControl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CreateAppHintState</text:p>
          </table:table-cell>
          <table:table-cell table:number-columns-repeated="14"/>
          <table:table-cell table:style-name="ce83" table:number-columns-repeated="2"/>
          <table:table-cell office:value-type="string" calcext:value-type="string">
            <text:p>KEGLSurfaceUnbind</text:p>
          </table:table-cell>
          <table:table-cell table:number-columns-repeated="14"/>
          <table:table-cell table:style-name="ce87"/>
          <table:table-cell/>
          <table:table-cell table:style-name="ce79"/>
          <table:table-cell office:value-type="string" calcext:value-type="string">
            <text:p>PVRSRVCallocUserModeMe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ResourceIndex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alidateProgram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set_context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OpenOnc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CreateMutex</text:p>
          </table:table-cell>
          <table:table-cell table:number-columns-repeated="14"/>
          <table:table-cell table:style-name="ce83"/>
          <table:table-cell table:style-name="ce84"/>
          <table:table-cell table:style-name="ce84" office:value-type="string" calcext:value-type="string">
            <text:p>KEGLUnbindImage</text:p>
          </table:table-cell>
          <table:table-cell table:style-name="ce84" table:number-columns-repeated="14"/>
          <table:table-cell table:style-name="ce88"/>
          <table:table-cell/>
          <table:table-cell table:style-name="ce79"/>
          <table:table-cell office:value-type="string" calcext:value-type="string">
            <text:p>PVRSRVClientEvent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Resource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alidateProgramPipeline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set_dispatch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OpenOnceWithTyp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number-columns-repeated="1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DebugPrintf</text:p>
          </table:table-cell>
          <table:table-cell table:number-columns-repeated="14"/>
          <table:table-cell table:style-name="ce87"/>
          <table:table-cell table:style-name="ce79"/>
          <table:table-cell table:number-columns-repeated="17"/>
          <table:table-cell table:style-name="ce79"/>
          <table:table-cell office:value-type="string" calcext:value-type="string">
            <text:p>PVRSRVCreateAppHintStat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ResourceLocation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1f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tls_Context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OpenRender</text:p>
          </table:table-cell>
          <table:table-cell/>
          <table:table-cell table:style-name="Default"/>
          <table:table-cell table:number-columns-repeated="12"/>
          <table:table-cell table:style-name="ce83"/>
          <table:table-cell table:style-name="ce82"/>
          <table:table-cell table:style-name="ce82" office:value-type="string" calcext:value-type="string">
            <text:p>drmSLLookup</text:p>
          </table:table-cell>
          <table:table-cell table:style-name="ce82"/>
          <table:table-cell table:style-name="ce94"/>
          <table:table-cell table:style-name="ce82" table:number-columns-repeated="12"/>
          <table:table-cell table:style-name="ce86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DestroyMutex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CreateMutex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ProgramResourceNam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1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glapi_tls_Dispatch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OpenWithType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LLookupNeighbor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EventObjectWait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DebugPrintf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Query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2f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gxx_personality_v0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PrimeFDToHandle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LNex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FreeAppHintState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DestroyMutex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QueryObjectu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2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inflat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PrimeHandleToFD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witchToContex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FreeDeviceMem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EventObjectWait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RenderbufferParamet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3f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inflateEnd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Random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Creat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FreeUserModeMem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FreeAppHintStat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amplerParameterf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3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inflateInit_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RandomCreate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Destro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GetAppHint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FreeDeviceMe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amplerParameterI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4f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popcountdi2@GCC_3.4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RandomDestroy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ExportSyncFi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GetMiscInfo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FreeUserModeMe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amplerParameterIu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4f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_popcountsi2@GCC_3.4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RandomDouble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FDToHand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LockMutex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GetAppHint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amplerParamet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Binding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ErrorString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RmMap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HandleToFD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MemSet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GetLibFuncAddr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haderInfoLog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Divisor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GetBuffer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catterGatherAlloc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ImportSyncFile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PollForValue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GetMiscInfo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had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Format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GetErrorCod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catterGatherFree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Query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ReallocUserModeMem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LoadLibrary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haderPrecisionFormat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I4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ParseBuffer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etBusid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Query2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SRVUnlockMutex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LockMutex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haderSource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I4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ParserCreat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etClientCap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Rese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UniFlexCompileToHw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MemSet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tring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I4ui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ParserFree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etContextFlags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Signal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UniFlexCreateContext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PollForValue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tringi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I4uiv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SetElementHandler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etInterfaceVersion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TimelineSignal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UniFlexDestroyContext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ReallocUserModeMem</text:p>
          </table:table-cell>
          <table:table-cell table:number-columns-repeated="16"/>
          <table:table-cell table:style-name="ce87"/>
          <table:table-cell table:number-columns-repeated="21"/>
          <table:table-cell table:style-name="ce79"/>
          <table:table-cell office:value-type="string" calcext:value-type="string">
            <text:p>glGetSync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IFormat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XML_SetUserData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etMaster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TimelineWai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PVRUniFlexInitInst</text:p>
          </table:table-cell>
          <table:table-cell table:number-columns-repeated="14"/>
          <table:table-cell table:style-name="ce87"/>
          <table:table-cell table:number-columns-repeated="18"/>
          <table:table-cell table:style-name="ce79"/>
          <table:table-cell office:value-type="string" calcext:value-type="string">
            <text:p>PVRSRVUnloadLibrary</text:p>
          </table:table-cell>
          <table:table-cell table:number-columns-repeated="16"/>
          <table:table-cell table:style-name="ce83"/>
          <table:table-cell table:style-name="ce82"/>
          <table:table-cell table:style-name="ce82" office:value-type="string" calcext:value-type="string">
            <text:p>SetupTerminateBuffers</text:p>
          </table:table-cell>
          <table:table-cell table:style-name="ce82" table:number-columns-repeated="15"/>
          <table:table-cell table:style-name="ce86"/>
          <table:table-cell table:number-columns-repeated="3"/>
          <table:table-cell table:style-name="ce79"/>
          <table:table-cell office:value-type="string" calcext:value-type="string">
            <text:p>glGetTexLevelParameterf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IPointer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ZdlPvj@CXXABI_1.3.9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style-name="Default" table:number-columns-repeated="9"/>
          <table:table-cell table:style-name="ce79"/>
          <table:table-cell office:value-type="string" calcext:value-type="string">
            <text:p>drmSetServerInfo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Transfer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table:number-columns-repeated="15"/>
          <table:table-cell table:style-name="ce87"/>
          <table:table-cell table:number-columns-repeated="18"/>
          <table:table-cell table:style-name="ce80"/>
          <table:table-cell table:style-name="ce84" office:value-type="string" calcext:value-type="string">
            <text:p>PVRSRVUnlockMutex</text:p>
          </table:table-cell>
          <table:table-cell table:style-name="ce84" table:number-columns-repeated="17"/>
          <table:table-cell table:style-name="ce83"/>
          <table:table-cell office:value-type="string" calcext:value-type="string">
            <text:p>SGXAddRenderTarget</text:p>
          </table:table-cell>
          <table:table-cell table:number-columns-repeated="15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TexLevelParameter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AttribPointer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ZTH18_glapi_tls_Context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number-columns-repeated="9"/>
          <table:table-cell table:style-name="ce79"/>
          <table:table-cell office:value-type="string" calcext:value-type="string">
            <text:p>drmSLCreate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SyncobjWait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SetupTerminateBuffers</text:p>
          </table:table-cell>
          <table:table-cell table:number-columns-repeated="14"/>
          <table:table-cell table:style-name="ce87"/>
          <table:table-cell table:number-columns-repeated="36"/>
          <table:table-cell table:style-name="ce87"/>
          <table:table-cell table:style-name="ce79"/>
          <table:table-cell office:value-type="string" calcext:value-type="string">
            <text:p>SGXKickTA</text:p>
          </table:table-cell>
          <table:table-cell table:number-columns-repeated="15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TexParameterf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ertexBindingDivisor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ZTVN10__cxxabiv117__class_type_infoE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number-columns-repeated="9"/>
          <table:table-cell table:style-name="ce79"/>
          <table:table-cell office:value-type="string" calcext:value-type="string">
            <text:p>drmSLDelete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Unlock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SGXAddRenderTarget</text:p>
          </table:table-cell>
          <table:table-cell table:number-columns-repeated="14"/>
          <table:table-cell table:style-name="ce87"/>
          <table:table-cell table:number-columns-repeated="37"/>
          <table:table-cell table:style-name="ce79"/>
          <table:table-cell office:value-type="string" calcext:value-type="string">
            <text:p>SGXQueueTransfer</text:p>
          </table:table-cell>
          <table:table-cell table:number-columns-repeated="15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TexParameterI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Viewport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79"/>
          <table:table-cell office:value-type="string" calcext:value-type="string">
            <text:p>_ZTVN10__cxxabiv120__si_class_type_infoE@CXXABI_1.3</text:p>
          </table:table-cell>
          <table:table-cell table:number-columns-repeated="9"/>
          <table:table-cell table:style-name="Default"/>
          <table:table-cell table:number-columns-repeated="13"/>
          <table:table-cell table:style-name="ce87"/>
          <table:table-cell table:number-columns-repeated="9"/>
          <table:table-cell table:style-name="ce79"/>
          <table:table-cell office:value-type="string" calcext:value-type="string">
            <text:p>drmSLDestroy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Unmap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SGXKickTA</text:p>
          </table:table-cell>
          <table:table-cell table:number-columns-repeated="14"/>
          <table:table-cell table:style-name="ce87"/>
          <table:table-cell table:number-columns-repeated="37"/>
          <table:table-cell table:style-name="ce79"/>
          <table:table-cell office:value-type="string" calcext:value-type="string">
            <text:p>SGXRemoveRenderTarget</text:p>
          </table:table-cell>
          <table:table-cell table:number-columns-repeated="15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TexParameterIuiv</text:p>
          </table:table-cell>
          <table:table-cell table:number-columns-repeated="16"/>
          <table:table-cell table:style-name="ce83" table:number-columns-repeated="2"/>
          <table:table-cell office:value-type="string" calcext:value-type="string">
            <text:p>glWaitSync</text:p>
          </table:table-cell>
          <table:table-cell table:number-columns-repeated="16"/>
          <table:table-cell table:style-name="ce87"/>
          <table:table-cell table:style-name="Default"/>
          <table:table-cell table:number-columns-repeated="18"/>
          <table:table-cell table:style-name="ce80"/>
          <table:table-cell table:style-name="ce84" office:value-type="string" calcext:value-type="string">
            <text:p>_ZTVN10__cxxabiv121__vmi_class_type_infoE@CXXABI_1.3</text:p>
          </table:table-cell>
          <table:table-cell table:style-name="ce84" table:number-columns-repeated="9"/>
          <table:table-cell table:style-name="ce93"/>
          <table:table-cell table:style-name="ce84" table:number-columns-repeated="13"/>
          <table:table-cell table:style-name="ce88"/>
          <table:table-cell table:number-columns-repeated="9"/>
          <table:table-cell table:style-name="ce79"/>
          <table:table-cell office:value-type="string" calcext:value-type="string">
            <text:p>drmSLDump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UnmapBufs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79"/>
          <table:table-cell office:value-type="string" calcext:value-type="string">
            <text:p>SGXQueueTransfer</text:p>
          </table:table-cell>
          <table:table-cell table:number-columns-repeated="14"/>
          <table:table-cell table:style-name="ce87"/>
          <table:table-cell table:number-columns-repeated="37"/>
          <table:table-cell table:style-name="ce79"/>
          <table:table-cell table:number-columns-repeated="16"/>
          <table:table-cell table:style-name="ce87"/>
          <table:table-cell table:number-columns-repeated="3"/>
          <table:table-cell table:style-name="ce79"/>
          <table:table-cell office:value-type="string" calcext:value-type="string">
            <text:p>glGetTexParameteriv</text:p>
          </table:table-cell>
          <table:table-cell table:number-columns-repeated="16"/>
          <table:table-cell table:style-name="ce83" table:number-columns-repeated="2"/>
          <table:table-cell table:number-columns-repeated="17"/>
          <table:table-cell table:style-name="ce87"/>
          <table:table-cell table:style-name="Default"/>
          <table:table-cell table:number-columns-repeated="53"/>
          <table:table-cell table:style-name="ce79"/>
          <table:table-cell office:value-type="string" calcext:value-type="string">
            <text:p>drmSLFirst</text:p>
          </table:table-cell>
          <table:table-cell/>
          <table:table-cell table:style-name="Default"/>
          <table:table-cell table:number-columns-repeated="12"/>
          <table:table-cell table:style-name="ce83" table:number-columns-repeated="2"/>
          <table:table-cell office:value-type="string" calcext:value-type="string">
            <text:p>drmUpdateDrawableInfo</text:p>
          </table:table-cell>
          <table:table-cell/>
          <table:table-cell table:style-name="Default"/>
          <table:table-cell table:number-columns-repeated="12"/>
          <table:table-cell table:style-name="ce87"/>
          <table:table-cell table:style-name="Default" table:number-columns-repeated="36"/>
          <table:table-cell table:number-columns-repeated="16127"/>
        </table:table-row>
        <table:table-row table:style-name="ro2">
          <table:table-cell table:number-columns-repeated="20"/>
          <table:table-cell table:style-name="ce80"/>
          <table:table-cell table:style-name="ce84" office:value-type="string" calcext:value-type="string">
            <text:p>SGXRemoveRenderTarget</text:p>
          </table:table-cell>
          <table:table-cell table:style-name="ce84" table:number-columns-repeated="14"/>
          <table:table-cell table:style-name="ce88"/>
          <table:table-cell table:number-columns-repeated="37"/>
          <table:table-cell table:style-name="ce80"/>
          <table:table-cell table:style-name="ce84" office:value-type="string" calcext:value-type="string">
            <text:p>TQCleanupBufferQueue</text:p>
          </table:table-cell>
          <table:table-cell table:style-name="ce84" table:number-columns-repeated="15"/>
          <table:table-cell table:style-name="ce88"/>
          <table:table-cell table:number-columns-repeated="3"/>
          <table:table-cell table:style-name="ce80"/>
          <table:table-cell table:style-name="ce84" office:value-type="string" calcext:value-type="string">
            <text:p>glGetTransformFeedbackVarying</text:p>
          </table:table-cell>
          <table:table-cell table:style-name="ce84" table:number-columns-repeated="18"/>
          <table:table-cell table:style-name="ce84" office:value-type="string" calcext:value-type="string">
            <text:p>_glapi_tls_Dispatch</text:p>
          </table:table-cell>
          <table:table-cell table:style-name="ce84" table:number-columns-repeated="16"/>
          <table:table-cell table:style-name="ce88"/>
          <table:table-cell table:style-name="Default"/>
          <table:table-cell table:number-columns-repeated="53"/>
          <table:table-cell table:style-name="ce80"/>
          <table:table-cell table:style-name="ce84" office:value-type="string" calcext:value-type="string">
            <text:p>drmSLInsert</text:p>
          </table:table-cell>
          <table:table-cell table:style-name="ce84"/>
          <table:table-cell table:style-name="ce93"/>
          <table:table-cell table:style-name="ce84" table:number-columns-repeated="14"/>
          <table:table-cell table:style-name="ce84" office:value-type="string" calcext:value-type="string">
            <text:p>drmWaitVBlank</text:p>
          </table:table-cell>
          <table:table-cell table:style-name="ce84"/>
          <table:table-cell table:style-name="ce93"/>
          <table:table-cell table:style-name="ce84" table:number-columns-repeated="12"/>
          <table:table-cell table:style-name="ce88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2"/>
          <table:table-cell table:number-columns-repeated="16127"/>
        </table:table-row>
        <table:table-row table:style-name="ro2" table:number-rows-repeated="2">
          <table:table-cell table:number-columns-repeated="131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3"/>
          <table:table-cell table:style-name="ce85" office:value-type="string" calcext:value-type="string">
            <text:p>ti-sgx-ddk-um</text:p>
          </table:table-cell>
          <table:table-cell table:number-columns-repeated="77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4"/>
          <table:table-cell table:style-name="ce85" office:value-type="string" calcext:value-type="string">
            <text:p>ti-sgx-ddk-um</text:p>
          </table:table-cell>
          <table:table-cell table:number-columns-repeated="76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4"/>
          <table:table-cell table:style-name="ce85"/>
          <table:table-cell table:number-columns-repeated="76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4"/>
          <table:table-cell table:style-name="ce85"/>
          <table:table-cell table:style-name="ce8" office:value-type="string" calcext:value-type="string">
            <text:p>libsrv_um.so.1.17.4948957</text:p>
          </table:table-cell>
          <table:table-cell table:number-columns-repeated="16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4"/>
          <table:table-cell table:style-name="ce85"/>
          <table:table-cell table:style-name="ce92"/>
          <table:table-cell table:number-columns-repeated="75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4"/>
          <table:table-cell table:style-name="ce85"/>
          <table:table-cell table:style-name="ce8" office:value-type="string" calcext:value-type="string">
            <text:p>libdbm.so.1.17.4948957</text:p>
          </table:table-cell>
          <table:table-cell table:number-columns-repeated="16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4"/>
          <table:table-cell table:style-name="ce85"/>
          <table:table-cell table:style-name="ce92"/>
          <table:table-cell table:number-columns-repeated="75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8" office:value-type="string" calcext:value-type="string">
            <text:p>libpvr_dri_support.so.1.17.4948957</text:p>
          </table:table-cell>
          <table:table-cell table:number-columns-repeated="16"/>
          <table:table-cell office:value-type="string" calcext:value-type="string">
            <text:p>libsrv_um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16"/>
          <table:table-cell office:value-type="string" calcext:value-type="string">
            <text:p>libdbm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16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75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8" office:value-type="string" calcext:value-type="string">
            <text:p>libGLESv1_PVR_MESA.so.1.17.4948957</text:p>
          </table:table-cell>
          <table:table-cell table:number-columns-repeated="16"/>
          <table:table-cell office:value-type="string" calcext:value-type="string">
            <text:p>libsrv_um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16"/>
          <table:table-cell office:value-type="string" calcext:value-type="string">
            <text:p>libpvr_dri_support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16"/>
          <table:table-cell office:value-type="string" calcext:value-type="string">
            <text:p>libusc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/>
          <table:table-cell table:style-name="ce85" office:value-type="string" calcext:value-type="string">
            <text:p>libepoxy</text:p>
          </table:table-cell>
          <table:table-cell table:number-columns-repeated="53"/>
          <table:table-cell table:style-name="ce92"/>
          <table:table-cell table:number-columns-repeated="16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2"/>
          <table:table-cell table:style-name="ce85" office:value-type="string" calcext:value-type="string">
            <text:p>libepoxy</text:p>
          </table:table-cell>
          <table:table-cell table:number-columns-repeated="52"/>
          <table:table-cell table:style-name="ce92"/>
          <table:table-cell table:number-columns-repeated="75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3"/>
          <table:table-cell office:value-type="string" calcext:value-type="string">
            <text:p>libepoxy.so.0.0.0</text:p>
          </table:table-cell>
          <table:table-cell table:number-columns-repeated="51"/>
          <table:table-cell table:style-name="ce8" office:value-type="string" calcext:value-type="string">
            <text:p>libGLESv2_PVR_MESA.so.1.17.4948957</text:p>
          </table:table-cell>
          <table:table-cell table:number-columns-repeated="16"/>
          <table:table-cell office:value-type="string" calcext:value-type="string">
            <text:p>libsrv_um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16"/>
          <table:table-cell office:value-type="string" calcext:value-type="string">
            <text:p>libpvr_dri_support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72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75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/>
          <table:table-cell office:value-type="string" calcext:value-type="string">
            <text:p>libinput.so.10.13.0</text:p>
          </table:table-cell>
          <table:table-cell table:number-columns-repeated="17"/>
          <table:table-cell office:value-type="string" calcext:value-type="string">
            <text:p>libgtk-4.so.1.600.2</text:p>
          </table:table-cell>
          <table:table-cell table:number-columns-repeated="35"/>
          <table:table-cell table:style-name="ce8" office:value-type="string" calcext:value-type="string">
            <text:p>libpvr2d.so.1.17.4948957</text:p>
          </table:table-cell>
          <table:table-cell table:number-columns-repeated="16"/>
          <table:table-cell office:value-type="string" calcext:value-type="string">
            <text:p>libsrv_um.so.1</text:p>
          </table:table-cell>
          <table:table-cell table:number-columns-repeated="58"/>
          <table:table-cell table:style-name="Default" table:number-columns-repeated="39"/>
          <table:table-cell table:number-columns-repeated="53"/>
          <table:table-cell table:style-name="Default" table:number-columns-repeated="17"/>
          <table:table-cell table:number-columns-repeated="16144"/>
        </table:table-row>
        <table:table-row table:style-name="ro2">
          <table:table-cell table:number-columns-repeated="55"/>
          <table:table-cell table:style-name="ce92"/>
          <table:table-cell table:number-columns-repeated="75"/>
          <table:table-cell table:style-name="Default" table:number-columns-repeated="3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evdev.so.2.3.0</text:p>
          </table:table-cell>
          <table:table-cell table:number-columns-repeated="53"/>
          <table:table-cell table:style-name="ce8" office:value-type="string" calcext:value-type="string">
            <text:p>libusc.so.1.17.4948957</text:p>
          </table:table-cell>
          <table:table-cell table:number-columns-repeated="75"/>
          <table:table-cell table:style-name="Default" table:number-columns-repeated="3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dbus-1.so.3.32.3</text:p>
          </table:table-cell>
          <table:table-cell table:number-columns-repeated="17"/>
          <table:table-cell office:value-type="string" calcext:value-type="string">
            <text:p>libgthread-2.0.so.0.7200.3</text:p>
          </table:table-cell>
          <table:table-cell table:number-columns-repeated="35"/>
          <table:table-cell table:style-name="ce92"/>
          <table:table-cell table:number-columns-repeated="75"/>
          <table:table-cell table:style-name="Default" table:number-columns-repeated="3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mtdev.so.1.0.0</text:p>
          </table:table-cell>
          <table:table-cell table:number-columns-repeated="53"/>
          <table:table-cell table:style-name="ce8" office:value-type="string" calcext:value-type="string">
            <text:p>libglslcompiler.so.1.17.4948957</text:p>
          </table:table-cell>
          <table:table-cell table:number-columns-repeated="16"/>
          <table:table-cell office:value-type="string" calcext:value-type="string">
            <text:p>libsrv_um.so.1</text:p>
          </table:table-cell>
          <table:table-cell table:number-columns-repeated="58"/>
          <table:table-cell table:style-name="Default" table:number-columns-repeated="3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ts.so.0.10.4</text:p>
          </table:table-cell>
          <table:table-cell table:number-columns-repeated="17"/>
          <table:table-cell office:value-type="string" calcext:value-type="string">
            <text:p>libgraphene-1.0.so.0.1000.8</text:p>
          </table:table-cell>
          <table:table-cell table:number-columns-repeated="35"/>
          <table:table-cell table:style-name="ce92"/>
          <table:table-cell table:number-columns-repeated="16"/>
          <table:table-cell office:value-type="string" calcext:value-type="string">
            <text:p>libusc.so.1</text:p>
          </table:table-cell>
          <table:table-cell table:number-columns-repeated="58"/>
          <table:table-cell table:style-name="Default" table:number-columns-repeated="3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xkbcommon.so.0.0.0</text:p>
          </table:table-cell>
          <table:table-cell table:number-columns-repeated="53"/>
          <table:table-cell table:style-name="ce92"/>
          <table:table-cell table:number-columns-repeated="16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3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gdk_pixbuf-2.0.so.0.4200.10</text:p>
          </table:table-cell>
          <table:table-cell table:number-columns-repeated="35"/>
          <table:table-cell table:style-name="ce92"/>
          <table:table-cell table:number-columns-repeated="75"/>
          <table:table-cell table:style-name="Default" table:number-columns-repeated="3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srv_init.so.1.17.4948957</text:p>
          </table:table-cell>
          <table:table-cell table:number-columns-repeated="16"/>
          <table:table-cell office:value-type="string" calcext:value-type="string">
            <text:p>libsrv_um.so.1</text:p>
          </table:table-cell>
          <table:table-cell table:number-columns-repeated="58"/>
          <table:table-cell table:style-name="Default" table:number-columns-repeated="39"/>
          <table:table-cell table:number-columns-repeated="16214"/>
        </table:table-row>
        <table:table-row table:style-name="ro2">
          <table:table-cell table:number-columns-repeated="55"/>
          <table:table-cell table:style-name="ce92"/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glib-2.0.so.0.7200.3</text:p>
          </table:table-cell>
          <table:table-cell table:number-columns-repeated="35"/>
          <table:table-cell table:style-name="ce8" office:value-type="string" calcext:value-type="string">
            <text:p>libPVRScopeServices.so.1.17.4948957</text:p>
          </table:table-cell>
          <table:table-cell table:number-columns-repeated="16"/>
          <table:table-cell office:value-type="string" calcext:value-type="string">
            <text:p>libsrv_um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gobject-2.0.so.0.7200.3</text:p>
          </table:table-cell>
          <table:table-cell table:number-columns-repeated="70"/>
          <table:table-cell office:value-type="string" calcext:value-type="string">
            <text:p>libstdc++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gmodule-2.0.so.0.7200.3</text:p>
          </table:table-cell>
          <table:table-cell table:number-columns-repeated="17"/>
          <table:table-cell office:value-type="string" calcext:value-type="string">
            <text:p>libpixman-1.so.0.40.0</text:p>
          </table:table-cell>
          <table:table-cell table:number-columns-repeated="11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gio-2.0.so.0.7200.3</text:p>
          </table:table-cell>
          <table:table-cell table:number-columns-repeated="51"/>
          <table:table-cell table:style-name="ce85" office:value-type="string" calcext:value-type="string">
            <text:p>mesa-pvr</text:p>
          </table:table-cell>
          <table:table-cell table:number-columns-repeated="77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cairo.so.2.11600.0</text:p>
          </table:table-cell>
          <table:table-cell table:number-columns-repeated="34"/>
          <table:table-cell table:style-name="ce85" office:value-type="string" calcext:value-type="string">
            <text:p>libgles2-mesa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cairo-gobject.so.2.11600.0</text:p>
          </table:table-cell>
          <table:table-cell table:number-columns-repeated="35"/>
          <table:table-cell table:style-name="ce8" office:value-type="string" calcext:value-type="string">
            <text:p>libGLESv2.so.2.0.0</text:p>
          </table:table-cell>
          <table:table-cell table:number-columns-repeated="16"/>
          <table:table-cell office:value-type="string" calcext:value-type="string">
            <text:p>libglapi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cairo-script-interpreter.so.2.11600.0</text:p>
          </table:table-cell>
          <table:table-cell table:number-columns-repeated="11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4"/>
          <table:table-cell table:style-name="ce85" office:value-type="string" calcext:value-type="string">
            <text:p>libegl-mesa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pango-1.0.so.0.5000.4</text:p>
          </table:table-cell>
          <table:table-cell table:number-columns-repeated="53"/>
          <table:table-cell table:style-name="ce8" office:value-type="string" calcext:value-type="string">
            <text:p>libEGL.so.1.0.0</text:p>
          </table:table-cell>
          <table:table-cell table:number-columns-repeated="16"/>
          <table:table-cell office:value-type="string" calcext:value-type="string">
            <text:p>libgbm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pangoft2-1.0.so.0.5000.4</text:p>
          </table:table-cell>
          <table:table-cell table:number-columns-repeated="17"/>
          <table:table-cell office:value-type="string" calcext:value-type="string">
            <text:p>libfribidi.so.0.4.0</text:p>
          </table:table-cell>
          <table:table-cell table:number-columns-repeated="52"/>
          <table:table-cell office:value-type="string" calcext:value-type="string">
            <text:p>libglapi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pangocairo-1.0.so.0.5000.4</text:p>
          </table:table-cell>
          <table:table-cell table:number-columns-repeated="17"/>
          <table:table-cell office:value-type="string" calcext:value-type="string">
            <text:p>libtiff.so.5.7.0</text:p>
          </table:table-cell>
          <table:table-cell table:number-columns-repeated="52"/>
          <table:table-cell office:value-type="string" calcext:value-type="string">
            <text:p>libexpat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fontconfig.so.1.12.0</text:p>
          </table:table-cell>
          <table:table-cell table:number-columns-repeated="52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freetype.so.6.18.1</text:p>
          </table:table-cell>
          <table:table-cell table:number-columns-repeated="52"/>
          <table:table-cell office:value-type="string" calcext:value-type="string">
            <text:p>libwayland-client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harfbuzz.so.0.40001.0</text:p>
          </table:table-cell>
          <table:table-cell table:number-columns-repeated="52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png16.so.16.39.0</text:p>
          </table:table-cell>
          <table:table-cell table:number-columns-repeated="17"/>
          <table:table-cell office:value-type="string" calcext:value-type="string">
            <text:p>libharfbuzz-gobject.so.0.40001.0</text:p>
          </table:table-cell>
          <table:table-cell table:number-columns-repeated="52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jpeg.so.62.3.0</text:p>
          </table:table-cell>
          <table:table-cell table:number-columns-repeated="70"/>
          <table:table-cell office:value-type="string" calcext:value-type="string">
            <text:p>libgcc_s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4"/>
          <table:table-cell table:style-name="ce85" office:value-type="string" calcext:value-type="string">
            <text:p>libgbm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gbm.so.1.0.0</text:p>
          </table:table-cell>
          <table:table-cell table:number-columns-repeated="16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expat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xml2.so.2.9.14</text:p>
          </table:table-cell>
          <table:table-cell table:number-columns-repeated="70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expat.so.1.8.10</text:p>
          </table:table-cell>
          <table:table-cell table:number-columns-repeated="70"/>
          <table:table-cell office:value-type="string" calcext:value-type="string">
            <text:p>libgcc_s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pcre.so.1.2.13</text:p>
          </table:table-cell>
          <table:table-cell table:number-columns-repeated="129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4"/>
          <table:table-cell table:style-name="ce85" office:value-type="string" calcext:value-type="string">
            <text:p>libglapi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glapi.so.0.0.0</text:p>
          </table:table-cell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crypto.so.3</text:p>
          </table:table-cell>
          <table:table-cell table:number-columns-repeated="52"/>
          <table:table-cell table:style-name="ce85" office:value-type="string" calcext:value-type="string">
            <text:p>mesa-megadriver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crypt.so.2.0.0</text:p>
          </table:table-cell>
          <table:table-cell table:number-columns-repeated="53"/>
          <table:table-cell table:style-name="ce8" office:value-type="string" calcext:value-type="string">
            <text:p>dri/tilcdc_dri.so</text:p>
          </table:table-cell>
          <table:table-cell table:number-columns-repeated="16"/>
          <table:table-cell office:value-type="string" calcext:value-type="string">
            <text:p>libglapi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ffi.so.8.1.2</text:p>
          </table:table-cell>
          <table:table-cell table:number-columns-repeated="58"/>
          <table:table-cell office:value-type="string" calcext:value-type="string">
            <text:p>libgallium_dri.so</text:p>
          </table:table-cell>
          <table:table-cell table:number-columns-repeated="11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psx.so.2.66</text:p>
          </table:table-cell>
          <table:table-cell table:number-columns-repeated="70"/>
          <table:table-cell office:value-type="string" calcext:value-type="string">
            <text:p>libexpat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uuid.so.1.3.0</text:p>
          </table:table-cell>
          <table:table-cell table:number-columns-repeated="70"/>
          <table:table-cell office:value-type="string" calcext:value-type="string">
            <text:p>libz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seccomp.so.2.5.3</text:p>
          </table:table-cell>
          <table:table-cell table:number-columns-repeated="70"/>
          <table:table-cell office:value-type="string" calcext:value-type="string">
            <text:p>libstdc++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lzma.so.5.2.6</text:p>
          </table:table-cell>
          <table:table-cell table:number-columns-repeated="52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libkmod.so.2.3.7</text:p>
          </table:table-cell>
          <table:table-cell table:number-columns-repeated="70"/>
          <table:table-cell office:value-type="string" calcext:value-type="string">
            <text:p>libgcc_s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9"/>
          <table:table-cell office:value-type="string" calcext:value-type="string">
            <text:p>libsubid.so.4.0.0</text:p>
          </table:table-cell>
          <table:table-cell table:number-columns-repeated="11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office:value-type="string" calcext:value-type="string">
            <text:p>os-release</text:p>
          </table:table-cell>
          <table:table-cell table:number-columns-repeated="17"/>
          <table:table-cell office:value-type="string" calcext:value-type="string">
            <text:p>libstdc++.so.6.0.29</text:p>
          </table:table-cell>
          <table:table-cell table:number-columns-repeated="33"/>
          <table:table-cell table:style-name="ce85" office:value-type="string" calcext:value-type="string">
            <text:p>libdrm</text:p>
          </table:table-cell>
          <table:table-cell table:number-columns-repeated="77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4"/>
          <table:table-cell table:style-name="ce85" office:value-type="string" calcext:value-type="string">
            <text:p>libdrm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drm.so.2.4.0</text:p>
          </table:table-cell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/>
          <table:table-cell table:style-name="ce85" office:value-type="string" calcext:value-type="string">
            <text:p>ti-sgx-ddk-km</text:p>
          </table:table-cell>
          <table:table-cell table:number-columns-repeated="129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2"/>
          <table:table-cell table:style-name="ce85" office:value-type="string" calcext:value-type="string">
            <text:p>kernel-module-pvrsrvkm-6.1.80-ti-g2e423244f8c0</text:p>
          </table:table-cell>
          <table:table-cell table:number-columns-repeated="51"/>
          <table:table-cell table:style-name="ce85" office:value-type="string" calcext:value-type="string">
            <text:p>libdrm-kms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3"/>
          <table:table-cell office:value-type="string" calcext:value-type="string">
            <text:p>/lib/modules/6.1.80-ti-g2e423244f8c0/extra/pvrsrvkm.ko</text:p>
          </table:table-cell>
          <table:table-cell table:number-columns-repeated="51"/>
          <table:table-cell table:style-name="ce8" office:value-type="string" calcext:value-type="string">
            <text:p>libkms.so.1.0.0</text:p>
          </table:table-cell>
          <table:table-cell table:number-columns-repeated="16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 table:number-rows-repeated="3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3"/>
          <table:table-cell table:style-name="ce85" office:value-type="string" calcext:value-type="string">
            <text:p>wayland</text:p>
          </table:table-cell>
          <table:table-cell table:number-columns-repeated="77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4"/>
          <table:table-cell table:style-name="ce85" office:value-type="string" calcext:value-type="string">
            <text:p>wayland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wayland-server.so.0.20.0</text:p>
          </table:table-cell>
          <table:table-cell table:number-columns-repeated="16"/>
          <table:table-cell office:value-type="string" calcext:value-type="string">
            <text:p>libffi.so.8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wayland-client.so.0.20.0</text:p>
          </table:table-cell>
          <table:table-cell table:number-columns-repeated="16"/>
          <table:table-cell office:value-type="string" calcext:value-type="string">
            <text:p>libffi.so.8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wayland-egl.so.1.20.0</text:p>
          </table:table-cell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wayland-cursor.so.0.20.0</text:p>
          </table:table-cell>
          <table:table-cell table:number-columns-repeated="16"/>
          <table:table-cell office:value-type="string" calcext:value-type="string">
            <text:p>libwayland-client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 table:number-rows-repeated="3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3"/>
          <table:table-cell table:style-name="ce85" office:value-type="string" calcext:value-type="string">
            <text:p>weston</text:p>
          </table:table-cell>
          <table:table-cell table:number-columns-repeated="77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4"/>
          <table:table-cell table:style-name="ce85" office:value-type="string" calcext:value-type="string">
            <text:p>libweston-10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weston-10.so.0.0.2</text:p>
          </table:table-cell>
          <table:table-cell table:number-columns-repeated="16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xkbcommon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pixman-1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libweston-desktop-10.so.0.0.2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3">libweston-10/drm-backend.so</text:span>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drm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pixman-1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udev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gbm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dbus-1.so.3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systemd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input.so.1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3">libweston-10/gl-renderer.so</text:span>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EGL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GLESv2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pixman-1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4">libweston-10/wayland-backend.so</text:span>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wayland-client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wayland-curso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wayland-egl.so.1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pixman-1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xkbcommon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cairo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png16.so.1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pango-1.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pangocairo-1.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72"/>
          <table:table-cell office:value-type="string" calcext:value-type="string">
            <text:p>libm.so.6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131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3"/>
          <table:table-cell table:style-name="ce85" office:value-type="string" calcext:value-type="string">
            <text:p>weston</text:p>
          </table:table-cell>
          <table:table-cell table:number-columns-repeated="77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3"/>
          <table:table-cell table:style-name="ce85"/>
          <table:table-cell table:style-name="ce85" office:value-type="string" calcext:value-type="string">
            <text:p>weston</text:p>
          </table:table-cell>
          <table:table-cell table:number-columns-repeated="76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3">weston/libexec_weston.so.0.0.0</text:span>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client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evdev.so.2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input.so.1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3">weston/fullscreen-shell.so</text:span>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exec_weston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pixman-1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75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3">weston/kiosk-shell.so</text:span></text:p>
          </table:table-cell>
          <table:table-cell table:number-columns-repeated="16"/>
          <table:table-cell office:value-type="string" calcext:value-type="string">
            <text:p>libexec_weston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eston-desktop-10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pixman-1.so.0</text:p>
          </table:table-cell>
          <table:table-cell table:number-columns-repeated="58"/>
          <table:table-cell table:style-name="Default" table:number-columns-repeated="19"/>
          <table:table-cell/>
          <table:table-cell table:style-name="Default" table:number-columns-repeated="19"/>
          <table:table-cell table:number-columns-repeated="16214"/>
        </table:table-row>
        <table:table-row table:style-name="ro2">
          <table:table-cell table:number-columns-repeated="55"/>
          <table:table-cell table:style-name="ce8"/>
          <table:table-cell table:number-columns-repeated="75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3">weston/screen-share.so</text:span>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exec_weston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wayland-client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pixman-1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/>
          <table:table-cell table:number-columns-repeated="16"/>
          <table:table-cell office:value-type="string" calcext:value-type="string">
            <text:p>libxkbcommon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/>
          <table:table-cell table:number-columns-repeated="75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55"/>
          <table:table-cell table:style-name="ce8" office:value-type="string" calcext:value-type="string">
            <text:p><text:span text:style-name="T3">weston/systemd-notify.so</text:span></text:p>
          </table:table-cell>
          <table:table-cell table:number-columns-repeated="16"/>
          <table:table-cell office:value-type="string" calcext:value-type="string">
            <text:p>libweston-10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72"/>
          <table:table-cell office:value-type="string" calcext:value-type="string">
            <text:p>libwayland-server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>
          <table:table-cell table:number-columns-repeated="72"/>
          <table:table-cell office:value-type="string" calcext:value-type="string">
            <text:p>libsystemd.so.0</text:p>
          </table:table-cell>
          <table:table-cell table:number-columns-repeated="58"/>
          <table:table-cell table:style-name="Default" table:number-columns-repeated="19"/>
          <table:table-cell table:number-columns-repeated="16234"/>
        </table:table-row>
        <table:table-row table:style-name="ro2" table:number-rows-repeated="19">
          <table:table-cell table:number-columns-repeated="54"/>
          <table:table-cell table:style-name="Default" table:number-columns-repeated="27"/>
          <table:table-cell table:number-columns-repeated="50"/>
          <table:table-cell table:style-name="Default" table:number-columns-repeated="19"/>
          <table:table-cell table:number-columns-repeated="16234"/>
        </table:table-row>
        <table:table-row table:style-name="ro2" table:number-rows-repeated="25">
          <table:table-cell table:number-columns-repeated="54"/>
          <table:table-cell table:style-name="Default" table:number-columns-repeated="27"/>
          <table:table-cell table:number-columns-repeated="16303"/>
        </table:table-row>
        <table:table-row table:style-name="ro2" table:number-rows-repeated="2">
          <table:table-cell table:number-columns-repeated="64"/>
          <table:table-cell table:style-name="Default" table:number-columns-repeated="17"/>
          <table:table-cell table:number-columns-repeated="16303"/>
        </table:table-row>
        <table:table-row table:style-name="ro2" table:number-rows-repeated="10481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s" table:style-name="ta2">
        <table:table-column table:style-name="co2" table:number-columns-repeated="16384" table:default-cell-style-name="ce61"/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<text:s text:c="2"/>PID USER <text:s text:c="6"/>VSZ STAT COMMAND</text:p>
          </table:table-cell>
          <table:table-cell table:number-columns-repeated="37"/>
          <table:table-cell office:value-type="string" calcext:value-type="string">
            <text:p><text:s text:c="2"/>PID USER <text:s text:c="6"/>VSZ STAT COMMAN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1 root <text:s text:c="5"/>7660 S <text:s text:c="3"/>{systemd} /sbin/init</text:p>
          </table:table-cell>
          <table:table-cell table:number-columns-repeated="37"/>
          <table:table-cell table:style-name="Default" table:number-columns-repeated="2"/>
          <table:table-cell table:number-columns-repeated="16343"/>
        </table:table-row>
        <table:table-row table:style-name="ro5">
          <table:table-cell/>
          <table:table-cell office:value-type="string" calcext:value-type="string">
            <text:p><text:s text:c="4"/>2 root <text:s text:c="8"/>0 SW <text:s text:c="2"/>[kthreadd]</text:p>
          </table:table-cell>
          <table:table-cell table:number-columns-repeated="37"/>
          <table:table-cell office:value-type="string" calcext:value-type="string">
            <text:p><text:s text:c="4"/>1 root <text:s text:c="4"/>25076 S <text:s text:c="3"/>{systemd} /sbin/init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3 root <text:s text:c="8"/>0 IW&lt; <text:s/>[rcu_gp]</text:p>
          </table:table-cell>
          <table:table-cell table:number-columns-repeated="37"/>
          <table:table-cell office:value-type="string" calcext:value-type="string">
            <text:p><text:s text:c="4"/>2 root <text:s text:c="8"/>0 SW <text:s text:c="2"/>[kthreadd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4 root <text:s text:c="8"/>0 IW&lt; <text:s/>[rcu_par_gp]</text:p>
          </table:table-cell>
          <table:table-cell table:number-columns-repeated="37"/>
          <table:table-cell office:value-type="string" calcext:value-type="string">
            <text:p><text:s text:c="4"/>3 root <text:s text:c="8"/>0 IW&lt; <text:s/>[rcu_gp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5 root <text:s text:c="8"/>0 IW&lt; <text:s/>[slub_flushwq]</text:p>
          </table:table-cell>
          <table:table-cell table:number-columns-repeated="37"/>
          <table:table-cell office:value-type="string" calcext:value-type="string">
            <text:p><text:s text:c="4"/>4 root <text:s text:c="8"/>0 IW&lt; <text:s/>[rcu_par_gp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6 root <text:s text:c="8"/>0 IW <text:s text:c="2"/>[kworker/0:0-eve]</text:p>
          </table:table-cell>
          <table:table-cell table:number-columns-repeated="37"/>
          <table:table-cell office:value-type="string" calcext:value-type="string">
            <text:p><text:s text:c="4"/>5 root <text:s text:c="8"/>0 IW&lt; <text:s/>[slub_flushwq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7 root <text:s text:c="8"/>0 IW&lt; <text:s/>[kworker/0:0H-ev]</text:p>
          </table:table-cell>
          <table:table-cell table:number-columns-repeated="37"/>
          <table:table-cell office:value-type="string" calcext:value-type="string">
            <text:p><text:s text:c="4"/>7 root <text:s text:c="8"/>0 IW&lt; <text:s/>[kworker/0:0H-ev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8 root <text:s text:c="8"/>0 IW <text:s text:c="2"/>[kworker/u2:0-ev]</text:p>
          </table:table-cell>
          <table:table-cell table:number-columns-repeated="37"/>
          <table:table-cell office:value-type="string" calcext:value-type="string">
            <text:p><text:s text:c="4"/>8 root <text:s text:c="8"/>0 IW <text:s text:c="2"/>[kworker/u2:0-pv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4"/>9 root <text:s text:c="8"/>0 IW&lt; <text:s/>[mm_percpu_wq]</text:p>
          </table:table-cell>
          <table:table-cell table:number-columns-repeated="37"/>
          <table:table-cell office:value-type="string" calcext:value-type="string">
            <text:p><text:s text:c="4"/>9 root <text:s text:c="8"/>0 IW&lt; <text:s/>[mm_percpu_wq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0 root <text:s text:c="8"/>0 IW <text:s text:c="2"/>[rcu_tasks_kthre]</text:p>
          </table:table-cell>
          <table:table-cell table:number-columns-repeated="37"/>
          <table:table-cell office:value-type="string" calcext:value-type="string">
            <text:p><text:s text:c="3"/>10 root <text:s text:c="8"/>0 IW <text:s text:c="2"/>[rcu_tasks_kthre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1 root <text:s text:c="8"/>0 SW <text:s text:c="2"/>[ksoftirqd/0]</text:p>
          </table:table-cell>
          <table:table-cell table:number-columns-repeated="37"/>
          <table:table-cell office:value-type="string" calcext:value-type="string">
            <text:p><text:s text:c="3"/>11 root <text:s text:c="8"/>0 SW <text:s text:c="2"/>[ksoftirqd/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2 root <text:s text:c="8"/>0 IW <text:s text:c="2"/>[rcu_preempt]</text:p>
          </table:table-cell>
          <table:table-cell table:number-columns-repeated="37"/>
          <table:table-cell office:value-type="string" calcext:value-type="string">
            <text:p><text:s text:c="3"/>12 root <text:s text:c="8"/>0 IW <text:s text:c="2"/>[rcu_preempt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3 root <text:s text:c="8"/>0 SW <text:s text:c="2"/>[kdevtmpfs]</text:p>
          </table:table-cell>
          <table:table-cell table:number-columns-repeated="37"/>
          <table:table-cell office:value-type="string" calcext:value-type="string">
            <text:p><text:s text:c="3"/>13 root <text:s text:c="8"/>0 SW <text:s text:c="2"/>[kdevtmpfs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4 root <text:s text:c="8"/>0 IW&lt; <text:s/>[inet_frag_wq]</text:p>
          </table:table-cell>
          <table:table-cell table:number-columns-repeated="37"/>
          <table:table-cell office:value-type="string" calcext:value-type="string">
            <text:p><text:s text:c="3"/>14 root <text:s text:c="8"/>0 IW&lt; <text:s/>[inet_frag_wq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5 root <text:s text:c="8"/>0 IW <text:s text:c="2"/>[kworker/0:1-eve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6 root <text:s text:c="8"/>0 IW <text:s text:c="2"/>[kworker/u2:1-pv]</text:p>
          </table:table-cell>
          <table:table-cell table:number-columns-repeated="37"/>
          <table:table-cell office:value-type="string" calcext:value-type="string">
            <text:p><text:s text:c="3"/>16 root <text:s text:c="8"/>0 IW <text:s text:c="2"/>[kworker/u2:1-pv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7 root <text:s text:c="8"/>0 SW <text:s text:c="2"/>[oom_reaper]</text:p>
          </table:table-cell>
          <table:table-cell table:number-columns-repeated="37"/>
          <table:table-cell office:value-type="string" calcext:value-type="string">
            <text:p><text:s text:c="3"/>17 root <text:s text:c="8"/>0 SW <text:s text:c="2"/>[oom_reaper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8 root <text:s text:c="8"/>0 IW&lt; <text:s/>[writeback]</text:p>
          </table:table-cell>
          <table:table-cell table:number-columns-repeated="37"/>
          <table:table-cell office:value-type="string" calcext:value-type="string">
            <text:p><text:s text:c="3"/>18 root <text:s text:c="8"/>0 IW&lt; <text:s/>[writeback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19 root <text:s text:c="8"/>0 SW <text:s text:c="2"/>[kcompactd0]</text:p>
          </table:table-cell>
          <table:table-cell table:number-columns-repeated="37"/>
          <table:table-cell office:value-type="string" calcext:value-type="string">
            <text:p><text:s text:c="3"/>19 root <text:s text:c="8"/>0 SW <text:s text:c="2"/>[kcompactd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20 root <text:s text:c="8"/>0 IW&lt; <text:s/>[devfreq_wq]</text:p>
          </table:table-cell>
          <table:table-cell table:number-columns-repeated="37"/>
          <table:table-cell office:value-type="string" calcext:value-type="string">
            <text:p><text:s text:c="3"/>20 root <text:s text:c="8"/>0 IW&lt; <text:s/>[devfreq_wq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21 root <text:s text:c="8"/>0 IW <text:s text:c="2"/>[kworker/u2:2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22 root <text:s text:c="8"/>0 IW&lt; <text:s/>[kworker/0:1H]</text:p>
          </table:table-cell>
          <table:table-cell table:number-columns-repeated="37"/>
          <table:table-cell office:value-type="string" calcext:value-type="string">
            <text:p><text:s text:c="3"/>22 root <text:s text:c="8"/>0 IW&lt; <text:s/>[kworker/0:1H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23 root <text:s text:c="8"/>0 SW <text:s text:c="2"/>[kswapd0]</text:p>
          </table:table-cell>
          <table:table-cell table:number-columns-repeated="37"/>
          <table:table-cell office:value-type="string" calcext:value-type="string">
            <text:p><text:s text:c="3"/>23 root <text:s text:c="8"/>0 SW <text:s text:c="2"/>[kswapd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24 root <text:s text:c="8"/>0 IW&lt; <text:s/>[mld]</text:p>
          </table:table-cell>
          <table:table-cell table:number-columns-repeated="37"/>
          <table:table-cell office:value-type="string" calcext:value-type="string">
            <text:p><text:s text:c="3"/>24 root <text:s text:c="8"/>0 IW&lt; <text:s/>[mld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25 root <text:s text:c="8"/>0 IW&lt; <text:s/>[ipv6_addrconf]</text:p>
          </table:table-cell>
          <table:table-cell table:number-columns-repeated="37"/>
          <table:table-cell office:value-type="string" calcext:value-type="string">
            <text:p><text:s text:c="3"/>25 root <text:s text:c="8"/>0 IW&lt; <text:s/>[ipv6_addrconf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1 root <text:s text:c="8"/>0 IW <text:s text:c="2"/>[kworker/0:2-eve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2 root <text:s text:c="8"/>0 IW <text:s text:c="2"/>[kworker/0:3-eve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3 root <text:s text:c="8"/>0 SW <text:s text:c="2"/>[irq/18-4802a000]</text:p>
          </table:table-cell>
          <table:table-cell table:number-columns-repeated="37"/>
          <table:table-cell office:value-type="string" calcext:value-type="string">
            <text:p><text:s text:c="3"/>43 root <text:s text:c="8"/>0 SW <text:s text:c="2"/>[irq/18-4802a00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4 root <text:s text:c="8"/>0 SW <text:s text:c="2"/>[hwrng]</text:p>
          </table:table-cell>
          <table:table-cell table:number-columns-repeated="37"/>
          <table:table-cell office:value-type="string" calcext:value-type="string">
            <text:p><text:s text:c="3"/>44 root <text:s text:c="8"/>0 SW <text:s text:c="2"/>[hwrng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5 root <text:s text:c="8"/>0 IW <text:s text:c="2"/>[kworker/0:4-eve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6 root <text:s text:c="8"/>0 IW <text:s text:c="2"/>[kworker/0:5-eve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7 root <text:s text:c="8"/>0 IW <text:s text:c="2"/>[kworker/0:6-eve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8 root <text:s text:c="8"/>0 IW <text:s text:c="2"/>[kworker/0:7-rcu]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49 root <text:s text:c="8"/>0 IW <text:s text:c="2"/>[kworker/0:8-pvr]</text:p>
          </table:table-cell>
          <table:table-cell table:number-columns-repeated="37"/>
          <table:table-cell office:value-type="string" calcext:value-type="string">
            <text:p><text:s text:c="3"/>49 root <text:s text:c="8"/>0 IW <text:s text:c="2"/>[kworker/0:8-eve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50 root <text:s text:c="8"/>0 IW <text:s text:c="2"/>[kworker/0:9-cgr]</text:p>
          </table:table-cell>
          <table:table-cell table:number-columns-repeated="37"/>
          <table:table-cell office:value-type="string" calcext:value-type="string">
            <text:p><text:s text:c="3"/>50 root <text:s text:c="8"/>0 IW <text:s text:c="2"/>[kworker/0:9-eve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51 root <text:s text:c="8"/>0 SW <text:s text:c="2"/>[irq/34-44e0b000]</text:p>
          </table:table-cell>
          <table:table-cell table:number-columns-repeated="37"/>
          <table:table-cell office:value-type="string" calcext:value-type="string">
            <text:p><text:s text:c="3"/>51 root <text:s text:c="8"/>0 SW <text:s text:c="2"/>[irq/34-44e0b00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52 root <text:s text:c="8"/>0 SW <text:s text:c="2"/>[irq/35-tps65217]</text:p>
          </table:table-cell>
          <table:table-cell table:number-columns-repeated="37"/>
          <table:table-cell office:value-type="string" calcext:value-type="string">
            <text:p><text:s text:c="3"/>52 root <text:s text:c="8"/>0 SW <text:s text:c="2"/>[irq/35-tps65217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53 root <text:s text:c="8"/>0 SW <text:s text:c="2"/>[card0-crtc0]</text:p>
          </table:table-cell>
          <table:table-cell table:number-columns-repeated="37"/>
          <table:table-cell office:value-type="string" calcext:value-type="string">
            <text:p><text:s text:c="3"/>53 root <text:s text:c="8"/>0 SW <text:s text:c="2"/>[card0-crtc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54 root <text:s text:c="8"/>0 SW <text:s text:c="2"/>[ubi_bgt0d]</text:p>
          </table:table-cell>
          <table:table-cell table:number-columns-repeated="37"/>
          <table:table-cell office:value-type="string" calcext:value-type="string">
            <text:p><text:s text:c="3"/>54 root <text:s text:c="8"/>0 SW <text:s text:c="2"/>[ubi_bgt0d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55 root <text:s text:c="8"/>0 SW <text:s text:c="2"/>[ubifs_bgt0_0]</text:p>
          </table:table-cell>
          <table:table-cell table:number-columns-repeated="37"/>
          <table:table-cell office:value-type="string" calcext:value-type="string">
            <text:p><text:s text:c="3"/>55 root <text:s text:c="8"/>0 SW <text:s text:c="2"/>[ubifs_bgt0_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72 root <text:s text:c="4"/>14136 S <text:s text:c="3"/>/lib/systemd/systemd-journald</text:p>
          </table:table-cell>
          <table:table-cell table:number-columns-repeated="37"/>
          <table:table-cell office:value-type="string" calcext:value-type="string">
            <text:p><text:s text:c="3"/>72 root <text:s text:c="4"/>14136 S <text:s text:c="3"/>/lib/systemd/systemd-journal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86 root <text:s text:c="5"/>6412 S <text:s text:c="3"/>/lib/systemd/systemd-udevd</text:p>
          </table:table-cell>
          <table:table-cell table:number-columns-repeated="37"/>
          <table:table-cell office:value-type="string" calcext:value-type="string">
            <text:p><text:s text:c="3"/>86 root <text:s text:c="5"/>6412 S <text:s text:c="3"/>/lib/systemd/systemd-udev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3"/>96 systemd- <text:s/>6768 S <text:s text:c="3"/>/lib/systemd/systemd-networkd</text:p>
          </table:table-cell>
          <table:table-cell table:number-columns-repeated="37"/>
          <table:table-cell office:value-type="string" calcext:value-type="string">
            <text:p><text:s text:c="3"/>96 systemd- <text:s/>6768 S <text:s text:c="3"/>/lib/systemd/systemd-network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01 systemd- 15136 S <text:s text:c="3"/>/lib/systemd/systemd-timesyncd</text:p>
          </table:table-cell>
          <table:table-cell table:number-columns-repeated="37"/>
          <table:table-cell office:value-type="string" calcext:value-type="string">
            <text:p><text:s text:c="2"/>101 systemd- 15136 S <text:s text:c="3"/>/lib/systemd/systemd-timesync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04 root <text:s text:c="8"/>0 SW <text:s text:c="2"/>[irq/37-gt911]</text:p>
          </table:table-cell>
          <table:table-cell table:number-columns-repeated="37"/>
          <table:table-cell office:value-type="string" calcext:value-type="string">
            <text:p><text:s text:c="2"/>104 root <text:s text:c="8"/>0 SW <text:s text:c="2"/>[irq/37-gt911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05 systemd- <text:s/>5980 S <text:s text:c="3"/>/lib/systemd/systemd-resolved</text:p>
          </table:table-cell>
          <table:table-cell table:number-columns-repeated="37"/>
          <table:table-cell office:value-type="string" calcext:value-type="string">
            <text:p><text:s text:c="2"/>105 systemd- <text:s/>5980 S <text:s text:c="3"/>/lib/systemd/systemd-resolve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07 root <text:s text:c="8"/>0 SW <text:s text:c="2"/>[53100000.sham-e]</text:p>
          </table:table-cell>
          <table:table-cell table:number-columns-repeated="37"/>
          <table:table-cell office:value-type="string" calcext:value-type="string">
            <text:p><text:s text:c="2"/>107 root <text:s text:c="8"/>0 SW <text:s text:c="2"/>[53100000.sham-e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08 root <text:s text:c="8"/>0 SW <text:s text:c="2"/>[53500000.aes-en]</text:p>
          </table:table-cell>
          <table:table-cell table:number-columns-repeated="37"/>
          <table:table-cell office:value-type="string" calcext:value-type="string">
            <text:p><text:s text:c="2"/>108 root <text:s text:c="8"/>0 SW <text:s text:c="2"/>[53500000.aes-en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22 root <text:s text:c="8"/>0 IW&lt; <text:s/>[pvr_timer]</text:p>
          </table:table-cell>
          <table:table-cell table:number-columns-repeated="37"/>
          <table:table-cell office:value-type="string" calcext:value-type="string">
            <text:p><text:s text:c="2"/>122 root <text:s text:c="8"/>0 IW&lt; <text:s/>[pvr_timer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23 root <text:s text:c="8"/>0 IW&lt; <text:s/>[PVR Linux Fence]</text:p>
          </table:table-cell>
          <table:table-cell table:number-columns-repeated="37"/>
          <table:table-cell office:value-type="string" calcext:value-type="string">
            <text:p><text:s text:c="2"/>123 root <text:s text:c="8"/>0 IW&lt; <text:s/>[PVR Linux Fence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31 root <text:s text:c="8"/>0 IW <text:s text:c="2"/>[kworker/u2:3-ev]</text:p>
          </table:table-cell>
          <table:table-cell table:number-columns-repeated="37"/>
          <table:table-cell office:value-type="string" calcext:value-type="string">
            <text:p><text:s text:c="2"/>131 root <text:s text:c="8"/>0 IW <text:s text:c="2"/>[kworker/u2:3-ev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34 root <text:s text:c="8"/>0 IW&lt; <text:s/>[pvr_workqueue]</text:p>
          </table:table-cell>
          <table:table-cell table:number-columns-repeated="37"/>
          <table:table-cell office:value-type="string" calcext:value-type="string">
            <text:p><text:s text:c="2"/>134 root <text:s text:c="8"/>0 IW&lt; <text:s/>[pvr_workqueue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37 root <text:s text:c="8"/>0 SW <text:s text:c="2"/>[ptp0]</text:p>
          </table:table-cell>
          <table:table-cell table:number-columns-repeated="37"/>
          <table:table-cell office:value-type="string" calcext:value-type="string">
            <text:p><text:s text:c="2"/>137 root <text:s text:c="8"/>0 SW <text:s text:c="2"/>[ptp0]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38 root <text:s text:c="5"/>2224 S <text:s text:c="3"/>/sbin/klogd -n</text:p>
          </table:table-cell>
          <table:table-cell table:number-columns-repeated="37"/>
          <table:table-cell office:value-type="string" calcext:value-type="string">
            <text:p><text:s text:c="2"/>138 root <text:s text:c="5"/>2224 S <text:s text:c="3"/>/sbin/klogd -n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39 root <text:s text:c="5"/>2224 S <text:s text:c="3"/>/sbin/syslogd -n</text:p>
          </table:table-cell>
          <table:table-cell table:number-columns-repeated="37"/>
          <table:table-cell office:value-type="string" calcext:value-type="string">
            <text:p><text:s text:c="2"/>139 root <text:s text:c="5"/>2224 S <text:s text:c="3"/>/sbin/syslogd -n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40 messageb <text:s/>3396 S <text:s text:c="3"/>/usr/bin/dbus-daemon --system --address=systemd: --nofork --nopidfile --systemd-activation --syslog-only</text:p>
          </table:table-cell>
          <table:table-cell table:number-columns-repeated="37"/>
          <table:table-cell office:value-type="string" calcext:value-type="string">
            <text:p><text:s text:c="2"/>140 messageb <text:s/>3396 S <text:s text:c="3"/>/usr/bin/dbus-daemon --system --address=systemd: --nofork --nopidfile --systemd-activation --syslog-only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41 root <text:s text:c="4"/>14256 S <text:s text:c="3"/>/lib/systemd/systemd-logind</text:p>
          </table:table-cell>
          <table:table-cell table:number-columns-repeated="37"/>
          <table:table-cell office:value-type="string" calcext:value-type="string">
            <text:p><text:s text:c="2"/>141 root <text:s text:c="4"/>14256 S <text:s text:c="3"/>/lib/systemd/systemd-login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45 root <text:s text:c="5"/>1604 S <text:s text:c="3"/>/sbin/agetty -o -p -- \u --noclear - linux</text:p>
          </table:table-cell>
          <table:table-cell table:number-columns-repeated="37"/>
          <table:table-cell office:value-type="string" calcext:value-type="string">
            <text:p><text:s text:c="2"/>145 root <text:s text:c="5"/>1604 S <text:s text:c="3"/>/sbin/agetty -o -p -- \u --noclear - linux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46 root <text:s text:c="5"/>4036 S <text:s text:c="3"/>/bin/login -p --</text:p>
          </table:table-cell>
          <table:table-cell table:number-columns-repeated="37"/>
          <table:table-cell office:value-type="string" calcext:value-type="string">
            <text:p><text:s text:c="2"/>146 root <text:s text:c="5"/>4036 S <text:s text:c="3"/>/bin/login -p --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48 weston <text:s text:c="2"/>35876 S <text:s text:c="3"/>/usr/bin/weston --modules=systemd-notify.so --log=/home/weston/weston.log</text:p>
          </table:table-cell>
          <table:table-cell table:number-columns-repeated="36"/>
          <table:table-cell office:value-type="string" calcext:value-type="string">
            <text:p><text:s/></text:p>
          </table:table-cell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51 root <text:s text:c="5"/>5704 S <text:s text:c="3"/>/lib/systemd/systemd-userdbd</text:p>
          </table:table-cell>
          <table:table-cell table:number-columns-repeated="37"/>
          <table:table-cell office:value-type="string" calcext:value-type="string">
            <text:p><text:s text:c="2"/>151 root <text:s text:c="5"/>5704 S <text:s text:c="3"/>/lib/systemd/systemd-userdbd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52 root <text:s text:c="5"/>5968 S <text:s text:c="3"/>systemd-userwork</text:p>
          </table:table-cell>
          <table:table-cell table:number-columns-repeated="37"/>
          <table:table-cell office:value-type="string" calcext:value-type="string">
            <text:p><text:s text:c="2"/>152 root <text:s text:c="5"/>5968 S <text:s text:c="3"/>systemd-userwork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53 root <text:s text:c="5"/>5968 S <text:s text:c="3"/>systemd-userwork</text:p>
          </table:table-cell>
          <table:table-cell table:number-columns-repeated="37"/>
          <table:table-cell office:value-type="string" calcext:value-type="string">
            <text:p><text:s text:c="2"/>153 root <text:s text:c="5"/>5968 S <text:s text:c="3"/>systemd-userwork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54 root <text:s text:c="5"/>5968 S <text:s text:c="3"/>systemd-userwork</text:p>
          </table:table-cell>
          <table:table-cell table:number-columns-repeated="37"/>
          <table:table-cell office:value-type="string" calcext:value-type="string">
            <text:p><text:s text:c="2"/>154 root <text:s text:c="5"/>5968 S <text:s text:c="3"/>systemd-userwork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56 weston <text:s text:c="3"/>6936 S <text:s text:c="3"/>/lib/systemd/systemd --user</text:p>
          </table:table-cell>
          <table:table-cell table:number-columns-repeated="37"/>
          <table:table-cell office:value-type="string" calcext:value-type="string">
            <text:p><text:s text:c="2"/>156 weston <text:s text:c="3"/>6936 S <text:s text:c="3"/>/lib/systemd/systemd --user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57 weston <text:s text:c="3"/>8788 S <text:s text:c="3"/>(sd-pam)</text:p>
          </table:table-cell>
          <table:table-cell table:number-columns-repeated="37"/>
          <table:table-cell office:value-type="string" calcext:value-type="string">
            <text:p><text:s text:c="2"/>157 weston <text:s text:c="3"/>8788 S <text:s text:c="3"/>(sd-pam)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62 weston <text:s text:c="3"/>8572 S <text:s text:c="3"/>(sd-pam)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64 root <text:s text:c="5"/>5716 S <text:s text:c="3"/>/lib/systemd/systemd-hostnamed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65 weston <text:s text:c="2"/>12936 S <text:s text:c="3"/>/usr/libexec/weston-keyboard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67 weston <text:s text:c="2"/>13868 S <text:s text:c="3"/>/usr/libexec/weston-desktop-shell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70 root <text:s text:c="5"/>6940 S <text:s text:c="3"/>/lib/systemd/systemd --user</text:p>
          </table:table-cell>
          <table:table-cell table:number-columns-repeated="37"/>
          <table:table-cell office:value-type="string" calcext:value-type="string">
            <text:p><text:s text:c="2"/>170 root <text:s text:c="5"/>6940 S <text:s text:c="3"/>/lib/systemd/systemd --user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71 root <text:s text:c="5"/>8788 S <text:s text:c="3"/>(sd-pam)</text:p>
          </table:table-cell>
          <table:table-cell table:number-columns-repeated="37"/>
          <table:table-cell office:value-type="string" calcext:value-type="string">
            <text:p><text:s text:c="2"/>171 root <text:s text:c="5"/>8788 S <text:s text:c="3"/>(sd-pam)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76 root <text:s text:c="5"/>2312 S <text:s text:c="3"/>-sh</text:p>
          </table:table-cell>
          <table:table-cell table:number-columns-repeated="37"/>
          <table:table-cell office:value-type="string" calcext:value-type="string">
            <text:p><text:s text:c="2"/>176 root <text:s text:c="5"/>2312 S <text:s text:c="3"/>-sh</text:p>
          </table:table-cell>
          <table:table-cell table:number-columns-repeated="16344"/>
        </table:table-row>
        <table:table-row table:style-name="ro5">
          <table:table-cell/>
          <table:table-cell office:value-type="string" calcext:value-type="string">
            <text:p><text:s text:c="2"/>185 root <text:s text:c="5"/>2312 R <text:s text:c="3"/>ps</text:p>
          </table:table-cell>
          <table:table-cell table:number-columns-repeated="37"/>
          <table:table-cell table:style-name="Default"/>
          <table:table-cell table:number-columns-repeated="16344"/>
        </table:table-row>
        <table:table-row table:style-name="ro5">
          <table:table-cell table:number-columns-repeated="39"/>
          <table:table-cell office:value-type="string" calcext:value-type="string">
            <text:p><text:s text:c="2"/>189 root <text:s text:c="8"/>0 IW <text:s text:c="2"/>[kworker/0:0-pvr]</text:p>
          </table:table-cell>
          <table:table-cell table:number-columns-repeated="16344"/>
        </table:table-row>
        <table:table-row table:style-name="ro5">
          <table:table-cell table:number-columns-repeated="39"/>
          <table:table-cell office:value-type="string" calcext:value-type="string">
            <text:p><text:s text:c="2"/>192 root <text:s text:c="5"/>2312 R <text:s text:c="3"/>ps</text:p>
          </table:table-cell>
          <table:table-cell table:number-columns-repeated="16344"/>
        </table:table-row>
        <table:table-row table:style-name="ro5" table:number-rows-repeated="104849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1mm"/>
      <style:text-properties style:font-name="Liberation Sans" fo:font-size="10pt" fo:language="zxx" fo:country="none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era/>
    </number:date-style>
    <number:number-style style:name="N156">
      <number:number number:decimal-places="0" number:min-decimal-places="0" number:min-integer-digits="3"/>
    </number:number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" number:language="en" number:country="US"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time-style style:name="N10156" number:language="en" number:country="US">
      <number:hours/>
      <number:text>:</number:text>
      <number:minutes number:style="long"/>
      <number:text> </number:text>
      <number:am-pm/>
    </number:time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0P0"/>
    </number:currency-style>
    <number:date-style style:name="N10161" number:language="en" number:country="US">
      <number:month/>
      <number:text>/</number:text>
      <number:day/>
      <number:text>/</number:text>
      <number:year number:style="long"/>
    </number:date-style>
    <number:date-style style:name="N10162" number:language="en" number:country="US">
      <number:day/>
      <number:text>-</number:text>
      <number:month number:textual="true"/>
      <number:text>-</number:text>
      <number:year/>
    </number:date-style>
    <number:date-style style:name="N10163" number:language="en" number:country="US">
      <number:day/>
      <number:text>-</number:text>
      <number:month number:textual="true"/>
    </number:date-style>
    <style:style style:name="Default" style:family="table-cell">
      <style:table-cell-properties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32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0:24:26.0778362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06:10:50.203991717</meta:creation-date>
    <meta:generator>LibreOffice/7.5.9.2$Linux_X86_64 LibreOffice_project/50$Build-2</meta:generator>
    <dc:date>2024-04-22T10:24:53.338299245</dc:date>
    <meta:editing-duration>P5DT4H19M11S</meta:editing-duration>
    <meta:editing-cycles>886</meta:editing-cycles>
    <meta:print-date>2024-04-22T06:58:28.367506866</meta:print-date>
    <meta:document-statistic meta:table-count="9" meta:cell-count="8111" meta:object-count="0"/>
  </office:meta>
</office:document-meta>
</file>